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/>
    <style:style style:name="ce5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ooTrendsBitcoin" table:style-name="ta1">
        <table:shapes>
          <draw:frame draw:z-index="0" draw:style-name="gr1" draw:text-style-name="P1" svg:width="409.9mm" svg:height="175.04mm" svg:x="80.28mm" svg:y="31.08mm">
            <draw:object draw:notify-on-update-of-ranges="gooTrendsBitcoin.F4:gooTrendsBitcoin.F306 gooTrendsBitcoin.G4:gooTrendsBitcoin.G306 gooTrendsBitcoin.B4:gooTrendsBitcoin.B264 gooTrendsBitcoin.D4:gooTrendsBitcoin.D264 gooTrendsBitcoin.B4:gooTrendsBitcoin.B264 gooTrendsBitcoin.C4:gooTrendsBitcoin.C2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Category: All categori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posix time</text:p>
          </table:table-cell>
          <table:table-cell office:value-type="string" calcext:value-type="string">
            <text:p>bitcoin: (Worldwide)</text:p>
          </table:table-cell>
          <table:table-cell office:value-type="string" calcext:value-type="string">
            <text:p>buy bitcoin: (Worldwide)</text:p>
          </table:table-cell>
          <table:table-cell/>
          <table:table-cell office:value-type="string" calcext:value-type="string">
            <text:p>posix 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ce2" office:value-type="string" calcext:value-type="string">
            <text:p>2013-03-31</text:p>
          </table:table-cell>
          <table:table-cell table:style-name="ce3" table:formula="of:=([.A4] - DATEVALUE(&quot;1/1/1970&quot;))*86400" office:value-type="float" office:value="1364688000" calcext:value-type="float">
            <text:p>1364688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540406" calcext:value-type="float">
            <text:p>1364540406</text:p>
          </table:table-cell>
          <table:table-cell office:value-type="float" office:value="66.2083886601063" calcext:value-type="float">
            <text:p>66.2083886601063</text:p>
          </table:table-cell>
          <table:table-cell table:style-name="ce5" table:formula="of:= [.F4]/86400+25569" office:value-type="date" office:date-value="2013-03-29T07:00:06" calcext:value-type="date">
            <text:p>2013-03-29</text:p>
          </table:table-cell>
        </table:table-row>
        <table:table-row table:style-name="ro1">
          <table:table-cell table:style-name="ce2" office:value-type="string" calcext:value-type="string">
            <text:p>2013-04-07</text:p>
          </table:table-cell>
          <table:table-cell table:style-name="ce3" table:formula="of:=([.A5] - DATEVALUE(&quot;1/1/1970&quot;))*86400" office:value-type="float" office:value="1365292800" calcext:value-type="float">
            <text:p>13652928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65058894" calcext:value-type="float">
            <text:p>1365058894</text:p>
          </table:table-cell>
          <table:table-cell office:value-type="float" office:value="89.0161839740268" calcext:value-type="float">
            <text:p>89.0161839740268</text:p>
          </table:table-cell>
          <table:table-cell table:style-name="ce5" table:formula="of:= [.F5]/86400+25569" office:value-type="date" office:date-value="2013-04-04T07:01:34" calcext:value-type="date">
            <text:p>2013-04-04</text:p>
          </table:table-cell>
        </table:table-row>
        <table:table-row table:style-name="ro1">
          <table:table-cell table:style-name="ce2" office:value-type="string" calcext:value-type="string">
            <text:p>2013-04-14</text:p>
          </table:table-cell>
          <table:table-cell table:style-name="ce3" table:formula="of:=([.A6] - DATEVALUE(&quot;1/1/1970&quot;))*86400" office:value-type="float" office:value="1365897600" calcext:value-type="float">
            <text:p>13658976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5577268" calcext:value-type="float">
            <text:p>1365577268</text:p>
          </table:table-cell>
          <table:table-cell office:value-type="float" office:value="140.109532756765" calcext:value-type="float">
            <text:p>140.109532756765</text:p>
          </table:table-cell>
          <table:table-cell table:style-name="ce5" table:formula="of:= [.F6]/86400+25569" office:value-type="date" office:date-value="2013-04-10T07:01:08" calcext:value-type="date">
            <text:p>2013-04-10</text:p>
          </table:table-cell>
        </table:table-row>
        <table:table-row table:style-name="ro1">
          <table:table-cell table:style-name="ce2" office:value-type="string" calcext:value-type="string">
            <text:p>2013-04-21</text:p>
          </table:table-cell>
          <table:table-cell table:style-name="ce3" table:formula="of:=([.A7] - DATEVALUE(&quot;1/1/1970&quot;))*86400" office:value-type="float" office:value="1366502400" calcext:value-type="float">
            <text:p>1366502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66095600" calcext:value-type="float">
            <text:p>1366095600</text:p>
          </table:table-cell>
          <table:table-cell office:value-type="float" office:value="91.9360185557663" calcext:value-type="float">
            <text:p>91.9360185557663</text:p>
          </table:table-cell>
          <table:table-cell table:style-name="ce5" table:formula="of:= [.F7]/86400+25569" office:value-type="date" office:date-value="2013-04-16T07:00:00" calcext:value-type="date">
            <text:p>2013-04-16</text:p>
          </table:table-cell>
        </table:table-row>
        <table:table-row table:style-name="ro1">
          <table:table-cell table:style-name="ce2" office:value-type="string" calcext:value-type="string">
            <text:p>2013-04-28</text:p>
          </table:table-cell>
          <table:table-cell table:style-name="ce3" table:formula="of:=([.A8] - DATEVALUE(&quot;1/1/1970&quot;))*86400" office:value-type="float" office:value="1367107200" calcext:value-type="float">
            <text:p>1367107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66614016" calcext:value-type="float">
            <text:p>1366614016</text:p>
          </table:table-cell>
          <table:table-cell office:value-type="float" office:value="88.1530468082273" calcext:value-type="float">
            <text:p>88.1530468082273</text:p>
          </table:table-cell>
          <table:table-cell table:style-name="ce5" table:formula="of:= [.F8]/86400+25569" office:value-type="date" office:date-value="2013-04-22T07:00:16" calcext:value-type="date">
            <text:p>2013-04-22</text:p>
          </table:table-cell>
        </table:table-row>
        <table:table-row table:style-name="ro1">
          <table:table-cell table:style-name="ce2" office:value-type="string" calcext:value-type="string">
            <text:p>2013-05-05</text:p>
          </table:table-cell>
          <table:table-cell table:style-name="ce3" table:formula="of:=([.A9] - DATEVALUE(&quot;1/1/1970&quot;))*86400" office:value-type="float" office:value="1367712000" calcext:value-type="float">
            <text:p>1367712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7132522" calcext:value-type="float">
            <text:p>1367132522</text:p>
          </table:table-cell>
          <table:table-cell office:value-type="float" office:value="116.170346209796" calcext:value-type="float">
            <text:p>116.170346209796</text:p>
          </table:table-cell>
          <table:table-cell table:style-name="ce5" table:formula="of:= [.F9]/86400+25569" office:value-type="date" office:date-value="2013-04-28T07:02:02" calcext:value-type="date">
            <text:p>2013-04-28</text:p>
          </table:table-cell>
        </table:table-row>
        <table:table-row table:style-name="ro1">
          <table:table-cell table:style-name="ce2" office:value-type="string" calcext:value-type="string">
            <text:p>2013-05-12</text:p>
          </table:table-cell>
          <table:table-cell table:style-name="ce3" table:formula="of:=([.A10] - DATEVALUE(&quot;1/1/1970&quot;))*86400" office:value-type="float" office:value="1368316800" calcext:value-type="float">
            <text:p>1368316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67650808" calcext:value-type="float">
            <text:p>1367650808</text:p>
          </table:table-cell>
          <table:table-cell office:value-type="float" office:value="104.806148583297" calcext:value-type="float">
            <text:p>104.806148583297</text:p>
          </table:table-cell>
          <table:table-cell table:style-name="ce5" table:formula="of:= [.F10]/86400+25569" office:value-type="date" office:date-value="2013-05-04T07:00:08" calcext:value-type="date">
            <text:p>2013-05-04</text:p>
          </table:table-cell>
        </table:table-row>
        <table:table-row table:style-name="ro1">
          <table:table-cell table:style-name="ce2" office:value-type="string" calcext:value-type="string">
            <text:p>2013-05-19</text:p>
          </table:table-cell>
          <table:table-cell table:style-name="ce3" table:formula="of:=([.A11] - DATEVALUE(&quot;1/1/1970&quot;))*86400" office:value-type="float" office:value="1368921600" calcext:value-type="float">
            <text:p>1368921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8169403" calcext:value-type="float">
            <text:p>1368169403</text:p>
          </table:table-cell>
          <table:table-cell office:value-type="float" office:value="95.9769979626289" calcext:value-type="float">
            <text:p>95.9769979626289</text:p>
          </table:table-cell>
          <table:table-cell table:style-name="ce5" table:formula="of:= [.F11]/86400+25569" office:value-type="date" office:date-value="2013-05-10T07:03:23" calcext:value-type="date">
            <text:p>2013-05-10</text:p>
          </table:table-cell>
        </table:table-row>
        <table:table-row table:style-name="ro1">
          <table:table-cell table:style-name="ce2" office:value-type="string" calcext:value-type="string">
            <text:p>2013-05-26</text:p>
          </table:table-cell>
          <table:table-cell table:style-name="ce3" table:formula="of:=([.A12] - DATEVALUE(&quot;1/1/1970&quot;))*86400" office:value-type="float" office:value="1369526400" calcext:value-type="float">
            <text:p>13695264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8687637" calcext:value-type="float">
            <text:p>1368687637</text:p>
          </table:table-cell>
          <table:table-cell office:value-type="float" office:value="97.8439645010086" calcext:value-type="float">
            <text:p>97.8439645010086</text:p>
          </table:table-cell>
          <table:table-cell table:style-name="ce5" table:formula="of:= [.F12]/86400+25569" office:value-type="date" office:date-value="2013-05-16T07:00:37" calcext:value-type="date">
            <text:p>2013-05-16</text:p>
          </table:table-cell>
        </table:table-row>
        <table:table-row table:style-name="ro1">
          <table:table-cell table:style-name="ce2" office:value-type="string" calcext:value-type="string">
            <text:p>2013-06-02</text:p>
          </table:table-cell>
          <table:table-cell table:style-name="ce3" table:formula="of:=([.A13] - DATEVALUE(&quot;1/1/1970&quot;))*86400" office:value-type="float" office:value="1370131200" calcext:value-type="float">
            <text:p>1370131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9206159" calcext:value-type="float">
            <text:p>1369206159</text:p>
          </table:table-cell>
          <table:table-cell office:value-type="float" office:value="99.6977354322716" calcext:value-type="float">
            <text:p>99.6977354322716</text:p>
          </table:table-cell>
          <table:table-cell table:style-name="ce5" table:formula="of:= [.F13]/86400+25569" office:value-type="date" office:date-value="2013-05-22T07:02:39" calcext:value-type="date">
            <text:p>2013-05-22</text:p>
          </table:table-cell>
        </table:table-row>
        <table:table-row table:style-name="ro1">
          <table:table-cell table:style-name="ce2" office:value-type="string" calcext:value-type="string">
            <text:p>2013-06-09</text:p>
          </table:table-cell>
          <table:table-cell table:style-name="ce3" table:formula="of:=([.A14] - DATEVALUE(&quot;1/1/1970&quot;))*86400" office:value-type="float" office:value="1370736000" calcext:value-type="float">
            <text:p>1370736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9724404" calcext:value-type="float">
            <text:p>1369724404</text:p>
          </table:table-cell>
          <table:table-cell office:value-type="float" office:value="107.476500589503" calcext:value-type="float">
            <text:p>107.476500589503</text:p>
          </table:table-cell>
          <table:table-cell table:style-name="ce5" table:formula="of:= [.F14]/86400+25569" office:value-type="date" office:date-value="2013-05-28T07:00:04" calcext:value-type="date">
            <text:p>2013-05-28</text:p>
          </table:table-cell>
        </table:table-row>
        <table:table-row table:style-name="ro1">
          <table:table-cell table:style-name="ce2" office:value-type="string" calcext:value-type="string">
            <text:p>2013-06-16</text:p>
          </table:table-cell>
          <table:table-cell table:style-name="ce3" table:formula="of:=([.A15] - DATEVALUE(&quot;1/1/1970&quot;))*86400" office:value-type="float" office:value="1371340800" calcext:value-type="float">
            <text:p>13713408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0242887" calcext:value-type="float">
            <text:p>1370242887</text:p>
          </table:table-cell>
          <table:table-cell office:value-type="float" office:value="108.700068593511" calcext:value-type="float">
            <text:p>108.700068593511</text:p>
          </table:table-cell>
          <table:table-cell table:style-name="ce5" table:formula="of:= [.F15]/86400+25569" office:value-type="date" office:date-value="2013-06-03T07:01:27" calcext:value-type="date">
            <text:p>2013-06-03</text:p>
          </table:table-cell>
        </table:table-row>
        <table:table-row table:style-name="ro1">
          <table:table-cell table:style-name="ce2" office:value-type="string" calcext:value-type="string">
            <text:p>2013-06-23</text:p>
          </table:table-cell>
          <table:table-cell table:style-name="ce3" table:formula="of:=([.A16] - DATEVALUE(&quot;1/1/1970&quot;))*86400" office:value-type="float" office:value="1371945600" calcext:value-type="float">
            <text:p>1371945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0761200" calcext:value-type="float">
            <text:p>1370761200</text:p>
          </table:table-cell>
          <table:table-cell office:value-type="float" office:value="100.109309358911" calcext:value-type="float">
            <text:p>100.109309358911</text:p>
          </table:table-cell>
          <table:table-cell table:style-name="ce5" table:formula="of:= [.F16]/86400+25569" office:value-type="date" office:date-value="2013-06-09T07:00:00" calcext:value-type="date">
            <text:p>2013-06-09</text:p>
          </table:table-cell>
        </table:table-row>
        <table:table-row table:style-name="ro1">
          <table:table-cell table:style-name="ce2" office:value-type="string" calcext:value-type="string">
            <text:p>2013-06-30</text:p>
          </table:table-cell>
          <table:table-cell table:style-name="ce3" table:formula="of:=([.A17] - DATEVALUE(&quot;1/1/1970&quot;))*86400" office:value-type="float" office:value="1372550400" calcext:value-type="float">
            <text:p>1372550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71279625" calcext:value-type="float">
            <text:p>1371279625</text:p>
          </table:table-cell>
          <table:table-cell office:value-type="float" office:value="88.3174777822078" calcext:value-type="float">
            <text:p>88.3174777822078</text:p>
          </table:table-cell>
          <table:table-cell table:style-name="ce5" table:formula="of:= [.F17]/86400+25569" office:value-type="date" office:date-value="2013-06-15T07:00:25" calcext:value-type="date">
            <text:p>2013-06-15</text:p>
          </table:table-cell>
        </table:table-row>
        <table:table-row table:style-name="ro1">
          <table:table-cell table:style-name="ce2" office:value-type="string" calcext:value-type="string">
            <text:p>2013-07-07</text:p>
          </table:table-cell>
          <table:table-cell table:style-name="ce3" table:formula="of:=([.A18] - DATEVALUE(&quot;1/1/1970&quot;))*86400" office:value-type="float" office:value="1373155200" calcext:value-type="float">
            <text:p>1373155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1798011" calcext:value-type="float">
            <text:p>1371798011</text:p>
          </table:table-cell>
          <table:table-cell office:value-type="float" office:value="87.7146526130677" calcext:value-type="float">
            <text:p>87.7146526130677</text:p>
          </table:table-cell>
          <table:table-cell table:style-name="ce5" table:formula="of:= [.F18]/86400+25569" office:value-type="date" office:date-value="2013-06-21T07:00:11" calcext:value-type="date">
            <text:p>2013-06-21</text:p>
          </table:table-cell>
        </table:table-row>
        <table:table-row table:style-name="ro1">
          <table:table-cell table:style-name="ce2" office:value-type="string" calcext:value-type="string">
            <text:p>2013-07-14</text:p>
          </table:table-cell>
          <table:table-cell table:style-name="ce3" table:formula="of:=([.A19] - DATEVALUE(&quot;1/1/1970&quot;))*86400" office:value-type="float" office:value="1373760000" calcext:value-type="float">
            <text:p>1373760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2316453" calcext:value-type="float">
            <text:p>1372316453</text:p>
          </table:table-cell>
          <table:table-cell office:value-type="float" office:value="85.3110215598684" calcext:value-type="float">
            <text:p>85.3110215598684</text:p>
          </table:table-cell>
          <table:table-cell table:style-name="ce5" table:formula="of:= [.F19]/86400+25569" office:value-type="date" office:date-value="2013-06-27T07:00:53" calcext:value-type="date">
            <text:p>2013-06-27</text:p>
          </table:table-cell>
        </table:table-row>
        <table:table-row table:style-name="ro1">
          <table:table-cell table:style-name="ce2" office:value-type="string" calcext:value-type="string">
            <text:p>2013-07-21</text:p>
          </table:table-cell>
          <table:table-cell table:style-name="ce3" table:formula="of:=([.A20] - DATEVALUE(&quot;1/1/1970&quot;))*86400" office:value-type="float" office:value="1374364800" calcext:value-type="float">
            <text:p>13743648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2834813" calcext:value-type="float">
            <text:p>1372834813</text:p>
          </table:table-cell>
          <table:table-cell office:value-type="float" office:value="76.8427308226363" calcext:value-type="float">
            <text:p>76.8427308226363</text:p>
          </table:table-cell>
          <table:table-cell table:style-name="ce5" table:formula="of:= [.F20]/86400+25569" office:value-type="date" office:date-value="2013-07-03T07:00:13" calcext:value-type="date">
            <text:p>2013-07-03</text:p>
          </table:table-cell>
        </table:table-row>
        <table:table-row table:style-name="ro1">
          <table:table-cell table:style-name="ce2" office:value-type="string" calcext:value-type="string">
            <text:p>2013-07-28</text:p>
          </table:table-cell>
          <table:table-cell table:style-name="ce3" table:formula="of:=([.A21] - DATEVALUE(&quot;1/1/1970&quot;))*86400" office:value-type="float" office:value="1374969600" calcext:value-type="float">
            <text:p>13749696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3353209" calcext:value-type="float">
            <text:p>1373353209</text:p>
          </table:table-cell>
          <table:table-cell office:value-type="float" office:value="63.1723411129318" calcext:value-type="float">
            <text:p>63.1723411129318</text:p>
          </table:table-cell>
          <table:table-cell table:style-name="ce5" table:formula="of:= [.F21]/86400+25569" office:value-type="date" office:date-value="2013-07-09T07:00:09" calcext:value-type="date">
            <text:p>2013-07-09</text:p>
          </table:table-cell>
        </table:table-row>
        <table:table-row table:style-name="ro1">
          <table:table-cell table:style-name="ce2" office:value-type="string" calcext:value-type="string">
            <text:p>2013-08-04</text:p>
          </table:table-cell>
          <table:table-cell table:style-name="ce3" table:formula="of:=([.A22] - DATEVALUE(&quot;1/1/1970&quot;))*86400" office:value-type="float" office:value="1375574400" calcext:value-type="float">
            <text:p>1375574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3871669" calcext:value-type="float">
            <text:p>1373871669</text:p>
          </table:table-cell>
          <table:table-cell office:value-type="float" office:value="73.9740699255871" calcext:value-type="float">
            <text:p>73.9740699255871</text:p>
          </table:table-cell>
          <table:table-cell table:style-name="ce5" table:formula="of:= [.F22]/86400+25569" office:value-type="date" office:date-value="2013-07-15T07:01:09" calcext:value-type="date">
            <text:p>2013-07-15</text:p>
          </table:table-cell>
        </table:table-row>
        <table:table-row table:style-name="ro1">
          <table:table-cell table:style-name="ce2" office:value-type="string" calcext:value-type="string">
            <text:p>2013-08-11</text:p>
          </table:table-cell>
          <table:table-cell table:style-name="ce3" table:formula="of:=([.A23] - DATEVALUE(&quot;1/1/1970&quot;))*86400" office:value-type="float" office:value="1376179200" calcext:value-type="float">
            <text:p>1376179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4390064" calcext:value-type="float">
            <text:p>1374390064</text:p>
          </table:table-cell>
          <table:table-cell office:value-type="float" office:value="75.5108788837956" calcext:value-type="float">
            <text:p>75.5108788837956</text:p>
          </table:table-cell>
          <table:table-cell table:style-name="ce5" table:formula="of:= [.F23]/86400+25569" office:value-type="date" office:date-value="2013-07-21T07:01:04" calcext:value-type="date">
            <text:p>2013-07-21</text:p>
          </table:table-cell>
        </table:table-row>
        <table:table-row table:style-name="ro1">
          <table:table-cell table:style-name="ce2" office:value-type="string" calcext:value-type="string">
            <text:p>2013-08-18</text:p>
          </table:table-cell>
          <table:table-cell table:style-name="ce3" table:formula="of:=([.A24] - DATEVALUE(&quot;1/1/1970&quot;))*86400" office:value-type="float" office:value="1376784000" calcext:value-type="float">
            <text:p>137678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4908417" calcext:value-type="float">
            <text:p>1374908417</text:p>
          </table:table-cell>
          <table:table-cell office:value-type="float" office:value="74.98391065588" calcext:value-type="float">
            <text:p>74.98391065588</text:p>
          </table:table-cell>
          <table:table-cell table:style-name="ce5" table:formula="of:= [.F24]/86400+25569" office:value-type="date" office:date-value="2013-07-27T07:00:17" calcext:value-type="date">
            <text:p>2013-07-27</text:p>
          </table:table-cell>
        </table:table-row>
        <table:table-row table:style-name="ro1">
          <table:table-cell table:style-name="ce2" office:value-type="string" calcext:value-type="string">
            <text:p>2013-08-25</text:p>
          </table:table-cell>
          <table:table-cell table:style-name="ce3" table:formula="of:=([.A25] - DATEVALUE(&quot;1/1/1970&quot;))*86400" office:value-type="float" office:value="1377388800" calcext:value-type="float">
            <text:p>1377388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5426865" calcext:value-type="float">
            <text:p>1375426865</text:p>
          </table:table-cell>
          <table:table-cell office:value-type="float" office:value="80.3377760797608" calcext:value-type="float">
            <text:p>80.3377760797608</text:p>
          </table:table-cell>
          <table:table-cell table:style-name="ce5" table:formula="of:= [.F25]/86400+25569" office:value-type="date" office:date-value="2013-08-02T07:01:05" calcext:value-type="date">
            <text:p>2013-08-02</text:p>
          </table:table-cell>
        </table:table-row>
        <table:table-row table:style-name="ro1">
          <table:table-cell table:style-name="ce2" office:value-type="string" calcext:value-type="string">
            <text:p>2013-09-01</text:p>
          </table:table-cell>
          <table:table-cell table:style-name="ce3" table:formula="of:=([.A26] - DATEVALUE(&quot;1/1/1970&quot;))*86400" office:value-type="float" office:value="1377993600" calcext:value-type="float">
            <text:p>13779936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5945224" calcext:value-type="float">
            <text:p>1375945224</text:p>
          </table:table-cell>
          <table:table-cell office:value-type="float" office:value="83.1846291926939" calcext:value-type="float">
            <text:p>83.1846291926939</text:p>
          </table:table-cell>
          <table:table-cell table:style-name="ce5" table:formula="of:= [.F26]/86400+25569" office:value-type="date" office:date-value="2013-08-08T07:00:24" calcext:value-type="date">
            <text:p>2013-08-08</text:p>
          </table:table-cell>
        </table:table-row>
        <table:table-row table:style-name="ro1">
          <table:table-cell table:style-name="ce2" office:value-type="string" calcext:value-type="string">
            <text:p>2013-09-08</text:p>
          </table:table-cell>
          <table:table-cell table:style-name="ce3" table:formula="of:=([.A27] - DATEVALUE(&quot;1/1/1970&quot;))*86400" office:value-type="float" office:value="1378598400" calcext:value-type="float">
            <text:p>1378598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6463621" calcext:value-type="float">
            <text:p>1376463621</text:p>
          </table:table-cell>
          <table:table-cell office:value-type="float" office:value="80.7711573270467" calcext:value-type="float">
            <text:p>80.7711573270467</text:p>
          </table:table-cell>
          <table:table-cell table:style-name="ce5" table:formula="of:= [.F27]/86400+25569" office:value-type="date" office:date-value="2013-08-14T07:00:21" calcext:value-type="date">
            <text:p>2013-08-14</text:p>
          </table:table-cell>
        </table:table-row>
        <table:table-row table:style-name="ro1">
          <table:table-cell table:style-name="ce2" office:value-type="string" calcext:value-type="string">
            <text:p>2013-09-15</text:p>
          </table:table-cell>
          <table:table-cell table:style-name="ce3" table:formula="of:=([.A28] - DATEVALUE(&quot;1/1/1970&quot;))*86400" office:value-type="float" office:value="1379203200" calcext:value-type="float">
            <text:p>13792032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6982182" calcext:value-type="float">
            <text:p>1376982182</text:p>
          </table:table-cell>
          <table:table-cell office:value-type="float" office:value="85.1922957849275" calcext:value-type="float">
            <text:p>85.1922957849275</text:p>
          </table:table-cell>
          <table:table-cell table:style-name="ce5" table:formula="of:= [.F28]/86400+25569" office:value-type="date" office:date-value="2013-08-20T07:03:02" calcext:value-type="date">
            <text:p>2013-08-20</text:p>
          </table:table-cell>
        </table:table-row>
        <table:table-row table:style-name="ro1">
          <table:table-cell table:style-name="ce2" office:value-type="string" calcext:value-type="string">
            <text:p>2013-09-22</text:p>
          </table:table-cell>
          <table:table-cell table:style-name="ce3" table:formula="of:=([.A29] - DATEVALUE(&quot;1/1/1970&quot;))*86400" office:value-type="float" office:value="1379808000" calcext:value-type="float">
            <text:p>1379808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7500627" calcext:value-type="float">
            <text:p>1377500627</text:p>
          </table:table-cell>
          <table:table-cell office:value-type="float" office:value="93.3558491602069" calcext:value-type="float">
            <text:p>93.3558491602069</text:p>
          </table:table-cell>
          <table:table-cell table:style-name="ce5" table:formula="of:= [.F29]/86400+25569" office:value-type="date" office:date-value="2013-08-26T07:03:47" calcext:value-type="date">
            <text:p>2013-08-26</text:p>
          </table:table-cell>
        </table:table-row>
        <table:table-row table:style-name="ro1">
          <table:table-cell table:style-name="ce2" office:value-type="string" calcext:value-type="string">
            <text:p>2013-09-29</text:p>
          </table:table-cell>
          <table:table-cell table:style-name="ce3" table:formula="of:=([.A30] - DATEVALUE(&quot;1/1/1970&quot;))*86400" office:value-type="float" office:value="1380412800" calcext:value-type="float">
            <text:p>1380412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78018855" calcext:value-type="float">
            <text:p>1378018855</text:p>
          </table:table-cell>
          <table:table-cell office:value-type="float" office:value="103.0905833476" calcext:value-type="float">
            <text:p>103.0905833476</text:p>
          </table:table-cell>
          <table:table-cell table:style-name="ce5" table:formula="of:= [.F30]/86400+25569" office:value-type="date" office:date-value="2013-09-01T07:00:55" calcext:value-type="date">
            <text:p>2013-09-01</text:p>
          </table:table-cell>
        </table:table-row>
        <table:table-row table:style-name="ro1">
          <table:table-cell table:style-name="ce2" office:value-type="string" calcext:value-type="string">
            <text:p>2013-10-06</text:p>
          </table:table-cell>
          <table:table-cell table:style-name="ce3" table:formula="of:=([.A31] - DATEVALUE(&quot;1/1/1970&quot;))*86400" office:value-type="float" office:value="1381017600" calcext:value-type="float">
            <text:p>1381017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8537838" calcext:value-type="float">
            <text:p>1378537838</text:p>
          </table:table-cell>
          <table:table-cell office:value-type="float" office:value="108.085445067456" calcext:value-type="float">
            <text:p>108.085445067456</text:p>
          </table:table-cell>
          <table:table-cell table:style-name="ce5" table:formula="of:= [.F31]/86400+25569" office:value-type="date" office:date-value="2013-09-07T07:10:38" calcext:value-type="date">
            <text:p>2013-09-07</text:p>
          </table:table-cell>
        </table:table-row>
        <table:table-row table:style-name="ro1">
          <table:table-cell table:style-name="ce2" office:value-type="string" calcext:value-type="string">
            <text:p>2013-10-13</text:p>
          </table:table-cell>
          <table:table-cell table:style-name="ce3" table:formula="of:=([.A32] - DATEVALUE(&quot;1/1/1970&quot;))*86400" office:value-type="float" office:value="1381622400" calcext:value-type="float">
            <text:p>13816224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9055778" calcext:value-type="float">
            <text:p>1379055778</text:p>
          </table:table-cell>
          <table:table-cell office:value-type="float" office:value="104.570604049336" calcext:value-type="float">
            <text:p>104.570604049336</text:p>
          </table:table-cell>
          <table:table-cell table:style-name="ce5" table:formula="of:= [.F32]/86400+25569" office:value-type="date" office:date-value="2013-09-13T07:02:58" calcext:value-type="date">
            <text:p>2013-09-13</text:p>
          </table:table-cell>
        </table:table-row>
        <table:table-row table:style-name="ro1">
          <table:table-cell table:style-name="ce2" office:value-type="string" calcext:value-type="string">
            <text:p>2013-10-20</text:p>
          </table:table-cell>
          <table:table-cell table:style-name="ce3" table:formula="of:=([.A33] - DATEVALUE(&quot;1/1/1970&quot;))*86400" office:value-type="float" office:value="1382227200" calcext:value-type="float">
            <text:p>1382227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9574023" calcext:value-type="float">
            <text:p>1379574023</text:p>
          </table:table-cell>
          <table:table-cell office:value-type="float" office:value="108.240630862578" calcext:value-type="float">
            <text:p>108.240630862578</text:p>
          </table:table-cell>
          <table:table-cell table:style-name="ce5" table:formula="of:= [.F33]/86400+25569" office:value-type="date" office:date-value="2013-09-19T07:00:23" calcext:value-type="date">
            <text:p>2013-09-19</text:p>
          </table:table-cell>
        </table:table-row>
        <table:table-row table:style-name="ro1">
          <table:table-cell table:style-name="ce2" office:value-type="string" calcext:value-type="string">
            <text:p>2013-10-27</text:p>
          </table:table-cell>
          <table:table-cell table:style-name="ce3" table:formula="of:=([.A34] - DATEVALUE(&quot;1/1/1970&quot;))*86400" office:value-type="float" office:value="1382832000" calcext:value-type="float">
            <text:p>1382832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0092419" calcext:value-type="float">
            <text:p>1380092419</text:p>
          </table:table-cell>
          <table:table-cell office:value-type="float" office:value="105.889280279821" calcext:value-type="float">
            <text:p>105.889280279821</text:p>
          </table:table-cell>
          <table:table-cell table:style-name="ce5" table:formula="of:= [.F34]/86400+25569" office:value-type="date" office:date-value="2013-09-25T07:00:19" calcext:value-type="date">
            <text:p>2013-09-25</text:p>
          </table:table-cell>
        </table:table-row>
        <table:table-row table:style-name="ro1">
          <table:table-cell table:style-name="ce2" office:value-type="string" calcext:value-type="string">
            <text:p>2013-11-03</text:p>
          </table:table-cell>
          <table:table-cell table:style-name="ce3" table:formula="of:=([.A35] - DATEVALUE(&quot;1/1/1970&quot;))*86400" office:value-type="float" office:value="1383436800" calcext:value-type="float">
            <text:p>1383436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0610833" calcext:value-type="float">
            <text:p>1380610833</text:p>
          </table:table-cell>
          <table:table-cell office:value-type="float" office:value="107.725802473723" calcext:value-type="float">
            <text:p>107.725802473723</text:p>
          </table:table-cell>
          <table:table-cell table:style-name="ce5" table:formula="of:= [.F35]/86400+25569" office:value-type="date" office:date-value="2013-10-01T07:00:33" calcext:value-type="date">
            <text:p>2013-10-01</text:p>
          </table:table-cell>
        </table:table-row>
        <table:table-row table:style-name="ro1">
          <table:table-cell table:style-name="ce2" office:value-type="string" calcext:value-type="string">
            <text:p>2013-11-10</text:p>
          </table:table-cell>
          <table:table-cell table:style-name="ce3" table:formula="of:=([.A36] - DATEVALUE(&quot;1/1/1970&quot;))*86400" office:value-type="float" office:value="1384041600" calcext:value-type="float">
            <text:p>13840416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381129210" calcext:value-type="float">
            <text:p>1381129210</text:p>
          </table:table-cell>
          <table:table-cell office:value-type="float" office:value="102.765760526549" calcext:value-type="float">
            <text:p>102.765760526549</text:p>
          </table:table-cell>
          <table:table-cell table:style-name="ce5" table:formula="of:= [.F36]/86400+25569" office:value-type="date" office:date-value="2013-10-07T07:00:10" calcext:value-type="date">
            <text:p>2013-10-07</text:p>
          </table:table-cell>
        </table:table-row>
        <table:table-row table:style-name="ro1">
          <table:table-cell table:style-name="ce2" office:value-type="string" calcext:value-type="string">
            <text:p>2013-11-17</text:p>
          </table:table-cell>
          <table:table-cell table:style-name="ce3" table:formula="of:=([.A37] - DATEVALUE(&quot;1/1/1970&quot;))*86400" office:value-type="float" office:value="1384646400" calcext:value-type="float">
            <text:p>13846464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81647619" calcext:value-type="float">
            <text:p>1381647619</text:p>
          </table:table-cell>
          <table:table-cell office:value-type="float" office:value="107.58697940617" calcext:value-type="float">
            <text:p>107.58697940617</text:p>
          </table:table-cell>
          <table:table-cell table:style-name="ce5" table:formula="of:= [.F37]/86400+25569" office:value-type="date" office:date-value="2013-10-13T07:00:19" calcext:value-type="date">
            <text:p>2013-10-13</text:p>
          </table:table-cell>
        </table:table-row>
        <table:table-row table:style-name="ro1">
          <table:table-cell table:style-name="ce2" office:value-type="string" calcext:value-type="string">
            <text:p>2013-11-24</text:p>
          </table:table-cell>
          <table:table-cell table:style-name="ce3" table:formula="of:=([.A38] - DATEVALUE(&quot;1/1/1970&quot;))*86400" office:value-type="float" office:value="1385251200" calcext:value-type="float">
            <text:p>13852512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82166005" calcext:value-type="float">
            <text:p>1382166005</text:p>
          </table:table-cell>
          <table:table-cell office:value-type="float" office:value="120.33693025066" calcext:value-type="float">
            <text:p>120.33693025066</text:p>
          </table:table-cell>
          <table:table-cell table:style-name="ce5" table:formula="of:= [.F38]/86400+25569" office:value-type="date" office:date-value="2013-10-19T07:00:05" calcext:value-type="date">
            <text:p>2013-10-19</text:p>
          </table:table-cell>
        </table:table-row>
        <table:table-row table:style-name="ro1">
          <table:table-cell table:style-name="ce2" office:value-type="string" calcext:value-type="string">
            <text:p>2013-12-01</text:p>
          </table:table-cell>
          <table:table-cell table:style-name="ce3" table:formula="of:=([.A39] - DATEVALUE(&quot;1/1/1970&quot;))*86400" office:value-type="float" office:value="1385856000" calcext:value-type="float">
            <text:p>13858560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82684400" calcext:value-type="float">
            <text:p>1382684400</text:p>
          </table:table-cell>
          <table:table-cell office:value-type="float" office:value="154.577056471293" calcext:value-type="float">
            <text:p>154.577056471293</text:p>
          </table:table-cell>
          <table:table-cell table:style-name="ce5" table:formula="of:= [.F39]/86400+25569" office:value-type="date" office:date-value="2013-10-25T07:00:00" calcext:value-type="date">
            <text:p>2013-10-25</text:p>
          </table:table-cell>
        </table:table-row>
        <table:table-row table:style-name="ro1">
          <table:table-cell table:style-name="ce2" office:value-type="string" calcext:value-type="string">
            <text:p>2013-12-08</text:p>
          </table:table-cell>
          <table:table-cell table:style-name="ce3" table:formula="of:=([.A40] - DATEVALUE(&quot;1/1/1970&quot;))*86400" office:value-type="float" office:value="1386460800" calcext:value-type="float">
            <text:p>13864608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83202807" calcext:value-type="float">
            <text:p>1383202807</text:p>
          </table:table-cell>
          <table:table-cell office:value-type="float" office:value="164.02660365097" calcext:value-type="float">
            <text:p>164.02660365097</text:p>
          </table:table-cell>
          <table:table-cell table:style-name="ce5" table:formula="of:= [.F40]/86400+25569" office:value-type="date" office:date-value="2013-10-31T07:00:07" calcext:value-type="date">
            <text:p>2013-10-31</text:p>
          </table:table-cell>
        </table:table-row>
        <table:table-row table:style-name="ro1">
          <table:table-cell table:style-name="ce2" office:value-type="string" calcext:value-type="string">
            <text:p>2013-12-15</text:p>
          </table:table-cell>
          <table:table-cell table:style-name="ce3" table:formula="of:=([.A41] - DATEVALUE(&quot;1/1/1970&quot;))*86400" office:value-type="float" office:value="1387065600" calcext:value-type="float">
            <text:p>13870656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83724800" calcext:value-type="float">
            <text:p>1383724800</text:p>
          </table:table-cell>
          <table:table-cell office:value-type="float" office:value="183.099547693299" calcext:value-type="float">
            <text:p>183.099547693299</text:p>
          </table:table-cell>
          <table:table-cell table:style-name="ce5" table:formula="of:= [.F41]/86400+25569" office:value-type="date" office:date-value="2013-11-06T08:00:00" calcext:value-type="date">
            <text:p>2013-11-06</text:p>
          </table:table-cell>
        </table:table-row>
        <table:table-row table:style-name="ro1">
          <table:table-cell table:style-name="ce2" office:value-type="string" calcext:value-type="string">
            <text:p>2013-12-22</text:p>
          </table:table-cell>
          <table:table-cell table:style-name="ce3" table:formula="of:=([.A42] - DATEVALUE(&quot;1/1/1970&quot;))*86400" office:value-type="float" office:value="1387670400" calcext:value-type="float">
            <text:p>13876704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4243200" calcext:value-type="float">
            <text:p>1384243200</text:p>
          </table:table-cell>
          <table:table-cell office:value-type="float" office:value="264.180465672828" calcext:value-type="float">
            <text:p>264.180465672828</text:p>
          </table:table-cell>
          <table:table-cell table:style-name="ce5" table:formula="of:= [.F42]/86400+25569" office:value-type="date" office:date-value="2013-11-12T08:00:00" calcext:value-type="date">
            <text:p>2013-11-12</text:p>
          </table:table-cell>
        </table:table-row>
        <table:table-row table:style-name="ro1">
          <table:table-cell table:style-name="ce2" office:value-type="string" calcext:value-type="string">
            <text:p>2013-12-29</text:p>
          </table:table-cell>
          <table:table-cell table:style-name="ce3" table:formula="of:=([.A43] - DATEVALUE(&quot;1/1/1970&quot;))*86400" office:value-type="float" office:value="1388275200" calcext:value-type="float">
            <text:p>1388275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4761600" calcext:value-type="float">
            <text:p>1384761600</text:p>
          </table:table-cell>
          <table:table-cell office:value-type="float" office:value="356.267554523147" calcext:value-type="float">
            <text:p>356.267554523147</text:p>
          </table:table-cell>
          <table:table-cell table:style-name="ce5" table:formula="of:= [.F43]/86400+25569" office:value-type="date" office:date-value="2013-11-18T08:00:00" calcext:value-type="date">
            <text:p>2013-11-18</text:p>
          </table:table-cell>
        </table:table-row>
        <table:table-row table:style-name="ro1">
          <table:table-cell table:style-name="ce2" office:value-type="string" calcext:value-type="string">
            <text:p>2014-01-05</text:p>
          </table:table-cell>
          <table:table-cell table:style-name="ce3" table:formula="of:=([.A44] - DATEVALUE(&quot;1/1/1970&quot;))*86400" office:value-type="float" office:value="1388880000" calcext:value-type="float">
            <text:p>1388880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5280027" calcext:value-type="float">
            <text:p>1385280027</text:p>
          </table:table-cell>
          <table:table-cell office:value-type="float" office:value="572.47311371374" calcext:value-type="float">
            <text:p>572.47311371374</text:p>
          </table:table-cell>
          <table:table-cell table:style-name="ce5" table:formula="of:= [.F44]/86400+25569" office:value-type="date" office:date-value="2013-11-24T08:00:27" calcext:value-type="date">
            <text:p>2013-11-24</text:p>
          </table:table-cell>
        </table:table-row>
        <table:table-row table:style-name="ro1">
          <table:table-cell table:style-name="ce2" office:value-type="string" calcext:value-type="string">
            <text:p>2014-01-12</text:p>
          </table:table-cell>
          <table:table-cell table:style-name="ce3" table:formula="of:=([.A45] - DATEVALUE(&quot;1/1/1970&quot;))*86400" office:value-type="float" office:value="1389484800" calcext:value-type="float">
            <text:p>13894848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5798400" calcext:value-type="float">
            <text:p>1385798400</text:p>
          </table:table-cell>
          <table:table-cell office:value-type="float" office:value="791.367496923779" calcext:value-type="float">
            <text:p>791.367496923779</text:p>
          </table:table-cell>
          <table:table-cell table:style-name="ce5" table:formula="of:= [.F45]/86400+25569" office:value-type="date" office:date-value="2013-11-30T08:00:00" calcext:value-type="date">
            <text:p>2013-11-30</text:p>
          </table:table-cell>
        </table:table-row>
        <table:table-row table:style-name="ro1">
          <table:table-cell table:style-name="ce2" office:value-type="string" calcext:value-type="string">
            <text:p>2014-01-19</text:p>
          </table:table-cell>
          <table:table-cell table:style-name="ce3" table:formula="of:=([.A46] - DATEVALUE(&quot;1/1/1970&quot;))*86400" office:value-type="float" office:value="1390089600" calcext:value-type="float">
            <text:p>13900896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6316822" calcext:value-type="float">
            <text:p>1386316822</text:p>
          </table:table-cell>
          <table:table-cell office:value-type="float" office:value="888.600788136599" calcext:value-type="float">
            <text:p>888.600788136599</text:p>
          </table:table-cell>
          <table:table-cell table:style-name="ce5" table:formula="of:= [.F46]/86400+25569" office:value-type="date" office:date-value="2013-12-06T08:00:22" calcext:value-type="date">
            <text:p>2013-12-06</text:p>
          </table:table-cell>
        </table:table-row>
        <table:table-row table:style-name="ro1">
          <table:table-cell table:style-name="ce2" office:value-type="string" calcext:value-type="string">
            <text:p>2014-01-26</text:p>
          </table:table-cell>
          <table:table-cell table:style-name="ce3" table:formula="of:=([.A47] - DATEVALUE(&quot;1/1/1970&quot;))*86400" office:value-type="float" office:value="1390694400" calcext:value-type="float">
            <text:p>1390694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6835208" calcext:value-type="float">
            <text:p>1386835208</text:p>
          </table:table-cell>
          <table:table-cell office:value-type="float" office:value="719.543598610433" calcext:value-type="float">
            <text:p>719.543598610433</text:p>
          </table:table-cell>
          <table:table-cell table:style-name="ce5" table:formula="of:= [.F47]/86400+25569" office:value-type="date" office:date-value="2013-12-12T08:00:08" calcext:value-type="date">
            <text:p>2013-12-12</text:p>
          </table:table-cell>
        </table:table-row>
        <table:table-row table:style-name="ro1">
          <table:table-cell table:style-name="ce2" office:value-type="string" calcext:value-type="string">
            <text:p>2014-02-02</text:p>
          </table:table-cell>
          <table:table-cell table:style-name="ce3" table:formula="of:=([.A48] - DATEVALUE(&quot;1/1/1970&quot;))*86400" office:value-type="float" office:value="1391299200" calcext:value-type="float">
            <text:p>1391299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7353605" calcext:value-type="float">
            <text:p>1387353605</text:p>
          </table:table-cell>
          <table:table-cell office:value-type="float" office:value="687.22426939345" calcext:value-type="float">
            <text:p>687.22426939345</text:p>
          </table:table-cell>
          <table:table-cell table:style-name="ce5" table:formula="of:= [.F48]/86400+25569" office:value-type="date" office:date-value="2013-12-18T08:00:05" calcext:value-type="date">
            <text:p>2013-12-18</text:p>
          </table:table-cell>
        </table:table-row>
        <table:table-row table:style-name="ro1">
          <table:table-cell table:style-name="ce2" office:value-type="string" calcext:value-type="string">
            <text:p>2014-02-09</text:p>
          </table:table-cell>
          <table:table-cell table:style-name="ce3" table:formula="of:=([.A49] - DATEVALUE(&quot;1/1/1970&quot;))*86400" office:value-type="float" office:value="1391904000" calcext:value-type="float">
            <text:p>1391904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7872007" calcext:value-type="float">
            <text:p>1387872007</text:p>
          </table:table-cell>
          <table:table-cell office:value-type="float" office:value="529.531392807908" calcext:value-type="float">
            <text:p>529.531392807908</text:p>
          </table:table-cell>
          <table:table-cell table:style-name="ce5" table:formula="of:= [.F49]/86400+25569" office:value-type="date" office:date-value="2013-12-24T08:00:07" calcext:value-type="date">
            <text:p>2013-12-24</text:p>
          </table:table-cell>
        </table:table-row>
        <table:table-row table:style-name="ro1">
          <table:table-cell table:style-name="ce2" office:value-type="string" calcext:value-type="string">
            <text:p>2014-02-16</text:p>
          </table:table-cell>
          <table:table-cell table:style-name="ce3" table:formula="of:=([.A50] - DATEVALUE(&quot;1/1/1970&quot;))*86400" office:value-type="float" office:value="1392508800" calcext:value-type="float">
            <text:p>13925088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8390403" calcext:value-type="float">
            <text:p>1388390403</text:p>
          </table:table-cell>
          <table:table-cell office:value-type="float" office:value="603.020495689678" calcext:value-type="float">
            <text:p>603.020495689678</text:p>
          </table:table-cell>
          <table:table-cell table:style-name="ce5" table:formula="of:= [.F50]/86400+25569" office:value-type="date" office:date-value="2013-12-30T08:00:03" calcext:value-type="date">
            <text:p>2013-12-30</text:p>
          </table:table-cell>
        </table:table-row>
        <table:table-row table:style-name="ro1">
          <table:table-cell table:style-name="ce2" office:value-type="string" calcext:value-type="string">
            <text:p>2014-02-23</text:p>
          </table:table-cell>
          <table:table-cell table:style-name="ce3" table:formula="of:=([.A51] - DATEVALUE(&quot;1/1/1970&quot;))*86400" office:value-type="float" office:value="1393113600" calcext:value-type="float">
            <text:p>13931136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8908802" calcext:value-type="float">
            <text:p>1388908802</text:p>
          </table:table-cell>
          <table:table-cell office:value-type="float" office:value="658.682362107175" calcext:value-type="float">
            <text:p>658.682362107175</text:p>
          </table:table-cell>
          <table:table-cell table:style-name="ce5" table:formula="of:= [.F51]/86400+25569" office:value-type="date" office:date-value="2014-01-05T08:00:02" calcext:value-type="date">
            <text:p>2014-01-05</text:p>
          </table:table-cell>
        </table:table-row>
        <table:table-row table:style-name="ro1">
          <table:table-cell table:style-name="ce2" office:value-type="string" calcext:value-type="string">
            <text:p>2014-03-02</text:p>
          </table:table-cell>
          <table:table-cell table:style-name="ce3" table:formula="of:=([.A52] - DATEVALUE(&quot;1/1/1970&quot;))*86400" office:value-type="float" office:value="1393718400" calcext:value-type="float">
            <text:p>13937184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9427210" calcext:value-type="float">
            <text:p>1389427210</text:p>
          </table:table-cell>
          <table:table-cell office:value-type="float" office:value="736.832335367591" calcext:value-type="float">
            <text:p>736.832335367591</text:p>
          </table:table-cell>
          <table:table-cell table:style-name="ce5" table:formula="of:= [.F52]/86400+25569" office:value-type="date" office:date-value="2014-01-11T08:00:10" calcext:value-type="date">
            <text:p>2014-01-11</text:p>
          </table:table-cell>
        </table:table-row>
        <table:table-row table:style-name="ro1">
          <table:table-cell table:style-name="ce2" office:value-type="string" calcext:value-type="string">
            <text:p>2014-03-09</text:p>
          </table:table-cell>
          <table:table-cell table:style-name="ce3" table:formula="of:=([.A53] - DATEVALUE(&quot;1/1/1970&quot;))*86400" office:value-type="float" office:value="1394323200" calcext:value-type="float">
            <text:p>13943232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89945626" calcext:value-type="float">
            <text:p>1389945626</text:p>
          </table:table-cell>
          <table:table-cell office:value-type="float" office:value="718.579114626775" calcext:value-type="float">
            <text:p>718.579114626775</text:p>
          </table:table-cell>
          <table:table-cell table:style-name="ce5" table:formula="of:= [.F53]/86400+25569" office:value-type="date" office:date-value="2014-01-17T08:00:26" calcext:value-type="date">
            <text:p>2014-01-17</text:p>
          </table:table-cell>
        </table:table-row>
        <table:table-row table:style-name="ro1">
          <table:table-cell table:style-name="ce2" office:value-type="string" calcext:value-type="string">
            <text:p>2014-03-16</text:p>
          </table:table-cell>
          <table:table-cell table:style-name="ce3" table:formula="of:=([.A54] - DATEVALUE(&quot;1/1/1970&quot;))*86400" office:value-type="float" office:value="1394928000" calcext:value-type="float">
            <text:p>1394928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0464007" calcext:value-type="float">
            <text:p>1390464007</text:p>
          </table:table-cell>
          <table:table-cell office:value-type="float" office:value="698.741856657571" calcext:value-type="float">
            <text:p>698.741856657571</text:p>
          </table:table-cell>
          <table:table-cell table:style-name="ce5" table:formula="of:= [.F54]/86400+25569" office:value-type="date" office:date-value="2014-01-23T08:00:07" calcext:value-type="date">
            <text:p>2014-01-23</text:p>
          </table:table-cell>
        </table:table-row>
        <table:table-row table:style-name="ro1">
          <table:table-cell table:style-name="ce2" office:value-type="string" calcext:value-type="string">
            <text:p>2014-03-23</text:p>
          </table:table-cell>
          <table:table-cell table:style-name="ce3" table:formula="of:=([.A55] - DATEVALUE(&quot;1/1/1970&quot;))*86400" office:value-type="float" office:value="1395532800" calcext:value-type="float">
            <text:p>1395532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90982410" calcext:value-type="float">
            <text:p>1390982410</text:p>
          </table:table-cell>
          <table:table-cell office:value-type="float" office:value="681.612521192968" calcext:value-type="float">
            <text:p>681.612521192968</text:p>
          </table:table-cell>
          <table:table-cell table:style-name="ce5" table:formula="of:= [.F55]/86400+25569" office:value-type="date" office:date-value="2014-01-29T08:00:10" calcext:value-type="date">
            <text:p>2014-01-29</text:p>
          </table:table-cell>
        </table:table-row>
        <table:table-row table:style-name="ro1">
          <table:table-cell table:style-name="ce2" office:value-type="string" calcext:value-type="string">
            <text:p>2014-03-30</text:p>
          </table:table-cell>
          <table:table-cell table:style-name="ce3" table:formula="of:=([.A56] - DATEVALUE(&quot;1/1/1970&quot;))*86400" office:value-type="float" office:value="1396137600" calcext:value-type="float">
            <text:p>13961376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1500828" calcext:value-type="float">
            <text:p>1391500828</text:p>
          </table:table-cell>
          <table:table-cell office:value-type="float" office:value="690.020027028725" calcext:value-type="float">
            <text:p>690.020027028725</text:p>
          </table:table-cell>
          <table:table-cell table:style-name="ce5" table:formula="of:= [.F56]/86400+25569" office:value-type="date" office:date-value="2014-02-04T08:00:28" calcext:value-type="date">
            <text:p>2014-02-04</text:p>
          </table:table-cell>
        </table:table-row>
        <table:table-row table:style-name="ro1">
          <table:table-cell table:style-name="ce2" office:value-type="string" calcext:value-type="string">
            <text:p>2014-04-06</text:p>
          </table:table-cell>
          <table:table-cell table:style-name="ce3" table:formula="of:=([.A57] - DATEVALUE(&quot;1/1/1970&quot;))*86400" office:value-type="float" office:value="1396742400" calcext:value-type="float">
            <text:p>1396742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2019204" calcext:value-type="float">
            <text:p>1392019204</text:p>
          </table:table-cell>
          <table:table-cell office:value-type="float" office:value="633.518673958098" calcext:value-type="float">
            <text:p>633.518673958098</text:p>
          </table:table-cell>
          <table:table-cell table:style-name="ce5" table:formula="of:= [.F57]/86400+25569" office:value-type="date" office:date-value="2014-02-10T08:00:04" calcext:value-type="date">
            <text:p>2014-02-10</text:p>
          </table:table-cell>
        </table:table-row>
        <table:table-row table:style-name="ro1">
          <table:table-cell table:style-name="ce2" office:value-type="string" calcext:value-type="string">
            <text:p>2014-04-13</text:p>
          </table:table-cell>
          <table:table-cell table:style-name="ce3" table:formula="of:=([.A58] - DATEVALUE(&quot;1/1/1970&quot;))*86400" office:value-type="float" office:value="1397347200" calcext:value-type="float">
            <text:p>1397347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2537623" calcext:value-type="float">
            <text:p>1392537623</text:p>
          </table:table-cell>
          <table:table-cell office:value-type="float" office:value="556.876489034647" calcext:value-type="float">
            <text:p>556.876489034647</text:p>
          </table:table-cell>
          <table:table-cell table:style-name="ce5" table:formula="of:= [.F58]/86400+25569" office:value-type="date" office:date-value="2014-02-16T08:00:23" calcext:value-type="date">
            <text:p>2014-02-16</text:p>
          </table:table-cell>
        </table:table-row>
        <table:table-row table:style-name="ro1">
          <table:table-cell table:style-name="ce2" office:value-type="string" calcext:value-type="string">
            <text:p>2014-04-20</text:p>
          </table:table-cell>
          <table:table-cell table:style-name="ce3" table:formula="of:=([.A59] - DATEVALUE(&quot;1/1/1970&quot;))*86400" office:value-type="float" office:value="1397952000" calcext:value-type="float">
            <text:p>139795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3056018" calcext:value-type="float">
            <text:p>1393056018</text:p>
          </table:table-cell>
          <table:table-cell office:value-type="float" office:value="522.441349637904" calcext:value-type="float">
            <text:p>522.441349637904</text:p>
          </table:table-cell>
          <table:table-cell table:style-name="ce5" table:formula="of:= [.F59]/86400+25569" office:value-type="date" office:date-value="2014-02-22T08:00:18" calcext:value-type="date">
            <text:p>2014-02-22</text:p>
          </table:table-cell>
        </table:table-row>
        <table:table-row table:style-name="ro1">
          <table:table-cell table:style-name="ce2" office:value-type="string" calcext:value-type="string">
            <text:p>2014-04-27</text:p>
          </table:table-cell>
          <table:table-cell table:style-name="ce3" table:formula="of:=([.A60] - DATEVALUE(&quot;1/1/1970&quot;))*86400" office:value-type="float" office:value="1398556800" calcext:value-type="float">
            <text:p>13985568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3574442" calcext:value-type="float">
            <text:p>1393574442</text:p>
          </table:table-cell>
          <table:table-cell office:value-type="float" office:value="486.629847193742" calcext:value-type="float">
            <text:p>486.629847193742</text:p>
          </table:table-cell>
          <table:table-cell table:style-name="ce5" table:formula="of:= [.F60]/86400+25569" office:value-type="date" office:date-value="2014-02-28T08:00:42" calcext:value-type="date">
            <text:p>2014-02-28</text:p>
          </table:table-cell>
        </table:table-row>
        <table:table-row table:style-name="ro1">
          <table:table-cell table:style-name="ce2" office:value-type="string" calcext:value-type="string">
            <text:p>2014-05-04</text:p>
          </table:table-cell>
          <table:table-cell table:style-name="ce3" table:formula="of:=([.A61] - DATEVALUE(&quot;1/1/1970&quot;))*86400" office:value-type="float" office:value="1399161600" calcext:value-type="float">
            <text:p>1399161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94092826" calcext:value-type="float">
            <text:p>1394092826</text:p>
          </table:table-cell>
          <table:table-cell office:value-type="float" office:value="526.250928379942" calcext:value-type="float">
            <text:p>526.250928379942</text:p>
          </table:table-cell>
          <table:table-cell table:style-name="ce5" table:formula="of:= [.F61]/86400+25569" office:value-type="date" office:date-value="2014-03-06T08:00:26" calcext:value-type="date">
            <text:p>2014-03-06</text:p>
          </table:table-cell>
        </table:table-row>
        <table:table-row table:style-name="ro1">
          <table:table-cell table:style-name="ce2" office:value-type="string" calcext:value-type="string">
            <text:p>2014-05-11</text:p>
          </table:table-cell>
          <table:table-cell table:style-name="ce3" table:formula="of:=([.A62] - DATEVALUE(&quot;1/1/1970&quot;))*86400" office:value-type="float" office:value="1399766400" calcext:value-type="float">
            <text:p>1399766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94607600" calcext:value-type="float">
            <text:p>1394607600</text:p>
          </table:table-cell>
          <table:table-cell office:value-type="float" office:value="544.028825788369" calcext:value-type="float">
            <text:p>544.028825788369</text:p>
          </table:table-cell>
          <table:table-cell table:style-name="ce5" table:formula="of:= [.F62]/86400+25569" office:value-type="date" office:date-value="2014-03-12T07:00:00" calcext:value-type="date">
            <text:p>2014-03-12</text:p>
          </table:table-cell>
        </table:table-row>
        <table:table-row table:style-name="ro1">
          <table:table-cell table:style-name="ce2" office:value-type="string" calcext:value-type="string">
            <text:p>2014-05-18</text:p>
          </table:table-cell>
          <table:table-cell table:style-name="ce3" table:formula="of:=([.A63] - DATEVALUE(&quot;1/1/1970&quot;))*86400" office:value-type="float" office:value="1400371200" calcext:value-type="float">
            <text:p>1400371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5126017" calcext:value-type="float">
            <text:p>1395126017</text:p>
          </table:table-cell>
          <table:table-cell office:value-type="float" office:value="543.048176810011" calcext:value-type="float">
            <text:p>543.048176810011</text:p>
          </table:table-cell>
          <table:table-cell table:style-name="ce5" table:formula="of:= [.F63]/86400+25569" office:value-type="date" office:date-value="2014-03-18T07:00:17" calcext:value-type="date">
            <text:p>2014-03-18</text:p>
          </table:table-cell>
        </table:table-row>
        <table:table-row table:style-name="ro1">
          <table:table-cell table:style-name="ce2" office:value-type="string" calcext:value-type="string">
            <text:p>2014-05-25</text:p>
          </table:table-cell>
          <table:table-cell table:style-name="ce3" table:formula="of:=([.A64] - DATEVALUE(&quot;1/1/1970&quot;))*86400" office:value-type="float" office:value="1400976000" calcext:value-type="float">
            <text:p>1400976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5644409" calcext:value-type="float">
            <text:p>1395644409</text:p>
          </table:table-cell>
          <table:table-cell office:value-type="float" office:value="500.937485897968" calcext:value-type="float">
            <text:p>500.937485897968</text:p>
          </table:table-cell>
          <table:table-cell table:style-name="ce5" table:formula="of:= [.F64]/86400+25569" office:value-type="date" office:date-value="2014-03-24T07:00:09" calcext:value-type="date">
            <text:p>2014-03-24</text:p>
          </table:table-cell>
        </table:table-row>
        <table:table-row table:style-name="ro1">
          <table:table-cell table:style-name="ce2" office:value-type="string" calcext:value-type="string">
            <text:p>2014-06-01</text:p>
          </table:table-cell>
          <table:table-cell table:style-name="ce3" table:formula="of:=([.A65] - DATEVALUE(&quot;1/1/1970&quot;))*86400" office:value-type="float" office:value="1401580800" calcext:value-type="float">
            <text:p>14015808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6162831" calcext:value-type="float">
            <text:p>1396162831</text:p>
          </table:table-cell>
          <table:table-cell office:value-type="float" office:value="462.620692362535" calcext:value-type="float">
            <text:p>462.620692362535</text:p>
          </table:table-cell>
          <table:table-cell table:style-name="ce5" table:formula="of:= [.F65]/86400+25569" office:value-type="date" office:date-value="2014-03-30T07:00:31" calcext:value-type="date">
            <text:p>2014-03-30</text:p>
          </table:table-cell>
        </table:table-row>
        <table:table-row table:style-name="ro1">
          <table:table-cell table:style-name="ce2" office:value-type="string" calcext:value-type="string">
            <text:p>2014-06-08</text:p>
          </table:table-cell>
          <table:table-cell table:style-name="ce3" table:formula="of:=([.A66] - DATEVALUE(&quot;1/1/1970&quot;))*86400" office:value-type="float" office:value="1402185600" calcext:value-type="float">
            <text:p>1402185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6681361" calcext:value-type="float">
            <text:p>1396681361</text:p>
          </table:table-cell>
          <table:table-cell office:value-type="float" office:value="390.571963234186" calcext:value-type="float">
            <text:p>390.571963234186</text:p>
          </table:table-cell>
          <table:table-cell table:style-name="ce5" table:formula="of:= [.F66]/86400+25569" office:value-type="date" office:date-value="2014-04-05T07:02:41" calcext:value-type="date">
            <text:p>2014-04-05</text:p>
          </table:table-cell>
        </table:table-row>
        <table:table-row table:style-name="ro1">
          <table:table-cell table:style-name="ce2" office:value-type="string" calcext:value-type="string">
            <text:p>2014-06-15</text:p>
          </table:table-cell>
          <table:table-cell table:style-name="ce3" table:formula="of:=([.A67] - DATEVALUE(&quot;1/1/1970&quot;))*86400" office:value-type="float" office:value="1402790400" calcext:value-type="float">
            <text:p>1402790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7199607" calcext:value-type="float">
            <text:p>1397199607</text:p>
          </table:table-cell>
          <table:table-cell office:value-type="float" office:value="376.9267840872" calcext:value-type="float">
            <text:p>376.9267840872</text:p>
          </table:table-cell>
          <table:table-cell table:style-name="ce5" table:formula="of:= [.F67]/86400+25569" office:value-type="date" office:date-value="2014-04-11T07:00:07" calcext:value-type="date">
            <text:p>2014-04-11</text:p>
          </table:table-cell>
        </table:table-row>
        <table:table-row table:style-name="ro1">
          <table:table-cell table:style-name="ce2" office:value-type="string" calcext:value-type="string">
            <text:p>2014-06-22</text:p>
          </table:table-cell>
          <table:table-cell table:style-name="ce3" table:formula="of:=([.A68] - DATEVALUE(&quot;1/1/1970&quot;))*86400" office:value-type="float" office:value="1403395200" calcext:value-type="float">
            <text:p>1403395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97718039" calcext:value-type="float">
            <text:p>1397718039</text:p>
          </table:table-cell>
          <table:table-cell office:value-type="float" office:value="391.95116577122" calcext:value-type="float">
            <text:p>391.95116577122</text:p>
          </table:table-cell>
          <table:table-cell table:style-name="ce5" table:formula="of:= [.F68]/86400+25569" office:value-type="date" office:date-value="2014-04-17T07:00:39" calcext:value-type="date">
            <text:p>2014-04-17</text:p>
          </table:table-cell>
        </table:table-row>
        <table:table-row table:style-name="ro1">
          <table:table-cell table:style-name="ce2" office:value-type="string" calcext:value-type="string">
            <text:p>2014-06-29</text:p>
          </table:table-cell>
          <table:table-cell table:style-name="ce3" table:formula="of:=([.A69] - DATEVALUE(&quot;1/1/1970&quot;))*86400" office:value-type="float" office:value="1404000000" calcext:value-type="float">
            <text:p>1404000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98236426" calcext:value-type="float">
            <text:p>1398236426</text:p>
          </table:table-cell>
          <table:table-cell office:value-type="float" office:value="425.577946692836" calcext:value-type="float">
            <text:p>425.577946692836</text:p>
          </table:table-cell>
          <table:table-cell table:style-name="ce5" table:formula="of:= [.F69]/86400+25569" office:value-type="date" office:date-value="2014-04-23T07:00:26" calcext:value-type="date">
            <text:p>2014-04-23</text:p>
          </table:table-cell>
        </table:table-row>
        <table:table-row table:style-name="ro1">
          <table:table-cell table:style-name="ce2" office:value-type="string" calcext:value-type="string">
            <text:p>2014-07-06</text:p>
          </table:table-cell>
          <table:table-cell table:style-name="ce3" table:formula="of:=([.A70] - DATEVALUE(&quot;1/1/1970&quot;))*86400" office:value-type="float" office:value="1404604800" calcext:value-type="float">
            <text:p>1404604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98754813" calcext:value-type="float">
            <text:p>1398754813</text:p>
          </table:table-cell>
          <table:table-cell office:value-type="float" office:value="395.058330763917" calcext:value-type="float">
            <text:p>395.058330763917</text:p>
          </table:table-cell>
          <table:table-cell table:style-name="ce5" table:formula="of:= [.F70]/86400+25569" office:value-type="date" office:date-value="2014-04-29T07:00:13" calcext:value-type="date">
            <text:p>2014-04-29</text:p>
          </table:table-cell>
        </table:table-row>
        <table:table-row table:style-name="ro1">
          <table:table-cell table:style-name="ce2" office:value-type="string" calcext:value-type="string">
            <text:p>2014-07-13</text:p>
          </table:table-cell>
          <table:table-cell table:style-name="ce3" table:formula="of:=([.A71] - DATEVALUE(&quot;1/1/1970&quot;))*86400" office:value-type="float" office:value="1405209600" calcext:value-type="float">
            <text:p>1405209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99273226" calcext:value-type="float">
            <text:p>1399273226</text:p>
          </table:table-cell>
          <table:table-cell office:value-type="float" office:value="381.771276504894" calcext:value-type="float">
            <text:p>381.771276504894</text:p>
          </table:table-cell>
          <table:table-cell table:style-name="ce5" table:formula="of:= [.F71]/86400+25569" office:value-type="date" office:date-value="2014-05-05T07:00:26" calcext:value-type="date">
            <text:p>2014-05-05</text:p>
          </table:table-cell>
        </table:table-row>
        <table:table-row table:style-name="ro1">
          <table:table-cell table:style-name="ce2" office:value-type="string" calcext:value-type="string">
            <text:p>2014-07-20</text:p>
          </table:table-cell>
          <table:table-cell table:style-name="ce3" table:formula="of:=([.A72] - DATEVALUE(&quot;1/1/1970&quot;))*86400" office:value-type="float" office:value="1405814400" calcext:value-type="float">
            <text:p>1405814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99791610" calcext:value-type="float">
            <text:p>1399791610</text:p>
          </table:table-cell>
          <table:table-cell office:value-type="float" office:value="378.624597783176" calcext:value-type="float">
            <text:p>378.624597783176</text:p>
          </table:table-cell>
          <table:table-cell table:style-name="ce5" table:formula="of:= [.F72]/86400+25569" office:value-type="date" office:date-value="2014-05-11T07:00:10" calcext:value-type="date">
            <text:p>2014-05-11</text:p>
          </table:table-cell>
        </table:table-row>
        <table:table-row table:style-name="ro1">
          <table:table-cell table:style-name="ce2" office:value-type="string" calcext:value-type="string">
            <text:p>2014-07-27</text:p>
          </table:table-cell>
          <table:table-cell table:style-name="ce3" table:formula="of:=([.A73] - DATEVALUE(&quot;1/1/1970&quot;))*86400" office:value-type="float" office:value="1406419200" calcext:value-type="float">
            <text:p>1406419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0310011" calcext:value-type="float">
            <text:p>1400310011</text:p>
          </table:table-cell>
          <table:table-cell office:value-type="float" office:value="379.90382723182" calcext:value-type="float">
            <text:p>379.90382723182</text:p>
          </table:table-cell>
          <table:table-cell table:style-name="ce5" table:formula="of:= [.F73]/86400+25569" office:value-type="date" office:date-value="2014-05-17T07:00:11" calcext:value-type="date">
            <text:p>2014-05-17</text:p>
          </table:table-cell>
        </table:table-row>
        <table:table-row table:style-name="ro1">
          <table:table-cell table:style-name="ce2" office:value-type="string" calcext:value-type="string">
            <text:p>2014-08-03</text:p>
          </table:table-cell>
          <table:table-cell table:style-name="ce3" table:formula="of:=([.A74] - DATEVALUE(&quot;1/1/1970&quot;))*86400" office:value-type="float" office:value="1407024000" calcext:value-type="float">
            <text:p>1407024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0828417" calcext:value-type="float">
            <text:p>1400828417</text:p>
          </table:table-cell>
          <table:table-cell office:value-type="float" office:value="406.877837578282" calcext:value-type="float">
            <text:p>406.877837578282</text:p>
          </table:table-cell>
          <table:table-cell table:style-name="ce5" table:formula="of:= [.F74]/86400+25569" office:value-type="date" office:date-value="2014-05-23T07:00:17" calcext:value-type="date">
            <text:p>2014-05-23</text:p>
          </table:table-cell>
        </table:table-row>
        <table:table-row table:style-name="ro1">
          <table:table-cell table:style-name="ce2" office:value-type="string" calcext:value-type="string">
            <text:p>2014-08-10</text:p>
          </table:table-cell>
          <table:table-cell table:style-name="ce3" table:formula="of:=([.A75] - DATEVALUE(&quot;1/1/1970&quot;))*86400" office:value-type="float" office:value="1407628800" calcext:value-type="float">
            <text:p>14076288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1346805" calcext:value-type="float">
            <text:p>1401346805</text:p>
          </table:table-cell>
          <table:table-cell office:value-type="float" office:value="482.152639675423" calcext:value-type="float">
            <text:p>482.152639675423</text:p>
          </table:table-cell>
          <table:table-cell table:style-name="ce5" table:formula="of:= [.F75]/86400+25569" office:value-type="date" office:date-value="2014-05-29T07:00:05" calcext:value-type="date">
            <text:p>2014-05-29</text:p>
          </table:table-cell>
        </table:table-row>
        <table:table-row table:style-name="ro1">
          <table:table-cell table:style-name="ce2" office:value-type="string" calcext:value-type="string">
            <text:p>2014-08-17</text:p>
          </table:table-cell>
          <table:table-cell table:style-name="ce3" table:formula="of:=([.A76] - DATEVALUE(&quot;1/1/1970&quot;))*86400" office:value-type="float" office:value="1408233600" calcext:value-type="float">
            <text:p>1408233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1865202" calcext:value-type="float">
            <text:p>1401865202</text:p>
          </table:table-cell>
          <table:table-cell office:value-type="float" office:value="537.319187579775" calcext:value-type="float">
            <text:p>537.319187579775</text:p>
          </table:table-cell>
          <table:table-cell table:style-name="ce5" table:formula="of:= [.F76]/86400+25569" office:value-type="date" office:date-value="2014-06-04T07:00:02" calcext:value-type="date">
            <text:p>2014-06-04</text:p>
          </table:table-cell>
        </table:table-row>
        <table:table-row table:style-name="ro1">
          <table:table-cell table:style-name="ce2" office:value-type="string" calcext:value-type="string">
            <text:p>2014-08-24</text:p>
          </table:table-cell>
          <table:table-cell table:style-name="ce3" table:formula="of:=([.A77] - DATEVALUE(&quot;1/1/1970&quot;))*86400" office:value-type="float" office:value="1408838400" calcext:value-type="float">
            <text:p>1408838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2383609" calcext:value-type="float">
            <text:p>1402383609</text:p>
          </table:table-cell>
          <table:table-cell office:value-type="float" office:value="558.13966507498" calcext:value-type="float">
            <text:p>558.13966507498</text:p>
          </table:table-cell>
          <table:table-cell table:style-name="ce5" table:formula="of:= [.F77]/86400+25569" office:value-type="date" office:date-value="2014-06-10T07:00:09" calcext:value-type="date">
            <text:p>2014-06-10</text:p>
          </table:table-cell>
        </table:table-row>
        <table:table-row table:style-name="ro1">
          <table:table-cell table:style-name="ce2" office:value-type="string" calcext:value-type="string">
            <text:p>2014-08-31</text:p>
          </table:table-cell>
          <table:table-cell table:style-name="ce3" table:formula="of:=([.A78] - DATEVALUE(&quot;1/1/1970&quot;))*86400" office:value-type="float" office:value="1409443200" calcext:value-type="float">
            <text:p>1409443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2902008" calcext:value-type="float">
            <text:p>1402902008</text:p>
          </table:table-cell>
          <table:table-cell office:value-type="float" office:value="514.417161889974" calcext:value-type="float">
            <text:p>514.417161889974</text:p>
          </table:table-cell>
          <table:table-cell table:style-name="ce5" table:formula="of:= [.F78]/86400+25569" office:value-type="date" office:date-value="2014-06-16T07:00:08" calcext:value-type="date">
            <text:p>2014-06-16</text:p>
          </table:table-cell>
        </table:table-row>
        <table:table-row table:style-name="ro1">
          <table:table-cell table:style-name="ce2" office:value-type="string" calcext:value-type="string">
            <text:p>2014-09-07</text:p>
          </table:table-cell>
          <table:table-cell table:style-name="ce3" table:formula="of:=([.A79] - DATEVALUE(&quot;1/1/1970&quot;))*86400" office:value-type="float" office:value="1410048000" calcext:value-type="float">
            <text:p>1410048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3420405" calcext:value-type="float">
            <text:p>1403420405</text:p>
          </table:table-cell>
          <table:table-cell office:value-type="float" office:value="512.284409409001" calcext:value-type="float">
            <text:p>512.284409409001</text:p>
          </table:table-cell>
          <table:table-cell table:style-name="ce5" table:formula="of:= [.F79]/86400+25569" office:value-type="date" office:date-value="2014-06-22T07:00:05" calcext:value-type="date">
            <text:p>2014-06-22</text:p>
          </table:table-cell>
        </table:table-row>
        <table:table-row table:style-name="ro1">
          <table:table-cell table:style-name="ce2" office:value-type="string" calcext:value-type="string">
            <text:p>2014-09-14</text:p>
          </table:table-cell>
          <table:table-cell table:style-name="ce3" table:formula="of:=([.A80] - DATEVALUE(&quot;1/1/1970&quot;))*86400" office:value-type="float" office:value="1410652800" calcext:value-type="float">
            <text:p>1410652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3938808" calcext:value-type="float">
            <text:p>1403938808</text:p>
          </table:table-cell>
          <table:table-cell office:value-type="float" office:value="498.420170707596" calcext:value-type="float">
            <text:p>498.420170707596</text:p>
          </table:table-cell>
          <table:table-cell table:style-name="ce5" table:formula="of:= [.F80]/86400+25569" office:value-type="date" office:date-value="2014-06-28T07:00:08" calcext:value-type="date">
            <text:p>2014-06-28</text:p>
          </table:table-cell>
        </table:table-row>
        <table:table-row table:style-name="ro1">
          <table:table-cell table:style-name="ce2" office:value-type="string" calcext:value-type="string">
            <text:p>2014-09-21</text:p>
          </table:table-cell>
          <table:table-cell table:style-name="ce3" table:formula="of:=([.A81] - DATEVALUE(&quot;1/1/1970&quot;))*86400" office:value-type="float" office:value="1411257600" calcext:value-type="float">
            <text:p>1411257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4457212" calcext:value-type="float">
            <text:p>1404457212</text:p>
          </table:table-cell>
          <table:table-cell office:value-type="float" office:value="540.016824203914" calcext:value-type="float">
            <text:p>540.016824203914</text:p>
          </table:table-cell>
          <table:table-cell table:style-name="ce5" table:formula="of:= [.F81]/86400+25569" office:value-type="date" office:date-value="2014-07-04T07:00:12" calcext:value-type="date">
            <text:p>2014-07-04</text:p>
          </table:table-cell>
        </table:table-row>
        <table:table-row table:style-name="ro1">
          <table:table-cell table:style-name="ce2" office:value-type="string" calcext:value-type="string">
            <text:p>2014-09-28</text:p>
          </table:table-cell>
          <table:table-cell table:style-name="ce3" table:formula="of:=([.A82] - DATEVALUE(&quot;1/1/1970&quot;))*86400" office:value-type="float" office:value="1411862400" calcext:value-type="float">
            <text:p>1411862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4975601" calcext:value-type="float">
            <text:p>1404975601</text:p>
          </table:table-cell>
          <table:table-cell office:value-type="float" office:value="537.190225158832" calcext:value-type="float">
            <text:p>537.190225158832</text:p>
          </table:table-cell>
          <table:table-cell table:style-name="ce5" table:formula="of:= [.F82]/86400+25569" office:value-type="date" office:date-value="2014-07-10T07:00:01" calcext:value-type="date">
            <text:p>2014-07-10</text:p>
          </table:table-cell>
        </table:table-row>
        <table:table-row table:style-name="ro1">
          <table:table-cell table:style-name="ce2" office:value-type="string" calcext:value-type="string">
            <text:p>2014-10-05</text:p>
          </table:table-cell>
          <table:table-cell table:style-name="ce3" table:formula="of:=([.A83] - DATEVALUE(&quot;1/1/1970&quot;))*86400" office:value-type="float" office:value="1412467200" calcext:value-type="float">
            <text:p>1412467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5494008" calcext:value-type="float">
            <text:p>1405494008</text:p>
          </table:table-cell>
          <table:table-cell office:value-type="float" office:value="535.987927632217" calcext:value-type="float">
            <text:p>535.987927632217</text:p>
          </table:table-cell>
          <table:table-cell table:style-name="ce5" table:formula="of:= [.F83]/86400+25569" office:value-type="date" office:date-value="2014-07-16T07:00:08" calcext:value-type="date">
            <text:p>2014-07-16</text:p>
          </table:table-cell>
        </table:table-row>
        <table:table-row table:style-name="ro1">
          <table:table-cell table:style-name="ce2" office:value-type="string" calcext:value-type="string">
            <text:p>2014-10-12</text:p>
          </table:table-cell>
          <table:table-cell table:style-name="ce3" table:formula="of:=([.A84] - DATEVALUE(&quot;1/1/1970&quot;))*86400" office:value-type="float" office:value="1413072000" calcext:value-type="float">
            <text:p>1413072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6012407" calcext:value-type="float">
            <text:p>1406012407</text:p>
          </table:table-cell>
          <table:table-cell office:value-type="float" office:value="533.426157716953" calcext:value-type="float">
            <text:p>533.426157716953</text:p>
          </table:table-cell>
          <table:table-cell table:style-name="ce5" table:formula="of:= [.F84]/86400+25569" office:value-type="date" office:date-value="2014-07-22T07:00:07" calcext:value-type="date">
            <text:p>2014-07-22</text:p>
          </table:table-cell>
        </table:table-row>
        <table:table-row table:style-name="ro1">
          <table:table-cell table:style-name="ce2" office:value-type="string" calcext:value-type="string">
            <text:p>2014-10-19</text:p>
          </table:table-cell>
          <table:table-cell table:style-name="ce3" table:formula="of:=([.A85] - DATEVALUE(&quot;1/1/1970&quot;))*86400" office:value-type="float" office:value="1413676800" calcext:value-type="float">
            <text:p>1413676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6530818" calcext:value-type="float">
            <text:p>1406530818</text:p>
          </table:table-cell>
          <table:table-cell office:value-type="float" office:value="518.174998515527" calcext:value-type="float">
            <text:p>518.174998515527</text:p>
          </table:table-cell>
          <table:table-cell table:style-name="ce5" table:formula="of:= [.F85]/86400+25569" office:value-type="date" office:date-value="2014-07-28T07:00:18" calcext:value-type="date">
            <text:p>2014-07-28</text:p>
          </table:table-cell>
        </table:table-row>
        <table:table-row table:style-name="ro1">
          <table:table-cell table:style-name="ce2" office:value-type="string" calcext:value-type="string">
            <text:p>2014-10-26</text:p>
          </table:table-cell>
          <table:table-cell table:style-name="ce3" table:formula="of:=([.A86] - DATEVALUE(&quot;1/1/1970&quot;))*86400" office:value-type="float" office:value="1414281600" calcext:value-type="float">
            <text:p>1414281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7049201" calcext:value-type="float">
            <text:p>1407049201</text:p>
          </table:table-cell>
          <table:table-cell office:value-type="float" office:value="500.022598468369" calcext:value-type="float">
            <text:p>500.022598468369</text:p>
          </table:table-cell>
          <table:table-cell table:style-name="ce5" table:formula="of:= [.F86]/86400+25569" office:value-type="date" office:date-value="2014-08-03T07:00:01" calcext:value-type="date">
            <text:p>2014-08-03</text:p>
          </table:table-cell>
        </table:table-row>
        <table:table-row table:style-name="ro1">
          <table:table-cell table:style-name="ce2" office:value-type="string" calcext:value-type="string">
            <text:p>2014-11-02</text:p>
          </table:table-cell>
          <table:table-cell table:style-name="ce3" table:formula="of:=([.A87] - DATEVALUE(&quot;1/1/1970&quot;))*86400" office:value-type="float" office:value="1414886400" calcext:value-type="float">
            <text:p>1414886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7567647" calcext:value-type="float">
            <text:p>1407567647</text:p>
          </table:table-cell>
          <table:table-cell office:value-type="float" office:value="501.603400772567" calcext:value-type="float">
            <text:p>501.603400772567</text:p>
          </table:table-cell>
          <table:table-cell table:style-name="ce5" table:formula="of:= [.F87]/86400+25569" office:value-type="date" office:date-value="2014-08-09T07:00:47" calcext:value-type="date">
            <text:p>2014-08-09</text:p>
          </table:table-cell>
        </table:table-row>
        <table:table-row table:style-name="ro1">
          <table:table-cell table:style-name="ce2" office:value-type="string" calcext:value-type="string">
            <text:p>2014-11-09</text:p>
          </table:table-cell>
          <table:table-cell table:style-name="ce3" table:formula="of:=([.A88] - DATEVALUE(&quot;1/1/1970&quot;))*86400" office:value-type="float" office:value="1415491200" calcext:value-type="float">
            <text:p>1415491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8086005" calcext:value-type="float">
            <text:p>1408086005</text:p>
          </table:table-cell>
          <table:table-cell office:value-type="float" office:value="482.15157027027" calcext:value-type="float">
            <text:p>482.15157027027</text:p>
          </table:table-cell>
          <table:table-cell table:style-name="ce5" table:formula="of:= [.F88]/86400+25569" office:value-type="date" office:date-value="2014-08-15T07:00:05" calcext:value-type="date">
            <text:p>2014-08-15</text:p>
          </table:table-cell>
        </table:table-row>
        <table:table-row table:style-name="ro1">
          <table:table-cell table:style-name="ce2" office:value-type="string" calcext:value-type="string">
            <text:p>2014-11-16</text:p>
          </table:table-cell>
          <table:table-cell table:style-name="ce3" table:formula="of:=([.A89] - DATEVALUE(&quot;1/1/1970&quot;))*86400" office:value-type="float" office:value="1416096000" calcext:value-type="float">
            <text:p>1416096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8604410" calcext:value-type="float">
            <text:p>1408604410</text:p>
          </table:table-cell>
          <table:table-cell office:value-type="float" office:value="424.188262381767" calcext:value-type="float">
            <text:p>424.188262381767</text:p>
          </table:table-cell>
          <table:table-cell table:style-name="ce5" table:formula="of:= [.F89]/86400+25569" office:value-type="date" office:date-value="2014-08-21T07:00:10" calcext:value-type="date">
            <text:p>2014-08-21</text:p>
          </table:table-cell>
        </table:table-row>
        <table:table-row table:style-name="ro1">
          <table:table-cell table:style-name="ce2" office:value-type="string" calcext:value-type="string">
            <text:p>2014-11-23</text:p>
          </table:table-cell>
          <table:table-cell table:style-name="ce3" table:formula="of:=([.A90] - DATEVALUE(&quot;1/1/1970&quot;))*86400" office:value-type="float" office:value="1416700800" calcext:value-type="float">
            <text:p>1416700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9122807" calcext:value-type="float">
            <text:p>1409122807</text:p>
          </table:table-cell>
          <table:table-cell office:value-type="float" office:value="436.202550644299" calcext:value-type="float">
            <text:p>436.202550644299</text:p>
          </table:table-cell>
          <table:table-cell table:style-name="ce5" table:formula="of:= [.F90]/86400+25569" office:value-type="date" office:date-value="2014-08-27T07:00:07" calcext:value-type="date">
            <text:p>2014-08-27</text:p>
          </table:table-cell>
        </table:table-row>
        <table:table-row table:style-name="ro1">
          <table:table-cell table:style-name="ce2" office:value-type="string" calcext:value-type="string">
            <text:p>2014-11-30</text:p>
          </table:table-cell>
          <table:table-cell table:style-name="ce3" table:formula="of:=([.A91] - DATEVALUE(&quot;1/1/1970&quot;))*86400" office:value-type="float" office:value="1417305600" calcext:value-type="float">
            <text:p>1417305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09641210" calcext:value-type="float">
            <text:p>1409641210</text:p>
          </table:table-cell>
          <table:table-cell office:value-type="float" office:value="427.741943051719" calcext:value-type="float">
            <text:p>427.741943051719</text:p>
          </table:table-cell>
          <table:table-cell table:style-name="ce5" table:formula="of:= [.F91]/86400+25569" office:value-type="date" office:date-value="2014-09-02T07:00:10" calcext:value-type="date">
            <text:p>2014-09-02</text:p>
          </table:table-cell>
        </table:table-row>
        <table:table-row table:style-name="ro1">
          <table:table-cell table:style-name="ce2" office:value-type="string" calcext:value-type="string">
            <text:p>2014-12-07</text:p>
          </table:table-cell>
          <table:table-cell table:style-name="ce3" table:formula="of:=([.A92] - DATEVALUE(&quot;1/1/1970&quot;))*86400" office:value-type="float" office:value="1417910400" calcext:value-type="float">
            <text:p>1417910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0159608" calcext:value-type="float">
            <text:p>1410159608</text:p>
          </table:table-cell>
          <table:table-cell office:value-type="float" office:value="410.737371840532" calcext:value-type="float">
            <text:p>410.737371840532</text:p>
          </table:table-cell>
          <table:table-cell table:style-name="ce5" table:formula="of:= [.F92]/86400+25569" office:value-type="date" office:date-value="2014-09-08T07:00:08" calcext:value-type="date">
            <text:p>2014-09-08</text:p>
          </table:table-cell>
        </table:table-row>
        <table:table-row table:style-name="ro1">
          <table:table-cell table:style-name="ce2" office:value-type="string" calcext:value-type="string">
            <text:p>2014-12-14</text:p>
          </table:table-cell>
          <table:table-cell table:style-name="ce3" table:formula="of:=([.A93] - DATEVALUE(&quot;1/1/1970&quot;))*86400" office:value-type="float" office:value="1418515200" calcext:value-type="float">
            <text:p>1418515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0678008" calcext:value-type="float">
            <text:p>1410678008</text:p>
          </table:table-cell>
          <table:table-cell office:value-type="float" office:value="406.002961430768" calcext:value-type="float">
            <text:p>406.002961430768</text:p>
          </table:table-cell>
          <table:table-cell table:style-name="ce5" table:formula="of:= [.F93]/86400+25569" office:value-type="date" office:date-value="2014-09-14T07:00:08" calcext:value-type="date">
            <text:p>2014-09-14</text:p>
          </table:table-cell>
        </table:table-row>
        <table:table-row table:style-name="ro1">
          <table:table-cell table:style-name="ce2" office:value-type="string" calcext:value-type="string">
            <text:p>2014-12-21</text:p>
          </table:table-cell>
          <table:table-cell table:style-name="ce3" table:formula="of:=([.A94] - DATEVALUE(&quot;1/1/1970&quot;))*86400" office:value-type="float" office:value="1419120000" calcext:value-type="float">
            <text:p>141912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1196408" calcext:value-type="float">
            <text:p>1411196408</text:p>
          </table:table-cell>
          <table:table-cell office:value-type="float" office:value="385.142875574494" calcext:value-type="float">
            <text:p>385.142875574494</text:p>
          </table:table-cell>
          <table:table-cell table:style-name="ce5" table:formula="of:= [.F94]/86400+25569" office:value-type="date" office:date-value="2014-09-20T07:00:08" calcext:value-type="date">
            <text:p>2014-09-20</text:p>
          </table:table-cell>
        </table:table-row>
        <table:table-row table:style-name="ro1">
          <table:table-cell table:style-name="ce2" office:value-type="string" calcext:value-type="string">
            <text:p>2014-12-28</text:p>
          </table:table-cell>
          <table:table-cell table:style-name="ce3" table:formula="of:=([.A95] - DATEVALUE(&quot;1/1/1970&quot;))*86400" office:value-type="float" office:value="1419724800" calcext:value-type="float">
            <text:p>1419724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1714810" calcext:value-type="float">
            <text:p>1411714810</text:p>
          </table:table-cell>
          <table:table-cell office:value-type="float" office:value="354.190264037599" calcext:value-type="float">
            <text:p>354.190264037599</text:p>
          </table:table-cell>
          <table:table-cell table:style-name="ce5" table:formula="of:= [.F95]/86400+25569" office:value-type="date" office:date-value="2014-09-26T07:00:10" calcext:value-type="date">
            <text:p>2014-09-26</text:p>
          </table:table-cell>
        </table:table-row>
        <table:table-row table:style-name="ro1">
          <table:table-cell table:style-name="ce2" office:value-type="string" calcext:value-type="string">
            <text:p>2015-01-04</text:p>
          </table:table-cell>
          <table:table-cell table:style-name="ce3" table:formula="of:=([.A96] - DATEVALUE(&quot;1/1/1970&quot;))*86400" office:value-type="float" office:value="1420329600" calcext:value-type="float">
            <text:p>1420329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2233209" calcext:value-type="float">
            <text:p>1412233209</text:p>
          </table:table-cell>
          <table:table-cell office:value-type="float" office:value="333.381156013208" calcext:value-type="float">
            <text:p>333.381156013208</text:p>
          </table:table-cell>
          <table:table-cell table:style-name="ce5" table:formula="of:= [.F96]/86400+25569" office:value-type="date" office:date-value="2014-10-02T07:00:09" calcext:value-type="date">
            <text:p>2014-10-02</text:p>
          </table:table-cell>
        </table:table-row>
        <table:table-row table:style-name="ro1">
          <table:table-cell table:style-name="ce2" office:value-type="string" calcext:value-type="string">
            <text:p>2015-01-11</text:p>
          </table:table-cell>
          <table:table-cell table:style-name="ce3" table:formula="of:=([.A97] - DATEVALUE(&quot;1/1/1970&quot;))*86400" office:value-type="float" office:value="1420934400" calcext:value-type="float">
            <text:p>1420934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2751613" calcext:value-type="float">
            <text:p>1412751613</text:p>
          </table:table-cell>
          <table:table-cell office:value-type="float" office:value="290.984309015383" calcext:value-type="float">
            <text:p>290.984309015383</text:p>
          </table:table-cell>
          <table:table-cell table:style-name="ce5" table:formula="of:= [.F97]/86400+25569" office:value-type="date" office:date-value="2014-10-08T07:00:13" calcext:value-type="date">
            <text:p>2014-10-08</text:p>
          </table:table-cell>
        </table:table-row>
        <table:table-row table:style-name="ro1">
          <table:table-cell table:style-name="ce2" office:value-type="string" calcext:value-type="string">
            <text:p>2015-01-18</text:p>
          </table:table-cell>
          <table:table-cell table:style-name="ce3" table:formula="of:=([.A98] - DATEVALUE(&quot;1/1/1970&quot;))*86400" office:value-type="float" office:value="1421539200" calcext:value-type="float">
            <text:p>1421539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3270013" calcext:value-type="float">
            <text:p>1413270013</text:p>
          </table:table-cell>
          <table:table-cell office:value-type="float" office:value="313.987906848065" calcext:value-type="float">
            <text:p>313.987906848065</text:p>
          </table:table-cell>
          <table:table-cell table:style-name="ce5" table:formula="of:= [.F98]/86400+25569" office:value-type="date" office:date-value="2014-10-14T07:00:13" calcext:value-type="date">
            <text:p>2014-10-14</text:p>
          </table:table-cell>
        </table:table-row>
        <table:table-row table:style-name="ro1">
          <table:table-cell table:style-name="ce2" office:value-type="string" calcext:value-type="string">
            <text:p>2015-01-25</text:p>
          </table:table-cell>
          <table:table-cell table:style-name="ce3" table:formula="of:=([.A99] - DATEVALUE(&quot;1/1/1970&quot;))*86400" office:value-type="float" office:value="1422144000" calcext:value-type="float">
            <text:p>1422144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3788409" calcext:value-type="float">
            <text:p>1413788409</text:p>
          </table:table-cell>
          <table:table-cell office:value-type="float" office:value="333.4901907254" calcext:value-type="float">
            <text:p>333.4901907254</text:p>
          </table:table-cell>
          <table:table-cell table:style-name="ce5" table:formula="of:= [.F99]/86400+25569" office:value-type="date" office:date-value="2014-10-20T07:00:09" calcext:value-type="date">
            <text:p>2014-10-20</text:p>
          </table:table-cell>
        </table:table-row>
        <table:table-row table:style-name="ro1">
          <table:table-cell table:style-name="ce2" office:value-type="string" calcext:value-type="string">
            <text:p>2015-02-01</text:p>
          </table:table-cell>
          <table:table-cell table:style-name="ce3" table:formula="of:=([.A100] - DATEVALUE(&quot;1/1/1970&quot;))*86400" office:value-type="float" office:value="1422748800" calcext:value-type="float">
            <text:p>1422748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4306809" calcext:value-type="float">
            <text:p>1414306809</text:p>
          </table:table-cell>
          <table:table-cell office:value-type="float" office:value="316.537400528533" calcext:value-type="float">
            <text:p>316.537400528533</text:p>
          </table:table-cell>
          <table:table-cell table:style-name="ce5" table:formula="of:= [.F100]/86400+25569" office:value-type="date" office:date-value="2014-10-26T07:00:09" calcext:value-type="date">
            <text:p>2014-10-26</text:p>
          </table:table-cell>
        </table:table-row>
        <table:table-row table:style-name="ro1">
          <table:table-cell table:style-name="ce2" office:value-type="string" calcext:value-type="string">
            <text:p>2015-02-08</text:p>
          </table:table-cell>
          <table:table-cell table:style-name="ce3" table:formula="of:=([.A101] - DATEVALUE(&quot;1/1/1970&quot;))*86400" office:value-type="float" office:value="1423353600" calcext:value-type="float">
            <text:p>1423353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4825207" calcext:value-type="float">
            <text:p>1414825207</text:p>
          </table:table-cell>
          <table:table-cell office:value-type="float" office:value="298.005620414173" calcext:value-type="float">
            <text:p>298.005620414173</text:p>
          </table:table-cell>
          <table:table-cell table:style-name="ce5" table:formula="of:= [.F101]/86400+25569" office:value-type="date" office:date-value="2014-11-01T07:00:07" calcext:value-type="date">
            <text:p>2014-11-01</text:p>
          </table:table-cell>
        </table:table-row>
        <table:table-row table:style-name="ro1">
          <table:table-cell table:style-name="ce2" office:value-type="string" calcext:value-type="string">
            <text:p>2015-02-15</text:p>
          </table:table-cell>
          <table:table-cell table:style-name="ce3" table:formula="of:=([.A102] - DATEVALUE(&quot;1/1/1970&quot;))*86400" office:value-type="float" office:value="1423958400" calcext:value-type="float">
            <text:p>1423958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5347211" calcext:value-type="float">
            <text:p>1415347211</text:p>
          </table:table-cell>
          <table:table-cell office:value-type="float" office:value="285.032965557626" calcext:value-type="float">
            <text:p>285.032965557626</text:p>
          </table:table-cell>
          <table:table-cell table:style-name="ce5" table:formula="of:= [.F102]/86400+25569" office:value-type="date" office:date-value="2014-11-07T08:00:11" calcext:value-type="date">
            <text:p>2014-11-07</text:p>
          </table:table-cell>
        </table:table-row>
        <table:table-row table:style-name="ro1">
          <table:table-cell table:style-name="ce2" office:value-type="string" calcext:value-type="string">
            <text:p>2015-02-22</text:p>
          </table:table-cell>
          <table:table-cell table:style-name="ce3" table:formula="of:=([.A103] - DATEVALUE(&quot;1/1/1970&quot;))*86400" office:value-type="float" office:value="1424563200" calcext:value-type="float">
            <text:p>1424563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5865625" calcext:value-type="float">
            <text:p>1415865625</text:p>
          </table:table-cell>
          <table:table-cell office:value-type="float" office:value="314.68589638891" calcext:value-type="float">
            <text:p>314.68589638891</text:p>
          </table:table-cell>
          <table:table-cell table:style-name="ce5" table:formula="of:= [.F103]/86400+25569" office:value-type="date" office:date-value="2014-11-13T08:00:25" calcext:value-type="date">
            <text:p>2014-11-13</text:p>
          </table:table-cell>
        </table:table-row>
        <table:table-row table:style-name="ro1">
          <table:table-cell table:style-name="ce2" office:value-type="string" calcext:value-type="string">
            <text:p>2015-03-01</text:p>
          </table:table-cell>
          <table:table-cell table:style-name="ce3" table:formula="of:=([.A104] - DATEVALUE(&quot;1/1/1970&quot;))*86400" office:value-type="float" office:value="1425168000" calcext:value-type="float">
            <text:p>1425168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6384009" calcext:value-type="float">
            <text:p>1416384009</text:p>
          </table:table-cell>
          <table:table-cell office:value-type="float" office:value="336.457830936059" calcext:value-type="float">
            <text:p>336.457830936059</text:p>
          </table:table-cell>
          <table:table-cell table:style-name="ce5" table:formula="of:= [.F104]/86400+25569" office:value-type="date" office:date-value="2014-11-19T08:00:09" calcext:value-type="date">
            <text:p>2014-11-19</text:p>
          </table:table-cell>
        </table:table-row>
        <table:table-row table:style-name="ro1">
          <table:table-cell table:style-name="ce2" office:value-type="string" calcext:value-type="string">
            <text:p>2015-03-08</text:p>
          </table:table-cell>
          <table:table-cell table:style-name="ce3" table:formula="of:=([.A105] - DATEVALUE(&quot;1/1/1970&quot;))*86400" office:value-type="float" office:value="1425772800" calcext:value-type="float">
            <text:p>1425772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6902410" calcext:value-type="float">
            <text:p>1416902410</text:p>
          </table:table-cell>
          <table:table-cell office:value-type="float" office:value="313.515810168961" calcext:value-type="float">
            <text:p>313.515810168961</text:p>
          </table:table-cell>
          <table:table-cell table:style-name="ce5" table:formula="of:= [.F105]/86400+25569" office:value-type="date" office:date-value="2014-11-25T08:00:10" calcext:value-type="date">
            <text:p>2014-11-25</text:p>
          </table:table-cell>
        </table:table-row>
        <table:table-row table:style-name="ro1">
          <table:table-cell table:style-name="ce2" office:value-type="string" calcext:value-type="string">
            <text:p>2015-03-15</text:p>
          </table:table-cell>
          <table:table-cell table:style-name="ce3" table:formula="of:=([.A106] - DATEVALUE(&quot;1/1/1970&quot;))*86400" office:value-type="float" office:value="1426377600" calcext:value-type="float">
            <text:p>1426377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7420808" calcext:value-type="float">
            <text:p>1417420808</text:p>
          </table:table-cell>
          <table:table-cell office:value-type="float" office:value="321.277566520616" calcext:value-type="float">
            <text:p>321.277566520616</text:p>
          </table:table-cell>
          <table:table-cell table:style-name="ce5" table:formula="of:= [.F106]/86400+25569" office:value-type="date" office:date-value="2014-12-01T08:00:08" calcext:value-type="date">
            <text:p>2014-12-01</text:p>
          </table:table-cell>
        </table:table-row>
        <table:table-row table:style-name="ro1">
          <table:table-cell table:style-name="ce2" office:value-type="string" calcext:value-type="string">
            <text:p>2015-03-22</text:p>
          </table:table-cell>
          <table:table-cell table:style-name="ce3" table:formula="of:=([.A107] - DATEVALUE(&quot;1/1/1970&quot;))*86400" office:value-type="float" office:value="1426982400" calcext:value-type="float">
            <text:p>1426982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7939207" calcext:value-type="float">
            <text:p>1417939207</text:p>
          </table:table-cell>
          <table:table-cell office:value-type="float" office:value="321.987293760207" calcext:value-type="float">
            <text:p>321.987293760207</text:p>
          </table:table-cell>
          <table:table-cell table:style-name="ce5" table:formula="of:= [.F107]/86400+25569" office:value-type="date" office:date-value="2014-12-07T08:00:07" calcext:value-type="date">
            <text:p>2014-12-07</text:p>
          </table:table-cell>
        </table:table-row>
        <table:table-row table:style-name="ro1">
          <table:table-cell table:style-name="ce2" office:value-type="string" calcext:value-type="string">
            <text:p>2015-03-29</text:p>
          </table:table-cell>
          <table:table-cell table:style-name="ce3" table:formula="of:=([.A108] - DATEVALUE(&quot;1/1/1970&quot;))*86400" office:value-type="float" office:value="1427587200" calcext:value-type="float">
            <text:p>1427587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8457605" calcext:value-type="float">
            <text:p>1418457605</text:p>
          </table:table-cell>
          <table:table-cell office:value-type="float" office:value="306.679328169473" calcext:value-type="float">
            <text:p>306.679328169473</text:p>
          </table:table-cell>
          <table:table-cell table:style-name="ce5" table:formula="of:= [.F108]/86400+25569" office:value-type="date" office:date-value="2014-12-13T08:00:05" calcext:value-type="date">
            <text:p>2014-12-13</text:p>
          </table:table-cell>
        </table:table-row>
        <table:table-row table:style-name="ro1">
          <table:table-cell table:style-name="ce2" office:value-type="string" calcext:value-type="string">
            <text:p>2015-04-05</text:p>
          </table:table-cell>
          <table:table-cell table:style-name="ce3" table:formula="of:=([.A109] - DATEVALUE(&quot;1/1/1970&quot;))*86400" office:value-type="float" office:value="1428192000" calcext:value-type="float">
            <text:p>1428192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8976007" calcext:value-type="float">
            <text:p>1418976007</text:p>
          </table:table-cell>
          <table:table-cell office:value-type="float" office:value="288.578104868855" calcext:value-type="float">
            <text:p>288.578104868855</text:p>
          </table:table-cell>
          <table:table-cell table:style-name="ce5" table:formula="of:= [.F109]/86400+25569" office:value-type="date" office:date-value="2014-12-19T08:00:07" calcext:value-type="date">
            <text:p>2014-12-19</text:p>
          </table:table-cell>
        </table:table-row>
        <table:table-row table:style-name="ro1">
          <table:table-cell table:style-name="ce2" office:value-type="string" calcext:value-type="string">
            <text:p>2015-04-12</text:p>
          </table:table-cell>
          <table:table-cell table:style-name="ce3" table:formula="of:=([.A110] - DATEVALUE(&quot;1/1/1970&quot;))*86400" office:value-type="float" office:value="1428796800" calcext:value-type="float">
            <text:p>1428796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19494407" calcext:value-type="float">
            <text:p>1419494407</text:p>
          </table:table-cell>
          <table:table-cell office:value-type="float" office:value="279.522199124545" calcext:value-type="float">
            <text:p>279.522199124545</text:p>
          </table:table-cell>
          <table:table-cell table:style-name="ce5" table:formula="of:= [.F110]/86400+25569" office:value-type="date" office:date-value="2014-12-25T08:00:07" calcext:value-type="date">
            <text:p>2014-12-25</text:p>
          </table:table-cell>
        </table:table-row>
        <table:table-row table:style-name="ro1">
          <table:table-cell table:style-name="ce2" office:value-type="string" calcext:value-type="string">
            <text:p>2015-04-19</text:p>
          </table:table-cell>
          <table:table-cell table:style-name="ce3" table:formula="of:=([.A111] - DATEVALUE(&quot;1/1/1970&quot;))*86400" office:value-type="float" office:value="1429401600" calcext:value-type="float">
            <text:p>1429401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0012814" calcext:value-type="float">
            <text:p>1420012814</text:p>
          </table:table-cell>
          <table:table-cell office:value-type="float" office:value="271.903452884943" calcext:value-type="float">
            <text:p>271.903452884943</text:p>
          </table:table-cell>
          <table:table-cell table:style-name="ce5" table:formula="of:= [.F111]/86400+25569" office:value-type="date" office:date-value="2014-12-31T08:00:14" calcext:value-type="date">
            <text:p>2014-12-31</text:p>
          </table:table-cell>
        </table:table-row>
        <table:table-row table:style-name="ro1">
          <table:table-cell table:style-name="ce2" office:value-type="string" calcext:value-type="string">
            <text:p>2015-04-26</text:p>
          </table:table-cell>
          <table:table-cell table:style-name="ce3" table:formula="of:=([.A112] - DATEVALUE(&quot;1/1/1970&quot;))*86400" office:value-type="float" office:value="1430006400" calcext:value-type="float">
            <text:p>1430006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0837504" calcext:value-type="float">
            <text:p>1420837504</text:p>
          </table:table-cell>
          <table:table-cell office:value-type="float" office:value="254.427412257991" calcext:value-type="float">
            <text:p>254.427412257991</text:p>
          </table:table-cell>
          <table:table-cell table:style-name="ce5" table:formula="of:= [.F112]/86400+25569" office:value-type="date" office:date-value="2015-01-09T21:05:04" calcext:value-type="date">
            <text:p>2015-01-09</text:p>
          </table:table-cell>
        </table:table-row>
        <table:table-row table:style-name="ro1">
          <table:table-cell table:style-name="ce2" office:value-type="string" calcext:value-type="string">
            <text:p>2015-05-03</text:p>
          </table:table-cell>
          <table:table-cell table:style-name="ce3" table:formula="of:=([.A113] - DATEVALUE(&quot;1/1/1970&quot;))*86400" office:value-type="float" office:value="1430611200" calcext:value-type="float">
            <text:p>1430611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1308808" calcext:value-type="float">
            <text:p>1421308808</text:p>
          </table:table-cell>
          <table:table-cell office:value-type="float" office:value="216.374105520144" calcext:value-type="float">
            <text:p>216.374105520144</text:p>
          </table:table-cell>
          <table:table-cell table:style-name="ce5" table:formula="of:= [.F113]/86400+25569" office:value-type="date" office:date-value="2015-01-15T08:00:08" calcext:value-type="date">
            <text:p>2015-01-15</text:p>
          </table:table-cell>
        </table:table-row>
        <table:table-row table:style-name="ro1">
          <table:table-cell table:style-name="ce2" office:value-type="string" calcext:value-type="string">
            <text:p>2015-05-10</text:p>
          </table:table-cell>
          <table:table-cell table:style-name="ce3" table:formula="of:=([.A114] - DATEVALUE(&quot;1/1/1970&quot;))*86400" office:value-type="float" office:value="1431216000" calcext:value-type="float">
            <text:p>1431216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1827244" calcext:value-type="float">
            <text:p>1421827244</text:p>
          </table:table-cell>
          <table:table-cell office:value-type="float" office:value="179.075713985286" calcext:value-type="float">
            <text:p>179.075713985286</text:p>
          </table:table-cell>
          <table:table-cell table:style-name="ce5" table:formula="of:= [.F114]/86400+25569" office:value-type="date" office:date-value="2015-01-21T08:00:44" calcext:value-type="date">
            <text:p>2015-01-21</text:p>
          </table:table-cell>
        </table:table-row>
        <table:table-row table:style-name="ro1">
          <table:table-cell table:style-name="ce2" office:value-type="string" calcext:value-type="string">
            <text:p>2015-05-17</text:p>
          </table:table-cell>
          <table:table-cell table:style-name="ce3" table:formula="of:=([.A115] - DATEVALUE(&quot;1/1/1970&quot;))*86400" office:value-type="float" office:value="1431820800" calcext:value-type="float">
            <text:p>1431820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2345689" calcext:value-type="float">
            <text:p>1422345689</text:p>
          </table:table-cell>
          <table:table-cell office:value-type="float" office:value="210.953977503894" calcext:value-type="float">
            <text:p>210.953977503894</text:p>
          </table:table-cell>
          <table:table-cell table:style-name="ce5" table:formula="of:= [.F115]/86400+25569" office:value-type="date" office:date-value="2015-01-27T08:01:29" calcext:value-type="date">
            <text:p>2015-01-27</text:p>
          </table:table-cell>
        </table:table-row>
        <table:table-row table:style-name="ro1">
          <table:table-cell table:style-name="ce2" office:value-type="string" calcext:value-type="string">
            <text:p>2015-05-24</text:p>
          </table:table-cell>
          <table:table-cell table:style-name="ce3" table:formula="of:=([.A116] - DATEVALUE(&quot;1/1/1970&quot;))*86400" office:value-type="float" office:value="1432425600" calcext:value-type="float">
            <text:p>1432425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2864000" calcext:value-type="float">
            <text:p>1422864000</text:p>
          </table:table-cell>
          <table:table-cell office:value-type="float" office:value="201.810982691669" calcext:value-type="float">
            <text:p>201.810982691669</text:p>
          </table:table-cell>
          <table:table-cell table:style-name="ce5" table:formula="of:= [.F116]/86400+25569" office:value-type="date" office:date-value="2015-02-02T08:00:00" calcext:value-type="date">
            <text:p>2015-02-02</text:p>
          </table:table-cell>
        </table:table-row>
        <table:table-row table:style-name="ro1">
          <table:table-cell table:style-name="ce2" office:value-type="string" calcext:value-type="string">
            <text:p>2015-05-31</text:p>
          </table:table-cell>
          <table:table-cell table:style-name="ce3" table:formula="of:=([.A117] - DATEVALUE(&quot;1/1/1970&quot;))*86400" office:value-type="float" office:value="1433030400" calcext:value-type="float">
            <text:p>1433030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3382557" calcext:value-type="float">
            <text:p>1423382557</text:p>
          </table:table-cell>
          <table:table-cell office:value-type="float" office:value="193.784918421731" calcext:value-type="float">
            <text:p>193.784918421731</text:p>
          </table:table-cell>
          <table:table-cell table:style-name="ce5" table:formula="of:= [.F117]/86400+25569" office:value-type="date" office:date-value="2015-02-08T08:02:37" calcext:value-type="date">
            <text:p>2015-02-08</text:p>
          </table:table-cell>
        </table:table-row>
        <table:table-row table:style-name="ro1">
          <table:table-cell table:style-name="ce2" office:value-type="string" calcext:value-type="string">
            <text:p>2015-06-07</text:p>
          </table:table-cell>
          <table:table-cell table:style-name="ce3" table:formula="of:=([.A118] - DATEVALUE(&quot;1/1/1970&quot;))*86400" office:value-type="float" office:value="1433635200" calcext:value-type="float">
            <text:p>1433635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3900807" calcext:value-type="float">
            <text:p>1423900807</text:p>
          </table:table-cell>
          <table:table-cell office:value-type="float" office:value="192.321700516372" calcext:value-type="float">
            <text:p>192.321700516372</text:p>
          </table:table-cell>
          <table:table-cell table:style-name="ce5" table:formula="of:= [.F118]/86400+25569" office:value-type="date" office:date-value="2015-02-14T08:00:07" calcext:value-type="date">
            <text:p>2015-02-14</text:p>
          </table:table-cell>
        </table:table-row>
        <table:table-row table:style-name="ro1">
          <table:table-cell table:style-name="ce2" office:value-type="string" calcext:value-type="string">
            <text:p>2015-06-14</text:p>
          </table:table-cell>
          <table:table-cell table:style-name="ce3" table:formula="of:=([.A119] - DATEVALUE(&quot;1/1/1970&quot;))*86400" office:value-type="float" office:value="1434240000" calcext:value-type="float">
            <text:p>1434240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4419214" calcext:value-type="float">
            <text:p>1424419214</text:p>
          </table:table-cell>
          <table:table-cell office:value-type="float" office:value="207.692754444289" calcext:value-type="float">
            <text:p>207.692754444289</text:p>
          </table:table-cell>
          <table:table-cell table:style-name="ce5" table:formula="of:= [.F119]/86400+25569" office:value-type="date" office:date-value="2015-02-20T08:00:14" calcext:value-type="date">
            <text:p>2015-02-20</text:p>
          </table:table-cell>
        </table:table-row>
        <table:table-row table:style-name="ro1">
          <table:table-cell table:style-name="ce2" office:value-type="string" calcext:value-type="string">
            <text:p>2015-06-21</text:p>
          </table:table-cell>
          <table:table-cell table:style-name="ce3" table:formula="of:=([.A120] - DATEVALUE(&quot;1/1/1970&quot;))*86400" office:value-type="float" office:value="1434844800" calcext:value-type="float">
            <text:p>1434844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4937664" calcext:value-type="float">
            <text:p>1424937664</text:p>
          </table:table-cell>
          <table:table-cell office:value-type="float" office:value="205.878298430931" calcext:value-type="float">
            <text:p>205.878298430931</text:p>
          </table:table-cell>
          <table:table-cell table:style-name="ce5" table:formula="of:= [.F120]/86400+25569" office:value-type="date" office:date-value="2015-02-26T08:01:04" calcext:value-type="date">
            <text:p>2015-02-26</text:p>
          </table:table-cell>
        </table:table-row>
        <table:table-row table:style-name="ro1">
          <table:table-cell table:style-name="ce2" office:value-type="string" calcext:value-type="string">
            <text:p>2015-06-28</text:p>
          </table:table-cell>
          <table:table-cell table:style-name="ce3" table:formula="of:=([.A121] - DATEVALUE(&quot;1/1/1970&quot;))*86400" office:value-type="float" office:value="1435449600" calcext:value-type="float">
            <text:p>1435449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5456060" calcext:value-type="float">
            <text:p>1425456060</text:p>
          </table:table-cell>
          <table:table-cell office:value-type="float" office:value="221.030957430053" calcext:value-type="float">
            <text:p>221.030957430053</text:p>
          </table:table-cell>
          <table:table-cell table:style-name="ce5" table:formula="of:= [.F121]/86400+25569" office:value-type="date" office:date-value="2015-03-04T08:01:00" calcext:value-type="date">
            <text:p>2015-03-04</text:p>
          </table:table-cell>
        </table:table-row>
        <table:table-row table:style-name="ro1">
          <table:table-cell table:style-name="ce2" office:value-type="string" calcext:value-type="string">
            <text:p>2015-07-05</text:p>
          </table:table-cell>
          <table:table-cell table:style-name="ce3" table:formula="of:=([.A122] - DATEVALUE(&quot;1/1/1970&quot;))*86400" office:value-type="float" office:value="1436054400" calcext:value-type="float">
            <text:p>1436054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5970818" calcext:value-type="float">
            <text:p>1425970818</text:p>
          </table:table-cell>
          <table:table-cell office:value-type="float" office:value="236.098207461371" calcext:value-type="float">
            <text:p>236.098207461371</text:p>
          </table:table-cell>
          <table:table-cell table:style-name="ce5" table:formula="of:= [.F122]/86400+25569" office:value-type="date" office:date-value="2015-03-10T07:00:18" calcext:value-type="date">
            <text:p>2015-03-10</text:p>
          </table:table-cell>
        </table:table-row>
        <table:table-row table:style-name="ro1">
          <table:table-cell table:style-name="ce2" office:value-type="string" calcext:value-type="string">
            <text:p>2015-07-12</text:p>
          </table:table-cell>
          <table:table-cell table:style-name="ce3" table:formula="of:=([.A123] - DATEVALUE(&quot;1/1/1970&quot;))*86400" office:value-type="float" office:value="1436659200" calcext:value-type="float">
            <text:p>1436659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6489430" calcext:value-type="float">
            <text:p>1426489430</text:p>
          </table:table-cell>
          <table:table-cell office:value-type="float" office:value="247.905655857311" calcext:value-type="float">
            <text:p>247.905655857311</text:p>
          </table:table-cell>
          <table:table-cell table:style-name="ce5" table:formula="of:= [.F123]/86400+25569" office:value-type="date" office:date-value="2015-03-16T07:03:50" calcext:value-type="date">
            <text:p>2015-03-16</text:p>
          </table:table-cell>
        </table:table-row>
        <table:table-row table:style-name="ro1">
          <table:table-cell table:style-name="ce2" office:value-type="string" calcext:value-type="string">
            <text:p>2015-07-19</text:p>
          </table:table-cell>
          <table:table-cell table:style-name="ce3" table:formula="of:=([.A124] - DATEVALUE(&quot;1/1/1970&quot;))*86400" office:value-type="float" office:value="1437264000" calcext:value-type="float">
            <text:p>1437264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7007639" calcext:value-type="float">
            <text:p>1427007639</text:p>
          </table:table-cell>
          <table:table-cell office:value-type="float" office:value="231.680430773768" calcext:value-type="float">
            <text:p>231.680430773768</text:p>
          </table:table-cell>
          <table:table-cell table:style-name="ce5" table:formula="of:= [.F124]/86400+25569" office:value-type="date" office:date-value="2015-03-22T07:00:39" calcext:value-type="date">
            <text:p>2015-03-22</text:p>
          </table:table-cell>
        </table:table-row>
        <table:table-row table:style-name="ro1">
          <table:table-cell table:style-name="ce2" office:value-type="string" calcext:value-type="string">
            <text:p>2015-07-26</text:p>
          </table:table-cell>
          <table:table-cell table:style-name="ce3" table:formula="of:=([.A125] - DATEVALUE(&quot;1/1/1970&quot;))*86400" office:value-type="float" office:value="1437868800" calcext:value-type="float">
            <text:p>1437868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7526276" calcext:value-type="float">
            <text:p>1427526276</text:p>
          </table:table-cell>
          <table:table-cell office:value-type="float" office:value="217.630420815538" calcext:value-type="float">
            <text:p>217.630420815538</text:p>
          </table:table-cell>
          <table:table-cell table:style-name="ce5" table:formula="of:= [.F125]/86400+25569" office:value-type="date" office:date-value="2015-03-28T07:04:36" calcext:value-type="date">
            <text:p>2015-03-28</text:p>
          </table:table-cell>
        </table:table-row>
        <table:table-row table:style-name="ro1">
          <table:table-cell table:style-name="ce2" office:value-type="string" calcext:value-type="string">
            <text:p>2015-08-02</text:p>
          </table:table-cell>
          <table:table-cell table:style-name="ce3" table:formula="of:=([.A126] - DATEVALUE(&quot;1/1/1970&quot;))*86400" office:value-type="float" office:value="1438473600" calcext:value-type="float">
            <text:p>1438473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8044412" calcext:value-type="float">
            <text:p>1428044412</text:p>
          </table:table-cell>
          <table:table-cell office:value-type="float" office:value="210.994786532584" calcext:value-type="float">
            <text:p>210.994786532584</text:p>
          </table:table-cell>
          <table:table-cell table:style-name="ce5" table:formula="of:= [.F126]/86400+25569" office:value-type="date" office:date-value="2015-04-03T07:00:12" calcext:value-type="date">
            <text:p>2015-04-03</text:p>
          </table:table-cell>
        </table:table-row>
        <table:table-row table:style-name="ro1">
          <table:table-cell table:style-name="ce2" office:value-type="string" calcext:value-type="string">
            <text:p>2015-08-09</text:p>
          </table:table-cell>
          <table:table-cell table:style-name="ce3" table:formula="of:=([.A127] - DATEVALUE(&quot;1/1/1970&quot;))*86400" office:value-type="float" office:value="1439078400" calcext:value-type="float">
            <text:p>1439078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8562812" calcext:value-type="float">
            <text:p>1428562812</text:p>
          </table:table-cell>
          <table:table-cell office:value-type="float" office:value="217.123037406873" calcext:value-type="float">
            <text:p>217.123037406873</text:p>
          </table:table-cell>
          <table:table-cell table:style-name="ce5" table:formula="of:= [.F127]/86400+25569" office:value-type="date" office:date-value="2015-04-09T07:00:12" calcext:value-type="date">
            <text:p>2015-04-09</text:p>
          </table:table-cell>
        </table:table-row>
        <table:table-row table:style-name="ro1">
          <table:table-cell table:style-name="ce2" office:value-type="string" calcext:value-type="string">
            <text:p>2015-08-16</text:p>
          </table:table-cell>
          <table:table-cell table:style-name="ce3" table:formula="of:=([.A128] - DATEVALUE(&quot;1/1/1970&quot;))*86400" office:value-type="float" office:value="1439683200" calcext:value-type="float">
            <text:p>1439683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9081218" calcext:value-type="float">
            <text:p>1429081218</text:p>
          </table:table-cell>
          <table:table-cell office:value-type="float" office:value="199.310272643091" calcext:value-type="float">
            <text:p>199.310272643091</text:p>
          </table:table-cell>
          <table:table-cell table:style-name="ce5" table:formula="of:= [.F128]/86400+25569" office:value-type="date" office:date-value="2015-04-15T07:00:18" calcext:value-type="date">
            <text:p>2015-04-15</text:p>
          </table:table-cell>
        </table:table-row>
        <table:table-row table:style-name="ro1">
          <table:table-cell table:style-name="ce2" office:value-type="string" calcext:value-type="string">
            <text:p>2015-08-23</text:p>
          </table:table-cell>
          <table:table-cell table:style-name="ce3" table:formula="of:=([.A129] - DATEVALUE(&quot;1/1/1970&quot;))*86400" office:value-type="float" office:value="1440288000" calcext:value-type="float">
            <text:p>1440288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29599693" calcext:value-type="float">
            <text:p>1429599693</text:p>
          </table:table-cell>
          <table:table-cell office:value-type="float" office:value="191.762950836659" calcext:value-type="float">
            <text:p>191.762950836659</text:p>
          </table:table-cell>
          <table:table-cell table:style-name="ce5" table:formula="of:= [.F129]/86400+25569" office:value-type="date" office:date-value="2015-04-21T07:01:33" calcext:value-type="date">
            <text:p>2015-04-21</text:p>
          </table:table-cell>
        </table:table-row>
        <table:table-row table:style-name="ro1">
          <table:table-cell table:style-name="ce2" office:value-type="string" calcext:value-type="string">
            <text:p>2015-08-30</text:p>
          </table:table-cell>
          <table:table-cell table:style-name="ce3" table:formula="of:=([.A130] - DATEVALUE(&quot;1/1/1970&quot;))*86400" office:value-type="float" office:value="1440892800" calcext:value-type="float">
            <text:p>1440892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0118006" calcext:value-type="float">
            <text:p>1430118006</text:p>
          </table:table-cell>
          <table:table-cell office:value-type="float" office:value="196.184172652637" calcext:value-type="float">
            <text:p>196.184172652637</text:p>
          </table:table-cell>
          <table:table-cell table:style-name="ce5" table:formula="of:= [.F130]/86400+25569" office:value-type="date" office:date-value="2015-04-27T07:00:06" calcext:value-type="date">
            <text:p>2015-04-27</text:p>
          </table:table-cell>
        </table:table-row>
        <table:table-row table:style-name="ro1">
          <table:table-cell table:style-name="ce2" office:value-type="string" calcext:value-type="string">
            <text:p>2015-09-06</text:p>
          </table:table-cell>
          <table:table-cell table:style-name="ce3" table:formula="of:=([.A131] - DATEVALUE(&quot;1/1/1970&quot;))*86400" office:value-type="float" office:value="1441497600" calcext:value-type="float">
            <text:p>1441497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0636404" calcext:value-type="float">
            <text:p>1430636404</text:p>
          </table:table-cell>
          <table:table-cell office:value-type="float" office:value="196.269660723556" calcext:value-type="float">
            <text:p>196.269660723556</text:p>
          </table:table-cell>
          <table:table-cell table:style-name="ce5" table:formula="of:= [.F131]/86400+25569" office:value-type="date" office:date-value="2015-05-03T07:00:04" calcext:value-type="date">
            <text:p>2015-05-03</text:p>
          </table:table-cell>
        </table:table-row>
        <table:table-row table:style-name="ro1">
          <table:table-cell table:style-name="ce2" office:value-type="string" calcext:value-type="string">
            <text:p>2015-09-13</text:p>
          </table:table-cell>
          <table:table-cell table:style-name="ce3" table:formula="of:=([.A132] - DATEVALUE(&quot;1/1/1970&quot;))*86400" office:value-type="float" office:value="1442102400" calcext:value-type="float">
            <text:p>1442102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1154907" calcext:value-type="float">
            <text:p>1431154907</text:p>
          </table:table-cell>
          <table:table-cell office:value-type="float" office:value="202.738716779178" calcext:value-type="float">
            <text:p>202.738716779178</text:p>
          </table:table-cell>
          <table:table-cell table:style-name="ce5" table:formula="of:= [.F132]/86400+25569" office:value-type="date" office:date-value="2015-05-09T07:01:47" calcext:value-type="date">
            <text:p>2015-05-09</text:p>
          </table:table-cell>
        </table:table-row>
        <table:table-row table:style-name="ro1">
          <table:table-cell table:style-name="ce2" office:value-type="string" calcext:value-type="string">
            <text:p>2015-09-20</text:p>
          </table:table-cell>
          <table:table-cell table:style-name="ce3" table:formula="of:=([.A133] - DATEVALUE(&quot;1/1/1970&quot;))*86400" office:value-type="float" office:value="1442707200" calcext:value-type="float">
            <text:p>1442707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1673245" calcext:value-type="float">
            <text:p>1431673245</text:p>
          </table:table-cell>
          <table:table-cell office:value-type="float" office:value="205.69804075904" calcext:value-type="float">
            <text:p>205.69804075904</text:p>
          </table:table-cell>
          <table:table-cell table:style-name="ce5" table:formula="of:= [.F133]/86400+25569" office:value-type="date" office:date-value="2015-05-15T07:00:45" calcext:value-type="date">
            <text:p>2015-05-15</text:p>
          </table:table-cell>
        </table:table-row>
        <table:table-row table:style-name="ro1">
          <table:table-cell table:style-name="ce2" office:value-type="string" calcext:value-type="string">
            <text:p>2015-09-27</text:p>
          </table:table-cell>
          <table:table-cell table:style-name="ce3" table:formula="of:=([.A134] - DATEVALUE(&quot;1/1/1970&quot;))*86400" office:value-type="float" office:value="1443312000" calcext:value-type="float">
            <text:p>1443312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2191651" calcext:value-type="float">
            <text:p>1432191651</text:p>
          </table:table-cell>
          <table:table-cell office:value-type="float" office:value="201.356014379078" calcext:value-type="float">
            <text:p>201.356014379078</text:p>
          </table:table-cell>
          <table:table-cell table:style-name="ce5" table:formula="of:= [.F134]/86400+25569" office:value-type="date" office:date-value="2015-05-21T07:00:51" calcext:value-type="date">
            <text:p>2015-05-21</text:p>
          </table:table-cell>
        </table:table-row>
        <table:table-row table:style-name="ro1">
          <table:table-cell table:style-name="ce2" office:value-type="string" calcext:value-type="string">
            <text:p>2015-10-04</text:p>
          </table:table-cell>
          <table:table-cell table:style-name="ce3" table:formula="of:=([.A135] - DATEVALUE(&quot;1/1/1970&quot;))*86400" office:value-type="float" office:value="1443916800" calcext:value-type="float">
            <text:p>1443916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2710084" calcext:value-type="float">
            <text:p>1432710084</text:p>
          </table:table-cell>
          <table:table-cell office:value-type="float" office:value="203.295344050618" calcext:value-type="float">
            <text:p>203.295344050618</text:p>
          </table:table-cell>
          <table:table-cell table:style-name="ce5" table:formula="of:= [.F135]/86400+25569" office:value-type="date" office:date-value="2015-05-27T07:01:24" calcext:value-type="date">
            <text:p>2015-05-27</text:p>
          </table:table-cell>
        </table:table-row>
        <table:table-row table:style-name="ro1">
          <table:table-cell table:style-name="ce2" office:value-type="string" calcext:value-type="string">
            <text:p>2015-10-11</text:p>
          </table:table-cell>
          <table:table-cell table:style-name="ce3" table:formula="of:=([.A136] - DATEVALUE(&quot;1/1/1970&quot;))*86400" office:value-type="float" office:value="1444521600" calcext:value-type="float">
            <text:p>1444521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3228492" calcext:value-type="float">
            <text:p>1433228492</text:p>
          </table:table-cell>
          <table:table-cell office:value-type="float" office:value="199.138503449177" calcext:value-type="float">
            <text:p>199.138503449177</text:p>
          </table:table-cell>
          <table:table-cell table:style-name="ce5" table:formula="of:= [.F136]/86400+25569" office:value-type="date" office:date-value="2015-06-02T07:01:32" calcext:value-type="date">
            <text:p>2015-06-02</text:p>
          </table:table-cell>
        </table:table-row>
        <table:table-row table:style-name="ro1">
          <table:table-cell table:style-name="ce2" office:value-type="string" calcext:value-type="string">
            <text:p>2015-10-18</text:p>
          </table:table-cell>
          <table:table-cell table:style-name="ce3" table:formula="of:=([.A137] - DATEVALUE(&quot;1/1/1970&quot;))*86400" office:value-type="float" office:value="1445126400" calcext:value-type="float">
            <text:p>1445126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3746805" calcext:value-type="float">
            <text:p>1433746805</text:p>
          </table:table-cell>
          <table:table-cell office:value-type="float" office:value="192.227696747365" calcext:value-type="float">
            <text:p>192.227696747365</text:p>
          </table:table-cell>
          <table:table-cell table:style-name="ce5" table:formula="of:= [.F137]/86400+25569" office:value-type="date" office:date-value="2015-06-08T07:00:05" calcext:value-type="date">
            <text:p>2015-06-08</text:p>
          </table:table-cell>
        </table:table-row>
        <table:table-row table:style-name="ro1">
          <table:table-cell table:style-name="ce2" office:value-type="string" calcext:value-type="string">
            <text:p>2015-10-25</text:p>
          </table:table-cell>
          <table:table-cell table:style-name="ce3" table:formula="of:=([.A138] - DATEVALUE(&quot;1/1/1970&quot;))*86400" office:value-type="float" office:value="1445731200" calcext:value-type="float">
            <text:p>1445731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4265504" calcext:value-type="float">
            <text:p>1434265504</text:p>
          </table:table-cell>
          <table:table-cell office:value-type="float" office:value="196.227374555139" calcext:value-type="float">
            <text:p>196.227374555139</text:p>
          </table:table-cell>
          <table:table-cell table:style-name="ce5" table:formula="of:= [.F138]/86400+25569" office:value-type="date" office:date-value="2015-06-14T07:05:04" calcext:value-type="date">
            <text:p>2015-06-14</text:p>
          </table:table-cell>
        </table:table-row>
        <table:table-row table:style-name="ro1">
          <table:table-cell table:style-name="ce2" office:value-type="string" calcext:value-type="string">
            <text:p>2015-11-01</text:p>
          </table:table-cell>
          <table:table-cell table:style-name="ce3" table:formula="of:=([.A139] - DATEVALUE(&quot;1/1/1970&quot;))*86400" office:value-type="float" office:value="1446336000" calcext:value-type="float">
            <text:p>1446336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4783602" calcext:value-type="float">
            <text:p>1434783602</text:p>
          </table:table-cell>
          <table:table-cell office:value-type="float" office:value="207.998567598959" calcext:value-type="float">
            <text:p>207.998567598959</text:p>
          </table:table-cell>
          <table:table-cell table:style-name="ce5" table:formula="of:= [.F139]/86400+25569" office:value-type="date" office:date-value="2015-06-20T07:00:02" calcext:value-type="date">
            <text:p>2015-06-20</text:p>
          </table:table-cell>
        </table:table-row>
        <table:table-row table:style-name="ro1">
          <table:table-cell table:style-name="ce2" office:value-type="string" calcext:value-type="string">
            <text:p>2015-11-08</text:p>
          </table:table-cell>
          <table:table-cell table:style-name="ce3" table:formula="of:=([.A140] - DATEVALUE(&quot;1/1/1970&quot;))*86400" office:value-type="float" office:value="1446940800" calcext:value-type="float">
            <text:p>14469408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5302072" calcext:value-type="float">
            <text:p>1435302072</text:p>
          </table:table-cell>
          <table:table-cell office:value-type="float" office:value="208.453541580409" calcext:value-type="float">
            <text:p>208.453541580409</text:p>
          </table:table-cell>
          <table:table-cell table:style-name="ce5" table:formula="of:= [.F140]/86400+25569" office:value-type="date" office:date-value="2015-06-26T07:01:12" calcext:value-type="date">
            <text:p>2015-06-26</text:p>
          </table:table-cell>
        </table:table-row>
        <table:table-row table:style-name="ro1">
          <table:table-cell table:style-name="ce2" office:value-type="string" calcext:value-type="string">
            <text:p>2015-11-15</text:p>
          </table:table-cell>
          <table:table-cell table:style-name="ce3" table:formula="of:=([.A141] - DATEVALUE(&quot;1/1/1970&quot;))*86400" office:value-type="float" office:value="1447545600" calcext:value-type="float">
            <text:p>1447545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5820451" calcext:value-type="float">
            <text:p>1435820451</text:p>
          </table:table-cell>
          <table:table-cell office:value-type="float" office:value="216.435304979649" calcext:value-type="float">
            <text:p>216.435304979649</text:p>
          </table:table-cell>
          <table:table-cell table:style-name="ce5" table:formula="of:= [.F141]/86400+25569" office:value-type="date" office:date-value="2015-07-02T07:00:51" calcext:value-type="date">
            <text:p>2015-07-02</text:p>
          </table:table-cell>
        </table:table-row>
        <table:table-row table:style-name="ro1">
          <table:table-cell table:style-name="ce2" office:value-type="string" calcext:value-type="string">
            <text:p>2015-11-22</text:p>
          </table:table-cell>
          <table:table-cell table:style-name="ce3" table:formula="of:=([.A142] - DATEVALUE(&quot;1/1/1970&quot;))*86400" office:value-type="float" office:value="1448150400" calcext:value-type="float">
            <text:p>1448150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6338802" calcext:value-type="float">
            <text:p>1436338802</text:p>
          </table:table-cell>
          <table:table-cell office:value-type="float" office:value="225.049479632132" calcext:value-type="float">
            <text:p>225.049479632132</text:p>
          </table:table-cell>
          <table:table-cell table:style-name="ce5" table:formula="of:= [.F142]/86400+25569" office:value-type="date" office:date-value="2015-07-08T07:00:02" calcext:value-type="date">
            <text:p>2015-07-08</text:p>
          </table:table-cell>
        </table:table-row>
        <table:table-row table:style-name="ro1">
          <table:table-cell table:style-name="ce2" office:value-type="string" calcext:value-type="string">
            <text:p>2015-11-29</text:p>
          </table:table-cell>
          <table:table-cell table:style-name="ce3" table:formula="of:=([.A143] - DATEVALUE(&quot;1/1/1970&quot;))*86400" office:value-type="float" office:value="1448755200" calcext:value-type="float">
            <text:p>1448755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36857345" calcext:value-type="float">
            <text:p>1436857345</text:p>
          </table:table-cell>
          <table:table-cell office:value-type="float" office:value="245.243261565103" calcext:value-type="float">
            <text:p>245.243261565103</text:p>
          </table:table-cell>
          <table:table-cell table:style-name="ce5" table:formula="of:= [.F143]/86400+25569" office:value-type="date" office:date-value="2015-07-14T07:02:25" calcext:value-type="date">
            <text:p>2015-07-14</text:p>
          </table:table-cell>
        </table:table-row>
        <table:table-row table:style-name="ro1">
          <table:table-cell table:style-name="ce2" office:value-type="string" calcext:value-type="string">
            <text:p>2015-12-06</text:p>
          </table:table-cell>
          <table:table-cell table:style-name="ce3" table:formula="of:=([.A144] - DATEVALUE(&quot;1/1/1970&quot;))*86400" office:value-type="float" office:value="1449360000" calcext:value-type="float">
            <text:p>144936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7375606" calcext:value-type="float">
            <text:p>1437375606</text:p>
          </table:table-cell>
          <table:table-cell office:value-type="float" office:value="241.458851673879" calcext:value-type="float">
            <text:p>241.458851673879</text:p>
          </table:table-cell>
          <table:table-cell table:style-name="ce5" table:formula="of:= [.F144]/86400+25569" office:value-type="date" office:date-value="2015-07-20T07:00:06" calcext:value-type="date">
            <text:p>2015-07-20</text:p>
          </table:table-cell>
        </table:table-row>
        <table:table-row table:style-name="ro1">
          <table:table-cell table:style-name="ce2" office:value-type="string" calcext:value-type="string">
            <text:p>2015-12-13</text:p>
          </table:table-cell>
          <table:table-cell table:style-name="ce3" table:formula="of:=([.A145] - DATEVALUE(&quot;1/1/1970&quot;))*86400" office:value-type="float" office:value="1449964800" calcext:value-type="float">
            <text:p>14499648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37894004" calcext:value-type="float">
            <text:p>1437894004</text:p>
          </table:table-cell>
          <table:table-cell office:value-type="float" office:value="240.576122574751" calcext:value-type="float">
            <text:p>240.576122574751</text:p>
          </table:table-cell>
          <table:table-cell table:style-name="ce5" table:formula="of:= [.F145]/86400+25569" office:value-type="date" office:date-value="2015-07-26T07:00:04" calcext:value-type="date">
            <text:p>2015-07-26</text:p>
          </table:table-cell>
        </table:table-row>
        <table:table-row table:style-name="ro1">
          <table:table-cell table:style-name="ce2" office:value-type="string" calcext:value-type="string">
            <text:p>2015-12-20</text:p>
          </table:table-cell>
          <table:table-cell table:style-name="ce3" table:formula="of:=([.A146] - DATEVALUE(&quot;1/1/1970&quot;))*86400" office:value-type="float" office:value="1450569600" calcext:value-type="float">
            <text:p>1450569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8412619" calcext:value-type="float">
            <text:p>1438412619</text:p>
          </table:table-cell>
          <table:table-cell office:value-type="float" office:value="248.349225076205" calcext:value-type="float">
            <text:p>248.349225076205</text:p>
          </table:table-cell>
          <table:table-cell table:style-name="ce5" table:formula="of:= [.F146]/86400+25569" office:value-type="date" office:date-value="2015-08-01T07:03:39" calcext:value-type="date">
            <text:p>2015-08-01</text:p>
          </table:table-cell>
        </table:table-row>
        <table:table-row table:style-name="ro1">
          <table:table-cell table:style-name="ce2" office:value-type="string" calcext:value-type="string">
            <text:p>2015-12-27</text:p>
          </table:table-cell>
          <table:table-cell table:style-name="ce3" table:formula="of:=([.A147] - DATEVALUE(&quot;1/1/1970&quot;))*86400" office:value-type="float" office:value="1451174400" calcext:value-type="float">
            <text:p>1451174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8930806" calcext:value-type="float">
            <text:p>1438930806</text:p>
          </table:table-cell>
          <table:table-cell office:value-type="float" office:value="240.8032840416" calcext:value-type="float">
            <text:p>240.8032840416</text:p>
          </table:table-cell>
          <table:table-cell table:style-name="ce5" table:formula="of:= [.F147]/86400+25569" office:value-type="date" office:date-value="2015-08-07T07:00:06" calcext:value-type="date">
            <text:p>2015-08-07</text:p>
          </table:table-cell>
        </table:table-row>
        <table:table-row table:style-name="ro1">
          <table:table-cell table:style-name="ce2" office:value-type="string" calcext:value-type="string">
            <text:p>2016-01-03</text:p>
          </table:table-cell>
          <table:table-cell table:style-name="ce3" table:formula="of:=([.A148] - DATEVALUE(&quot;1/1/1970&quot;))*86400" office:value-type="float" office:value="1451779200" calcext:value-type="float">
            <text:p>1451779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9449224" calcext:value-type="float">
            <text:p>1439449224</text:p>
          </table:table-cell>
          <table:table-cell office:value-type="float" office:value="230.07650326746" calcext:value-type="float">
            <text:p>230.07650326746</text:p>
          </table:table-cell>
          <table:table-cell table:style-name="ce5" table:formula="of:= [.F148]/86400+25569" office:value-type="date" office:date-value="2015-08-13T07:00:24" calcext:value-type="date">
            <text:p>2015-08-13</text:p>
          </table:table-cell>
        </table:table-row>
        <table:table-row table:style-name="ro1">
          <table:table-cell table:style-name="ce2" office:value-type="string" calcext:value-type="string">
            <text:p>2016-01-10</text:p>
          </table:table-cell>
          <table:table-cell table:style-name="ce3" table:formula="of:=([.A149] - DATEVALUE(&quot;1/1/1970&quot;))*86400" office:value-type="float" office:value="1452384000" calcext:value-type="float">
            <text:p>1452384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9967615" calcext:value-type="float">
            <text:p>1439967615</text:p>
          </table:table-cell>
          <table:table-cell office:value-type="float" office:value="221.119275500464" calcext:value-type="float">
            <text:p>221.119275500464</text:p>
          </table:table-cell>
          <table:table-cell table:style-name="ce5" table:formula="of:= [.F149]/86400+25569" office:value-type="date" office:date-value="2015-08-19T07:00:15" calcext:value-type="date">
            <text:p>2015-08-19</text:p>
          </table:table-cell>
        </table:table-row>
        <table:table-row table:style-name="ro1">
          <table:table-cell table:style-name="ce2" office:value-type="string" calcext:value-type="string">
            <text:p>2016-01-17</text:p>
          </table:table-cell>
          <table:table-cell table:style-name="ce3" table:formula="of:=([.A150] - DATEVALUE(&quot;1/1/1970&quot;))*86400" office:value-type="float" office:value="1452988800" calcext:value-type="float">
            <text:p>14529888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0486000" calcext:value-type="float">
            <text:p>1440486000</text:p>
          </table:table-cell>
          <table:table-cell office:value-type="float" office:value="195.412181138161" calcext:value-type="float">
            <text:p>195.412181138161</text:p>
          </table:table-cell>
          <table:table-cell table:style-name="ce5" table:formula="of:= [.F150]/86400+25569" office:value-type="date" office:date-value="2015-08-25T07:00:00" calcext:value-type="date">
            <text:p>2015-08-25</text:p>
          </table:table-cell>
        </table:table-row>
        <table:table-row table:style-name="ro1">
          <table:table-cell table:style-name="ce2" office:value-type="string" calcext:value-type="string">
            <text:p>2016-01-24</text:p>
          </table:table-cell>
          <table:table-cell table:style-name="ce3" table:formula="of:=([.A151] - DATEVALUE(&quot;1/1/1970&quot;))*86400" office:value-type="float" office:value="1453593600" calcext:value-type="float">
            <text:p>1453593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1004456" calcext:value-type="float">
            <text:p>1441004456</text:p>
          </table:table-cell>
          <table:table-cell office:value-type="float" office:value="194.324356689427" calcext:value-type="float">
            <text:p>194.324356689427</text:p>
          </table:table-cell>
          <table:table-cell table:style-name="ce5" table:formula="of:= [.F151]/86400+25569" office:value-type="date" office:date-value="2015-08-31T07:00:56" calcext:value-type="date">
            <text:p>2015-08-31</text:p>
          </table:table-cell>
        </table:table-row>
        <table:table-row table:style-name="ro1">
          <table:table-cell table:style-name="ce2" office:value-type="string" calcext:value-type="string">
            <text:p>2016-01-31</text:p>
          </table:table-cell>
          <table:table-cell table:style-name="ce3" table:formula="of:=([.A152] - DATEVALUE(&quot;1/1/1970&quot;))*86400" office:value-type="float" office:value="1454198400" calcext:value-type="float">
            <text:p>1454198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1522805" calcext:value-type="float">
            <text:p>1441522805</text:p>
          </table:table-cell>
          <table:table-cell office:value-type="float" office:value="196.886295862897" calcext:value-type="float">
            <text:p>196.886295862897</text:p>
          </table:table-cell>
          <table:table-cell table:style-name="ce5" table:formula="of:= [.F152]/86400+25569" office:value-type="date" office:date-value="2015-09-06T07:00:05" calcext:value-type="date">
            <text:p>2015-09-06</text:p>
          </table:table-cell>
        </table:table-row>
        <table:table-row table:style-name="ro1">
          <table:table-cell table:style-name="ce2" office:value-type="string" calcext:value-type="string">
            <text:p>2016-02-07</text:p>
          </table:table-cell>
          <table:table-cell table:style-name="ce3" table:formula="of:=([.A153] - DATEVALUE(&quot;1/1/1970&quot;))*86400" office:value-type="float" office:value="1454803200" calcext:value-type="float">
            <text:p>1454803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2041212" calcext:value-type="float">
            <text:p>1442041212</text:p>
          </table:table-cell>
          <table:table-cell office:value-type="float" office:value="206.113150777622" calcext:value-type="float">
            <text:p>206.113150777622</text:p>
          </table:table-cell>
          <table:table-cell table:style-name="ce5" table:formula="of:= [.F153]/86400+25569" office:value-type="date" office:date-value="2015-09-12T07:00:12" calcext:value-type="date">
            <text:p>2015-09-12</text:p>
          </table:table-cell>
        </table:table-row>
        <table:table-row table:style-name="ro1">
          <table:table-cell table:style-name="ce2" office:value-type="string" calcext:value-type="string">
            <text:p>2016-02-14</text:p>
          </table:table-cell>
          <table:table-cell table:style-name="ce3" table:formula="of:=([.A154] - DATEVALUE(&quot;1/1/1970&quot;))*86400" office:value-type="float" office:value="1455408000" calcext:value-type="float">
            <text:p>1455408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2559632" calcext:value-type="float">
            <text:p>1442559632</text:p>
          </table:table-cell>
          <table:table-cell office:value-type="float" office:value="197.777106665563" calcext:value-type="float">
            <text:p>197.777106665563</text:p>
          </table:table-cell>
          <table:table-cell table:style-name="ce5" table:formula="of:= [.F154]/86400+25569" office:value-type="date" office:date-value="2015-09-18T07:00:32" calcext:value-type="date">
            <text:p>2015-09-18</text:p>
          </table:table-cell>
        </table:table-row>
        <table:table-row table:style-name="ro1">
          <table:table-cell table:style-name="ce2" office:value-type="string" calcext:value-type="string">
            <text:p>2016-02-21</text:p>
          </table:table-cell>
          <table:table-cell table:style-name="ce3" table:formula="of:=([.A155] - DATEVALUE(&quot;1/1/1970&quot;))*86400" office:value-type="float" office:value="1456012800" calcext:value-type="float">
            <text:p>1456012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3078135" calcext:value-type="float">
            <text:p>1443078135</text:p>
          </table:table-cell>
          <table:table-cell office:value-type="float" office:value="196.979835409364" calcext:value-type="float">
            <text:p>196.979835409364</text:p>
          </table:table-cell>
          <table:table-cell table:style-name="ce5" table:formula="of:= [.F155]/86400+25569" office:value-type="date" office:date-value="2015-09-24T07:02:15" calcext:value-type="date">
            <text:p>2015-09-24</text:p>
          </table:table-cell>
        </table:table-row>
        <table:table-row table:style-name="ro1">
          <table:table-cell table:style-name="ce2" office:value-type="string" calcext:value-type="string">
            <text:p>2016-02-28</text:p>
          </table:table-cell>
          <table:table-cell table:style-name="ce3" table:formula="of:=([.A156] - DATEVALUE(&quot;1/1/1970&quot;))*86400" office:value-type="float" office:value="1456617600" calcext:value-type="float">
            <text:p>1456617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3596461" calcext:value-type="float">
            <text:p>1443596461</text:p>
          </table:table-cell>
          <table:table-cell office:value-type="float" office:value="201.550704599089" calcext:value-type="float">
            <text:p>201.550704599089</text:p>
          </table:table-cell>
          <table:table-cell table:style-name="ce5" table:formula="of:= [.F156]/86400+25569" office:value-type="date" office:date-value="2015-09-30T07:01:01" calcext:value-type="date">
            <text:p>2015-09-30</text:p>
          </table:table-cell>
        </table:table-row>
        <table:table-row table:style-name="ro1">
          <table:table-cell table:style-name="ce2" office:value-type="string" calcext:value-type="string">
            <text:p>2016-03-06</text:p>
          </table:table-cell>
          <table:table-cell table:style-name="ce3" table:formula="of:=([.A157] - DATEVALUE(&quot;1/1/1970&quot;))*86400" office:value-type="float" office:value="1457222400" calcext:value-type="float">
            <text:p>1457222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4114811" calcext:value-type="float">
            <text:p>1444114811</text:p>
          </table:table-cell>
          <table:table-cell office:value-type="float" office:value="203.890616360578" calcext:value-type="float">
            <text:p>203.890616360578</text:p>
          </table:table-cell>
          <table:table-cell table:style-name="ce5" table:formula="of:= [.F157]/86400+25569" office:value-type="date" office:date-value="2015-10-06T07:00:11" calcext:value-type="date">
            <text:p>2015-10-06</text:p>
          </table:table-cell>
        </table:table-row>
        <table:table-row table:style-name="ro1">
          <table:table-cell table:style-name="ce2" office:value-type="string" calcext:value-type="string">
            <text:p>2016-03-13</text:p>
          </table:table-cell>
          <table:table-cell table:style-name="ce3" table:formula="of:=([.A158] - DATEVALUE(&quot;1/1/1970&quot;))*86400" office:value-type="float" office:value="1457827200" calcext:value-type="float">
            <text:p>1457827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4633224" calcext:value-type="float">
            <text:p>1444633224</text:p>
          </table:table-cell>
          <table:table-cell office:value-type="float" office:value="209.819524198616" calcext:value-type="float">
            <text:p>209.819524198616</text:p>
          </table:table-cell>
          <table:table-cell table:style-name="ce5" table:formula="of:= [.F158]/86400+25569" office:value-type="date" office:date-value="2015-10-12T07:00:24" calcext:value-type="date">
            <text:p>2015-10-12</text:p>
          </table:table-cell>
        </table:table-row>
        <table:table-row table:style-name="ro1">
          <table:table-cell table:style-name="ce2" office:value-type="string" calcext:value-type="string">
            <text:p>2016-03-20</text:p>
          </table:table-cell>
          <table:table-cell table:style-name="ce3" table:formula="of:=([.A159] - DATEVALUE(&quot;1/1/1970&quot;))*86400" office:value-type="float" office:value="1458432000" calcext:value-type="float">
            <text:p>1458432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5151614" calcext:value-type="float">
            <text:p>1445151614</text:p>
          </table:table-cell>
          <table:table-cell office:value-type="float" office:value="219.019893046433" calcext:value-type="float">
            <text:p>219.019893046433</text:p>
          </table:table-cell>
          <table:table-cell table:style-name="ce5" table:formula="of:= [.F159]/86400+25569" office:value-type="date" office:date-value="2015-10-18T07:00:14" calcext:value-type="date">
            <text:p>2015-10-18</text:p>
          </table:table-cell>
        </table:table-row>
        <table:table-row table:style-name="ro1">
          <table:table-cell table:style-name="ce2" office:value-type="string" calcext:value-type="string">
            <text:p>2016-03-27</text:p>
          </table:table-cell>
          <table:table-cell table:style-name="ce3" table:formula="of:=([.A160] - DATEVALUE(&quot;1/1/1970&quot;))*86400" office:value-type="float" office:value="1459036800" calcext:value-type="float">
            <text:p>1459036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5670053" calcext:value-type="float">
            <text:p>1445670053</text:p>
          </table:table-cell>
          <table:table-cell office:value-type="float" office:value="230.843853464268" calcext:value-type="float">
            <text:p>230.843853464268</text:p>
          </table:table-cell>
          <table:table-cell table:style-name="ce5" table:formula="of:= [.F160]/86400+25569" office:value-type="date" office:date-value="2015-10-24T07:00:53" calcext:value-type="date">
            <text:p>2015-10-24</text:p>
          </table:table-cell>
        </table:table-row>
        <table:table-row table:style-name="ro1">
          <table:table-cell table:style-name="ce2" office:value-type="string" calcext:value-type="string">
            <text:p>2016-04-03</text:p>
          </table:table-cell>
          <table:table-cell table:style-name="ce3" table:formula="of:=([.A161] - DATEVALUE(&quot;1/1/1970&quot;))*86400" office:value-type="float" office:value="1459641600" calcext:value-type="float">
            <text:p>1459641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6188404" calcext:value-type="float">
            <text:p>1446188404</text:p>
          </table:table-cell>
          <table:table-cell office:value-type="float" office:value="253.476422047948" calcext:value-type="float">
            <text:p>253.476422047948</text:p>
          </table:table-cell>
          <table:table-cell table:style-name="ce5" table:formula="of:= [.F161]/86400+25569" office:value-type="date" office:date-value="2015-10-30T07:00:04" calcext:value-type="date">
            <text:p>2015-10-30</text:p>
          </table:table-cell>
        </table:table-row>
        <table:table-row table:style-name="ro1">
          <table:table-cell table:style-name="ce2" office:value-type="string" calcext:value-type="string">
            <text:p>2016-04-10</text:p>
          </table:table-cell>
          <table:table-cell table:style-name="ce3" table:formula="of:=([.A162] - DATEVALUE(&quot;1/1/1970&quot;))*86400" office:value-type="float" office:value="1460246400" calcext:value-type="float">
            <text:p>1460246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6710406" calcext:value-type="float">
            <text:p>1446710406</text:p>
          </table:table-cell>
          <table:table-cell office:value-type="float" office:value="308.631774731353" calcext:value-type="float">
            <text:p>308.631774731353</text:p>
          </table:table-cell>
          <table:table-cell table:style-name="ce5" table:formula="of:= [.F162]/86400+25569" office:value-type="date" office:date-value="2015-11-05T08:00:06" calcext:value-type="date">
            <text:p>2015-11-05</text:p>
          </table:table-cell>
        </table:table-row>
        <table:table-row table:style-name="ro1">
          <table:table-cell table:style-name="ce2" office:value-type="string" calcext:value-type="string">
            <text:p>2016-04-17</text:p>
          </table:table-cell>
          <table:table-cell table:style-name="ce3" table:formula="of:=([.A163] - DATEVALUE(&quot;1/1/1970&quot;))*86400" office:value-type="float" office:value="1460851200" calcext:value-type="float">
            <text:p>1460851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7228802" calcext:value-type="float">
            <text:p>1447228802</text:p>
          </table:table-cell>
          <table:table-cell office:value-type="float" office:value="320.033175203119" calcext:value-type="float">
            <text:p>320.033175203119</text:p>
          </table:table-cell>
          <table:table-cell table:style-name="ce5" table:formula="of:= [.F163]/86400+25569" office:value-type="date" office:date-value="2015-11-11T08:00:02" calcext:value-type="date">
            <text:p>2015-11-11</text:p>
          </table:table-cell>
        </table:table-row>
        <table:table-row table:style-name="ro1">
          <table:table-cell table:style-name="ce2" office:value-type="string" calcext:value-type="string">
            <text:p>2016-04-24</text:p>
          </table:table-cell>
          <table:table-cell table:style-name="ce3" table:formula="of:=([.A164] - DATEVALUE(&quot;1/1/1970&quot;))*86400" office:value-type="float" office:value="1461456000" calcext:value-type="float">
            <text:p>1461456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7747208" calcext:value-type="float">
            <text:p>1447747208</text:p>
          </table:table-cell>
          <table:table-cell office:value-type="float" office:value="280.887004723346" calcext:value-type="float">
            <text:p>280.887004723346</text:p>
          </table:table-cell>
          <table:table-cell table:style-name="ce5" table:formula="of:= [.F164]/86400+25569" office:value-type="date" office:date-value="2015-11-17T08:00:08" calcext:value-type="date">
            <text:p>2015-11-17</text:p>
          </table:table-cell>
        </table:table-row>
        <table:table-row table:style-name="ro1">
          <table:table-cell table:style-name="ce2" office:value-type="string" calcext:value-type="string">
            <text:p>2016-05-01</text:p>
          </table:table-cell>
          <table:table-cell table:style-name="ce3" table:formula="of:=([.A165] - DATEVALUE(&quot;1/1/1970&quot;))*86400" office:value-type="float" office:value="1462060800" calcext:value-type="float">
            <text:p>1462060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48265635" calcext:value-type="float">
            <text:p>1448265635</text:p>
          </table:table-cell>
          <table:table-cell office:value-type="float" office:value="280.363409890786" calcext:value-type="float">
            <text:p>280.363409890786</text:p>
          </table:table-cell>
          <table:table-cell table:style-name="ce5" table:formula="of:= [.F165]/86400+25569" office:value-type="date" office:date-value="2015-11-23T08:00:35" calcext:value-type="date">
            <text:p>2015-11-23</text:p>
          </table:table-cell>
        </table:table-row>
        <table:table-row table:style-name="ro1">
          <table:table-cell table:style-name="ce2" office:value-type="string" calcext:value-type="string">
            <text:p>2016-05-08</text:p>
          </table:table-cell>
          <table:table-cell table:style-name="ce3" table:formula="of:=([.A166] - DATEVALUE(&quot;1/1/1970&quot;))*86400" office:value-type="float" office:value="1462665600" calcext:value-type="float">
            <text:p>1462665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8784064" calcext:value-type="float">
            <text:p>1448784064</text:p>
          </table:table-cell>
          <table:table-cell office:value-type="float" office:value="290.511501919903" calcext:value-type="float">
            <text:p>290.511501919903</text:p>
          </table:table-cell>
          <table:table-cell table:style-name="ce5" table:formula="of:= [.F166]/86400+25569" office:value-type="date" office:date-value="2015-11-29T08:01:04" calcext:value-type="date">
            <text:p>2015-11-29</text:p>
          </table:table-cell>
        </table:table-row>
        <table:table-row table:style-name="ro1">
          <table:table-cell table:style-name="ce2" office:value-type="string" calcext:value-type="string">
            <text:p>2016-05-15</text:p>
          </table:table-cell>
          <table:table-cell table:style-name="ce3" table:formula="of:=([.A167] - DATEVALUE(&quot;1/1/1970&quot;))*86400" office:value-type="float" office:value="1463270400" calcext:value-type="float">
            <text:p>1463270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9302400" calcext:value-type="float">
            <text:p>1449302400</text:p>
          </table:table-cell>
          <table:table-cell office:value-type="float" office:value="312.94039285877" calcext:value-type="float">
            <text:p>312.94039285877</text:p>
          </table:table-cell>
          <table:table-cell table:style-name="ce5" table:formula="of:= [.F167]/86400+25569" office:value-type="date" office:date-value="2015-12-05T08:00:00" calcext:value-type="date">
            <text:p>2015-12-05</text:p>
          </table:table-cell>
        </table:table-row>
        <table:table-row table:style-name="ro1">
          <table:table-cell table:style-name="ce2" office:value-type="string" calcext:value-type="string">
            <text:p>2016-05-22</text:p>
          </table:table-cell>
          <table:table-cell table:style-name="ce3" table:formula="of:=([.A168] - DATEVALUE(&quot;1/1/1970&quot;))*86400" office:value-type="float" office:value="1463875200" calcext:value-type="float">
            <text:p>1463875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49820824" calcext:value-type="float">
            <text:p>1449820824</text:p>
          </table:table-cell>
          <table:table-cell office:value-type="float" office:value="344.083623774224" calcext:value-type="float">
            <text:p>344.083623774224</text:p>
          </table:table-cell>
          <table:table-cell table:style-name="ce5" table:formula="of:= [.F168]/86400+25569" office:value-type="date" office:date-value="2015-12-11T08:00:24" calcext:value-type="date">
            <text:p>2015-12-11</text:p>
          </table:table-cell>
        </table:table-row>
        <table:table-row table:style-name="ro1">
          <table:table-cell table:style-name="ce2" office:value-type="string" calcext:value-type="string">
            <text:p>2016-05-29</text:p>
          </table:table-cell>
          <table:table-cell table:style-name="ce3" table:formula="of:=([.A169] - DATEVALUE(&quot;1/1/1970&quot;))*86400" office:value-type="float" office:value="1464480000" calcext:value-type="float">
            <text:p>14644800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50339212" calcext:value-type="float">
            <text:p>1450339212</text:p>
          </table:table-cell>
          <table:table-cell office:value-type="float" office:value="379.996088527805" calcext:value-type="float">
            <text:p>379.996088527805</text:p>
          </table:table-cell>
          <table:table-cell table:style-name="ce5" table:formula="of:= [.F169]/86400+25569" office:value-type="date" office:date-value="2015-12-17T08:00:12" calcext:value-type="date">
            <text:p>2015-12-17</text:p>
          </table:table-cell>
        </table:table-row>
        <table:table-row table:style-name="ro1">
          <table:table-cell table:style-name="ce2" office:value-type="string" calcext:value-type="string">
            <text:p>2016-06-05</text:p>
          </table:table-cell>
          <table:table-cell table:style-name="ce3" table:formula="of:=([.A170] - DATEVALUE(&quot;1/1/1970&quot;))*86400" office:value-type="float" office:value="1465084800" calcext:value-type="float">
            <text:p>14650848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50857603" calcext:value-type="float">
            <text:p>1450857603</text:p>
          </table:table-cell>
          <table:table-cell office:value-type="float" office:value="384.78948635368" calcext:value-type="float">
            <text:p>384.78948635368</text:p>
          </table:table-cell>
          <table:table-cell table:style-name="ce5" table:formula="of:= [.F170]/86400+25569" office:value-type="date" office:date-value="2015-12-23T08:00:03" calcext:value-type="date">
            <text:p>2015-12-23</text:p>
          </table:table-cell>
        </table:table-row>
        <table:table-row table:style-name="ro1">
          <table:table-cell table:style-name="ce2" office:value-type="string" calcext:value-type="string">
            <text:p>2016-06-12</text:p>
          </table:table-cell>
          <table:table-cell table:style-name="ce3" table:formula="of:=([.A171] - DATEVALUE(&quot;1/1/1970&quot;))*86400" office:value-type="float" office:value="1465689600" calcext:value-type="float">
            <text:p>14656896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451376004" calcext:value-type="float">
            <text:p>1451376004</text:p>
          </table:table-cell>
          <table:table-cell office:value-type="float" office:value="373.79079300626" calcext:value-type="float">
            <text:p>373.79079300626</text:p>
          </table:table-cell>
          <table:table-cell table:style-name="ce5" table:formula="of:= [.F171]/86400+25569" office:value-type="date" office:date-value="2015-12-29T08:00:04" calcext:value-type="date">
            <text:p>2015-12-29</text:p>
          </table:table-cell>
        </table:table-row>
        <table:table-row table:style-name="ro1">
          <table:table-cell table:style-name="ce2" office:value-type="string" calcext:value-type="string">
            <text:p>2016-06-19</text:p>
          </table:table-cell>
          <table:table-cell table:style-name="ce3" table:formula="of:=([.A172] - DATEVALUE(&quot;1/1/1970&quot;))*86400" office:value-type="float" office:value="1466294400" calcext:value-type="float">
            <text:p>14662944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51894497" calcext:value-type="float">
            <text:p>1451894497</text:p>
          </table:table-cell>
          <table:table-cell office:value-type="float" office:value="367.867315377081" calcext:value-type="float">
            <text:p>367.867315377081</text:p>
          </table:table-cell>
          <table:table-cell table:style-name="ce5" table:formula="of:= [.F172]/86400+25569" office:value-type="date" office:date-value="2016-01-04T08:01:37" calcext:value-type="date">
            <text:p>2016-01-04</text:p>
          </table:table-cell>
        </table:table-row>
        <table:table-row table:style-name="ro1">
          <table:table-cell table:style-name="ce2" office:value-type="string" calcext:value-type="string">
            <text:p>2016-06-26</text:p>
          </table:table-cell>
          <table:table-cell table:style-name="ce3" table:formula="of:=([.A173] - DATEVALUE(&quot;1/1/1970&quot;))*86400" office:value-type="float" office:value="1466899200" calcext:value-type="float">
            <text:p>14668992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52412804" calcext:value-type="float">
            <text:p>1452412804</text:p>
          </table:table-cell>
          <table:table-cell office:value-type="float" office:value="379.03387660438" calcext:value-type="float">
            <text:p>379.03387660438</text:p>
          </table:table-cell>
          <table:table-cell table:style-name="ce5" table:formula="of:= [.F173]/86400+25569" office:value-type="date" office:date-value="2016-01-10T08:00:04" calcext:value-type="date">
            <text:p>2016-01-10</text:p>
          </table:table-cell>
        </table:table-row>
        <table:table-row table:style-name="ro1">
          <table:table-cell table:style-name="ce2" office:value-type="string" calcext:value-type="string">
            <text:p>2016-07-03</text:p>
          </table:table-cell>
          <table:table-cell table:style-name="ce3" table:formula="of:=([.A174] - DATEVALUE(&quot;1/1/1970&quot;))*86400" office:value-type="float" office:value="1467504000" calcext:value-type="float">
            <text:p>14675040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52931202" calcext:value-type="float">
            <text:p>1452931202</text:p>
          </table:table-cell>
          <table:table-cell office:value-type="float" office:value="366.345085224193" calcext:value-type="float">
            <text:p>366.345085224193</text:p>
          </table:table-cell>
          <table:table-cell table:style-name="ce5" table:formula="of:= [.F174]/86400+25569" office:value-type="date" office:date-value="2016-01-16T08:00:02" calcext:value-type="date">
            <text:p>2016-01-16</text:p>
          </table:table-cell>
        </table:table-row>
        <table:table-row table:style-name="ro1">
          <table:table-cell table:style-name="ce2" office:value-type="string" calcext:value-type="string">
            <text:p>2016-07-10</text:p>
          </table:table-cell>
          <table:table-cell table:style-name="ce3" table:formula="of:=([.A175] - DATEVALUE(&quot;1/1/1970&quot;))*86400" office:value-type="float" office:value="1468108800" calcext:value-type="float">
            <text:p>14681088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3449655" calcext:value-type="float">
            <text:p>1453449655</text:p>
          </table:table-cell>
          <table:table-cell office:value-type="float" office:value="333.23884686159" calcext:value-type="float">
            <text:p>333.23884686159</text:p>
          </table:table-cell>
          <table:table-cell table:style-name="ce5" table:formula="of:= [.F175]/86400+25569" office:value-type="date" office:date-value="2016-01-22T08:00:55" calcext:value-type="date">
            <text:p>2016-01-22</text:p>
          </table:table-cell>
        </table:table-row>
        <table:table-row table:style-name="ro1">
          <table:table-cell table:style-name="ce2" office:value-type="string" calcext:value-type="string">
            <text:p>2016-07-17</text:p>
          </table:table-cell>
          <table:table-cell table:style-name="ce3" table:formula="of:=([.A176] - DATEVALUE(&quot;1/1/1970&quot;))*86400" office:value-type="float" office:value="1468713600" calcext:value-type="float">
            <text:p>1468713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3968003" calcext:value-type="float">
            <text:p>1453968003</text:p>
          </table:table-cell>
          <table:table-cell office:value-type="float" office:value="335.304016910069" calcext:value-type="float">
            <text:p>335.304016910069</text:p>
          </table:table-cell>
          <table:table-cell table:style-name="ce5" table:formula="of:= [.F176]/86400+25569" office:value-type="date" office:date-value="2016-01-28T08:00:03" calcext:value-type="date">
            <text:p>2016-01-28</text:p>
          </table:table-cell>
        </table:table-row>
        <table:table-row table:style-name="ro1">
          <table:table-cell table:style-name="ce2" office:value-type="string" calcext:value-type="string">
            <text:p>2016-07-24</text:p>
          </table:table-cell>
          <table:table-cell table:style-name="ce3" table:formula="of:=([.A177] - DATEVALUE(&quot;1/1/1970&quot;))*86400" office:value-type="float" office:value="1469318400" calcext:value-type="float">
            <text:p>1469318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4486434" calcext:value-type="float">
            <text:p>1454486434</text:p>
          </table:table-cell>
          <table:table-cell office:value-type="float" office:value="321.533969037821" calcext:value-type="float">
            <text:p>321.533969037821</text:p>
          </table:table-cell>
          <table:table-cell table:style-name="ce5" table:formula="of:= [.F177]/86400+25569" office:value-type="date" office:date-value="2016-02-03T08:00:34" calcext:value-type="date">
            <text:p>2016-02-03</text:p>
          </table:table-cell>
        </table:table-row>
        <table:table-row table:style-name="ro1">
          <table:table-cell table:style-name="ce2" office:value-type="string" calcext:value-type="string">
            <text:p>2016-07-31</text:p>
          </table:table-cell>
          <table:table-cell table:style-name="ce3" table:formula="of:=([.A178] - DATEVALUE(&quot;1/1/1970&quot;))*86400" office:value-type="float" office:value="1469923200" calcext:value-type="float">
            <text:p>14699232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55004805" calcext:value-type="float">
            <text:p>1455004805</text:p>
          </table:table-cell>
          <table:table-cell office:value-type="float" office:value="322.726920000385" calcext:value-type="float">
            <text:p>322.726920000385</text:p>
          </table:table-cell>
          <table:table-cell table:style-name="ce5" table:formula="of:= [.F178]/86400+25569" office:value-type="date" office:date-value="2016-02-09T08:00:05" calcext:value-type="date">
            <text:p>2016-02-09</text:p>
          </table:table-cell>
        </table:table-row>
        <table:table-row table:style-name="ro1">
          <table:table-cell table:style-name="ce2" office:value-type="string" calcext:value-type="string">
            <text:p>2016-08-07</text:p>
          </table:table-cell>
          <table:table-cell table:style-name="ce3" table:formula="of:=([.A179] - DATEVALUE(&quot;1/1/1970&quot;))*86400" office:value-type="float" office:value="1470528000" calcext:value-type="float">
            <text:p>1470528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5523358" calcext:value-type="float">
            <text:p>1455523358</text:p>
          </table:table-cell>
          <table:table-cell office:value-type="float" office:value="329.489120042393" calcext:value-type="float">
            <text:p>329.489120042393</text:p>
          </table:table-cell>
          <table:table-cell table:style-name="ce5" table:formula="of:= [.F179]/86400+25569" office:value-type="date" office:date-value="2016-02-15T08:02:38" calcext:value-type="date">
            <text:p>2016-02-15</text:p>
          </table:table-cell>
        </table:table-row>
        <table:table-row table:style-name="ro1">
          <table:table-cell table:style-name="ce2" office:value-type="string" calcext:value-type="string">
            <text:p>2016-08-14</text:p>
          </table:table-cell>
          <table:table-cell table:style-name="ce3" table:formula="of:=([.A180] - DATEVALUE(&quot;1/1/1970&quot;))*86400" office:value-type="float" office:value="1471132800" calcext:value-type="float">
            <text:p>1471132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56041605" calcext:value-type="float">
            <text:p>1456041605</text:p>
          </table:table-cell>
          <table:table-cell office:value-type="float" office:value="356.848675965773" calcext:value-type="float">
            <text:p>356.848675965773</text:p>
          </table:table-cell>
          <table:table-cell table:style-name="ce5" table:formula="of:= [.F180]/86400+25569" office:value-type="date" office:date-value="2016-02-21T08:00:05" calcext:value-type="date">
            <text:p>2016-02-21</text:p>
          </table:table-cell>
        </table:table-row>
        <table:table-row table:style-name="ro1">
          <table:table-cell table:style-name="ce2" office:value-type="string" calcext:value-type="string">
            <text:p>2016-08-21</text:p>
          </table:table-cell>
          <table:table-cell table:style-name="ce3" table:formula="of:=([.A181] - DATEVALUE(&quot;1/1/1970&quot;))*86400" office:value-type="float" office:value="1471737600" calcext:value-type="float">
            <text:p>1471737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56560116" calcext:value-type="float">
            <text:p>1456560116</text:p>
          </table:table-cell>
          <table:table-cell office:value-type="float" office:value="366.146433155208" calcext:value-type="float">
            <text:p>366.146433155208</text:p>
          </table:table-cell>
          <table:table-cell table:style-name="ce5" table:formula="of:= [.F181]/86400+25569" office:value-type="date" office:date-value="2016-02-27T08:01:56" calcext:value-type="date">
            <text:p>2016-02-27</text:p>
          </table:table-cell>
        </table:table-row>
        <table:table-row table:style-name="ro1">
          <table:table-cell table:style-name="ce2" office:value-type="string" calcext:value-type="string">
            <text:p>2016-08-28</text:p>
          </table:table-cell>
          <table:table-cell table:style-name="ce3" table:formula="of:=([.A182] - DATEVALUE(&quot;1/1/1970&quot;))*86400" office:value-type="float" office:value="1472342400" calcext:value-type="float">
            <text:p>1472342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57078477" calcext:value-type="float">
            <text:p>1457078477</text:p>
          </table:table-cell>
          <table:table-cell office:value-type="float" office:value="367.857989190122" calcext:value-type="float">
            <text:p>367.857989190122</text:p>
          </table:table-cell>
          <table:table-cell table:style-name="ce5" table:formula="of:= [.F182]/86400+25569" office:value-type="date" office:date-value="2016-03-04T08:01:17" calcext:value-type="date">
            <text:p>2016-03-04</text:p>
          </table:table-cell>
        </table:table-row>
        <table:table-row table:style-name="ro1">
          <table:table-cell table:style-name="ce2" office:value-type="string" calcext:value-type="string">
            <text:p>2016-09-04</text:p>
          </table:table-cell>
          <table:table-cell table:style-name="ce3" table:formula="of:=([.A183] - DATEVALUE(&quot;1/1/1970&quot;))*86400" office:value-type="float" office:value="1472947200" calcext:value-type="float">
            <text:p>1472947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7596844" calcext:value-type="float">
            <text:p>1457596844</text:p>
          </table:table-cell>
          <table:table-cell office:value-type="float" office:value="350.207540392081" calcext:value-type="float">
            <text:p>350.207540392081</text:p>
          </table:table-cell>
          <table:table-cell table:style-name="ce5" table:formula="of:= [.F183]/86400+25569" office:value-type="date" office:date-value="2016-03-10T08:00:44" calcext:value-type="date">
            <text:p>2016-03-10</text:p>
          </table:table-cell>
        </table:table-row>
        <table:table-row table:style-name="ro1">
          <table:table-cell table:style-name="ce2" office:value-type="string" calcext:value-type="string">
            <text:p>2016-09-11</text:p>
          </table:table-cell>
          <table:table-cell table:style-name="ce3" table:formula="of:=([.A184] - DATEVALUE(&quot;1/1/1970&quot;))*86400" office:value-type="float" office:value="1473552000" calcext:value-type="float">
            <text:p>14735520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58111671" calcext:value-type="float">
            <text:p>1458111671</text:p>
          </table:table-cell>
          <table:table-cell office:value-type="float" office:value="355.252737387765" calcext:value-type="float">
            <text:p>355.252737387765</text:p>
          </table:table-cell>
          <table:table-cell table:style-name="ce5" table:formula="of:= [.F184]/86400+25569" office:value-type="date" office:date-value="2016-03-16T07:01:11" calcext:value-type="date">
            <text:p>2016-03-16</text:p>
          </table:table-cell>
        </table:table-row>
        <table:table-row table:style-name="ro1">
          <table:table-cell table:style-name="ce2" office:value-type="string" calcext:value-type="string">
            <text:p>2016-09-18</text:p>
          </table:table-cell>
          <table:table-cell table:style-name="ce3" table:formula="of:=([.A185] - DATEVALUE(&quot;1/1/1970&quot;))*86400" office:value-type="float" office:value="1474156800" calcext:value-type="float">
            <text:p>1474156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58630305" calcext:value-type="float">
            <text:p>1458630305</text:p>
          </table:table-cell>
          <table:table-cell office:value-type="float" office:value="352.628280967481" calcext:value-type="float">
            <text:p>352.628280967481</text:p>
          </table:table-cell>
          <table:table-cell table:style-name="ce5" table:formula="of:= [.F185]/86400+25569" office:value-type="date" office:date-value="2016-03-22T07:05:05" calcext:value-type="date">
            <text:p>2016-03-22</text:p>
          </table:table-cell>
        </table:table-row>
        <table:table-row table:style-name="ro1">
          <table:table-cell table:style-name="ce2" office:value-type="string" calcext:value-type="string">
            <text:p>2016-09-25</text:p>
          </table:table-cell>
          <table:table-cell table:style-name="ce3" table:formula="of:=([.A186] - DATEVALUE(&quot;1/1/1970&quot;))*86400" office:value-type="float" office:value="1474761600" calcext:value-type="float">
            <text:p>1474761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59148426" calcext:value-type="float">
            <text:p>1459148426</text:p>
          </table:table-cell>
          <table:table-cell office:value-type="float" office:value="357.353911627771" calcext:value-type="float">
            <text:p>357.353911627771</text:p>
          </table:table-cell>
          <table:table-cell table:style-name="ce5" table:formula="of:= [.F186]/86400+25569" office:value-type="date" office:date-value="2016-03-28T07:00:26" calcext:value-type="date">
            <text:p>2016-03-28</text:p>
          </table:table-cell>
        </table:table-row>
        <table:table-row table:style-name="ro1">
          <table:table-cell table:style-name="ce2" office:value-type="string" calcext:value-type="string">
            <text:p>2016-10-02</text:p>
          </table:table-cell>
          <table:table-cell table:style-name="ce3" table:formula="of:=([.A187] - DATEVALUE(&quot;1/1/1970&quot;))*86400" office:value-type="float" office:value="1475366400" calcext:value-type="float">
            <text:p>1475366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59666807" calcext:value-type="float">
            <text:p>1459666807</text:p>
          </table:table-cell>
          <table:table-cell office:value-type="float" office:value="357.003289253189" calcext:value-type="float">
            <text:p>357.003289253189</text:p>
          </table:table-cell>
          <table:table-cell table:style-name="ce5" table:formula="of:= [.F187]/86400+25569" office:value-type="date" office:date-value="2016-04-03T07:00:07" calcext:value-type="date">
            <text:p>2016-04-03</text:p>
          </table:table-cell>
        </table:table-row>
        <table:table-row table:style-name="ro1">
          <table:table-cell table:style-name="ce2" office:value-type="string" calcext:value-type="string">
            <text:p>2016-10-09</text:p>
          </table:table-cell>
          <table:table-cell table:style-name="ce3" table:formula="of:=([.A188] - DATEVALUE(&quot;1/1/1970&quot;))*86400" office:value-type="float" office:value="1475971200" calcext:value-type="float">
            <text:p>14759712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60185201" calcext:value-type="float">
            <text:p>1460185201</text:p>
          </table:table-cell>
          <table:table-cell office:value-type="float" office:value="359.660414154103" calcext:value-type="float">
            <text:p>359.660414154103</text:p>
          </table:table-cell>
          <table:table-cell table:style-name="ce5" table:formula="of:= [.F188]/86400+25569" office:value-type="date" office:date-value="2016-04-09T07:00:01" calcext:value-type="date">
            <text:p>2016-04-09</text:p>
          </table:table-cell>
        </table:table-row>
        <table:table-row table:style-name="ro1">
          <table:table-cell table:style-name="ce2" office:value-type="string" calcext:value-type="string">
            <text:p>2016-10-16</text:p>
          </table:table-cell>
          <table:table-cell table:style-name="ce3" table:formula="of:=([.A189] - DATEVALUE(&quot;1/1/1970&quot;))*86400" office:value-type="float" office:value="1476576000" calcext:value-type="float">
            <text:p>14765760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60703625" calcext:value-type="float">
            <text:p>1460703625</text:p>
          </table:table-cell>
          <table:table-cell office:value-type="float" office:value="361.575183016172" calcext:value-type="float">
            <text:p>361.575183016172</text:p>
          </table:table-cell>
          <table:table-cell table:style-name="ce5" table:formula="of:= [.F189]/86400+25569" office:value-type="date" office:date-value="2016-04-15T07:00:25" calcext:value-type="date">
            <text:p>2016-04-15</text:p>
          </table:table-cell>
        </table:table-row>
        <table:table-row table:style-name="ro1">
          <table:table-cell table:style-name="ce2" office:value-type="string" calcext:value-type="string">
            <text:p>2016-10-23</text:p>
          </table:table-cell>
          <table:table-cell table:style-name="ce3" table:formula="of:=([.A190] - DATEVALUE(&quot;1/1/1970&quot;))*86400" office:value-type="float" office:value="1477180800" calcext:value-type="float">
            <text:p>14771808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61222005" calcext:value-type="float">
            <text:p>1461222005</text:p>
          </table:table-cell>
          <table:table-cell office:value-type="float" office:value="368.980917883136" calcext:value-type="float">
            <text:p>368.980917883136</text:p>
          </table:table-cell>
          <table:table-cell table:style-name="ce5" table:formula="of:= [.F190]/86400+25569" office:value-type="date" office:date-value="2016-04-21T07:00:05" calcext:value-type="date">
            <text:p>2016-04-21</text:p>
          </table:table-cell>
        </table:table-row>
        <table:table-row table:style-name="ro1">
          <table:table-cell table:style-name="ce2" office:value-type="string" calcext:value-type="string">
            <text:p>2016-10-30</text:p>
          </table:table-cell>
          <table:table-cell table:style-name="ce3" table:formula="of:=([.A191] - DATEVALUE(&quot;1/1/1970&quot;))*86400" office:value-type="float" office:value="1477785600" calcext:value-type="float">
            <text:p>1477785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61740408" calcext:value-type="float">
            <text:p>1461740408</text:p>
          </table:table-cell>
          <table:table-cell office:value-type="float" office:value="389.779539266757" calcext:value-type="float">
            <text:p>389.779539266757</text:p>
          </table:table-cell>
          <table:table-cell table:style-name="ce5" table:formula="of:= [.F191]/86400+25569" office:value-type="date" office:date-value="2016-04-27T07:00:08" calcext:value-type="date">
            <text:p>2016-04-27</text:p>
          </table:table-cell>
        </table:table-row>
        <table:table-row table:style-name="ro1">
          <table:table-cell table:style-name="ce2" office:value-type="string" calcext:value-type="string">
            <text:p>2016-11-06</text:p>
          </table:table-cell>
          <table:table-cell table:style-name="ce3" table:formula="of:=([.A192] - DATEVALUE(&quot;1/1/1970&quot;))*86400" office:value-type="float" office:value="1478390400" calcext:value-type="float">
            <text:p>14783904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62259062" calcext:value-type="float">
            <text:p>1462259062</text:p>
          </table:table-cell>
          <table:table-cell office:value-type="float" office:value="385.133536768748" calcext:value-type="float">
            <text:p>385.133536768748</text:p>
          </table:table-cell>
          <table:table-cell table:style-name="ce5" table:formula="of:= [.F192]/86400+25569" office:value-type="date" office:date-value="2016-05-03T07:04:22" calcext:value-type="date">
            <text:p>2016-05-03</text:p>
          </table:table-cell>
        </table:table-row>
        <table:table-row table:style-name="ro1">
          <table:table-cell table:style-name="ce2" office:value-type="string" calcext:value-type="string">
            <text:p>2016-11-13</text:p>
          </table:table-cell>
          <table:table-cell table:style-name="ce3" table:formula="of:=([.A193] - DATEVALUE(&quot;1/1/1970&quot;))*86400" office:value-type="float" office:value="1478995200" calcext:value-type="float">
            <text:p>14789952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62777266" calcext:value-type="float">
            <text:p>1462777266</text:p>
          </table:table-cell>
          <table:table-cell office:value-type="float" office:value="387.636459318801" calcext:value-type="float">
            <text:p>387.636459318801</text:p>
          </table:table-cell>
          <table:table-cell table:style-name="ce5" table:formula="of:= [.F193]/86400+25569" office:value-type="date" office:date-value="2016-05-09T07:01:06" calcext:value-type="date">
            <text:p>2016-05-09</text:p>
          </table:table-cell>
        </table:table-row>
        <table:table-row table:style-name="ro1">
          <table:table-cell table:style-name="ce2" office:value-type="string" calcext:value-type="string">
            <text:p>2016-11-20</text:p>
          </table:table-cell>
          <table:table-cell table:style-name="ce3" table:formula="of:=([.A194] - DATEVALUE(&quot;1/1/1970&quot;))*86400" office:value-type="float" office:value="1479600000" calcext:value-type="float">
            <text:p>14796000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63295905" calcext:value-type="float">
            <text:p>1463295905</text:p>
          </table:table-cell>
          <table:table-cell office:value-type="float" office:value="389.654692996137" calcext:value-type="float">
            <text:p>389.654692996137</text:p>
          </table:table-cell>
          <table:table-cell table:style-name="ce5" table:formula="of:= [.F194]/86400+25569" office:value-type="date" office:date-value="2016-05-15T07:05:05" calcext:value-type="date">
            <text:p>2016-05-15</text:p>
          </table:table-cell>
        </table:table-row>
        <table:table-row table:style-name="ro1">
          <table:table-cell table:style-name="ce2" office:value-type="string" calcext:value-type="string">
            <text:p>2016-11-27</text:p>
          </table:table-cell>
          <table:table-cell table:style-name="ce3" table:formula="of:=([.A195] - DATEVALUE(&quot;1/1/1970&quot;))*86400" office:value-type="float" office:value="1480204800" calcext:value-type="float">
            <text:p>14802048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63814117" calcext:value-type="float">
            <text:p>1463814117</text:p>
          </table:table-cell>
          <table:table-cell office:value-type="float" office:value="386.276504894101" calcext:value-type="float">
            <text:p>386.276504894101</text:p>
          </table:table-cell>
          <table:table-cell table:style-name="ce5" table:formula="of:= [.F195]/86400+25569" office:value-type="date" office:date-value="2016-05-21T07:01:57" calcext:value-type="date">
            <text:p>2016-05-21</text:p>
          </table:table-cell>
        </table:table-row>
        <table:table-row table:style-name="ro1">
          <table:table-cell table:style-name="ce2" office:value-type="string" calcext:value-type="string">
            <text:p>2016-12-04</text:p>
          </table:table-cell>
          <table:table-cell table:style-name="ce3" table:formula="of:=([.A196] - DATEVALUE(&quot;1/1/1970&quot;))*86400" office:value-type="float" office:value="1480809600" calcext:value-type="float">
            <text:p>1480809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64332400" calcext:value-type="float">
            <text:p>1464332400</text:p>
          </table:table-cell>
          <table:table-cell office:value-type="float" office:value="382.149710877744" calcext:value-type="float">
            <text:p>382.149710877744</text:p>
          </table:table-cell>
          <table:table-cell table:style-name="ce5" table:formula="of:= [.F196]/86400+25569" office:value-type="date" office:date-value="2016-05-27T07:00:00" calcext:value-type="date">
            <text:p>2016-05-27</text:p>
          </table:table-cell>
        </table:table-row>
        <table:table-row table:style-name="ro1">
          <table:table-cell table:style-name="ce2" office:value-type="string" calcext:value-type="string">
            <text:p>2016-12-11</text:p>
          </table:table-cell>
          <table:table-cell table:style-name="ce3" table:formula="of:=([.A197] - DATEVALUE(&quot;1/1/1970&quot;))*86400" office:value-type="float" office:value="1481414400" calcext:value-type="float">
            <text:p>1481414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64850867" calcext:value-type="float">
            <text:p>1464850867</text:p>
          </table:table-cell>
          <table:table-cell office:value-type="float" office:value="442.934829207283" calcext:value-type="float">
            <text:p>442.934829207283</text:p>
          </table:table-cell>
          <table:table-cell table:style-name="ce5" table:formula="of:= [.F197]/86400+25569" office:value-type="date" office:date-value="2016-06-02T07:01:07" calcext:value-type="date">
            <text:p>2016-06-02</text:p>
          </table:table-cell>
        </table:table-row>
        <table:table-row table:style-name="ro1">
          <table:table-cell table:style-name="ce2" office:value-type="string" calcext:value-type="string">
            <text:p>2016-12-18</text:p>
          </table:table-cell>
          <table:table-cell table:style-name="ce3" table:formula="of:=([.A198] - DATEVALUE(&quot;1/1/1970&quot;))*86400" office:value-type="float" office:value="1482019200" calcext:value-type="float">
            <text:p>14820192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465369229" calcext:value-type="float">
            <text:p>1465369229</text:p>
          </table:table-cell>
          <table:table-cell office:value-type="float" office:value="486.651215073075" calcext:value-type="float">
            <text:p>486.651215073075</text:p>
          </table:table-cell>
          <table:table-cell table:style-name="ce5" table:formula="of:= [.F198]/86400+25569" office:value-type="date" office:date-value="2016-06-08T07:00:29" calcext:value-type="date">
            <text:p>2016-06-08</text:p>
          </table:table-cell>
        </table:table-row>
        <table:table-row table:style-name="ro1">
          <table:table-cell table:style-name="ce2" office:value-type="string" calcext:value-type="string">
            <text:p>2016-12-25</text:p>
          </table:table-cell>
          <table:table-cell table:style-name="ce3" table:formula="of:=([.A199] - DATEVALUE(&quot;1/1/1970&quot;))*86400" office:value-type="float" office:value="1482624000" calcext:value-type="float">
            <text:p>14826240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465887687" calcext:value-type="float">
            <text:p>1465887687</text:p>
          </table:table-cell>
          <table:table-cell office:value-type="float" office:value="526.962004416084" calcext:value-type="float">
            <text:p>526.962004416084</text:p>
          </table:table-cell>
          <table:table-cell table:style-name="ce5" table:formula="of:= [.F199]/86400+25569" office:value-type="date" office:date-value="2016-06-14T07:01:27" calcext:value-type="date">
            <text:p>2016-06-14</text:p>
          </table:table-cell>
        </table:table-row>
        <table:table-row table:style-name="ro1">
          <table:table-cell table:style-name="ce2" office:value-type="string" calcext:value-type="string">
            <text:p>2017-01-01</text:p>
          </table:table-cell>
          <table:table-cell table:style-name="ce3" table:formula="of:=([.A200] - DATEVALUE(&quot;1/1/1970&quot;))*86400" office:value-type="float" office:value="1483228800" calcext:value-type="float">
            <text:p>14832288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66406133" calcext:value-type="float">
            <text:p>1466406133</text:p>
          </table:table-cell>
          <table:table-cell office:value-type="float" office:value="626.127314190657" calcext:value-type="float">
            <text:p>626.127314190657</text:p>
          </table:table-cell>
          <table:table-cell table:style-name="ce5" table:formula="of:= [.F200]/86400+25569" office:value-type="date" office:date-value="2016-06-20T07:02:13" calcext:value-type="date">
            <text:p>2016-06-20</text:p>
          </table:table-cell>
        </table:table-row>
        <table:table-row table:style-name="ro1">
          <table:table-cell table:style-name="ce2" office:value-type="string" calcext:value-type="string">
            <text:p>2017-01-08</text:p>
          </table:table-cell>
          <table:table-cell table:style-name="ce3" table:formula="of:=([.A201] - DATEVALUE(&quot;1/1/1970&quot;))*86400" office:value-type="float" office:value="1483833600" calcext:value-type="float">
            <text:p>14838336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66924409" calcext:value-type="float">
            <text:p>1466924409</text:p>
          </table:table-cell>
          <table:table-cell office:value-type="float" office:value="562.785217284591" calcext:value-type="float">
            <text:p>562.785217284591</text:p>
          </table:table-cell>
          <table:table-cell table:style-name="ce5" table:formula="of:= [.F201]/86400+25569" office:value-type="date" office:date-value="2016-06-26T07:00:09" calcext:value-type="date">
            <text:p>2016-06-26</text:p>
          </table:table-cell>
        </table:table-row>
        <table:table-row table:style-name="ro1">
          <table:table-cell table:style-name="ce2" office:value-type="string" calcext:value-type="string">
            <text:p>2017-01-15</text:p>
          </table:table-cell>
          <table:table-cell table:style-name="ce3" table:formula="of:=([.A202] - DATEVALUE(&quot;1/1/1970&quot;))*86400" office:value-type="float" office:value="1484438400" calcext:value-type="float">
            <text:p>14844384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467442922" calcext:value-type="float">
            <text:p>1467442922</text:p>
          </table:table-cell>
          <table:table-cell office:value-type="float" office:value="554.705336205874" calcext:value-type="float">
            <text:p>554.705336205874</text:p>
          </table:table-cell>
          <table:table-cell table:style-name="ce5" table:formula="of:= [.F202]/86400+25569" office:value-type="date" office:date-value="2016-07-02T07:02:02" calcext:value-type="date">
            <text:p>2016-07-02</text:p>
          </table:table-cell>
        </table:table-row>
        <table:table-row table:style-name="ro1">
          <table:table-cell table:style-name="ce2" office:value-type="string" calcext:value-type="string">
            <text:p>2017-01-22</text:p>
          </table:table-cell>
          <table:table-cell table:style-name="ce3" table:formula="of:=([.A203] - DATEVALUE(&quot;1/1/1970&quot;))*86400" office:value-type="float" office:value="1485043200" calcext:value-type="float">
            <text:p>14850432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467961370" calcext:value-type="float">
            <text:p>1467961370</text:p>
          </table:table-cell>
          <table:table-cell office:value-type="float" office:value="570.110391261202" calcext:value-type="float">
            <text:p>570.110391261202</text:p>
          </table:table-cell>
          <table:table-cell table:style-name="ce5" table:formula="of:= [.F203]/86400+25569" office:value-type="date" office:date-value="2016-07-08T07:02:50" calcext:value-type="date">
            <text:p>2016-07-08</text:p>
          </table:table-cell>
        </table:table-row>
        <table:table-row table:style-name="ro1">
          <table:table-cell table:style-name="ce2" office:value-type="string" calcext:value-type="string">
            <text:p>2017-01-29</text:p>
          </table:table-cell>
          <table:table-cell table:style-name="ce3" table:formula="of:=([.A204] - DATEVALUE(&quot;1/1/1970&quot;))*86400" office:value-type="float" office:value="1485648000" calcext:value-type="float">
            <text:p>14856480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468479628" calcext:value-type="float">
            <text:p>1468479628</text:p>
          </table:table-cell>
          <table:table-cell office:value-type="float" office:value="558.525038072142" calcext:value-type="float">
            <text:p>558.525038072142</text:p>
          </table:table-cell>
          <table:table-cell table:style-name="ce5" table:formula="of:= [.F204]/86400+25569" office:value-type="date" office:date-value="2016-07-14T07:00:28" calcext:value-type="date">
            <text:p>2016-07-14</text:p>
          </table:table-cell>
        </table:table-row>
        <table:table-row table:style-name="ro1">
          <table:table-cell table:style-name="ce2" office:value-type="string" calcext:value-type="string">
            <text:p>2017-02-05</text:p>
          </table:table-cell>
          <table:table-cell table:style-name="ce3" table:formula="of:=([.A205] - DATEVALUE(&quot;1/1/1970&quot;))*86400" office:value-type="float" office:value="1486252800" calcext:value-type="float">
            <text:p>1486252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68998214" calcext:value-type="float">
            <text:p>1468998214</text:p>
          </table:table-cell>
          <table:table-cell office:value-type="float" office:value="572.207968830185" calcext:value-type="float">
            <text:p>572.207968830185</text:p>
          </table:table-cell>
          <table:table-cell table:style-name="ce5" table:formula="of:= [.F205]/86400+25569" office:value-type="date" office:date-value="2016-07-20T07:03:34" calcext:value-type="date">
            <text:p>2016-07-20</text:p>
          </table:table-cell>
        </table:table-row>
        <table:table-row table:style-name="ro1">
          <table:table-cell table:style-name="ce2" office:value-type="string" calcext:value-type="string">
            <text:p>2017-02-12</text:p>
          </table:table-cell>
          <table:table-cell table:style-name="ce3" table:formula="of:=([.A206] - DATEVALUE(&quot;1/1/1970&quot;))*86400" office:value-type="float" office:value="1486857600" calcext:value-type="float">
            <text:p>14868576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469516645" calcext:value-type="float">
            <text:p>1469516645</text:p>
          </table:table-cell>
          <table:table-cell office:value-type="float" office:value="563.931459663166" calcext:value-type="float">
            <text:p>563.931459663166</text:p>
          </table:table-cell>
          <table:table-cell table:style-name="ce5" table:formula="of:= [.F206]/86400+25569" office:value-type="date" office:date-value="2016-07-26T07:04:05" calcext:value-type="date">
            <text:p>2016-07-26</text:p>
          </table:table-cell>
        </table:table-row>
        <table:table-row table:style-name="ro1">
          <table:table-cell table:style-name="ce2" office:value-type="string" calcext:value-type="string">
            <text:p>2017-02-19</text:p>
          </table:table-cell>
          <table:table-cell table:style-name="ce3" table:formula="of:=([.A207] - DATEVALUE(&quot;1/1/1970&quot;))*86400" office:value-type="float" office:value="1487462400" calcext:value-type="float">
            <text:p>1487462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0034807" calcext:value-type="float">
            <text:p>1470034807</text:p>
          </table:table-cell>
          <table:table-cell office:value-type="float" office:value="554.758216991122" calcext:value-type="float">
            <text:p>554.758216991122</text:p>
          </table:table-cell>
          <table:table-cell table:style-name="ce5" table:formula="of:= [.F207]/86400+25569" office:value-type="date" office:date-value="2016-08-01T07:00:07" calcext:value-type="date">
            <text:p>2016-08-01</text:p>
          </table:table-cell>
        </table:table-row>
        <table:table-row table:style-name="ro1">
          <table:table-cell table:style-name="ce2" office:value-type="string" calcext:value-type="string">
            <text:p>2017-02-26</text:p>
          </table:table-cell>
          <table:table-cell table:style-name="ce3" table:formula="of:=([.A208] - DATEVALUE(&quot;1/1/1970&quot;))*86400" office:value-type="float" office:value="1488067200" calcext:value-type="float">
            <text:p>148806720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470553204" calcext:value-type="float">
            <text:p>1470553204</text:p>
          </table:table-cell>
          <table:table-cell office:value-type="float" office:value="491.750493593011" calcext:value-type="float">
            <text:p>491.750493593011</text:p>
          </table:table-cell>
          <table:table-cell table:style-name="ce5" table:formula="of:= [.F208]/86400+25569" office:value-type="date" office:date-value="2016-08-07T07:00:04" calcext:value-type="date">
            <text:p>2016-08-07</text:p>
          </table:table-cell>
        </table:table-row>
        <table:table-row table:style-name="ro1">
          <table:table-cell table:style-name="ce2" office:value-type="string" calcext:value-type="string">
            <text:p>2017-03-05</text:p>
          </table:table-cell>
          <table:table-cell table:style-name="ce3" table:formula="of:=([.A209] - DATEVALUE(&quot;1/1/1970&quot;))*86400" office:value-type="float" office:value="1488672000" calcext:value-type="float">
            <text:p>1488672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71072111" calcext:value-type="float">
            <text:p>1471072111</text:p>
          </table:table-cell>
          <table:table-cell office:value-type="float" office:value="504.736755128969" calcext:value-type="float">
            <text:p>504.736755128969</text:p>
          </table:table-cell>
          <table:table-cell table:style-name="ce5" table:formula="of:= [.F209]/86400+25569" office:value-type="date" office:date-value="2016-08-13T07:08:31" calcext:value-type="date">
            <text:p>2016-08-13</text:p>
          </table:table-cell>
        </table:table-row>
        <table:table-row table:style-name="ro1">
          <table:table-cell table:style-name="ce2" office:value-type="string" calcext:value-type="string">
            <text:p>2017-03-12</text:p>
          </table:table-cell>
          <table:table-cell table:style-name="ce3" table:formula="of:=([.A210] - DATEVALUE(&quot;1/1/1970&quot;))*86400" office:value-type="float" office:value="1489276800" calcext:value-type="float">
            <text:p>14892768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71590057" calcext:value-type="float">
            <text:p>1471590057</text:p>
          </table:table-cell>
          <table:table-cell office:value-type="float" office:value="490.64558036925" calcext:value-type="float">
            <text:p>490.64558036925</text:p>
          </table:table-cell>
          <table:table-cell table:style-name="ce5" table:formula="of:= [.F210]/86400+25569" office:value-type="date" office:date-value="2016-08-19T07:00:57" calcext:value-type="date">
            <text:p>2016-08-19</text:p>
          </table:table-cell>
        </table:table-row>
        <table:table-row table:style-name="ro1">
          <table:table-cell table:style-name="ce2" office:value-type="string" calcext:value-type="string">
            <text:p>2017-03-19</text:p>
          </table:table-cell>
          <table:table-cell table:style-name="ce3" table:formula="of:=([.A211] - DATEVALUE(&quot;1/1/1970&quot;))*86400" office:value-type="float" office:value="1489881600" calcext:value-type="float">
            <text:p>14898816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2108583" calcext:value-type="float">
            <text:p>1472108583</text:p>
          </table:table-cell>
          <table:table-cell office:value-type="float" office:value="494.755862950463" calcext:value-type="float">
            <text:p>494.755862950463</text:p>
          </table:table-cell>
          <table:table-cell table:style-name="ce5" table:formula="of:= [.F211]/86400+25569" office:value-type="date" office:date-value="2016-08-25T07:03:03" calcext:value-type="date">
            <text:p>2016-08-25</text:p>
          </table:table-cell>
        </table:table-row>
        <table:table-row table:style-name="ro1">
          <table:table-cell table:style-name="ce2" office:value-type="string" calcext:value-type="string">
            <text:p>2017-03-26</text:p>
          </table:table-cell>
          <table:table-cell table:style-name="ce3" table:formula="of:=([.A212] - DATEVALUE(&quot;1/1/1970&quot;))*86400" office:value-type="float" office:value="1490486400" calcext:value-type="float">
            <text:p>1490486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2626821" calcext:value-type="float">
            <text:p>1472626821</text:p>
          </table:table-cell>
          <table:table-cell office:value-type="float" office:value="491.170323911061" calcext:value-type="float">
            <text:p>491.170323911061</text:p>
          </table:table-cell>
          <table:table-cell table:style-name="ce5" table:formula="of:= [.F212]/86400+25569" office:value-type="date" office:date-value="2016-08-31T07:00:21" calcext:value-type="date">
            <text:p>2016-08-31</text:p>
          </table:table-cell>
        </table:table-row>
        <table:table-row table:style-name="ro1">
          <table:table-cell table:style-name="ce2" office:value-type="string" calcext:value-type="string">
            <text:p>2017-04-02</text:p>
          </table:table-cell>
          <table:table-cell table:style-name="ce3" table:formula="of:=([.A213] - DATEVALUE(&quot;1/1/1970&quot;))*86400" office:value-type="float" office:value="1491091200" calcext:value-type="float">
            <text:p>1491091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3145323" calcext:value-type="float">
            <text:p>1473145323</text:p>
          </table:table-cell>
          <table:table-cell office:value-type="float" office:value="500.0318819805" calcext:value-type="float">
            <text:p>500.0318819805</text:p>
          </table:table-cell>
          <table:table-cell table:style-name="ce5" table:formula="of:= [.F213]/86400+25569" office:value-type="date" office:date-value="2016-09-06T07:02:03" calcext:value-type="date">
            <text:p>2016-09-06</text:p>
          </table:table-cell>
        </table:table-row>
        <table:table-row table:style-name="ro1">
          <table:table-cell table:style-name="ce2" office:value-type="string" calcext:value-type="string">
            <text:p>2017-04-09</text:p>
          </table:table-cell>
          <table:table-cell table:style-name="ce3" table:formula="of:=([.A214] - DATEVALUE(&quot;1/1/1970&quot;))*86400" office:value-type="float" office:value="1491696000" calcext:value-type="float">
            <text:p>14916960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473663600" calcext:value-type="float">
            <text:p>1473663600</text:p>
          </table:table-cell>
          <table:table-cell office:value-type="float" office:value="527.323686768251" calcext:value-type="float">
            <text:p>527.323686768251</text:p>
          </table:table-cell>
          <table:table-cell table:style-name="ce5" table:formula="of:= [.F214]/86400+25569" office:value-type="date" office:date-value="2016-09-12T07:00:00" calcext:value-type="date">
            <text:p>2016-09-12</text:p>
          </table:table-cell>
        </table:table-row>
        <table:table-row table:style-name="ro1">
          <table:table-cell table:style-name="ce2" office:value-type="string" calcext:value-type="string">
            <text:p>2017-04-16</text:p>
          </table:table-cell>
          <table:table-cell table:style-name="ce3" table:formula="of:=([.A215] - DATEVALUE(&quot;1/1/1970&quot;))*86400" office:value-type="float" office:value="1492300800" calcext:value-type="float">
            <text:p>1492300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4182058" calcext:value-type="float">
            <text:p>1474182058</text:p>
          </table:table-cell>
          <table:table-cell office:value-type="float" office:value="519.431397433942" calcext:value-type="float">
            <text:p>519.431397433942</text:p>
          </table:table-cell>
          <table:table-cell table:style-name="ce5" table:formula="of:= [.F215]/86400+25569" office:value-type="date" office:date-value="2016-09-18T07:00:58" calcext:value-type="date">
            <text:p>2016-09-18</text:p>
          </table:table-cell>
        </table:table-row>
        <table:table-row table:style-name="ro1">
          <table:table-cell table:style-name="ce2" office:value-type="string" calcext:value-type="string">
            <text:p>2017-04-23</text:p>
          </table:table-cell>
          <table:table-cell table:style-name="ce3" table:formula="of:=([.A216] - DATEVALUE(&quot;1/1/1970&quot;))*86400" office:value-type="float" office:value="1492905600" calcext:value-type="float">
            <text:p>14929056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4700591" calcext:value-type="float">
            <text:p>1474700591</text:p>
          </table:table-cell>
          <table:table-cell office:value-type="float" office:value="515.051407004928" calcext:value-type="float">
            <text:p>515.051407004928</text:p>
          </table:table-cell>
          <table:table-cell table:style-name="ce5" table:formula="of:= [.F216]/86400+25569" office:value-type="date" office:date-value="2016-09-24T07:03:11" calcext:value-type="date">
            <text:p>2016-09-24</text:p>
          </table:table-cell>
        </table:table-row>
        <table:table-row table:style-name="ro1">
          <table:table-cell table:style-name="ce2" office:value-type="string" calcext:value-type="string">
            <text:p>2017-04-30</text:p>
          </table:table-cell>
          <table:table-cell table:style-name="ce3" table:formula="of:=([.A217] - DATEVALUE(&quot;1/1/1970&quot;))*86400" office:value-type="float" office:value="1493510400" calcext:value-type="float">
            <text:p>149351040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1475218802" calcext:value-type="float">
            <text:p>1475218802</text:p>
          </table:table-cell>
          <table:table-cell office:value-type="float" office:value="515.964014328579" calcext:value-type="float">
            <text:p>515.964014328579</text:p>
          </table:table-cell>
          <table:table-cell table:style-name="ce5" table:formula="of:= [.F217]/86400+25569" office:value-type="date" office:date-value="2016-09-30T07:00:02" calcext:value-type="date">
            <text:p>2016-09-30</text:p>
          </table:table-cell>
        </table:table-row>
        <table:table-row table:style-name="ro1">
          <table:table-cell table:style-name="ce2" office:value-type="string" calcext:value-type="string">
            <text:p>2017-05-07</text:p>
          </table:table-cell>
          <table:table-cell table:style-name="ce3" table:formula="of:=([.A218] - DATEVALUE(&quot;1/1/1970&quot;))*86400" office:value-type="float" office:value="1494115200" calcext:value-type="float">
            <text:p>14941152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75737247" calcext:value-type="float">
            <text:p>1475737247</text:p>
          </table:table-cell>
          <table:table-cell office:value-type="float" office:value="521.387839965621" calcext:value-type="float">
            <text:p>521.387839965621</text:p>
          </table:table-cell>
          <table:table-cell table:style-name="ce5" table:formula="of:= [.F218]/86400+25569" office:value-type="date" office:date-value="2016-10-06T07:00:47" calcext:value-type="date">
            <text:p>2016-10-06</text:p>
          </table:table-cell>
        </table:table-row>
        <table:table-row table:style-name="ro1">
          <table:table-cell table:style-name="ce2" office:value-type="string" calcext:value-type="string">
            <text:p>2017-05-14</text:p>
          </table:table-cell>
          <table:table-cell table:style-name="ce3" table:formula="of:=([.A219] - DATEVALUE(&quot;1/1/1970&quot;))*86400" office:value-type="float" office:value="1494720000" calcext:value-type="float">
            <text:p>14947200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76255667" calcext:value-type="float">
            <text:p>1476255667</text:p>
          </table:table-cell>
          <table:table-cell office:value-type="float" office:value="528.40308584292" calcext:value-type="float">
            <text:p>528.40308584292</text:p>
          </table:table-cell>
          <table:table-cell table:style-name="ce5" table:formula="of:= [.F219]/86400+25569" office:value-type="date" office:date-value="2016-10-12T07:01:07" calcext:value-type="date">
            <text:p>2016-10-12</text:p>
          </table:table-cell>
        </table:table-row>
        <table:table-row table:style-name="ro1">
          <table:table-cell table:style-name="ce2" office:value-type="string" calcext:value-type="string">
            <text:p>2017-05-21</text:p>
          </table:table-cell>
          <table:table-cell table:style-name="ce3" table:formula="of:=([.A220] - DATEVALUE(&quot;1/1/1970&quot;))*86400" office:value-type="float" office:value="1495324800" calcext:value-type="float">
            <text:p>14953248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76774078" calcext:value-type="float">
            <text:p>1476774078</text:p>
          </table:table-cell>
          <table:table-cell office:value-type="float" office:value="545.084934246234" calcext:value-type="float">
            <text:p>545.084934246234</text:p>
          </table:table-cell>
          <table:table-cell table:style-name="ce5" table:formula="of:= [.F220]/86400+25569" office:value-type="date" office:date-value="2016-10-18T07:01:18" calcext:value-type="date">
            <text:p>2016-10-18</text:p>
          </table:table-cell>
        </table:table-row>
        <table:table-row table:style-name="ro1">
          <table:table-cell table:style-name="ce2" office:value-type="string" calcext:value-type="string">
            <text:p>2017-05-28</text:p>
          </table:table-cell>
          <table:table-cell table:style-name="ce3" table:formula="of:=([.A221] - DATEVALUE(&quot;1/1/1970&quot;))*86400" office:value-type="float" office:value="1495929600" calcext:value-type="float">
            <text:p>14959296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77292648" calcext:value-type="float">
            <text:p>1477292648</text:p>
          </table:table-cell>
          <table:table-cell office:value-type="float" office:value="545.335807108724" calcext:value-type="float">
            <text:p>545.335807108724</text:p>
          </table:table-cell>
          <table:table-cell table:style-name="ce5" table:formula="of:= [.F221]/86400+25569" office:value-type="date" office:date-value="2016-10-24T07:04:08" calcext:value-type="date">
            <text:p>2016-10-24</text:p>
          </table:table-cell>
        </table:table-row>
        <table:table-row table:style-name="ro1">
          <table:table-cell table:style-name="ce2" office:value-type="string" calcext:value-type="string">
            <text:p>2017-06-04</text:p>
          </table:table-cell>
          <table:table-cell table:style-name="ce3" table:formula="of:=([.A222] - DATEVALUE(&quot;1/1/1970&quot;))*86400" office:value-type="float" office:value="1496534400" calcext:value-type="float">
            <text:p>149653440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477810804" calcext:value-type="float">
            <text:p>1477810804</text:p>
          </table:table-cell>
          <table:table-cell office:value-type="float" office:value="577.587330888728" calcext:value-type="float">
            <text:p>577.587330888728</text:p>
          </table:table-cell>
          <table:table-cell table:style-name="ce5" table:formula="of:= [.F222]/86400+25569" office:value-type="date" office:date-value="2016-10-30T07:00:04" calcext:value-type="date">
            <text:p>2016-10-30</text:p>
          </table:table-cell>
        </table:table-row>
        <table:table-row table:style-name="ro1">
          <table:table-cell table:style-name="ce2" office:value-type="string" calcext:value-type="string">
            <text:p>2017-06-11</text:p>
          </table:table-cell>
          <table:table-cell table:style-name="ce3" table:formula="of:=([.A223] - DATEVALUE(&quot;1/1/1970&quot;))*86400" office:value-type="float" office:value="1497139200" calcext:value-type="float">
            <text:p>149713920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478329245" calcext:value-type="float">
            <text:p>1478329245</text:p>
          </table:table-cell>
          <table:table-cell office:value-type="float" office:value="608.120618706654" calcext:value-type="float">
            <text:p>608.120618706654</text:p>
          </table:table-cell>
          <table:table-cell table:style-name="ce5" table:formula="of:= [.F223]/86400+25569" office:value-type="date" office:date-value="2016-11-05T07:00:45" calcext:value-type="date">
            <text:p>2016-11-05</text:p>
          </table:table-cell>
        </table:table-row>
        <table:table-row table:style-name="ro1">
          <table:table-cell table:style-name="ce2" office:value-type="string" calcext:value-type="string">
            <text:p>2017-06-18</text:p>
          </table:table-cell>
          <table:table-cell table:style-name="ce3" table:formula="of:=([.A224] - DATEVALUE(&quot;1/1/1970&quot;))*86400" office:value-type="float" office:value="1497744000" calcext:value-type="float">
            <text:p>149774400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478851203" calcext:value-type="float">
            <text:p>1478851203</text:p>
          </table:table-cell>
          <table:table-cell office:value-type="float" office:value="609.66766539397" calcext:value-type="float">
            <text:p>609.66766539397</text:p>
          </table:table-cell>
          <table:table-cell table:style-name="ce5" table:formula="of:= [.F224]/86400+25569" office:value-type="date" office:date-value="2016-11-11T08:00:03" calcext:value-type="date">
            <text:p>2016-11-11</text:p>
          </table:table-cell>
        </table:table-row>
        <table:table-row table:style-name="ro1">
          <table:table-cell table:style-name="ce2" office:value-type="string" calcext:value-type="string">
            <text:p>2017-06-25</text:p>
          </table:table-cell>
          <table:table-cell table:style-name="ce3" table:formula="of:=([.A225] - DATEVALUE(&quot;1/1/1970&quot;))*86400" office:value-type="float" office:value="1498348800" calcext:value-type="float">
            <text:p>149834880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479369602" calcext:value-type="float">
            <text:p>1479369602</text:p>
          </table:table-cell>
          <table:table-cell office:value-type="float" office:value="608.345223708613" calcext:value-type="float">
            <text:p>608.345223708613</text:p>
          </table:table-cell>
          <table:table-cell table:style-name="ce5" table:formula="of:= [.F225]/86400+25569" office:value-type="date" office:date-value="2016-11-17T08:00:02" calcext:value-type="date">
            <text:p>2016-11-17</text:p>
          </table:table-cell>
        </table:table-row>
        <table:table-row table:style-name="ro1">
          <table:table-cell table:style-name="ce2" office:value-type="string" calcext:value-type="string">
            <text:p>2017-07-02</text:p>
          </table:table-cell>
          <table:table-cell table:style-name="ce3" table:formula="of:=([.A226] - DATEVALUE(&quot;1/1/1970&quot;))*86400" office:value-type="float" office:value="1498953600" calcext:value-type="float">
            <text:p>14989536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79888014" calcext:value-type="float">
            <text:p>1479888014</text:p>
          </table:table-cell>
          <table:table-cell office:value-type="float" office:value="635.065849394671" calcext:value-type="float">
            <text:p>635.065849394671</text:p>
          </table:table-cell>
          <table:table-cell table:style-name="ce5" table:formula="of:= [.F226]/86400+25569" office:value-type="date" office:date-value="2016-11-23T08:00:14" calcext:value-type="date">
            <text:p>2016-11-23</text:p>
          </table:table-cell>
        </table:table-row>
        <table:table-row table:style-name="ro1">
          <table:table-cell table:style-name="ce2" office:value-type="string" calcext:value-type="string">
            <text:p>2017-07-09</text:p>
          </table:table-cell>
          <table:table-cell table:style-name="ce3" table:formula="of:=([.A227] - DATEVALUE(&quot;1/1/1970&quot;))*86400" office:value-type="float" office:value="1499558400" calcext:value-type="float">
            <text:p>149955840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480406430" calcext:value-type="float">
            <text:p>1480406430</text:p>
          </table:table-cell>
          <table:table-cell office:value-type="float" office:value="626.517705678198" calcext:value-type="float">
            <text:p>626.517705678198</text:p>
          </table:table-cell>
          <table:table-cell table:style-name="ce5" table:formula="of:= [.F227]/86400+25569" office:value-type="date" office:date-value="2016-11-29T08:00:30" calcext:value-type="date">
            <text:p>2016-11-29</text:p>
          </table:table-cell>
        </table:table-row>
        <table:table-row table:style-name="ro1">
          <table:table-cell table:style-name="ce2" office:value-type="string" calcext:value-type="string">
            <text:p>2017-07-16</text:p>
          </table:table-cell>
          <table:table-cell table:style-name="ce3" table:formula="of:=([.A228] - DATEVALUE(&quot;1/1/1970&quot;))*86400" office:value-type="float" office:value="1500163200" calcext:value-type="float">
            <text:p>15001632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0924802" calcext:value-type="float">
            <text:p>1480924802</text:p>
          </table:table-cell>
          <table:table-cell office:value-type="float" office:value="644.235358990686" calcext:value-type="float">
            <text:p>644.235358990686</text:p>
          </table:table-cell>
          <table:table-cell table:style-name="ce5" table:formula="of:= [.F228]/86400+25569" office:value-type="date" office:date-value="2016-12-05T08:00:02" calcext:value-type="date">
            <text:p>2016-12-05</text:p>
          </table:table-cell>
        </table:table-row>
        <table:table-row table:style-name="ro1">
          <table:table-cell table:style-name="ce2" office:value-type="string" calcext:value-type="string">
            <text:p>2017-07-23</text:p>
          </table:table-cell>
          <table:table-cell table:style-name="ce3" table:formula="of:=([.A229] - DATEVALUE(&quot;1/1/1970&quot;))*86400" office:value-type="float" office:value="1500768000" calcext:value-type="float">
            <text:p>15007680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81443216" calcext:value-type="float">
            <text:p>1481443216</text:p>
          </table:table-cell>
          <table:table-cell office:value-type="float" office:value="654.222955722062" calcext:value-type="float">
            <text:p>654.222955722062</text:p>
          </table:table-cell>
          <table:table-cell table:style-name="ce5" table:formula="of:= [.F229]/86400+25569" office:value-type="date" office:date-value="2016-12-11T08:00:16" calcext:value-type="date">
            <text:p>2016-12-11</text:p>
          </table:table-cell>
        </table:table-row>
        <table:table-row table:style-name="ro1">
          <table:table-cell table:style-name="ce2" office:value-type="string" calcext:value-type="string">
            <text:p>2017-07-30</text:p>
          </table:table-cell>
          <table:table-cell table:style-name="ce3" table:formula="of:=([.A230] - DATEVALUE(&quot;1/1/1970&quot;))*86400" office:value-type="float" office:value="1501372800" calcext:value-type="float">
            <text:p>15013728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81961603" calcext:value-type="float">
            <text:p>1481961603</text:p>
          </table:table-cell>
          <table:table-cell office:value-type="float" office:value="665.300799468486" calcext:value-type="float">
            <text:p>665.300799468486</text:p>
          </table:table-cell>
          <table:table-cell table:style-name="ce5" table:formula="of:= [.F230]/86400+25569" office:value-type="date" office:date-value="2016-12-17T08:00:03" calcext:value-type="date">
            <text:p>2016-12-17</text:p>
          </table:table-cell>
        </table:table-row>
        <table:table-row table:style-name="ro1">
          <table:table-cell table:style-name="ce2" office:value-type="string" calcext:value-type="string">
            <text:p>2017-08-06</text:p>
          </table:table-cell>
          <table:table-cell table:style-name="ce3" table:formula="of:=([.A231] - DATEVALUE(&quot;1/1/1970&quot;))*86400" office:value-type="float" office:value="1501977600" calcext:value-type="float">
            <text:p>150197760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482480039" calcext:value-type="float">
            <text:p>1482480039</text:p>
          </table:table-cell>
          <table:table-cell office:value-type="float" office:value="694.922974923728" calcext:value-type="float">
            <text:p>694.922974923728</text:p>
          </table:table-cell>
          <table:table-cell table:style-name="ce5" table:formula="of:= [.F231]/86400+25569" office:value-type="date" office:date-value="2016-12-23T08:00:39" calcext:value-type="date">
            <text:p>2016-12-23</text:p>
          </table:table-cell>
        </table:table-row>
        <table:table-row table:style-name="ro1">
          <table:table-cell table:style-name="ce2" office:value-type="string" calcext:value-type="string">
            <text:p>2017-08-13</text:p>
          </table:table-cell>
          <table:table-cell table:style-name="ce3" table:formula="of:=([.A232] - DATEVALUE(&quot;1/1/1970&quot;))*86400" office:value-type="float" office:value="1502582400" calcext:value-type="float">
            <text:p>15025824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82998405" calcext:value-type="float">
            <text:p>1482998405</text:p>
          </table:table-cell>
          <table:table-cell office:value-type="float" office:value="781.609610709521" calcext:value-type="float">
            <text:p>781.609610709521</text:p>
          </table:table-cell>
          <table:table-cell table:style-name="ce5" table:formula="of:= [.F232]/86400+25569" office:value-type="date" office:date-value="2016-12-29T08:00:05" calcext:value-type="date">
            <text:p>2016-12-29</text:p>
          </table:table-cell>
        </table:table-row>
        <table:table-row table:style-name="ro1">
          <table:table-cell table:style-name="ce2" office:value-type="string" calcext:value-type="string">
            <text:p>2017-08-20</text:p>
          </table:table-cell>
          <table:table-cell table:style-name="ce3" table:formula="of:=([.A233] - DATEVALUE(&quot;1/1/1970&quot;))*86400" office:value-type="float" office:value="1503187200" calcext:value-type="float">
            <text:p>15031872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483516808" calcext:value-type="float">
            <text:p>1483516808</text:p>
          </table:table-cell>
          <table:table-cell office:value-type="float" office:value="844.048400954167" calcext:value-type="float">
            <text:p>844.048400954167</text:p>
          </table:table-cell>
          <table:table-cell table:style-name="ce5" table:formula="of:= [.F233]/86400+25569" office:value-type="date" office:date-value="2017-01-04T08:00:08" calcext:value-type="date">
            <text:p>2017-01-04</text:p>
          </table:table-cell>
        </table:table-row>
        <table:table-row table:style-name="ro1">
          <table:table-cell table:style-name="ce2" office:value-type="string" calcext:value-type="string">
            <text:p>2017-08-27</text:p>
          </table:table-cell>
          <table:table-cell table:style-name="ce3" table:formula="of:=([.A234] - DATEVALUE(&quot;1/1/1970&quot;))*86400" office:value-type="float" office:value="1503792000" calcext:value-type="float">
            <text:p>150379200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484035263" calcext:value-type="float">
            <text:p>1484035263</text:p>
          </table:table-cell>
          <table:table-cell office:value-type="float" office:value="811.050152186423" calcext:value-type="float">
            <text:p>811.050152186423</text:p>
          </table:table-cell>
          <table:table-cell table:style-name="ce5" table:formula="of:= [.F234]/86400+25569" office:value-type="date" office:date-value="2017-01-10T08:01:03" calcext:value-type="date">
            <text:p>2017-01-10</text:p>
          </table:table-cell>
        </table:table-row>
        <table:table-row table:style-name="ro1">
          <table:table-cell table:style-name="ce2" office:value-type="string" calcext:value-type="string">
            <text:p>2017-09-03</text:p>
          </table:table-cell>
          <table:table-cell table:style-name="ce3" table:formula="of:=([.A235] - DATEVALUE(&quot;1/1/1970&quot;))*86400" office:value-type="float" office:value="1504396800" calcext:value-type="float">
            <text:p>15043968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84553602" calcext:value-type="float">
            <text:p>1484553602</text:p>
          </table:table-cell>
          <table:table-cell office:value-type="float" office:value="707.276995635393" calcext:value-type="float">
            <text:p>707.276995635393</text:p>
          </table:table-cell>
          <table:table-cell table:style-name="ce5" table:formula="of:= [.F235]/86400+25569" office:value-type="date" office:date-value="2017-01-16T08:00:02" calcext:value-type="date">
            <text:p>2017-01-16</text:p>
          </table:table-cell>
        </table:table-row>
        <table:table-row table:style-name="ro1">
          <table:table-cell table:style-name="ce2" office:value-type="string" calcext:value-type="string">
            <text:p>2017-09-10</text:p>
          </table:table-cell>
          <table:table-cell table:style-name="ce3" table:formula="of:=([.A236] - DATEVALUE(&quot;1/1/1970&quot;))*86400" office:value-type="float" office:value="1505001600" calcext:value-type="float">
            <text:p>150500160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85072009" calcext:value-type="float">
            <text:p>1485072009</text:p>
          </table:table-cell>
          <table:table-cell office:value-type="float" office:value="761.595699110981" calcext:value-type="float">
            <text:p>761.595699110981</text:p>
          </table:table-cell>
          <table:table-cell table:style-name="ce5" table:formula="of:= [.F236]/86400+25569" office:value-type="date" office:date-value="2017-01-22T08:00:09" calcext:value-type="date">
            <text:p>2017-01-22</text:p>
          </table:table-cell>
        </table:table-row>
        <table:table-row table:style-name="ro1">
          <table:table-cell table:style-name="ce2" office:value-type="string" calcext:value-type="string">
            <text:p>2017-09-17</text:p>
          </table:table-cell>
          <table:table-cell table:style-name="ce3" table:formula="of:=([.A237] - DATEVALUE(&quot;1/1/1970&quot;))*86400" office:value-type="float" office:value="1505606400" calcext:value-type="float">
            <text:p>150560640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85590404" calcext:value-type="float">
            <text:p>1485590404</text:p>
          </table:table-cell>
          <table:table-cell office:value-type="float" office:value="779.133885350045" calcext:value-type="float">
            <text:p>779.133885350045</text:p>
          </table:table-cell>
          <table:table-cell table:style-name="ce5" table:formula="of:= [.F237]/86400+25569" office:value-type="date" office:date-value="2017-01-28T08:00:04" calcext:value-type="date">
            <text:p>2017-01-28</text:p>
          </table:table-cell>
        </table:table-row>
        <table:table-row table:style-name="ro1">
          <table:table-cell table:style-name="ce2" office:value-type="string" calcext:value-type="string">
            <text:p>2017-09-24</text:p>
          </table:table-cell>
          <table:table-cell table:style-name="ce3" table:formula="of:=([.A238] - DATEVALUE(&quot;1/1/1970&quot;))*86400" office:value-type="float" office:value="1506211200" calcext:value-type="float">
            <text:p>15062112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6108804" calcext:value-type="float">
            <text:p>1486108804</text:p>
          </table:table-cell>
          <table:table-cell office:value-type="float" office:value="812.188458955111" calcext:value-type="float">
            <text:p>812.188458955111</text:p>
          </table:table-cell>
          <table:table-cell table:style-name="ce5" table:formula="of:= [.F238]/86400+25569" office:value-type="date" office:date-value="2017-02-03T08:00:04" calcext:value-type="date">
            <text:p>2017-02-03</text:p>
          </table:table-cell>
        </table:table-row>
        <table:table-row table:style-name="ro1">
          <table:table-cell table:style-name="ce2" office:value-type="string" calcext:value-type="string">
            <text:p>2017-10-01</text:p>
          </table:table-cell>
          <table:table-cell table:style-name="ce3" table:formula="of:=([.A239] - DATEVALUE(&quot;1/1/1970&quot;))*86400" office:value-type="float" office:value="1506816000" calcext:value-type="float">
            <text:p>15068160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6627241" calcext:value-type="float">
            <text:p>1486627241</text:p>
          </table:table-cell>
          <table:table-cell office:value-type="float" office:value="882.750814387964" calcext:value-type="float">
            <text:p>882.750814387964</text:p>
          </table:table-cell>
          <table:table-cell table:style-name="ce5" table:formula="of:= [.F239]/86400+25569" office:value-type="date" office:date-value="2017-02-09T08:00:41" calcext:value-type="date">
            <text:p>2017-02-09</text:p>
          </table:table-cell>
        </table:table-row>
        <table:table-row table:style-name="ro1">
          <table:table-cell table:style-name="ce2" office:value-type="string" calcext:value-type="string">
            <text:p>2017-10-08</text:p>
          </table:table-cell>
          <table:table-cell table:style-name="ce3" table:formula="of:=([.A240] - DATEVALUE(&quot;1/1/1970&quot;))*86400" office:value-type="float" office:value="1507420800" calcext:value-type="float">
            <text:p>150742080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87145676" calcext:value-type="float">
            <text:p>1487145676</text:p>
          </table:table-cell>
          <table:table-cell office:value-type="float" office:value="854.318325266491" calcext:value-type="float">
            <text:p>854.318325266491</text:p>
          </table:table-cell>
          <table:table-cell table:style-name="ce5" table:formula="of:= [.F240]/86400+25569" office:value-type="date" office:date-value="2017-02-15T08:01:16" calcext:value-type="date">
            <text:p>2017-02-15</text:p>
          </table:table-cell>
        </table:table-row>
        <table:table-row table:style-name="ro1">
          <table:table-cell table:style-name="ce2" office:value-type="string" calcext:value-type="string">
            <text:p>2017-10-15</text:p>
          </table:table-cell>
          <table:table-cell table:style-name="ce3" table:formula="of:=([.A241] - DATEVALUE(&quot;1/1/1970&quot;))*86400" office:value-type="float" office:value="1508025600" calcext:value-type="float">
            <text:p>15080256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87664009" calcext:value-type="float">
            <text:p>1487664009</text:p>
          </table:table-cell>
          <table:table-cell office:value-type="float" office:value="896.970914708594" calcext:value-type="float">
            <text:p>896.970914708594</text:p>
          </table:table-cell>
          <table:table-cell table:style-name="ce5" table:formula="of:= [.F241]/86400+25569" office:value-type="date" office:date-value="2017-02-21T08:00:09" calcext:value-type="date">
            <text:p>2017-02-21</text:p>
          </table:table-cell>
        </table:table-row>
        <table:table-row table:style-name="ro1">
          <table:table-cell table:style-name="ce2" office:value-type="string" calcext:value-type="string">
            <text:p>2017-10-22</text:p>
          </table:table-cell>
          <table:table-cell table:style-name="ce3" table:formula="of:=([.A242] - DATEVALUE(&quot;1/1/1970&quot;))*86400" office:value-type="float" office:value="1508630400" calcext:value-type="float">
            <text:p>150863040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88182407" calcext:value-type="float">
            <text:p>1488182407</text:p>
          </table:table-cell>
          <table:table-cell office:value-type="float" office:value="988.059423335327" calcext:value-type="float">
            <text:p>988.059423335327</text:p>
          </table:table-cell>
          <table:table-cell table:style-name="ce5" table:formula="of:= [.F242]/86400+25569" office:value-type="date" office:date-value="2017-02-27T08:00:07" calcext:value-type="date">
            <text:p>2017-02-27</text:p>
          </table:table-cell>
        </table:table-row>
        <table:table-row table:style-name="ro1">
          <table:table-cell table:style-name="ce2" office:value-type="string" calcext:value-type="string">
            <text:p>2017-10-29</text:p>
          </table:table-cell>
          <table:table-cell table:style-name="ce3" table:formula="of:=([.A243] - DATEVALUE(&quot;1/1/1970&quot;))*86400" office:value-type="float" office:value="1509235200" calcext:value-type="float">
            <text:p>150923520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488700828" calcext:value-type="float">
            <text:p>1488700828</text:p>
          </table:table-cell>
          <table:table-cell office:value-type="float" office:value="1055.15579156403" calcext:value-type="float">
            <text:p>1055.15579156403</text:p>
          </table:table-cell>
          <table:table-cell table:style-name="ce5" table:formula="of:= [.F243]/86400+25569" office:value-type="date" office:date-value="2017-03-05T08:00:28" calcext:value-type="date">
            <text:p>2017-03-05</text:p>
          </table:table-cell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table:style-name="ce3" table:formula="of:=([.A244] - DATEVALUE(&quot;1/1/1970&quot;))*86400" office:value-type="float" office:value="1509840000" calcext:value-type="float">
            <text:p>150984000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489219207" calcext:value-type="float">
            <text:p>1489219207</text:p>
          </table:table-cell>
          <table:table-cell office:value-type="float" office:value="1044.10006393565" calcext:value-type="float">
            <text:p>1044.10006393565</text:p>
          </table:table-cell>
          <table:table-cell table:style-name="ce5" table:formula="of:= [.F244]/86400+25569" office:value-type="date" office:date-value="2017-03-11T08:00:07" calcext:value-type="date">
            <text:p>2017-03-11</text:p>
          </table:table-cell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table:style-name="ce3" table:formula="of:=([.A245] - DATEVALUE(&quot;1/1/1970&quot;))*86400" office:value-type="float" office:value="1510444800" calcext:value-type="float">
            <text:p>151044480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89734000" calcext:value-type="float">
            <text:p>1489734000</text:p>
          </table:table-cell>
          <table:table-cell office:value-type="float" office:value="1043.6022449429" calcext:value-type="float">
            <text:p>1043.6022449429</text:p>
          </table:table-cell>
          <table:table-cell table:style-name="ce5" table:formula="of:= [.F245]/86400+25569" office:value-type="date" office:date-value="2017-03-17T07:00:00" calcext:value-type="date">
            <text:p>2017-03-17</text:p>
          </table:table-cell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table:style-name="ce3" table:formula="of:=([.A246] - DATEVALUE(&quot;1/1/1970&quot;))*86400" office:value-type="float" office:value="1511049600" calcext:value-type="float">
            <text:p>151104960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490252620" calcext:value-type="float">
            <text:p>1490252620</text:p>
          </table:table-cell>
          <table:table-cell office:value-type="float" office:value="900.873603506046" calcext:value-type="float">
            <text:p>900.873603506046</text:p>
          </table:table-cell>
          <table:table-cell table:style-name="ce5" table:formula="of:= [.F246]/86400+25569" office:value-type="date" office:date-value="2017-03-23T07:03:40" calcext:value-type="date">
            <text:p>2017-03-23</text:p>
          </table:table-cell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table:style-name="ce3" table:formula="of:=([.A247] - DATEVALUE(&quot;1/1/1970&quot;))*86400" office:value-type="float" office:value="1511654400" calcext:value-type="float">
            <text:p>15116544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490770806" calcext:value-type="float">
            <text:p>1490770806</text:p>
          </table:table-cell>
          <table:table-cell office:value-type="float" office:value="849.230689915789" calcext:value-type="float">
            <text:p>849.230689915789</text:p>
          </table:table-cell>
          <table:table-cell table:style-name="ce5" table:formula="of:= [.F247]/86400+25569" office:value-type="date" office:date-value="2017-03-29T07:00:06" calcext:value-type="date">
            <text:p>2017-03-29</text:p>
          </table:table-cell>
        </table:table-row>
        <table:table-row table:style-name="ro1">
          <table:table-cell table:style-name="ce2" office:value-type="string" calcext:value-type="string">
            <text:p>2017-12-03</text:p>
          </table:table-cell>
          <table:table-cell table:style-name="ce3" table:formula="of:=([.A248] - DATEVALUE(&quot;1/1/1970&quot;))*86400" office:value-type="float" office:value="1512259200" calcext:value-type="float">
            <text:p>151225920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91289210" calcext:value-type="float">
            <text:p>1491289210</text:p>
          </table:table-cell>
          <table:table-cell office:value-type="float" office:value="919.225174971916" calcext:value-type="float">
            <text:p>919.225174971916</text:p>
          </table:table-cell>
          <table:table-cell table:style-name="ce5" table:formula="of:= [.F248]/86400+25569" office:value-type="date" office:date-value="2017-04-04T07:00:10" calcext:value-type="date">
            <text:p>2017-04-04</text:p>
          </table:table-cell>
        </table:table-row>
        <table:table-row table:style-name="ro1">
          <table:table-cell table:style-name="ce2" office:value-type="string" calcext:value-type="string">
            <text:p>2017-12-10</text:p>
          </table:table-cell>
          <table:table-cell table:style-name="ce3" table:formula="of:=([.A249] - DATEVALUE(&quot;1/1/1970&quot;))*86400" office:value-type="float" office:value="1512864000" calcext:value-type="float">
            <text:p>1512864000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491807644" calcext:value-type="float">
            <text:p>1491807644</text:p>
          </table:table-cell>
          <table:table-cell office:value-type="float" office:value="1003.71771471066" calcext:value-type="float">
            <text:p>1003.71771471066</text:p>
          </table:table-cell>
          <table:table-cell table:style-name="ce5" table:formula="of:= [.F249]/86400+25569" office:value-type="date" office:date-value="2017-04-10T07:00:44" calcext:value-type="date">
            <text:p>2017-04-10</text:p>
          </table:table-cell>
        </table:table-row>
        <table:table-row table:style-name="ro1">
          <table:table-cell table:style-name="ce2" office:value-type="string" calcext:value-type="string">
            <text:p>2017-12-17</text:p>
          </table:table-cell>
          <table:table-cell table:style-name="ce3" table:formula="of:=([.A250] - DATEVALUE(&quot;1/1/1970&quot;))*86400" office:value-type="float" office:value="1513468800" calcext:value-type="float">
            <text:p>151346880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92326287" calcext:value-type="float">
            <text:p>1492326287</text:p>
          </table:table-cell>
          <table:table-cell office:value-type="float" office:value="1022.02884376346" calcext:value-type="float">
            <text:p>1022.02884376346</text:p>
          </table:table-cell>
          <table:table-cell table:style-name="ce5" table:formula="of:= [.F250]/86400+25569" office:value-type="date" office:date-value="2017-04-16T07:04:47" calcext:value-type="date">
            <text:p>2017-04-16</text:p>
          </table:table-cell>
        </table:table-row>
        <table:table-row table:style-name="ro1">
          <table:table-cell table:style-name="ce2" office:value-type="string" calcext:value-type="string">
            <text:p>2017-12-24</text:p>
          </table:table-cell>
          <table:table-cell table:style-name="ce3" table:formula="of:=([.A251] - DATEVALUE(&quot;1/1/1970&quot;))*86400" office:value-type="float" office:value="1514073600" calcext:value-type="float">
            <text:p>151407360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492844460" calcext:value-type="float">
            <text:p>1492844460</text:p>
          </table:table-cell>
          <table:table-cell office:value-type="float" office:value="1031.55655447991" calcext:value-type="float">
            <text:p>1031.55655447991</text:p>
          </table:table-cell>
          <table:table-cell table:style-name="ce5" table:formula="of:= [.F251]/86400+25569" office:value-type="date" office:date-value="2017-04-22T07:01:00" calcext:value-type="date">
            <text:p>2017-04-22</text:p>
          </table:table-cell>
        </table:table-row>
        <table:table-row table:style-name="ro1">
          <table:table-cell table:style-name="ce2" office:value-type="string" calcext:value-type="string">
            <text:p>2017-12-31</text:p>
          </table:table-cell>
          <table:table-cell table:style-name="ce3" table:formula="of:=([.A252] - DATEVALUE(&quot;1/1/1970&quot;))*86400" office:value-type="float" office:value="1514678400" calcext:value-type="float">
            <text:p>151467840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493362844" calcext:value-type="float">
            <text:p>1493362844</text:p>
          </table:table-cell>
          <table:table-cell office:value-type="float" office:value="1086.4149668509" calcext:value-type="float">
            <text:p>1086.4149668509</text:p>
          </table:table-cell>
          <table:table-cell table:style-name="ce5" table:formula="of:= [.F252]/86400+25569" office:value-type="date" office:date-value="2017-04-28T07:00:44" calcext:value-type="date">
            <text:p>2017-04-28</text:p>
          </table:table-cell>
        </table:table-row>
        <table:table-row table:style-name="ro1">
          <table:table-cell table:style-name="ce2" office:value-type="string" calcext:value-type="string">
            <text:p>2018-01-07</text:p>
          </table:table-cell>
          <table:table-cell table:style-name="ce3" table:formula="of:=([.A253] - DATEVALUE(&quot;1/1/1970&quot;))*86400" office:value-type="float" office:value="1515283200" calcext:value-type="float">
            <text:p>151528320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93881204" calcext:value-type="float">
            <text:p>1493881204</text:p>
          </table:table-cell>
          <table:table-cell office:value-type="float" office:value="1188.31234293196" calcext:value-type="float">
            <text:p>1188.31234293196</text:p>
          </table:table-cell>
          <table:table-cell table:style-name="ce5" table:formula="of:= [.F253]/86400+25569" office:value-type="date" office:date-value="2017-05-04T07:00:04" calcext:value-type="date">
            <text:p>2017-05-04</text:p>
          </table:table-cell>
        </table:table-row>
        <table:table-row table:style-name="ro1">
          <table:table-cell table:style-name="ce2" office:value-type="string" calcext:value-type="string">
            <text:p>2018-01-14</text:p>
          </table:table-cell>
          <table:table-cell table:style-name="ce3" table:formula="of:=([.A254] - DATEVALUE(&quot;1/1/1970&quot;))*86400" office:value-type="float" office:value="1515888000" calcext:value-type="float">
            <text:p>1515888000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94399600" calcext:value-type="float">
            <text:p>1494399600</text:p>
          </table:table-cell>
          <table:table-cell office:value-type="float" office:value="1359.35260696291" calcext:value-type="float">
            <text:p>1359.35260696291</text:p>
          </table:table-cell>
          <table:table-cell table:style-name="ce5" table:formula="of:= [.F254]/86400+25569" office:value-type="date" office:date-value="2017-05-10T07:00:00" calcext:value-type="date">
            <text:p>2017-05-10</text:p>
          </table:table-cell>
        </table:table-row>
        <table:table-row table:style-name="ro1">
          <table:table-cell table:style-name="ce2" office:value-type="string" calcext:value-type="string">
            <text:p>2018-01-21</text:p>
          </table:table-cell>
          <table:table-cell table:style-name="ce3" table:formula="of:=([.A255] - DATEVALUE(&quot;1/1/1970&quot;))*86400" office:value-type="float" office:value="1516492800" calcext:value-type="float">
            <text:p>151649280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94918037" calcext:value-type="float">
            <text:p>1494918037</text:p>
          </table:table-cell>
          <table:table-cell office:value-type="float" office:value="1502.77932527213" calcext:value-type="float">
            <text:p>1502.77932527213</text:p>
          </table:table-cell>
          <table:table-cell table:style-name="ce5" table:formula="of:= [.F255]/86400+25569" office:value-type="date" office:date-value="2017-05-16T07:00:37" calcext:value-type="date">
            <text:p>2017-05-16</text:p>
          </table:table-cell>
        </table:table-row>
        <table:table-row table:style-name="ro1">
          <table:table-cell table:style-name="ce2" office:value-type="string" calcext:value-type="string">
            <text:p>2018-01-28</text:p>
          </table:table-cell>
          <table:table-cell table:style-name="ce3" table:formula="of:=([.A256] - DATEVALUE(&quot;1/1/1970&quot;))*86400" office:value-type="float" office:value="1517097600" calcext:value-type="float">
            <text:p>151709760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95436415" calcext:value-type="float">
            <text:p>1495436415</text:p>
          </table:table-cell>
          <table:table-cell office:value-type="float" office:value="1619.46805717869" calcext:value-type="float">
            <text:p>1619.46805717869</text:p>
          </table:table-cell>
          <table:table-cell table:style-name="ce5" table:formula="of:= [.F256]/86400+25569" office:value-type="date" office:date-value="2017-05-22T07:00:15" calcext:value-type="date">
            <text:p>2017-05-22</text:p>
          </table:table-cell>
        </table:table-row>
        <table:table-row table:style-name="ro1">
          <table:table-cell table:style-name="ce2" office:value-type="string" calcext:value-type="string">
            <text:p>2018-02-04</text:p>
          </table:table-cell>
          <table:table-cell table:style-name="ce3" table:formula="of:=([.A257] - DATEVALUE(&quot;1/1/1970&quot;))*86400" office:value-type="float" office:value="1517702400" calcext:value-type="float">
            <text:p>151770240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95954803" calcext:value-type="float">
            <text:p>1495954803</text:p>
          </table:table-cell>
          <table:table-cell office:value-type="float" office:value="1952.61179221181" calcext:value-type="float">
            <text:p>1952.61179221181</text:p>
          </table:table-cell>
          <table:table-cell table:style-name="ce5" table:formula="of:= [.F257]/86400+25569" office:value-type="date" office:date-value="2017-05-28T07:00:03" calcext:value-type="date">
            <text:p>2017-05-28</text:p>
          </table:table-cell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3" table:formula="of:=([.A258] - DATEVALUE(&quot;1/1/1970&quot;))*86400" office:value-type="float" office:value="1518307200" calcext:value-type="float">
            <text:p>151830720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96473205" calcext:value-type="float">
            <text:p>1496473205</text:p>
          </table:table-cell>
          <table:table-cell office:value-type="float" office:value="1979.45482842586" calcext:value-type="float">
            <text:p>1979.45482842586</text:p>
          </table:table-cell>
          <table:table-cell table:style-name="ce5" table:formula="of:= [.F258]/86400+25569" office:value-type="date" office:date-value="2017-06-03T07:00:05" calcext:value-type="date">
            <text:p>2017-06-03</text:p>
          </table:table-cell>
        </table:table-row>
        <table:table-row table:style-name="ro1">
          <table:table-cell table:style-name="ce2" office:value-type="string" calcext:value-type="string">
            <text:p>2018-02-18</text:p>
          </table:table-cell>
          <table:table-cell table:style-name="ce3" table:formula="of:=([.A259] - DATEVALUE(&quot;1/1/1970&quot;))*86400" office:value-type="float" office:value="1518912000" calcext:value-type="float">
            <text:p>151891200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96991601" calcext:value-type="float">
            <text:p>1496991601</text:p>
          </table:table-cell>
          <table:table-cell office:value-type="float" office:value="2305.62505247571" calcext:value-type="float">
            <text:p>2305.62505247571</text:p>
          </table:table-cell>
          <table:table-cell table:style-name="ce5" table:formula="of:= [.F259]/86400+25569" office:value-type="date" office:date-value="2017-06-09T07:00:01" calcext:value-type="date">
            <text:p>2017-06-09</text:p>
          </table:table-cell>
        </table:table-row>
        <table:table-row table:style-name="ro1">
          <table:table-cell table:style-name="ce2" office:value-type="string" calcext:value-type="string">
            <text:p>2018-02-25</text:p>
          </table:table-cell>
          <table:table-cell table:style-name="ce3" table:formula="of:=([.A260] - DATEVALUE(&quot;1/1/1970&quot;))*86400" office:value-type="float" office:value="1519516800" calcext:value-type="float">
            <text:p>15195168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97510001" calcext:value-type="float">
            <text:p>1497510001</text:p>
          </table:table-cell>
          <table:table-cell office:value-type="float" office:value="2370.38558987002" calcext:value-type="float">
            <text:p>2370.38558987002</text:p>
          </table:table-cell>
          <table:table-cell table:style-name="ce5" table:formula="of:= [.F260]/86400+25569" office:value-type="date" office:date-value="2017-06-15T07:00:01" calcext:value-type="date">
            <text:p>2017-06-15</text:p>
          </table:table-cell>
        </table:table-row>
        <table:table-row table:style-name="ro1">
          <table:table-cell table:style-name="ce2" office:value-type="string" calcext:value-type="string">
            <text:p>2018-03-04</text:p>
          </table:table-cell>
          <table:table-cell table:style-name="ce3" table:formula="of:=([.A261] - DATEVALUE(&quot;1/1/1970&quot;))*86400" office:value-type="float" office:value="1520121600" calcext:value-type="float">
            <text:p>152012160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98028402" calcext:value-type="float">
            <text:p>1498028402</text:p>
          </table:table-cell>
          <table:table-cell office:value-type="float" office:value="2171.26800928425" calcext:value-type="float">
            <text:p>2171.26800928425</text:p>
          </table:table-cell>
          <table:table-cell table:style-name="ce5" table:formula="of:= [.F261]/86400+25569" office:value-type="date" office:date-value="2017-06-21T07:00:02" calcext:value-type="date">
            <text:p>2017-06-21</text:p>
          </table:table-cell>
        </table:table-row>
        <table:table-row table:style-name="ro1">
          <table:table-cell table:style-name="ce2" office:value-type="string" calcext:value-type="string">
            <text:p>2018-03-11</text:p>
          </table:table-cell>
          <table:table-cell table:style-name="ce3" table:formula="of:=([.A262] - DATEVALUE(&quot;1/1/1970&quot;))*86400" office:value-type="float" office:value="1520726400" calcext:value-type="float">
            <text:p>15207264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98546803" calcext:value-type="float">
            <text:p>1498546803</text:p>
          </table:table-cell>
          <table:table-cell office:value-type="float" office:value="2236.30583319356" calcext:value-type="float">
            <text:p>2236.30583319356</text:p>
          </table:table-cell>
          <table:table-cell table:style-name="ce5" table:formula="of:= [.F262]/86400+25569" office:value-type="date" office:date-value="2017-06-27T07:00:03" calcext:value-type="date">
            <text:p>2017-06-27</text:p>
          </table:table-cell>
        </table:table-row>
        <table:table-row table:style-name="ro1">
          <table:table-cell table:style-name="ce2" office:value-type="string" calcext:value-type="string">
            <text:p>2018-03-18</text:p>
          </table:table-cell>
          <table:table-cell table:style-name="ce3" table:formula="of:=([.A263] - DATEVALUE(&quot;1/1/1970&quot;))*86400" office:value-type="float" office:value="1521331200" calcext:value-type="float">
            <text:p>152133120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99065210" calcext:value-type="float">
            <text:p>1499065210</text:p>
          </table:table-cell>
          <table:table-cell office:value-type="float" office:value="2131.99701962263" calcext:value-type="float">
            <text:p>2131.99701962263</text:p>
          </table:table-cell>
          <table:table-cell table:style-name="ce5" table:formula="of:= [.F263]/86400+25569" office:value-type="date" office:date-value="2017-07-03T07:00:10" calcext:value-type="date">
            <text:p>2017-07-03</text:p>
          </table:table-cell>
        </table:table-row>
        <table:table-row table:style-name="ro1">
          <table:table-cell table:style-name="ce2" office:value-type="string" calcext:value-type="string">
            <text:p>2018-03-25</text:p>
          </table:table-cell>
          <table:table-cell table:style-name="ce3" table:formula="of:=([.A264] - DATEVALUE(&quot;1/1/1970&quot;))*86400" office:value-type="float" office:value="1521936000" calcext:value-type="float">
            <text:p>152193600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99583616" calcext:value-type="float">
            <text:p>1499583616</text:p>
          </table:table-cell>
          <table:table-cell office:value-type="float" office:value="2192.71546857187" calcext:value-type="float">
            <text:p>2192.71546857187</text:p>
          </table:table-cell>
          <table:table-cell table:style-name="ce5" table:formula="of:= [.F264]/86400+25569" office:value-type="date" office:date-value="2017-07-09T07:00:16" calcext:value-type="date">
            <text:p>2017-07-09</text:p>
          </table:table-cell>
        </table:table-row>
        <table:table-row table:style-name="ro1">
          <table:table-cell table:number-columns-repeated="5"/>
          <table:table-cell office:value-type="float" office:value="1500102014" calcext:value-type="float">
            <text:p>1500102014</text:p>
          </table:table-cell>
          <table:table-cell office:value-type="float" office:value="2023.89807835919" calcext:value-type="float">
            <text:p>2023.89807835919</text:p>
          </table:table-cell>
          <table:table-cell table:style-name="ce5" table:formula="of:= [.F265]/86400+25569" office:value-type="date" office:date-value="2017-07-15T07:00:14" calcext:value-type="date">
            <text:p>2017-07-15</text:p>
          </table:table-cell>
        </table:table-row>
        <table:table-row table:style-name="ro1">
          <table:table-cell table:number-columns-repeated="5"/>
          <table:table-cell office:value-type="float" office:value="1500620400" calcext:value-type="float">
            <text:p>1500620400</text:p>
          </table:table-cell>
          <table:table-cell office:value-type="float" office:value="1908.41648268235" calcext:value-type="float">
            <text:p>1908.41648268235</text:p>
          </table:table-cell>
          <table:table-cell table:style-name="ce5" table:formula="of:= [.F266]/86400+25569" office:value-type="date" office:date-value="2017-07-21T07:00:00" calcext:value-type="date">
            <text:p>2017-07-21</text:p>
          </table:table-cell>
        </table:table-row>
        <table:table-row table:style-name="ro1">
          <table:table-cell table:number-columns-repeated="5"/>
          <table:table-cell office:value-type="float" office:value="1501138801" calcext:value-type="float">
            <text:p>1501138801</text:p>
          </table:table-cell>
          <table:table-cell office:value-type="float" office:value="2292.80941283025" calcext:value-type="float">
            <text:p>2292.80941283025</text:p>
          </table:table-cell>
          <table:table-cell table:style-name="ce5" table:formula="of:= [.F267]/86400+25569" office:value-type="date" office:date-value="2017-07-27T07:00:01" calcext:value-type="date">
            <text:p>2017-07-27</text:p>
          </table:table-cell>
        </table:table-row>
        <table:table-row table:style-name="ro1">
          <table:table-cell table:number-columns-repeated="5"/>
          <table:table-cell office:value-type="float" office:value="1501657216" calcext:value-type="float">
            <text:p>1501657216</text:p>
          </table:table-cell>
          <table:table-cell office:value-type="float" office:value="2324.38336853642" calcext:value-type="float">
            <text:p>2324.38336853642</text:p>
          </table:table-cell>
          <table:table-cell table:style-name="ce5" table:formula="of:= [.F268]/86400+25569" office:value-type="date" office:date-value="2017-08-02T07:00:16" calcext:value-type="date">
            <text:p>2017-08-02</text:p>
          </table:table-cell>
        </table:table-row>
        <table:table-row table:style-name="ro1">
          <table:table-cell table:number-columns-repeated="5"/>
          <table:table-cell office:value-type="float" office:value="1502175603" calcext:value-type="float">
            <text:p>1502175603</text:p>
          </table:table-cell>
          <table:table-cell office:value-type="float" office:value="2603.7710806889" calcext:value-type="float">
            <text:p>2603.7710806889</text:p>
          </table:table-cell>
          <table:table-cell table:style-name="ce5" table:formula="of:= [.F269]/86400+25569" office:value-type="date" office:date-value="2017-08-08T07:00:03" calcext:value-type="date">
            <text:p>2017-08-08</text:p>
          </table:table-cell>
        </table:table-row>
        <table:table-row table:style-name="ro1">
          <table:table-cell table:number-columns-repeated="5"/>
          <table:table-cell office:value-type="float" office:value="1502694018" calcext:value-type="float">
            <text:p>1502694018</text:p>
          </table:table-cell>
          <table:table-cell office:value-type="float" office:value="3084.13726744648" calcext:value-type="float">
            <text:p>3084.13726744648</text:p>
          </table:table-cell>
          <table:table-cell table:style-name="ce5" table:formula="of:= [.F270]/86400+25569" office:value-type="date" office:date-value="2017-08-14T07:00:18" calcext:value-type="date">
            <text:p>2017-08-14</text:p>
          </table:table-cell>
        </table:table-row>
        <table:table-row table:style-name="ro1">
          <table:table-cell table:number-columns-repeated="5"/>
          <table:table-cell office:value-type="float" office:value="1503212401" calcext:value-type="float">
            <text:p>1503212401</text:p>
          </table:table-cell>
          <table:table-cell office:value-type="float" office:value="3579.82417842708" calcext:value-type="float">
            <text:p>3579.82417842708</text:p>
          </table:table-cell>
          <table:table-cell table:style-name="ce5" table:formula="of:= [.F271]/86400+25569" office:value-type="date" office:date-value="2017-08-20T07:00:01" calcext:value-type="date">
            <text:p>2017-08-20</text:p>
          </table:table-cell>
        </table:table-row>
        <table:table-row table:style-name="ro1">
          <table:table-cell table:number-columns-repeated="5"/>
          <table:table-cell office:value-type="float" office:value="1503730804" calcext:value-type="float">
            <text:p>1503730804</text:p>
          </table:table-cell>
          <table:table-cell office:value-type="float" office:value="3527.12287658788" calcext:value-type="float">
            <text:p>3527.12287658788</text:p>
          </table:table-cell>
          <table:table-cell table:style-name="ce5" table:formula="of:= [.F272]/86400+25569" office:value-type="date" office:date-value="2017-08-26T07:00:04" calcext:value-type="date">
            <text:p>2017-08-26</text:p>
          </table:table-cell>
        </table:table-row>
        <table:table-row table:style-name="ro1">
          <table:table-cell table:number-columns-repeated="5"/>
          <table:table-cell office:value-type="float" office:value="1504249201" calcext:value-type="float">
            <text:p>1504249201</text:p>
          </table:table-cell>
          <table:table-cell office:value-type="float" office:value="3822.0590377076" calcext:value-type="float">
            <text:p>3822.0590377076</text:p>
          </table:table-cell>
          <table:table-cell table:style-name="ce5" table:formula="of:= [.F273]/86400+25569" office:value-type="date" office:date-value="2017-09-01T07:00:01" calcext:value-type="date">
            <text:p>2017-09-01</text:p>
          </table:table-cell>
        </table:table-row>
        <table:table-row table:style-name="ro1">
          <table:table-cell table:number-columns-repeated="5"/>
          <table:table-cell office:value-type="float" office:value="1504767603" calcext:value-type="float">
            <text:p>1504767603</text:p>
          </table:table-cell>
          <table:table-cell office:value-type="float" office:value="3871.1165683372" calcext:value-type="float">
            <text:p>3871.1165683372</text:p>
          </table:table-cell>
          <table:table-cell table:style-name="ce5" table:formula="of:= [.F274]/86400+25569" office:value-type="date" office:date-value="2017-09-07T07:00:03" calcext:value-type="date">
            <text:p>2017-09-07</text:p>
          </table:table-cell>
        </table:table-row>
        <table:table-row table:style-name="ro1">
          <table:table-cell table:number-columns-repeated="5"/>
          <table:table-cell office:value-type="float" office:value="1505286003" calcext:value-type="float">
            <text:p>1505286003</text:p>
          </table:table-cell>
          <table:table-cell office:value-type="float" office:value="3678.23801076741" calcext:value-type="float">
            <text:p>3678.23801076741</text:p>
          </table:table-cell>
          <table:table-cell table:style-name="ce5" table:formula="of:= [.F275]/86400+25569" office:value-type="date" office:date-value="2017-09-13T07:00:03" calcext:value-type="date">
            <text:p>2017-09-13</text:p>
          </table:table-cell>
        </table:table-row>
        <table:table-row table:style-name="ro1">
          <table:table-cell table:number-columns-repeated="5"/>
          <table:table-cell office:value-type="float" office:value="1505804402" calcext:value-type="float">
            <text:p>1505804402</text:p>
          </table:table-cell>
          <table:table-cell office:value-type="float" office:value="3161.84369530621" calcext:value-type="float">
            <text:p>3161.84369530621</text:p>
          </table:table-cell>
          <table:table-cell table:style-name="ce5" table:formula="of:= [.F276]/86400+25569" office:value-type="date" office:date-value="2017-09-19T07:00:02" calcext:value-type="date">
            <text:p>2017-09-19</text:p>
          </table:table-cell>
        </table:table-row>
        <table:table-row table:style-name="ro1">
          <table:table-cell table:number-columns-repeated="5"/>
          <table:table-cell office:value-type="float" office:value="1506322803" calcext:value-type="float">
            <text:p>1506322803</text:p>
          </table:table-cell>
          <table:table-cell office:value-type="float" office:value="3234.08960464331" calcext:value-type="float">
            <text:p>3234.08960464331</text:p>
          </table:table-cell>
          <table:table-cell table:style-name="ce5" table:formula="of:= [.F277]/86400+25569" office:value-type="date" office:date-value="2017-09-25T07:00:03" calcext:value-type="date">
            <text:p>2017-09-25</text:p>
          </table:table-cell>
        </table:table-row>
        <table:table-row table:style-name="ro1">
          <table:table-cell table:number-columns-repeated="5"/>
          <table:table-cell office:value-type="float" office:value="1506841203" calcext:value-type="float">
            <text:p>1506841203</text:p>
          </table:table-cell>
          <table:table-cell office:value-type="float" office:value="3504.16302166784" calcext:value-type="float">
            <text:p>3504.16302166784</text:p>
          </table:table-cell>
          <table:table-cell table:style-name="ce5" table:formula="of:= [.F278]/86400+25569" office:value-type="date" office:date-value="2017-10-01T07:00:03" calcext:value-type="date">
            <text:p>2017-10-01</text:p>
          </table:table-cell>
        </table:table-row>
        <table:table-row table:style-name="ro1">
          <table:table-cell table:number-columns-repeated="5"/>
          <table:table-cell office:value-type="float" office:value="1507359609" calcext:value-type="float">
            <text:p>1507359609</text:p>
          </table:table-cell>
          <table:table-cell office:value-type="float" office:value="3695.96080650908" calcext:value-type="float">
            <text:p>3695.96080650908</text:p>
          </table:table-cell>
          <table:table-cell table:style-name="ce5" table:formula="of:= [.F279]/86400+25569" office:value-type="date" office:date-value="2017-10-07T07:00:09" calcext:value-type="date">
            <text:p>2017-10-07</text:p>
          </table:table-cell>
        </table:table-row>
        <table:table-row table:style-name="ro1">
          <table:table-cell table:number-columns-repeated="5"/>
          <table:table-cell office:value-type="float" office:value="1507878000" calcext:value-type="float">
            <text:p>1507878000</text:p>
          </table:table-cell>
          <table:table-cell office:value-type="float" office:value="4089.09160465658" calcext:value-type="float">
            <text:p>4089.09160465658</text:p>
          </table:table-cell>
          <table:table-cell table:style-name="ce5" table:formula="of:= [.F280]/86400+25569" office:value-type="date" office:date-value="2017-10-13T07:00:00" calcext:value-type="date">
            <text:p>2017-10-13</text:p>
          </table:table-cell>
        </table:table-row>
        <table:table-row table:style-name="ro1">
          <table:table-cell table:number-columns-repeated="5"/>
          <table:table-cell office:value-type="float" office:value="1508396403" calcext:value-type="float">
            <text:p>1508396403</text:p>
          </table:table-cell>
          <table:table-cell office:value-type="float" office:value="4790.63125942547" calcext:value-type="float">
            <text:p>4790.63125942547</text:p>
          </table:table-cell>
          <table:table-cell table:style-name="ce5" table:formula="of:= [.F281]/86400+25569" office:value-type="date" office:date-value="2017-10-19T07:00:03" calcext:value-type="date">
            <text:p>2017-10-19</text:p>
          </table:table-cell>
        </table:table-row>
        <table:table-row table:style-name="ro1">
          <table:table-cell table:number-columns-repeated="5"/>
          <table:table-cell office:value-type="float" office:value="1508914803" calcext:value-type="float">
            <text:p>1508914803</text:p>
          </table:table-cell>
          <table:table-cell office:value-type="float" office:value="4982.00648370458" calcext:value-type="float">
            <text:p>4982.00648370458</text:p>
          </table:table-cell>
          <table:table-cell table:style-name="ce5" table:formula="of:= [.F282]/86400+25569" office:value-type="date" office:date-value="2017-10-25T07:00:03" calcext:value-type="date">
            <text:p>2017-10-25</text:p>
          </table:table-cell>
        </table:table-row>
        <table:table-row table:style-name="ro1">
          <table:table-cell table:number-columns-repeated="5"/>
          <table:table-cell office:value-type="float" office:value="1509433204" calcext:value-type="float">
            <text:p>1509433204</text:p>
          </table:table-cell>
          <table:table-cell office:value-type="float" office:value="5021.23086111558" calcext:value-type="float">
            <text:p>5021.23086111558</text:p>
          </table:table-cell>
          <table:table-cell table:style-name="ce5" table:formula="of:= [.F283]/86400+25569" office:value-type="date" office:date-value="2017-10-31T07:00:04" calcext:value-type="date">
            <text:p>2017-10-31</text:p>
          </table:table-cell>
        </table:table-row>
        <table:table-row table:style-name="ro1">
          <table:table-cell table:number-columns-repeated="5"/>
          <table:table-cell office:value-type="float" office:value="1509955203" calcext:value-type="float">
            <text:p>1509955203</text:p>
          </table:table-cell>
          <table:table-cell office:value-type="float" office:value="5999.95702456623" calcext:value-type="float">
            <text:p>5999.95702456623</text:p>
          </table:table-cell>
          <table:table-cell table:style-name="ce5" table:formula="of:= [.F284]/86400+25569" office:value-type="date" office:date-value="2017-11-06T08:00:03" calcext:value-type="date">
            <text:p>2017-11-06</text:p>
          </table:table-cell>
        </table:table-row>
        <table:table-row table:style-name="ro1">
          <table:table-cell table:number-columns-repeated="5"/>
          <table:table-cell office:value-type="float" office:value="1510473600" calcext:value-type="float">
            <text:p>1510473600</text:p>
          </table:table-cell>
          <table:table-cell office:value-type="float" office:value="5992.2599239529" calcext:value-type="float">
            <text:p>5992.2599239529</text:p>
          </table:table-cell>
          <table:table-cell table:style-name="ce5" table:formula="of:= [.F285]/86400+25569" office:value-type="date" office:date-value="2017-11-12T08:00:00" calcext:value-type="date">
            <text:p>2017-11-12</text:p>
          </table:table-cell>
        </table:table-row>
        <table:table-row table:style-name="ro1">
          <table:table-cell table:number-columns-repeated="5"/>
          <table:table-cell office:value-type="float" office:value="1510992005" calcext:value-type="float">
            <text:p>1510992005</text:p>
          </table:table-cell>
          <table:table-cell office:value-type="float" office:value="5983.10038469453" calcext:value-type="float">
            <text:p>5983.10038469453</text:p>
          </table:table-cell>
          <table:table-cell table:style-name="ce5" table:formula="of:= [.F286]/86400+25569" office:value-type="date" office:date-value="2017-11-18T08:00:05" calcext:value-type="date">
            <text:p>2017-11-18</text:p>
          </table:table-cell>
        </table:table-row>
        <table:table-row table:style-name="ro1">
          <table:table-cell table:number-columns-repeated="5"/>
          <table:table-cell office:value-type="float" office:value="1511510402" calcext:value-type="float">
            <text:p>1511510402</text:p>
          </table:table-cell>
          <table:table-cell office:value-type="float" office:value="6891.26061457639" calcext:value-type="float">
            <text:p>6891.26061457639</text:p>
          </table:table-cell>
          <table:table-cell table:style-name="ce5" table:formula="of:= [.F287]/86400+25569" office:value-type="date" office:date-value="2017-11-24T08:00:02" calcext:value-type="date">
            <text:p>2017-11-24</text:p>
          </table:table-cell>
        </table:table-row>
        <table:table-row table:style-name="ro1">
          <table:table-cell table:number-columns-repeated="5"/>
          <table:table-cell office:value-type="float" office:value="1512028803" calcext:value-type="float">
            <text:p>1512028803</text:p>
          </table:table-cell>
          <table:table-cell office:value-type="float" office:value="8007.49693087978" calcext:value-type="float">
            <text:p>8007.49693087978</text:p>
          </table:table-cell>
          <table:table-cell table:style-name="ce5" table:formula="of:= [.F288]/86400+25569" office:value-type="date" office:date-value="2017-11-30T08:00:03" calcext:value-type="date">
            <text:p>2017-11-30</text:p>
          </table:table-cell>
        </table:table-row>
        <table:table-row table:style-name="ro1">
          <table:table-cell table:number-columns-repeated="5"/>
          <table:table-cell office:value-type="float" office:value="1512547200" calcext:value-type="float">
            <text:p>1512547200</text:p>
          </table:table-cell>
          <table:table-cell office:value-type="float" office:value="9384.92526802766" calcext:value-type="float">
            <text:p>9384.92526802766</text:p>
          </table:table-cell>
          <table:table-cell table:style-name="ce5" table:formula="of:= [.F289]/86400+25569" office:value-type="date" office:date-value="2017-12-06T08:00:00" calcext:value-type="date">
            <text:p>2017-12-06</text:p>
          </table:table-cell>
        </table:table-row>
        <table:table-row table:style-name="ro1">
          <table:table-cell table:number-columns-repeated="5"/>
          <table:table-cell office:value-type="float" office:value="1513065601" calcext:value-type="float">
            <text:p>1513065601</text:p>
          </table:table-cell>
          <table:table-cell office:value-type="float" office:value="12727.4050942646" calcext:value-type="float">
            <text:p>12727.4050942646</text:p>
          </table:table-cell>
          <table:table-cell table:style-name="ce5" table:formula="of:= [.F290]/86400+25569" office:value-type="date" office:date-value="2017-12-12T08:00:01" calcext:value-type="date">
            <text:p>2017-12-12</text:p>
          </table:table-cell>
        </table:table-row>
        <table:table-row table:style-name="ro1">
          <table:table-cell table:number-columns-repeated="5"/>
          <table:table-cell office:value-type="float" office:value="1513584000" calcext:value-type="float">
            <text:p>1513584000</text:p>
          </table:table-cell>
          <table:table-cell office:value-type="float" office:value="15014.8597738677" calcext:value-type="float">
            <text:p>15014.8597738677</text:p>
          </table:table-cell>
          <table:table-cell table:style-name="ce5" table:formula="of:= [.F291]/86400+25569" office:value-type="date" office:date-value="2017-12-18T08:00:00" calcext:value-type="date">
            <text:p>2017-12-18</text:p>
          </table:table-cell>
        </table:table-row>
        <table:table-row table:style-name="ro1">
          <table:table-cell table:number-columns-repeated="5"/>
          <table:table-cell office:value-type="float" office:value="1514102402" calcext:value-type="float">
            <text:p>1514102402</text:p>
          </table:table-cell>
          <table:table-cell office:value-type="float" office:value="13775.2177833817" calcext:value-type="float">
            <text:p>13775.2177833817</text:p>
          </table:table-cell>
          <table:table-cell table:style-name="ce5" table:formula="of:= [.F292]/86400+25569" office:value-type="date" office:date-value="2017-12-24T08:00:02" calcext:value-type="date">
            <text:p>2017-12-24</text:p>
          </table:table-cell>
        </table:table-row>
        <table:table-row table:style-name="ro1">
          <table:table-cell table:number-columns-repeated="5"/>
          <table:table-cell office:value-type="float" office:value="1514620801" calcext:value-type="float">
            <text:p>1514620801</text:p>
          </table:table-cell>
          <table:table-cell office:value-type="float" office:value="12417.455620943" calcext:value-type="float">
            <text:p>12417.455620943</text:p>
          </table:table-cell>
          <table:table-cell table:style-name="ce5" table:formula="of:= [.F293]/86400+25569" office:value-type="date" office:date-value="2017-12-30T08:00:01" calcext:value-type="date">
            <text:p>2017-12-30</text:p>
          </table:table-cell>
        </table:table-row>
        <table:table-row table:style-name="ro1">
          <table:table-cell table:number-columns-repeated="5"/>
          <table:table-cell office:value-type="float" office:value="1515139211" calcext:value-type="float">
            <text:p>1515139211</text:p>
          </table:table-cell>
          <table:table-cell office:value-type="float" office:value="11998.8356725336" calcext:value-type="float">
            <text:p>11998.8356725336</text:p>
          </table:table-cell>
          <table:table-cell table:style-name="ce5" table:formula="of:= [.F294]/86400+25569" office:value-type="date" office:date-value="2018-01-05T08:00:11" calcext:value-type="date">
            <text:p>2018-01-05</text:p>
          </table:table-cell>
        </table:table-row>
        <table:table-row table:style-name="ro1">
          <table:table-cell table:number-columns-repeated="5"/>
          <table:table-cell office:value-type="float" office:value="1515657614" calcext:value-type="float">
            <text:p>1515657614</text:p>
          </table:table-cell>
          <table:table-cell office:value-type="float" office:value="13226.8839967772" calcext:value-type="float">
            <text:p>13226.8839967772</text:p>
          </table:table-cell>
          <table:table-cell table:style-name="ce5" table:formula="of:= [.F295]/86400+25569" office:value-type="date" office:date-value="2018-01-11T08:00:14" calcext:value-type="date">
            <text:p>2018-01-11</text:p>
          </table:table-cell>
        </table:table-row>
        <table:table-row table:style-name="ro1">
          <table:table-cell table:number-columns-repeated="5"/>
          <table:table-cell office:value-type="float" office:value="1516176004" calcext:value-type="float">
            <text:p>1516176004</text:p>
          </table:table-cell>
          <table:table-cell office:value-type="float" office:value="11448.4699408652" calcext:value-type="float">
            <text:p>11448.4699408652</text:p>
          </table:table-cell>
          <table:table-cell table:style-name="ce5" table:formula="of:= [.F296]/86400+25569" office:value-type="date" office:date-value="2018-01-17T08:00:04" calcext:value-type="date">
            <text:p>2018-01-17</text:p>
          </table:table-cell>
        </table:table-row>
        <table:table-row table:style-name="ro1">
          <table:table-cell table:number-columns-repeated="5"/>
          <table:table-cell office:value-type="float" office:value="1516694403" calcext:value-type="float">
            <text:p>1516694403</text:p>
          </table:table-cell>
          <table:table-cell office:value-type="float" office:value="9836.51218365928" calcext:value-type="float">
            <text:p>9836.51218365928</text:p>
          </table:table-cell>
          <table:table-cell table:style-name="ce5" table:formula="of:= [.F297]/86400+25569" office:value-type="date" office:date-value="2018-01-23T08:00:03" calcext:value-type="date">
            <text:p>2018-01-23</text:p>
          </table:table-cell>
        </table:table-row>
        <table:table-row table:style-name="ro1">
          <table:table-cell table:number-columns-repeated="5"/>
          <table:table-cell office:value-type="float" office:value="1517212801" calcext:value-type="float">
            <text:p>1517212801</text:p>
          </table:table-cell>
          <table:table-cell office:value-type="float" office:value="9586.80930311379" calcext:value-type="float">
            <text:p>9586.80930311379</text:p>
          </table:table-cell>
          <table:table-cell table:style-name="ce5" table:formula="of:= [.F298]/86400+25569" office:value-type="date" office:date-value="2018-01-29T08:00:01" calcext:value-type="date">
            <text:p>2018-01-29</text:p>
          </table:table-cell>
        </table:table-row>
        <table:table-row table:style-name="ro1">
          <table:table-cell table:number-columns-repeated="5"/>
          <table:table-cell office:value-type="float" office:value="1517731208" calcext:value-type="float">
            <text:p>1517731208</text:p>
          </table:table-cell>
          <table:table-cell office:value-type="float" office:value="8283.04822371412" calcext:value-type="float">
            <text:p>8283.04822371412</text:p>
          </table:table-cell>
          <table:table-cell table:style-name="ce5" table:formula="of:= [.F299]/86400+25569" office:value-type="date" office:date-value="2018-02-04T08:00:08" calcext:value-type="date">
            <text:p>2018-02-04</text:p>
          </table:table-cell>
        </table:table-row>
        <table:table-row table:style-name="ro1">
          <table:table-cell table:number-columns-repeated="5"/>
          <table:table-cell office:value-type="float" office:value="1518249600" calcext:value-type="float">
            <text:p>1518249600</text:p>
          </table:table-cell>
          <table:table-cell office:value-type="float" office:value="6779.06436198268" calcext:value-type="float">
            <text:p>6779.06436198268</text:p>
          </table:table-cell>
          <table:table-cell table:style-name="ce5" table:formula="of:= [.F300]/86400+25569" office:value-type="date" office:date-value="2018-02-10T08:00:00" calcext:value-type="date">
            <text:p>2018-02-10</text:p>
          </table:table-cell>
        </table:table-row>
        <table:table-row table:style-name="ro1">
          <table:table-cell table:number-columns-repeated="5"/>
          <table:table-cell office:value-type="float" office:value="1518768000" calcext:value-type="float">
            <text:p>1518768000</text:p>
          </table:table-cell>
          <table:table-cell office:value-type="float" office:value="7613.49883241734" calcext:value-type="float">
            <text:p>7613.49883241734</text:p>
          </table:table-cell>
          <table:table-cell table:style-name="ce5" table:formula="of:= [.F301]/86400+25569" office:value-type="date" office:date-value="2018-02-16T08:00:00" calcext:value-type="date">
            <text:p>2018-02-16</text:p>
          </table:table-cell>
        </table:table-row>
        <table:table-row table:style-name="ro1">
          <table:table-cell table:number-columns-repeated="5"/>
          <table:table-cell office:value-type="float" office:value="1519286408" calcext:value-type="float">
            <text:p>1519286408</text:p>
          </table:table-cell>
          <table:table-cell office:value-type="float" office:value="9247.84890786899" calcext:value-type="float">
            <text:p>9247.84890786899</text:p>
          </table:table-cell>
          <table:table-cell table:style-name="ce5" table:formula="of:= [.F302]/86400+25569" office:value-type="date" office:date-value="2018-02-22T08:00:08" calcext:value-type="date">
            <text:p>2018-02-22</text:p>
          </table:table-cell>
        </table:table-row>
        <table:table-row table:style-name="ro1">
          <table:table-cell table:number-columns-repeated="5"/>
          <table:table-cell office:value-type="float" office:value="1519804805" calcext:value-type="float">
            <text:p>1519804805</text:p>
          </table:table-cell>
          <table:table-cell office:value-type="float" office:value="8617.73483204646" calcext:value-type="float">
            <text:p>8617.73483204646</text:p>
          </table:table-cell>
          <table:table-cell table:style-name="ce5" table:formula="of:= [.F303]/86400+25569" office:value-type="date" office:date-value="2018-02-28T08:00:05" calcext:value-type="date">
            <text:p>2018-02-28</text:p>
          </table:table-cell>
        </table:table-row>
        <table:table-row table:style-name="ro1">
          <table:table-cell table:number-columns-repeated="5"/>
          <table:table-cell office:value-type="float" office:value="1520323203" calcext:value-type="float">
            <text:p>1520323203</text:p>
          </table:table-cell>
          <table:table-cell office:value-type="float" office:value="9511.13739446048" calcext:value-type="float">
            <text:p>9511.13739446048</text:p>
          </table:table-cell>
          <table:table-cell table:style-name="ce5" table:formula="of:= [.F304]/86400+25569" office:value-type="date" office:date-value="2018-03-06T08:00:03" calcext:value-type="date">
            <text:p>2018-03-06</text:p>
          </table:table-cell>
        </table:table-row>
        <table:table-row table:style-name="ro1">
          <table:table-cell table:number-columns-repeated="5"/>
          <table:table-cell office:value-type="float" office:value="1520838009" calcext:value-type="float">
            <text:p>1520838009</text:p>
          </table:table-cell>
          <table:table-cell office:value-type="float" office:value="8197.39771160103" calcext:value-type="float">
            <text:p>8197.39771160103</text:p>
          </table:table-cell>
          <table:table-cell table:style-name="ce5" table:formula="of:= [.F305]/86400+25569" office:value-type="date" office:date-value="2018-03-12T07:00:09" calcext:value-type="date">
            <text:p>2018-03-12</text:p>
          </table:table-cell>
        </table:table-row>
        <table:table-row table:style-name="ro1">
          <table:table-cell table:number-columns-repeated="5"/>
          <table:table-cell office:value-type="float" office:value="1521356405" calcext:value-type="float">
            <text:p>1521356405</text:p>
          </table:table-cell>
          <table:table-cell office:value-type="float" office:value="7309.70985569446" calcext:value-type="float">
            <text:p>7309.70985569446</text:p>
          </table:table-cell>
          <table:table-cell table:style-name="ce5" table:formula="of:= [.F306]/86400+25569" office:value-type="date" office:date-value="2018-03-18T07:00:05" calcext:value-type="date">
            <text:p>2018-03-18</text:p>
          </table:table-cell>
        </table:table-row>
        <table:table-row table:style-name="ro1" table:number-rows-repeated="10482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9T22:58:25.370356203</dc:date>
    <meta:editing-duration>PT16M19S</meta:editing-duration>
    <meta:editing-cycles>2</meta:editing-cycles>
    <meta:generator>LibreOffice/5.4.6.2$Linux_X86_64 LibreOffice_project/40$Build-2</meta:generator>
    <meta:document-statistic meta:table-count="1" meta:cell-count="19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364688000" chart:maximum="1530000000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aximum="100" chart:origin="0" chart:interval-major="1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aximum="2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b274" draw:fill-color="#00b27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04e4d" draw:fill-color="#f04e4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991cm" svg:height="17.505cm" xlink:href=".." xlink:type="simple" chart:class="chart:scatter" chart:style-name="ch1">
        <chart:legend chart:legend-position="end" svg:x="38.086cm" svg:y="7.955cm" style:legend-expansion="high" chart:style-name="ch2"/>
        <chart:plot-area chart:style-name="ch3" table:cell-range-address="gooTrendsBitcoin.F4:gooTrendsBitcoin.G306 gooTrendsBitcoin.C4:gooTrendsBitcoin.D264" chart:data-source-has-labels="row" svg:x="0.819cm" svg:y="0.35cm" svg:width="36.448cm" svg:height="16.805cm">
          <chartooo:coordinate-region svg:x="1.745cm" svg:y="0.55cm" svg:width="34.344cm" svg:height="15.9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ooTrendsBitcoin.G4:gooTrendsBitcoin.G306" loext:label-string="btcprice" chart:class="chart:scatter">
            <chart:domain table:cell-range-address="gooTrendsBitcoin.F4:gooTrendsBitcoin.F306"/>
            <chart:data-point chart:repeated="303"/>
          </chart:series>
          <chart:series chart:attached-axis="primary-y" chart:style-name="ch9" chart:values-cell-range-address="gooTrendsBitcoin.D4:gooTrendsBitcoin.D264" loext:label-string="buybitcoin" chart:class="chart:scatter">
            <chart:domain table:cell-range-address="gooTrendsBitcoin.B4:gooTrendsBitcoin.B264"/>
            <chart:data-point chart:repeated="261"/>
          </chart:series>
          <chart:series chart:attached-axis="primary-y" chart:style-name="ch10" chart:values-cell-range-address="gooTrendsBitcoin.C4:gooTrendsBitcoin.C264" loext:label-string="bitcoin" chart:class="chart:scatter">
            <chart:domain table:cell-range-address="gooTrendsBitcoin.B4:gooTrendsBitcoin.B264"/>
            <chart:data-point chart:repeated="2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tcprice</text:p>
              </table:table-cell>
              <table:table-cell office:value-type="string">
                <text:p>Column B</text:p>
              </table:table-cell>
              <table:table-cell office:value-type="string">
                <text:p>buybitcoin</text:p>
              </table:table-cell>
              <table:table-cell office:value-type="string">
                <text:p>Column B</text:p>
              </table:table-cell>
              <table:table-cell office:value-type="string">
                <text:p>bitc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4540406">
                <text:p>1364540406</text:p>
                <draw:g>
                  <svg:desc>gooTrendsBitcoin.F4:gooTrendsBitcoin.F306</svg:desc>
                </draw:g>
              </table:table-cell>
              <table:table-cell office:value-type="float" office:value="66.2083886601063">
                <text:p>66.2083886601063</text:p>
                <draw:g>
                  <svg:desc>gooTrendsBitcoin.G4:gooTrendsBitcoin.G306</svg:desc>
                </draw:g>
              </table:table-cell>
              <table:table-cell office:value-type="float" office:value="1364688000">
                <text:p>1364688000</text:p>
                <draw:g>
                  <svg:desc>gooTrendsBitcoin.B4:gooTrendsBitcoin.B264</svg:desc>
                </draw:g>
              </table:table-cell>
              <table:table-cell office:value-type="float" office:value="4">
                <text:p>4</text:p>
                <draw:g>
                  <svg:desc>gooTrendsBitcoin.D4:gooTrendsBitcoin.D264</svg:desc>
                </draw:g>
              </table:table-cell>
              <table:table-cell office:value-type="float" office:value="1364688000">
                <text:p>1364688000</text:p>
                <draw:g>
                  <svg:desc>gooTrendsBitcoin.B4:gooTrendsBitcoin.B264</svg:desc>
                </draw:g>
              </table:table-cell>
              <table:table-cell office:value-type="float" office:value="6">
                <text:p>6</text:p>
                <draw:g>
                  <svg:desc>gooTrendsBitcoin.C4:gooTrendsBitcoin.C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5058894">
                <text:p>1365058894</text:p>
              </table:table-cell>
              <table:table-cell office:value-type="float" office:value="89.0161839740268">
                <text:p>89.0161839740268</text:p>
              </table:table-cell>
              <table:table-cell office:value-type="float" office:value="1365292800">
                <text:p>1365292800</text:p>
              </table:table-cell>
              <table:table-cell office:value-type="float" office:value="7">
                <text:p>7</text:p>
              </table:table-cell>
              <table:table-cell office:value-type="float" office:value="1365292800">
                <text:p>1365292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5577268">
                <text:p>1365577268</text:p>
              </table:table-cell>
              <table:table-cell office:value-type="float" office:value="140.109532756765">
                <text:p>140.109532756765</text:p>
              </table:table-cell>
              <table:table-cell office:value-type="float" office:value="1365897600">
                <text:p>1365897600</text:p>
              </table:table-cell>
              <table:table-cell office:value-type="float" office:value="3">
                <text:p>3</text:p>
              </table:table-cell>
              <table:table-cell office:value-type="float" office:value="1365897600">
                <text:p>1365897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6095600">
                <text:p>1366095600</text:p>
              </table:table-cell>
              <table:table-cell office:value-type="float" office:value="91.9360185557663">
                <text:p>91.9360185557663</text:p>
              </table:table-cell>
              <table:table-cell office:value-type="float" office:value="1366502400">
                <text:p>1366502400</text:p>
              </table:table-cell>
              <table:table-cell office:value-type="float" office:value="2">
                <text:p>2</text:p>
              </table:table-cell>
              <table:table-cell office:value-type="float" office:value="1366502400">
                <text:p>1366502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6614016">
                <text:p>1366614016</text:p>
              </table:table-cell>
              <table:table-cell office:value-type="float" office:value="88.1530468082273">
                <text:p>88.1530468082273</text:p>
              </table:table-cell>
              <table:table-cell office:value-type="float" office:value="1367107200">
                <text:p>1367107200</text:p>
              </table:table-cell>
              <table:table-cell office:value-type="float" office:value="2">
                <text:p>2</text:p>
              </table:table-cell>
              <table:table-cell office:value-type="float" office:value="1367107200">
                <text:p>1367107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7132522">
                <text:p>1367132522</text:p>
              </table:table-cell>
              <table:table-cell office:value-type="float" office:value="116.170346209796">
                <text:p>116.170346209796</text:p>
              </table:table-cell>
              <table:table-cell office:value-type="float" office:value="1367712000">
                <text:p>1367712000</text:p>
              </table:table-cell>
              <table:table-cell office:value-type="float" office:value="1">
                <text:p>1</text:p>
              </table:table-cell>
              <table:table-cell office:value-type="float" office:value="1367712000">
                <text:p>136771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7650808">
                <text:p>1367650808</text:p>
              </table:table-cell>
              <table:table-cell office:value-type="float" office:value="104.806148583297">
                <text:p>104.806148583297</text:p>
              </table:table-cell>
              <table:table-cell office:value-type="float" office:value="1368316800">
                <text:p>1368316800</text:p>
              </table:table-cell>
              <table:table-cell office:value-type="float" office:value="2">
                <text:p>2</text:p>
              </table:table-cell>
              <table:table-cell office:value-type="float" office:value="1368316800">
                <text:p>1368316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8169403">
                <text:p>1368169403</text:p>
              </table:table-cell>
              <table:table-cell office:value-type="float" office:value="95.9769979626289">
                <text:p>95.9769979626289</text:p>
              </table:table-cell>
              <table:table-cell office:value-type="float" office:value="1368921600">
                <text:p>1368921600</text:p>
              </table:table-cell>
              <table:table-cell office:value-type="float" office:value="1">
                <text:p>1</text:p>
              </table:table-cell>
              <table:table-cell office:value-type="float" office:value="1368921600">
                <text:p>136892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8687637">
                <text:p>1368687637</text:p>
              </table:table-cell>
              <table:table-cell office:value-type="float" office:value="97.8439645010086">
                <text:p>97.8439645010086</text:p>
              </table:table-cell>
              <table:table-cell office:value-type="float" office:value="1369526400">
                <text:p>1369526400</text:p>
              </table:table-cell>
              <table:table-cell office:value-type="float" office:value="1">
                <text:p>1</text:p>
              </table:table-cell>
              <table:table-cell office:value-type="float" office:value="1369526400">
                <text:p>1369526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9206159">
                <text:p>1369206159</text:p>
              </table:table-cell>
              <table:table-cell office:value-type="float" office:value="99.6977354322716">
                <text:p>99.6977354322716</text:p>
              </table:table-cell>
              <table:table-cell office:value-type="float" office:value="1370131200">
                <text:p>1370131200</text:p>
              </table:table-cell>
              <table:table-cell office:value-type="float" office:value="1">
                <text:p>1</text:p>
              </table:table-cell>
              <table:table-cell office:value-type="float" office:value="1370131200">
                <text:p>1370131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9724404">
                <text:p>1369724404</text:p>
              </table:table-cell>
              <table:table-cell office:value-type="float" office:value="107.476500589503">
                <text:p>107.476500589503</text:p>
              </table:table-cell>
              <table:table-cell office:value-type="float" office:value="1370736000">
                <text:p>1370736000</text:p>
              </table:table-cell>
              <table:table-cell office:value-type="float" office:value="1">
                <text:p>1</text:p>
              </table:table-cell>
              <table:table-cell office:value-type="float" office:value="1370736000">
                <text:p>1370736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70242887">
                <text:p>1370242887</text:p>
              </table:table-cell>
              <table:table-cell office:value-type="float" office:value="108.700068593511">
                <text:p>108.700068593511</text:p>
              </table:table-cell>
              <table:table-cell office:value-type="float" office:value="1371340800">
                <text:p>1371340800</text:p>
              </table:table-cell>
              <table:table-cell office:value-type="float" office:value="1">
                <text:p>1</text:p>
              </table:table-cell>
              <table:table-cell office:value-type="float" office:value="1371340800">
                <text:p>1371340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0761200">
                <text:p>1370761200</text:p>
              </table:table-cell>
              <table:table-cell office:value-type="float" office:value="100.109309358911">
                <text:p>100.109309358911</text:p>
              </table:table-cell>
              <table:table-cell office:value-type="float" office:value="1371945600">
                <text:p>1371945600</text:p>
              </table:table-cell>
              <table:table-cell office:value-type="float" office:value="1">
                <text:p>1</text:p>
              </table:table-cell>
              <table:table-cell office:value-type="float" office:value="1371945600">
                <text:p>1371945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1279625">
                <text:p>1371279625</text:p>
              </table:table-cell>
              <table:table-cell office:value-type="float" office:value="88.3174777822078">
                <text:p>88.3174777822078</text:p>
              </table:table-cell>
              <table:table-cell office:value-type="float" office:value="1372550400">
                <text:p>1372550400</text:p>
              </table:table-cell>
              <table:table-cell office:value-type="float" office:value="2">
                <text:p>2</text:p>
              </table:table-cell>
              <table:table-cell office:value-type="float" office:value="1372550400">
                <text:p>1372550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1798011">
                <text:p>1371798011</text:p>
              </table:table-cell>
              <table:table-cell office:value-type="float" office:value="87.7146526130677">
                <text:p>87.7146526130677</text:p>
              </table:table-cell>
              <table:table-cell office:value-type="float" office:value="1373155200">
                <text:p>1373155200</text:p>
              </table:table-cell>
              <table:table-cell office:value-type="float" office:value="1">
                <text:p>1</text:p>
              </table:table-cell>
              <table:table-cell office:value-type="float" office:value="1373155200">
                <text:p>1373155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2316453">
                <text:p>1372316453</text:p>
              </table:table-cell>
              <table:table-cell office:value-type="float" office:value="85.3110215598684">
                <text:p>85.3110215598684</text:p>
              </table:table-cell>
              <table:table-cell office:value-type="float" office:value="1373760000">
                <text:p>1373760000</text:p>
              </table:table-cell>
              <table:table-cell office:value-type="float" office:value="1">
                <text:p>1</text:p>
              </table:table-cell>
              <table:table-cell office:value-type="float" office:value="1373760000">
                <text:p>137376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2834813">
                <text:p>1372834813</text:p>
              </table:table-cell>
              <table:table-cell office:value-type="float" office:value="76.8427308226363">
                <text:p>76.8427308226363</text:p>
              </table:table-cell>
              <table:table-cell office:value-type="float" office:value="1374364800">
                <text:p>1374364800</text:p>
              </table:table-cell>
              <table:table-cell office:value-type="float" office:value="1">
                <text:p>1</text:p>
              </table:table-cell>
              <table:table-cell office:value-type="float" office:value="1374364800">
                <text:p>1374364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3353209">
                <text:p>1373353209</text:p>
              </table:table-cell>
              <table:table-cell office:value-type="float" office:value="63.1723411129318">
                <text:p>63.1723411129318</text:p>
              </table:table-cell>
              <table:table-cell office:value-type="float" office:value="1374969600">
                <text:p>1374969600</text:p>
              </table:table-cell>
              <table:table-cell office:value-type="float" office:value="1">
                <text:p>1</text:p>
              </table:table-cell>
              <table:table-cell office:value-type="float" office:value="1374969600">
                <text:p>1374969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3871669">
                <text:p>1373871669</text:p>
              </table:table-cell>
              <table:table-cell office:value-type="float" office:value="73.9740699255871">
                <text:p>73.9740699255871</text:p>
              </table:table-cell>
              <table:table-cell office:value-type="float" office:value="1375574400">
                <text:p>1375574400</text:p>
              </table:table-cell>
              <table:table-cell office:value-type="float" office:value="1">
                <text:p>1</text:p>
              </table:table-cell>
              <table:table-cell office:value-type="float" office:value="1375574400">
                <text:p>1375574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4390064">
                <text:p>1374390064</text:p>
              </table:table-cell>
              <table:table-cell office:value-type="float" office:value="75.5108788837956">
                <text:p>75.5108788837956</text:p>
              </table:table-cell>
              <table:table-cell office:value-type="float" office:value="1376179200">
                <text:p>1376179200</text:p>
              </table:table-cell>
              <table:table-cell office:value-type="float" office:value="1">
                <text:p>1</text:p>
              </table:table-cell>
              <table:table-cell office:value-type="float" office:value="1376179200">
                <text:p>1376179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74908417">
                <text:p>1374908417</text:p>
              </table:table-cell>
              <table:table-cell office:value-type="float" office:value="74.98391065588">
                <text:p>74.98391065588</text:p>
              </table:table-cell>
              <table:table-cell office:value-type="float" office:value="1376784000">
                <text:p>1376784000</text:p>
              </table:table-cell>
              <table:table-cell office:value-type="float" office:value="1">
                <text:p>1</text:p>
              </table:table-cell>
              <table:table-cell office:value-type="float" office:value="1376784000">
                <text:p>137678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5426865">
                <text:p>1375426865</text:p>
              </table:table-cell>
              <table:table-cell office:value-type="float" office:value="80.3377760797608">
                <text:p>80.3377760797608</text:p>
              </table:table-cell>
              <table:table-cell office:value-type="float" office:value="1377388800">
                <text:p>1377388800</text:p>
              </table:table-cell>
              <table:table-cell office:value-type="float" office:value="1">
                <text:p>1</text:p>
              </table:table-cell>
              <table:table-cell office:value-type="float" office:value="1377388800">
                <text:p>1377388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5945224">
                <text:p>1375945224</text:p>
              </table:table-cell>
              <table:table-cell office:value-type="float" office:value="83.1846291926939">
                <text:p>83.1846291926939</text:p>
              </table:table-cell>
              <table:table-cell office:value-type="float" office:value="1377993600">
                <text:p>1377993600</text:p>
              </table:table-cell>
              <table:table-cell office:value-type="float" office:value="1">
                <text:p>1</text:p>
              </table:table-cell>
              <table:table-cell office:value-type="float" office:value="1377993600">
                <text:p>1377993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6463621">
                <text:p>1376463621</text:p>
              </table:table-cell>
              <table:table-cell office:value-type="float" office:value="80.7711573270467">
                <text:p>80.7711573270467</text:p>
              </table:table-cell>
              <table:table-cell office:value-type="float" office:value="1378598400">
                <text:p>1378598400</text:p>
              </table:table-cell>
              <table:table-cell office:value-type="float" office:value="1">
                <text:p>1</text:p>
              </table:table-cell>
              <table:table-cell office:value-type="float" office:value="1378598400">
                <text:p>1378598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76982182">
                <text:p>1376982182</text:p>
              </table:table-cell>
              <table:table-cell office:value-type="float" office:value="85.1922957849275">
                <text:p>85.1922957849275</text:p>
              </table:table-cell>
              <table:table-cell office:value-type="float" office:value="1379203200">
                <text:p>1379203200</text:p>
              </table:table-cell>
              <table:table-cell office:value-type="float" office:value="1">
                <text:p>1</text:p>
              </table:table-cell>
              <table:table-cell office:value-type="float" office:value="1379203200">
                <text:p>1379203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7500627">
                <text:p>1377500627</text:p>
              </table:table-cell>
              <table:table-cell office:value-type="float" office:value="93.3558491602069">
                <text:p>93.3558491602069</text:p>
              </table:table-cell>
              <table:table-cell office:value-type="float" office:value="1379808000">
                <text:p>1379808000</text:p>
              </table:table-cell>
              <table:table-cell office:value-type="float" office:value="1">
                <text:p>1</text:p>
              </table:table-cell>
              <table:table-cell office:value-type="float" office:value="1379808000">
                <text:p>1379808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8018855">
                <text:p>1378018855</text:p>
              </table:table-cell>
              <table:table-cell office:value-type="float" office:value="103.0905833476">
                <text:p>103.0905833476</text:p>
              </table:table-cell>
              <table:table-cell office:value-type="float" office:value="1380412800">
                <text:p>1380412800</text:p>
              </table:table-cell>
              <table:table-cell office:value-type="float" office:value="2">
                <text:p>2</text:p>
              </table:table-cell>
              <table:table-cell office:value-type="float" office:value="1380412800">
                <text:p>1380412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8537838">
                <text:p>1378537838</text:p>
              </table:table-cell>
              <table:table-cell office:value-type="float" office:value="108.085445067456">
                <text:p>108.085445067456</text:p>
              </table:table-cell>
              <table:table-cell office:value-type="float" office:value="1381017600">
                <text:p>1381017600</text:p>
              </table:table-cell>
              <table:table-cell office:value-type="float" office:value="1">
                <text:p>1</text:p>
              </table:table-cell>
              <table:table-cell office:value-type="float" office:value="1381017600">
                <text:p>1381017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9055778">
                <text:p>1379055778</text:p>
              </table:table-cell>
              <table:table-cell office:value-type="float" office:value="104.570604049336">
                <text:p>104.570604049336</text:p>
              </table:table-cell>
              <table:table-cell office:value-type="float" office:value="1381622400">
                <text:p>1381622400</text:p>
              </table:table-cell>
              <table:table-cell office:value-type="float" office:value="1">
                <text:p>1</text:p>
              </table:table-cell>
              <table:table-cell office:value-type="float" office:value="1381622400">
                <text:p>1381622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9574023">
                <text:p>1379574023</text:p>
              </table:table-cell>
              <table:table-cell office:value-type="float" office:value="108.240630862578">
                <text:p>108.240630862578</text:p>
              </table:table-cell>
              <table:table-cell office:value-type="float" office:value="1382227200">
                <text:p>1382227200</text:p>
              </table:table-cell>
              <table:table-cell office:value-type="float" office:value="1">
                <text:p>1</text:p>
              </table:table-cell>
              <table:table-cell office:value-type="float" office:value="1382227200">
                <text:p>1382227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0092419">
                <text:p>1380092419</text:p>
              </table:table-cell>
              <table:table-cell office:value-type="float" office:value="105.889280279821">
                <text:p>105.889280279821</text:p>
              </table:table-cell>
              <table:table-cell office:value-type="float" office:value="1382832000">
                <text:p>1382832000</text:p>
              </table:table-cell>
              <table:table-cell office:value-type="float" office:value="4">
                <text:p>4</text:p>
              </table:table-cell>
              <table:table-cell office:value-type="float" office:value="1382832000">
                <text:p>138283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80610833">
                <text:p>1380610833</text:p>
              </table:table-cell>
              <table:table-cell office:value-type="float" office:value="107.725802473723">
                <text:p>107.725802473723</text:p>
              </table:table-cell>
              <table:table-cell office:value-type="float" office:value="1383436800">
                <text:p>1383436800</text:p>
              </table:table-cell>
              <table:table-cell office:value-type="float" office:value="4">
                <text:p>4</text:p>
              </table:table-cell>
              <table:table-cell office:value-type="float" office:value="1383436800">
                <text:p>1383436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1129210">
                <text:p>1381129210</text:p>
              </table:table-cell>
              <table:table-cell office:value-type="float" office:value="102.765760526549">
                <text:p>102.765760526549</text:p>
              </table:table-cell>
              <table:table-cell office:value-type="float" office:value="1384041600">
                <text:p>1384041600</text:p>
              </table:table-cell>
              <table:table-cell office:value-type="float" office:value="5">
                <text:p>5</text:p>
              </table:table-cell>
              <table:table-cell office:value-type="float" office:value="1384041600">
                <text:p>1384041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1647619">
                <text:p>1381647619</text:p>
              </table:table-cell>
              <table:table-cell office:value-type="float" office:value="107.58697940617">
                <text:p>107.58697940617</text:p>
              </table:table-cell>
              <table:table-cell office:value-type="float" office:value="1384646400">
                <text:p>1384646400</text:p>
              </table:table-cell>
              <table:table-cell office:value-type="float" office:value="10">
                <text:p>10</text:p>
              </table:table-cell>
              <table:table-cell office:value-type="float" office:value="1384646400">
                <text:p>1384646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2166005">
                <text:p>1382166005</text:p>
              </table:table-cell>
              <table:table-cell office:value-type="float" office:value="120.33693025066">
                <text:p>120.33693025066</text:p>
              </table:table-cell>
              <table:table-cell office:value-type="float" office:value="1385251200">
                <text:p>1385251200</text:p>
              </table:table-cell>
              <table:table-cell office:value-type="float" office:value="12">
                <text:p>12</text:p>
              </table:table-cell>
              <table:table-cell office:value-type="float" office:value="1385251200">
                <text:p>13852512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2684400">
                <text:p>1382684400</text:p>
              </table:table-cell>
              <table:table-cell office:value-type="float" office:value="154.577056471293">
                <text:p>154.577056471293</text:p>
              </table:table-cell>
              <table:table-cell office:value-type="float" office:value="1385856000">
                <text:p>1385856000</text:p>
              </table:table-cell>
              <table:table-cell office:value-type="float" office:value="9">
                <text:p>9</text:p>
              </table:table-cell>
              <table:table-cell office:value-type="float" office:value="1385856000">
                <text:p>1385856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3202807">
                <text:p>1383202807</text:p>
              </table:table-cell>
              <table:table-cell office:value-type="float" office:value="164.02660365097">
                <text:p>164.02660365097</text:p>
              </table:table-cell>
              <table:table-cell office:value-type="float" office:value="1386460800">
                <text:p>1386460800</text:p>
              </table:table-cell>
              <table:table-cell office:value-type="float" office:value="6">
                <text:p>6</text:p>
              </table:table-cell>
              <table:table-cell office:value-type="float" office:value="1386460800">
                <text:p>13864608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3724800">
                <text:p>1383724800</text:p>
              </table:table-cell>
              <table:table-cell office:value-type="float" office:value="183.099547693299">
                <text:p>183.099547693299</text:p>
              </table:table-cell>
              <table:table-cell office:value-type="float" office:value="1387065600">
                <text:p>1387065600</text:p>
              </table:table-cell>
              <table:table-cell office:value-type="float" office:value="7">
                <text:p>7</text:p>
              </table:table-cell>
              <table:table-cell office:value-type="float" office:value="1387065600">
                <text:p>1387065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4243200">
                <text:p>1384243200</text:p>
              </table:table-cell>
              <table:table-cell office:value-type="float" office:value="264.180465672828">
                <text:p>264.180465672828</text:p>
              </table:table-cell>
              <table:table-cell office:value-type="float" office:value="1387670400">
                <text:p>1387670400</text:p>
              </table:table-cell>
              <table:table-cell office:value-type="float" office:value="4">
                <text:p>4</text:p>
              </table:table-cell>
              <table:table-cell office:value-type="float" office:value="1387670400">
                <text:p>13876704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4761600">
                <text:p>1384761600</text:p>
              </table:table-cell>
              <table:table-cell office:value-type="float" office:value="356.267554523147">
                <text:p>356.267554523147</text:p>
              </table:table-cell>
              <table:table-cell office:value-type="float" office:value="1388275200">
                <text:p>1388275200</text:p>
              </table:table-cell>
              <table:table-cell office:value-type="float" office:value="4">
                <text:p>4</text:p>
              </table:table-cell>
              <table:table-cell office:value-type="float" office:value="1388275200">
                <text:p>1388275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5280027">
                <text:p>1385280027</text:p>
              </table:table-cell>
              <table:table-cell office:value-type="float" office:value="572.47311371374">
                <text:p>572.47311371374</text:p>
              </table:table-cell>
              <table:table-cell office:value-type="float" office:value="1388880000">
                <text:p>1388880000</text:p>
              </table:table-cell>
              <table:table-cell office:value-type="float" office:value="4">
                <text:p>4</text:p>
              </table:table-cell>
              <table:table-cell office:value-type="float" office:value="1388880000">
                <text:p>138888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85798400">
                <text:p>1385798400</text:p>
              </table:table-cell>
              <table:table-cell office:value-type="float" office:value="791.367496923779">
                <text:p>791.367496923779</text:p>
              </table:table-cell>
              <table:table-cell office:value-type="float" office:value="1389484800">
                <text:p>1389484800</text:p>
              </table:table-cell>
              <table:table-cell office:value-type="float" office:value="4">
                <text:p>4</text:p>
              </table:table-cell>
              <table:table-cell office:value-type="float" office:value="1389484800">
                <text:p>13894848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86316822">
                <text:p>1386316822</text:p>
              </table:table-cell>
              <table:table-cell office:value-type="float" office:value="888.600788136599">
                <text:p>888.600788136599</text:p>
              </table:table-cell>
              <table:table-cell office:value-type="float" office:value="1390089600">
                <text:p>1390089600</text:p>
              </table:table-cell>
              <table:table-cell office:value-type="float" office:value="5">
                <text:p>5</text:p>
              </table:table-cell>
              <table:table-cell office:value-type="float" office:value="1390089600">
                <text:p>1390089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6835208">
                <text:p>1386835208</text:p>
              </table:table-cell>
              <table:table-cell office:value-type="float" office:value="719.543598610433">
                <text:p>719.543598610433</text:p>
              </table:table-cell>
              <table:table-cell office:value-type="float" office:value="1390694400">
                <text:p>1390694400</text:p>
              </table:table-cell>
              <table:table-cell office:value-type="float" office:value="4">
                <text:p>4</text:p>
              </table:table-cell>
              <table:table-cell office:value-type="float" office:value="1390694400">
                <text:p>1390694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7353605">
                <text:p>1387353605</text:p>
              </table:table-cell>
              <table:table-cell office:value-type="float" office:value="687.22426939345">
                <text:p>687.22426939345</text:p>
              </table:table-cell>
              <table:table-cell office:value-type="float" office:value="1391299200">
                <text:p>1391299200</text:p>
              </table:table-cell>
              <table:table-cell office:value-type="float" office:value="4">
                <text:p>4</text:p>
              </table:table-cell>
              <table:table-cell office:value-type="float" office:value="1391299200">
                <text:p>1391299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7872007">
                <text:p>1387872007</text:p>
              </table:table-cell>
              <table:table-cell office:value-type="float" office:value="529.531392807908">
                <text:p>529.531392807908</text:p>
              </table:table-cell>
              <table:table-cell office:value-type="float" office:value="1391904000">
                <text:p>1391904000</text:p>
              </table:table-cell>
              <table:table-cell office:value-type="float" office:value="4">
                <text:p>4</text:p>
              </table:table-cell>
              <table:table-cell office:value-type="float" office:value="1391904000">
                <text:p>1391904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8390403">
                <text:p>1388390403</text:p>
              </table:table-cell>
              <table:table-cell office:value-type="float" office:value="603.020495689678">
                <text:p>603.020495689678</text:p>
              </table:table-cell>
              <table:table-cell office:value-type="float" office:value="1392508800">
                <text:p>1392508800</text:p>
              </table:table-cell>
              <table:table-cell office:value-type="float" office:value="4">
                <text:p>4</text:p>
              </table:table-cell>
              <table:table-cell office:value-type="float" office:value="1392508800">
                <text:p>13925088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8908802">
                <text:p>1388908802</text:p>
              </table:table-cell>
              <table:table-cell office:value-type="float" office:value="658.682362107175">
                <text:p>658.682362107175</text:p>
              </table:table-cell>
              <table:table-cell office:value-type="float" office:value="1393113600">
                <text:p>1393113600</text:p>
              </table:table-cell>
              <table:table-cell office:value-type="float" office:value="5">
                <text:p>5</text:p>
              </table:table-cell>
              <table:table-cell office:value-type="float" office:value="1393113600">
                <text:p>1393113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9427210">
                <text:p>1389427210</text:p>
              </table:table-cell>
              <table:table-cell office:value-type="float" office:value="736.832335367591">
                <text:p>736.832335367591</text:p>
              </table:table-cell>
              <table:table-cell office:value-type="float" office:value="1393718400">
                <text:p>1393718400</text:p>
              </table:table-cell>
              <table:table-cell office:value-type="float" office:value="4">
                <text:p>4</text:p>
              </table:table-cell>
              <table:table-cell office:value-type="float" office:value="1393718400">
                <text:p>1393718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9945626">
                <text:p>1389945626</text:p>
              </table:table-cell>
              <table:table-cell office:value-type="float" office:value="718.579114626775">
                <text:p>718.579114626775</text:p>
              </table:table-cell>
              <table:table-cell office:value-type="float" office:value="1394323200">
                <text:p>1394323200</text:p>
              </table:table-cell>
              <table:table-cell office:value-type="float" office:value="2">
                <text:p>2</text:p>
              </table:table-cell>
              <table:table-cell office:value-type="float" office:value="1394323200">
                <text:p>1394323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90464007">
                <text:p>1390464007</text:p>
              </table:table-cell>
              <table:table-cell office:value-type="float" office:value="698.741856657571">
                <text:p>698.741856657571</text:p>
              </table:table-cell>
              <table:table-cell office:value-type="float" office:value="1394928000">
                <text:p>1394928000</text:p>
              </table:table-cell>
              <table:table-cell office:value-type="float" office:value="2">
                <text:p>2</text:p>
              </table:table-cell>
              <table:table-cell office:value-type="float" office:value="1394928000">
                <text:p>1394928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90982410">
                <text:p>1390982410</text:p>
              </table:table-cell>
              <table:table-cell office:value-type="float" office:value="681.612521192968">
                <text:p>681.612521192968</text:p>
              </table:table-cell>
              <table:table-cell office:value-type="float" office:value="1395532800">
                <text:p>1395532800</text:p>
              </table:table-cell>
              <table:table-cell office:value-type="float" office:value="3">
                <text:p>3</text:p>
              </table:table-cell>
              <table:table-cell office:value-type="float" office:value="1395532800">
                <text:p>13955328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91500828">
                <text:p>1391500828</text:p>
              </table:table-cell>
              <table:table-cell office:value-type="float" office:value="690.020027028725">
                <text:p>690.020027028725</text:p>
              </table:table-cell>
              <table:table-cell office:value-type="float" office:value="1396137600">
                <text:p>1396137600</text:p>
              </table:table-cell>
              <table:table-cell office:value-type="float" office:value="2">
                <text:p>2</text:p>
              </table:table-cell>
              <table:table-cell office:value-type="float" office:value="1396137600">
                <text:p>1396137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2019204">
                <text:p>1392019204</text:p>
              </table:table-cell>
              <table:table-cell office:value-type="float" office:value="633.518673958098">
                <text:p>633.518673958098</text:p>
              </table:table-cell>
              <table:table-cell office:value-type="float" office:value="1396742400">
                <text:p>1396742400</text:p>
              </table:table-cell>
              <table:table-cell office:value-type="float" office:value="2">
                <text:p>2</text:p>
              </table:table-cell>
              <table:table-cell office:value-type="float" office:value="1396742400">
                <text:p>1396742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2537623">
                <text:p>1392537623</text:p>
              </table:table-cell>
              <table:table-cell office:value-type="float" office:value="556.876489034647">
                <text:p>556.876489034647</text:p>
              </table:table-cell>
              <table:table-cell office:value-type="float" office:value="1397347200">
                <text:p>1397347200</text:p>
              </table:table-cell>
              <table:table-cell office:value-type="float" office:value="2">
                <text:p>2</text:p>
              </table:table-cell>
              <table:table-cell office:value-type="float" office:value="1397347200">
                <text:p>1397347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3056018">
                <text:p>1393056018</text:p>
              </table:table-cell>
              <table:table-cell office:value-type="float" office:value="522.441349637904">
                <text:p>522.441349637904</text:p>
              </table:table-cell>
              <table:table-cell office:value-type="float" office:value="1397952000">
                <text:p>1397952000</text:p>
              </table:table-cell>
              <table:table-cell office:value-type="float" office:value="2">
                <text:p>2</text:p>
              </table:table-cell>
              <table:table-cell office:value-type="float" office:value="1397952000">
                <text:p>139795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3574442">
                <text:p>1393574442</text:p>
              </table:table-cell>
              <table:table-cell office:value-type="float" office:value="486.629847193742">
                <text:p>486.629847193742</text:p>
              </table:table-cell>
              <table:table-cell office:value-type="float" office:value="1398556800">
                <text:p>1398556800</text:p>
              </table:table-cell>
              <table:table-cell office:value-type="float" office:value="2">
                <text:p>2</text:p>
              </table:table-cell>
              <table:table-cell office:value-type="float" office:value="1398556800">
                <text:p>1398556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4092826">
                <text:p>1394092826</text:p>
              </table:table-cell>
              <table:table-cell office:value-type="float" office:value="526.250928379942">
                <text:p>526.250928379942</text:p>
              </table:table-cell>
              <table:table-cell office:value-type="float" office:value="1399161600">
                <text:p>1399161600</text:p>
              </table:table-cell>
              <table:table-cell office:value-type="float" office:value="2">
                <text:p>2</text:p>
              </table:table-cell>
              <table:table-cell office:value-type="float" office:value="1399161600">
                <text:p>139916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94607600">
                <text:p>1394607600</text:p>
              </table:table-cell>
              <table:table-cell office:value-type="float" office:value="544.028825788369">
                <text:p>544.028825788369</text:p>
              </table:table-cell>
              <table:table-cell office:value-type="float" office:value="1399766400">
                <text:p>1399766400</text:p>
              </table:table-cell>
              <table:table-cell office:value-type="float" office:value="2">
                <text:p>2</text:p>
              </table:table-cell>
              <table:table-cell office:value-type="float" office:value="1399766400">
                <text:p>1399766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5126017">
                <text:p>1395126017</text:p>
              </table:table-cell>
              <table:table-cell office:value-type="float" office:value="543.048176810011">
                <text:p>543.048176810011</text:p>
              </table:table-cell>
              <table:table-cell office:value-type="float" office:value="1400371200">
                <text:p>1400371200</text:p>
              </table:table-cell>
              <table:table-cell office:value-type="float" office:value="2">
                <text:p>2</text:p>
              </table:table-cell>
              <table:table-cell office:value-type="float" office:value="1400371200">
                <text:p>1400371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95644409">
                <text:p>1395644409</text:p>
              </table:table-cell>
              <table:table-cell office:value-type="float" office:value="500.937485897968">
                <text:p>500.937485897968</text:p>
              </table:table-cell>
              <table:table-cell office:value-type="float" office:value="1400976000">
                <text:p>1400976000</text:p>
              </table:table-cell>
              <table:table-cell office:value-type="float" office:value="2">
                <text:p>2</text:p>
              </table:table-cell>
              <table:table-cell office:value-type="float" office:value="1400976000">
                <text:p>1400976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96162831">
                <text:p>1396162831</text:p>
              </table:table-cell>
              <table:table-cell office:value-type="float" office:value="462.620692362535">
                <text:p>462.620692362535</text:p>
              </table:table-cell>
              <table:table-cell office:value-type="float" office:value="1401580800">
                <text:p>1401580800</text:p>
              </table:table-cell>
              <table:table-cell office:value-type="float" office:value="2">
                <text:p>2</text:p>
              </table:table-cell>
              <table:table-cell office:value-type="float" office:value="1401580800">
                <text:p>1401580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6681361">
                <text:p>1396681361</text:p>
              </table:table-cell>
              <table:table-cell office:value-type="float" office:value="390.571963234186">
                <text:p>390.571963234186</text:p>
              </table:table-cell>
              <table:table-cell office:value-type="float" office:value="1402185600">
                <text:p>1402185600</text:p>
              </table:table-cell>
              <table:table-cell office:value-type="float" office:value="2">
                <text:p>2</text:p>
              </table:table-cell>
              <table:table-cell office:value-type="float" office:value="1402185600">
                <text:p>1402185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97199607">
                <text:p>1397199607</text:p>
              </table:table-cell>
              <table:table-cell office:value-type="float" office:value="376.9267840872">
                <text:p>376.9267840872</text:p>
              </table:table-cell>
              <table:table-cell office:value-type="float" office:value="1402790400">
                <text:p>1402790400</text:p>
              </table:table-cell>
              <table:table-cell office:value-type="float" office:value="2">
                <text:p>2</text:p>
              </table:table-cell>
              <table:table-cell office:value-type="float" office:value="1402790400">
                <text:p>1402790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97718039">
                <text:p>1397718039</text:p>
              </table:table-cell>
              <table:table-cell office:value-type="float" office:value="391.95116577122">
                <text:p>391.95116577122</text:p>
              </table:table-cell>
              <table:table-cell office:value-type="float" office:value="1403395200">
                <text:p>1403395200</text:p>
              </table:table-cell>
              <table:table-cell office:value-type="float" office:value="2">
                <text:p>2</text:p>
              </table:table-cell>
              <table:table-cell office:value-type="float" office:value="1403395200">
                <text:p>1403395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98236426">
                <text:p>1398236426</text:p>
              </table:table-cell>
              <table:table-cell office:value-type="float" office:value="425.577946692836">
                <text:p>425.577946692836</text:p>
              </table:table-cell>
              <table:table-cell office:value-type="float" office:value="1404000000">
                <text:p>1404000000</text:p>
              </table:table-cell>
              <table:table-cell office:value-type="float" office:value="2">
                <text:p>2</text:p>
              </table:table-cell>
              <table:table-cell office:value-type="float" office:value="1404000000">
                <text:p>14040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98754813">
                <text:p>1398754813</text:p>
              </table:table-cell>
              <table:table-cell office:value-type="float" office:value="395.058330763917">
                <text:p>395.058330763917</text:p>
              </table:table-cell>
              <table:table-cell office:value-type="float" office:value="1404604800">
                <text:p>1404604800</text:p>
              </table:table-cell>
              <table:table-cell office:value-type="float" office:value="2">
                <text:p>2</text:p>
              </table:table-cell>
              <table:table-cell office:value-type="float" office:value="1404604800">
                <text:p>1404604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99273226">
                <text:p>1399273226</text:p>
              </table:table-cell>
              <table:table-cell office:value-type="float" office:value="381.771276504894">
                <text:p>381.771276504894</text:p>
              </table:table-cell>
              <table:table-cell office:value-type="float" office:value="1405209600">
                <text:p>1405209600</text:p>
              </table:table-cell>
              <table:table-cell office:value-type="float" office:value="2">
                <text:p>2</text:p>
              </table:table-cell>
              <table:table-cell office:value-type="float" office:value="1405209600">
                <text:p>1405209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9791610">
                <text:p>1399791610</text:p>
              </table:table-cell>
              <table:table-cell office:value-type="float" office:value="378.624597783176">
                <text:p>378.624597783176</text:p>
              </table:table-cell>
              <table:table-cell office:value-type="float" office:value="1405814400">
                <text:p>1405814400</text:p>
              </table:table-cell>
              <table:table-cell office:value-type="float" office:value="2">
                <text:p>2</text:p>
              </table:table-cell>
              <table:table-cell office:value-type="float" office:value="1405814400">
                <text:p>1405814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310011">
                <text:p>1400310011</text:p>
              </table:table-cell>
              <table:table-cell office:value-type="float" office:value="379.90382723182">
                <text:p>379.90382723182</text:p>
              </table:table-cell>
              <table:table-cell office:value-type="float" office:value="1406419200">
                <text:p>1406419200</text:p>
              </table:table-cell>
              <table:table-cell office:value-type="float" office:value="2">
                <text:p>2</text:p>
              </table:table-cell>
              <table:table-cell office:value-type="float" office:value="1406419200">
                <text:p>1406419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828417">
                <text:p>1400828417</text:p>
              </table:table-cell>
              <table:table-cell office:value-type="float" office:value="406.877837578282">
                <text:p>406.877837578282</text:p>
              </table:table-cell>
              <table:table-cell office:value-type="float" office:value="1407024000">
                <text:p>1407024000</text:p>
              </table:table-cell>
              <table:table-cell office:value-type="float" office:value="2">
                <text:p>2</text:p>
              </table:table-cell>
              <table:table-cell office:value-type="float" office:value="1407024000">
                <text:p>140702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1346805">
                <text:p>1401346805</text:p>
              </table:table-cell>
              <table:table-cell office:value-type="float" office:value="482.152639675423">
                <text:p>482.152639675423</text:p>
              </table:table-cell>
              <table:table-cell office:value-type="float" office:value="1407628800">
                <text:p>1407628800</text:p>
              </table:table-cell>
              <table:table-cell office:value-type="float" office:value="2">
                <text:p>2</text:p>
              </table:table-cell>
              <table:table-cell office:value-type="float" office:value="1407628800">
                <text:p>1407628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1865202">
                <text:p>1401865202</text:p>
              </table:table-cell>
              <table:table-cell office:value-type="float" office:value="537.319187579775">
                <text:p>537.319187579775</text:p>
              </table:table-cell>
              <table:table-cell office:value-type="float" office:value="1408233600">
                <text:p>1408233600</text:p>
              </table:table-cell>
              <table:table-cell office:value-type="float" office:value="2">
                <text:p>2</text:p>
              </table:table-cell>
              <table:table-cell office:value-type="float" office:value="1408233600">
                <text:p>1408233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2383609">
                <text:p>1402383609</text:p>
              </table:table-cell>
              <table:table-cell office:value-type="float" office:value="558.13966507498">
                <text:p>558.13966507498</text:p>
              </table:table-cell>
              <table:table-cell office:value-type="float" office:value="1408838400">
                <text:p>1408838400</text:p>
              </table:table-cell>
              <table:table-cell office:value-type="float" office:value="2">
                <text:p>2</text:p>
              </table:table-cell>
              <table:table-cell office:value-type="float" office:value="1408838400">
                <text:p>1408838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2902008">
                <text:p>1402902008</text:p>
              </table:table-cell>
              <table:table-cell office:value-type="float" office:value="514.417161889974">
                <text:p>514.417161889974</text:p>
              </table:table-cell>
              <table:table-cell office:value-type="float" office:value="1409443200">
                <text:p>1409443200</text:p>
              </table:table-cell>
              <table:table-cell office:value-type="float" office:value="2">
                <text:p>2</text:p>
              </table:table-cell>
              <table:table-cell office:value-type="float" office:value="1409443200">
                <text:p>1409443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3420405">
                <text:p>1403420405</text:p>
              </table:table-cell>
              <table:table-cell office:value-type="float" office:value="512.284409409001">
                <text:p>512.284409409001</text:p>
              </table:table-cell>
              <table:table-cell office:value-type="float" office:value="1410048000">
                <text:p>1410048000</text:p>
              </table:table-cell>
              <table:table-cell office:value-type="float" office:value="2">
                <text:p>2</text:p>
              </table:table-cell>
              <table:table-cell office:value-type="float" office:value="1410048000">
                <text:p>1410048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3938808">
                <text:p>1403938808</text:p>
              </table:table-cell>
              <table:table-cell office:value-type="float" office:value="498.420170707596">
                <text:p>498.420170707596</text:p>
              </table:table-cell>
              <table:table-cell office:value-type="float" office:value="1410652800">
                <text:p>1410652800</text:p>
              </table:table-cell>
              <table:table-cell office:value-type="float" office:value="2">
                <text:p>2</text:p>
              </table:table-cell>
              <table:table-cell office:value-type="float" office:value="1410652800">
                <text:p>1410652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4457212">
                <text:p>1404457212</text:p>
              </table:table-cell>
              <table:table-cell office:value-type="float" office:value="540.016824203914">
                <text:p>540.016824203914</text:p>
              </table:table-cell>
              <table:table-cell office:value-type="float" office:value="1411257600">
                <text:p>1411257600</text:p>
              </table:table-cell>
              <table:table-cell office:value-type="float" office:value="2">
                <text:p>2</text:p>
              </table:table-cell>
              <table:table-cell office:value-type="float" office:value="1411257600">
                <text:p>1411257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4975601">
                <text:p>1404975601</text:p>
              </table:table-cell>
              <table:table-cell office:value-type="float" office:value="537.190225158832">
                <text:p>537.190225158832</text:p>
              </table:table-cell>
              <table:table-cell office:value-type="float" office:value="1411862400">
                <text:p>1411862400</text:p>
              </table:table-cell>
              <table:table-cell office:value-type="float" office:value="2">
                <text:p>2</text:p>
              </table:table-cell>
              <table:table-cell office:value-type="float" office:value="1411862400">
                <text:p>1411862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5494008">
                <text:p>1405494008</text:p>
              </table:table-cell>
              <table:table-cell office:value-type="float" office:value="535.987927632217">
                <text:p>535.987927632217</text:p>
              </table:table-cell>
              <table:table-cell office:value-type="float" office:value="1412467200">
                <text:p>1412467200</text:p>
              </table:table-cell>
              <table:table-cell office:value-type="float" office:value="2">
                <text:p>2</text:p>
              </table:table-cell>
              <table:table-cell office:value-type="float" office:value="1412467200">
                <text:p>1412467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06012407">
                <text:p>1406012407</text:p>
              </table:table-cell>
              <table:table-cell office:value-type="float" office:value="533.426157716953">
                <text:p>533.426157716953</text:p>
              </table:table-cell>
              <table:table-cell office:value-type="float" office:value="1413072000">
                <text:p>1413072000</text:p>
              </table:table-cell>
              <table:table-cell office:value-type="float" office:value="2">
                <text:p>2</text:p>
              </table:table-cell>
              <table:table-cell office:value-type="float" office:value="1413072000">
                <text:p>141307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06530818">
                <text:p>1406530818</text:p>
              </table:table-cell>
              <table:table-cell office:value-type="float" office:value="518.174998515527">
                <text:p>518.174998515527</text:p>
              </table:table-cell>
              <table:table-cell office:value-type="float" office:value="1413676800">
                <text:p>1413676800</text:p>
              </table:table-cell>
              <table:table-cell office:value-type="float" office:value="2">
                <text:p>2</text:p>
              </table:table-cell>
              <table:table-cell office:value-type="float" office:value="1413676800">
                <text:p>1413676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7049201">
                <text:p>1407049201</text:p>
              </table:table-cell>
              <table:table-cell office:value-type="float" office:value="500.022598468369">
                <text:p>500.022598468369</text:p>
              </table:table-cell>
              <table:table-cell office:value-type="float" office:value="1414281600">
                <text:p>1414281600</text:p>
              </table:table-cell>
              <table:table-cell office:value-type="float" office:value="2">
                <text:p>2</text:p>
              </table:table-cell>
              <table:table-cell office:value-type="float" office:value="1414281600">
                <text:p>141428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07567647">
                <text:p>1407567647</text:p>
              </table:table-cell>
              <table:table-cell office:value-type="float" office:value="501.603400772567">
                <text:p>501.603400772567</text:p>
              </table:table-cell>
              <table:table-cell office:value-type="float" office:value="1414886400">
                <text:p>1414886400</text:p>
              </table:table-cell>
              <table:table-cell office:value-type="float" office:value="2">
                <text:p>2</text:p>
              </table:table-cell>
              <table:table-cell office:value-type="float" office:value="1414886400">
                <text:p>1414886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08086005">
                <text:p>1408086005</text:p>
              </table:table-cell>
              <table:table-cell office:value-type="float" office:value="482.15157027027">
                <text:p>482.15157027027</text:p>
              </table:table-cell>
              <table:table-cell office:value-type="float" office:value="1415491200">
                <text:p>1415491200</text:p>
              </table:table-cell>
              <table:table-cell office:value-type="float" office:value="2">
                <text:p>2</text:p>
              </table:table-cell>
              <table:table-cell office:value-type="float" office:value="1415491200">
                <text:p>1415491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8604410">
                <text:p>1408604410</text:p>
              </table:table-cell>
              <table:table-cell office:value-type="float" office:value="424.188262381767">
                <text:p>424.188262381767</text:p>
              </table:table-cell>
              <table:table-cell office:value-type="float" office:value="1416096000">
                <text:p>1416096000</text:p>
              </table:table-cell>
              <table:table-cell office:value-type="float" office:value="2">
                <text:p>2</text:p>
              </table:table-cell>
              <table:table-cell office:value-type="float" office:value="1416096000">
                <text:p>1416096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9122807">
                <text:p>1409122807</text:p>
              </table:table-cell>
              <table:table-cell office:value-type="float" office:value="436.202550644299">
                <text:p>436.202550644299</text:p>
              </table:table-cell>
              <table:table-cell office:value-type="float" office:value="1416700800">
                <text:p>1416700800</text:p>
              </table:table-cell>
              <table:table-cell office:value-type="float" office:value="2">
                <text:p>2</text:p>
              </table:table-cell>
              <table:table-cell office:value-type="float" office:value="1416700800">
                <text:p>1416700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09641210">
                <text:p>1409641210</text:p>
              </table:table-cell>
              <table:table-cell office:value-type="float" office:value="427.741943051719">
                <text:p>427.741943051719</text:p>
              </table:table-cell>
              <table:table-cell office:value-type="float" office:value="1417305600">
                <text:p>1417305600</text:p>
              </table:table-cell>
              <table:table-cell office:value-type="float" office:value="2">
                <text:p>2</text:p>
              </table:table-cell>
              <table:table-cell office:value-type="float" office:value="1417305600">
                <text:p>1417305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10159608">
                <text:p>1410159608</text:p>
              </table:table-cell>
              <table:table-cell office:value-type="float" office:value="410.737371840532">
                <text:p>410.737371840532</text:p>
              </table:table-cell>
              <table:table-cell office:value-type="float" office:value="1417910400">
                <text:p>1417910400</text:p>
              </table:table-cell>
              <table:table-cell office:value-type="float" office:value="2">
                <text:p>2</text:p>
              </table:table-cell>
              <table:table-cell office:value-type="float" office:value="1417910400">
                <text:p>1417910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10678008">
                <text:p>1410678008</text:p>
              </table:table-cell>
              <table:table-cell office:value-type="float" office:value="406.002961430768">
                <text:p>406.002961430768</text:p>
              </table:table-cell>
              <table:table-cell office:value-type="float" office:value="1418515200">
                <text:p>1418515200</text:p>
              </table:table-cell>
              <table:table-cell office:value-type="float" office:value="2">
                <text:p>2</text:p>
              </table:table-cell>
              <table:table-cell office:value-type="float" office:value="1418515200">
                <text:p>1418515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11196408">
                <text:p>1411196408</text:p>
              </table:table-cell>
              <table:table-cell office:value-type="float" office:value="385.142875574494">
                <text:p>385.142875574494</text:p>
              </table:table-cell>
              <table:table-cell office:value-type="float" office:value="1419120000">
                <text:p>1419120000</text:p>
              </table:table-cell>
              <table:table-cell office:value-type="float" office:value="2">
                <text:p>2</text:p>
              </table:table-cell>
              <table:table-cell office:value-type="float" office:value="1419120000">
                <text:p>141912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1714810">
                <text:p>1411714810</text:p>
              </table:table-cell>
              <table:table-cell office:value-type="float" office:value="354.190264037599">
                <text:p>354.190264037599</text:p>
              </table:table-cell>
              <table:table-cell office:value-type="float" office:value="1419724800">
                <text:p>1419724800</text:p>
              </table:table-cell>
              <table:table-cell office:value-type="float" office:value="2">
                <text:p>2</text:p>
              </table:table-cell>
              <table:table-cell office:value-type="float" office:value="1419724800">
                <text:p>1419724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2233209">
                <text:p>1412233209</text:p>
              </table:table-cell>
              <table:table-cell office:value-type="float" office:value="333.381156013208">
                <text:p>333.381156013208</text:p>
              </table:table-cell>
              <table:table-cell office:value-type="float" office:value="1420329600">
                <text:p>1420329600</text:p>
              </table:table-cell>
              <table:table-cell office:value-type="float" office:value="2">
                <text:p>2</text:p>
              </table:table-cell>
              <table:table-cell office:value-type="float" office:value="1420329600">
                <text:p>1420329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2751613">
                <text:p>1412751613</text:p>
              </table:table-cell>
              <table:table-cell office:value-type="float" office:value="290.984309015383">
                <text:p>290.984309015383</text:p>
              </table:table-cell>
              <table:table-cell office:value-type="float" office:value="1420934400">
                <text:p>1420934400</text:p>
              </table:table-cell>
              <table:table-cell office:value-type="float" office:value="2">
                <text:p>2</text:p>
              </table:table-cell>
              <table:table-cell office:value-type="float" office:value="1420934400">
                <text:p>1420934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3270013">
                <text:p>1413270013</text:p>
              </table:table-cell>
              <table:table-cell office:value-type="float" office:value="313.987906848065">
                <text:p>313.987906848065</text:p>
              </table:table-cell>
              <table:table-cell office:value-type="float" office:value="1421539200">
                <text:p>1421539200</text:p>
              </table:table-cell>
              <table:table-cell office:value-type="float" office:value="2">
                <text:p>2</text:p>
              </table:table-cell>
              <table:table-cell office:value-type="float" office:value="1421539200">
                <text:p>1421539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3788409">
                <text:p>1413788409</text:p>
              </table:table-cell>
              <table:table-cell office:value-type="float" office:value="333.4901907254">
                <text:p>333.4901907254</text:p>
              </table:table-cell>
              <table:table-cell office:value-type="float" office:value="1422144000">
                <text:p>1422144000</text:p>
              </table:table-cell>
              <table:table-cell office:value-type="float" office:value="2">
                <text:p>2</text:p>
              </table:table-cell>
              <table:table-cell office:value-type="float" office:value="1422144000">
                <text:p>142214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14306809">
                <text:p>1414306809</text:p>
              </table:table-cell>
              <table:table-cell office:value-type="float" office:value="316.537400528533">
                <text:p>316.537400528533</text:p>
              </table:table-cell>
              <table:table-cell office:value-type="float" office:value="1422748800">
                <text:p>1422748800</text:p>
              </table:table-cell>
              <table:table-cell office:value-type="float" office:value="2">
                <text:p>2</text:p>
              </table:table-cell>
              <table:table-cell office:value-type="float" office:value="1422748800">
                <text:p>1422748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14825207">
                <text:p>1414825207</text:p>
              </table:table-cell>
              <table:table-cell office:value-type="float" office:value="298.005620414173">
                <text:p>298.005620414173</text:p>
              </table:table-cell>
              <table:table-cell office:value-type="float" office:value="1423353600">
                <text:p>1423353600</text:p>
              </table:table-cell>
              <table:table-cell office:value-type="float" office:value="2">
                <text:p>2</text:p>
              </table:table-cell>
              <table:table-cell office:value-type="float" office:value="1423353600">
                <text:p>1423353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15347211">
                <text:p>1415347211</text:p>
              </table:table-cell>
              <table:table-cell office:value-type="float" office:value="285.032965557626">
                <text:p>285.032965557626</text:p>
              </table:table-cell>
              <table:table-cell office:value-type="float" office:value="1423958400">
                <text:p>1423958400</text:p>
              </table:table-cell>
              <table:table-cell office:value-type="float" office:value="2">
                <text:p>2</text:p>
              </table:table-cell>
              <table:table-cell office:value-type="float" office:value="1423958400">
                <text:p>1423958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15865625">
                <text:p>1415865625</text:p>
              </table:table-cell>
              <table:table-cell office:value-type="float" office:value="314.68589638891">
                <text:p>314.68589638891</text:p>
              </table:table-cell>
              <table:table-cell office:value-type="float" office:value="1424563200">
                <text:p>1424563200</text:p>
              </table:table-cell>
              <table:table-cell office:value-type="float" office:value="2">
                <text:p>2</text:p>
              </table:table-cell>
              <table:table-cell office:value-type="float" office:value="1424563200">
                <text:p>1424563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16384009">
                <text:p>1416384009</text:p>
              </table:table-cell>
              <table:table-cell office:value-type="float" office:value="336.457830936059">
                <text:p>336.457830936059</text:p>
              </table:table-cell>
              <table:table-cell office:value-type="float" office:value="1425168000">
                <text:p>1425168000</text:p>
              </table:table-cell>
              <table:table-cell office:value-type="float" office:value="2">
                <text:p>2</text:p>
              </table:table-cell>
              <table:table-cell office:value-type="float" office:value="1425168000">
                <text:p>1425168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16902410">
                <text:p>1416902410</text:p>
              </table:table-cell>
              <table:table-cell office:value-type="float" office:value="313.515810168961">
                <text:p>313.515810168961</text:p>
              </table:table-cell>
              <table:table-cell office:value-type="float" office:value="1425772800">
                <text:p>1425772800</text:p>
              </table:table-cell>
              <table:table-cell office:value-type="float" office:value="2">
                <text:p>2</text:p>
              </table:table-cell>
              <table:table-cell office:value-type="float" office:value="1425772800">
                <text:p>1425772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17420808">
                <text:p>1417420808</text:p>
              </table:table-cell>
              <table:table-cell office:value-type="float" office:value="321.277566520616">
                <text:p>321.277566520616</text:p>
              </table:table-cell>
              <table:table-cell office:value-type="float" office:value="1426377600">
                <text:p>1426377600</text:p>
              </table:table-cell>
              <table:table-cell office:value-type="float" office:value="2">
                <text:p>2</text:p>
              </table:table-cell>
              <table:table-cell office:value-type="float" office:value="1426377600">
                <text:p>1426377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17939207">
                <text:p>1417939207</text:p>
              </table:table-cell>
              <table:table-cell office:value-type="float" office:value="321.987293760207">
                <text:p>321.987293760207</text:p>
              </table:table-cell>
              <table:table-cell office:value-type="float" office:value="1426982400">
                <text:p>1426982400</text:p>
              </table:table-cell>
              <table:table-cell office:value-type="float" office:value="2">
                <text:p>2</text:p>
              </table:table-cell>
              <table:table-cell office:value-type="float" office:value="1426982400">
                <text:p>1426982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18457605">
                <text:p>1418457605</text:p>
              </table:table-cell>
              <table:table-cell office:value-type="float" office:value="306.679328169473">
                <text:p>306.679328169473</text:p>
              </table:table-cell>
              <table:table-cell office:value-type="float" office:value="1427587200">
                <text:p>1427587200</text:p>
              </table:table-cell>
              <table:table-cell office:value-type="float" office:value="2">
                <text:p>2</text:p>
              </table:table-cell>
              <table:table-cell office:value-type="float" office:value="1427587200">
                <text:p>1427587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18976007">
                <text:p>1418976007</text:p>
              </table:table-cell>
              <table:table-cell office:value-type="float" office:value="288.578104868855">
                <text:p>288.578104868855</text:p>
              </table:table-cell>
              <table:table-cell office:value-type="float" office:value="1428192000">
                <text:p>1428192000</text:p>
              </table:table-cell>
              <table:table-cell office:value-type="float" office:value="2">
                <text:p>2</text:p>
              </table:table-cell>
              <table:table-cell office:value-type="float" office:value="1428192000">
                <text:p>142819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19494407">
                <text:p>1419494407</text:p>
              </table:table-cell>
              <table:table-cell office:value-type="float" office:value="279.522199124545">
                <text:p>279.522199124545</text:p>
              </table:table-cell>
              <table:table-cell office:value-type="float" office:value="1428796800">
                <text:p>1428796800</text:p>
              </table:table-cell>
              <table:table-cell office:value-type="float" office:value="2">
                <text:p>2</text:p>
              </table:table-cell>
              <table:table-cell office:value-type="float" office:value="1428796800">
                <text:p>1428796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0012814">
                <text:p>1420012814</text:p>
              </table:table-cell>
              <table:table-cell office:value-type="float" office:value="271.903452884943">
                <text:p>271.903452884943</text:p>
              </table:table-cell>
              <table:table-cell office:value-type="float" office:value="1429401600">
                <text:p>1429401600</text:p>
              </table:table-cell>
              <table:table-cell office:value-type="float" office:value="2">
                <text:p>2</text:p>
              </table:table-cell>
              <table:table-cell office:value-type="float" office:value="1429401600">
                <text:p>142940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20837504">
                <text:p>1420837504</text:p>
              </table:table-cell>
              <table:table-cell office:value-type="float" office:value="254.427412257991">
                <text:p>254.427412257991</text:p>
              </table:table-cell>
              <table:table-cell office:value-type="float" office:value="1430006400">
                <text:p>1430006400</text:p>
              </table:table-cell>
              <table:table-cell office:value-type="float" office:value="2">
                <text:p>2</text:p>
              </table:table-cell>
              <table:table-cell office:value-type="float" office:value="1430006400">
                <text:p>1430006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21308808">
                <text:p>1421308808</text:p>
              </table:table-cell>
              <table:table-cell office:value-type="float" office:value="216.374105520144">
                <text:p>216.374105520144</text:p>
              </table:table-cell>
              <table:table-cell office:value-type="float" office:value="1430611200">
                <text:p>1430611200</text:p>
              </table:table-cell>
              <table:table-cell office:value-type="float" office:value="2">
                <text:p>2</text:p>
              </table:table-cell>
              <table:table-cell office:value-type="float" office:value="1430611200">
                <text:p>1430611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21827244">
                <text:p>1421827244</text:p>
              </table:table-cell>
              <table:table-cell office:value-type="float" office:value="179.075713985286">
                <text:p>179.075713985286</text:p>
              </table:table-cell>
              <table:table-cell office:value-type="float" office:value="1431216000">
                <text:p>1431216000</text:p>
              </table:table-cell>
              <table:table-cell office:value-type="float" office:value="2">
                <text:p>2</text:p>
              </table:table-cell>
              <table:table-cell office:value-type="float" office:value="1431216000">
                <text:p>1431216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22345689">
                <text:p>1422345689</text:p>
              </table:table-cell>
              <table:table-cell office:value-type="float" office:value="210.953977503894">
                <text:p>210.953977503894</text:p>
              </table:table-cell>
              <table:table-cell office:value-type="float" office:value="1431820800">
                <text:p>1431820800</text:p>
              </table:table-cell>
              <table:table-cell office:value-type="float" office:value="2">
                <text:p>2</text:p>
              </table:table-cell>
              <table:table-cell office:value-type="float" office:value="1431820800">
                <text:p>1431820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2864000">
                <text:p>1422864000</text:p>
              </table:table-cell>
              <table:table-cell office:value-type="float" office:value="201.810982691669">
                <text:p>201.810982691669</text:p>
              </table:table-cell>
              <table:table-cell office:value-type="float" office:value="1432425600">
                <text:p>1432425600</text:p>
              </table:table-cell>
              <table:table-cell office:value-type="float" office:value="2">
                <text:p>2</text:p>
              </table:table-cell>
              <table:table-cell office:value-type="float" office:value="1432425600">
                <text:p>1432425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23382557">
                <text:p>1423382557</text:p>
              </table:table-cell>
              <table:table-cell office:value-type="float" office:value="193.784918421731">
                <text:p>193.784918421731</text:p>
              </table:table-cell>
              <table:table-cell office:value-type="float" office:value="1433030400">
                <text:p>1433030400</text:p>
              </table:table-cell>
              <table:table-cell office:value-type="float" office:value="2">
                <text:p>2</text:p>
              </table:table-cell>
              <table:table-cell office:value-type="float" office:value="1433030400">
                <text:p>1433030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23900807">
                <text:p>1423900807</text:p>
              </table:table-cell>
              <table:table-cell office:value-type="float" office:value="192.321700516372">
                <text:p>192.321700516372</text:p>
              </table:table-cell>
              <table:table-cell office:value-type="float" office:value="1433635200">
                <text:p>1433635200</text:p>
              </table:table-cell>
              <table:table-cell office:value-type="float" office:value="2">
                <text:p>2</text:p>
              </table:table-cell>
              <table:table-cell office:value-type="float" office:value="1433635200">
                <text:p>1433635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4419214">
                <text:p>1424419214</text:p>
              </table:table-cell>
              <table:table-cell office:value-type="float" office:value="207.692754444289">
                <text:p>207.692754444289</text:p>
              </table:table-cell>
              <table:table-cell office:value-type="float" office:value="1434240000">
                <text:p>1434240000</text:p>
              </table:table-cell>
              <table:table-cell office:value-type="float" office:value="2">
                <text:p>2</text:p>
              </table:table-cell>
              <table:table-cell office:value-type="float" office:value="1434240000">
                <text:p>143424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24937664">
                <text:p>1424937664</text:p>
              </table:table-cell>
              <table:table-cell office:value-type="float" office:value="205.878298430931">
                <text:p>205.878298430931</text:p>
              </table:table-cell>
              <table:table-cell office:value-type="float" office:value="1434844800">
                <text:p>1434844800</text:p>
              </table:table-cell>
              <table:table-cell office:value-type="float" office:value="2">
                <text:p>2</text:p>
              </table:table-cell>
              <table:table-cell office:value-type="float" office:value="1434844800">
                <text:p>1434844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5456060">
                <text:p>1425456060</text:p>
              </table:table-cell>
              <table:table-cell office:value-type="float" office:value="221.030957430053">
                <text:p>221.030957430053</text:p>
              </table:table-cell>
              <table:table-cell office:value-type="float" office:value="1435449600">
                <text:p>1435449600</text:p>
              </table:table-cell>
              <table:table-cell office:value-type="float" office:value="2">
                <text:p>2</text:p>
              </table:table-cell>
              <table:table-cell office:value-type="float" office:value="1435449600">
                <text:p>1435449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25970818">
                <text:p>1425970818</text:p>
              </table:table-cell>
              <table:table-cell office:value-type="float" office:value="236.098207461371">
                <text:p>236.098207461371</text:p>
              </table:table-cell>
              <table:table-cell office:value-type="float" office:value="1436054400">
                <text:p>1436054400</text:p>
              </table:table-cell>
              <table:table-cell office:value-type="float" office:value="2">
                <text:p>2</text:p>
              </table:table-cell>
              <table:table-cell office:value-type="float" office:value="1436054400">
                <text:p>1436054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26489430">
                <text:p>1426489430</text:p>
              </table:table-cell>
              <table:table-cell office:value-type="float" office:value="247.905655857311">
                <text:p>247.905655857311</text:p>
              </table:table-cell>
              <table:table-cell office:value-type="float" office:value="1436659200">
                <text:p>1436659200</text:p>
              </table:table-cell>
              <table:table-cell office:value-type="float" office:value="2">
                <text:p>2</text:p>
              </table:table-cell>
              <table:table-cell office:value-type="float" office:value="1436659200">
                <text:p>1436659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7007639">
                <text:p>1427007639</text:p>
              </table:table-cell>
              <table:table-cell office:value-type="float" office:value="231.680430773768">
                <text:p>231.680430773768</text:p>
              </table:table-cell>
              <table:table-cell office:value-type="float" office:value="1437264000">
                <text:p>1437264000</text:p>
              </table:table-cell>
              <table:table-cell office:value-type="float" office:value="2">
                <text:p>2</text:p>
              </table:table-cell>
              <table:table-cell office:value-type="float" office:value="1437264000">
                <text:p>143726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27526276">
                <text:p>1427526276</text:p>
              </table:table-cell>
              <table:table-cell office:value-type="float" office:value="217.630420815538">
                <text:p>217.630420815538</text:p>
              </table:table-cell>
              <table:table-cell office:value-type="float" office:value="1437868800">
                <text:p>1437868800</text:p>
              </table:table-cell>
              <table:table-cell office:value-type="float" office:value="2">
                <text:p>2</text:p>
              </table:table-cell>
              <table:table-cell office:value-type="float" office:value="1437868800">
                <text:p>1437868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28044412">
                <text:p>1428044412</text:p>
              </table:table-cell>
              <table:table-cell office:value-type="float" office:value="210.994786532584">
                <text:p>210.994786532584</text:p>
              </table:table-cell>
              <table:table-cell office:value-type="float" office:value="1438473600">
                <text:p>1438473600</text:p>
              </table:table-cell>
              <table:table-cell office:value-type="float" office:value="2">
                <text:p>2</text:p>
              </table:table-cell>
              <table:table-cell office:value-type="float" office:value="1438473600">
                <text:p>1438473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28562812">
                <text:p>1428562812</text:p>
              </table:table-cell>
              <table:table-cell office:value-type="float" office:value="217.123037406873">
                <text:p>217.123037406873</text:p>
              </table:table-cell>
              <table:table-cell office:value-type="float" office:value="1439078400">
                <text:p>1439078400</text:p>
              </table:table-cell>
              <table:table-cell office:value-type="float" office:value="2">
                <text:p>2</text:p>
              </table:table-cell>
              <table:table-cell office:value-type="float" office:value="1439078400">
                <text:p>1439078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29081218">
                <text:p>1429081218</text:p>
              </table:table-cell>
              <table:table-cell office:value-type="float" office:value="199.310272643091">
                <text:p>199.310272643091</text:p>
              </table:table-cell>
              <table:table-cell office:value-type="float" office:value="1439683200">
                <text:p>1439683200</text:p>
              </table:table-cell>
              <table:table-cell office:value-type="float" office:value="2">
                <text:p>2</text:p>
              </table:table-cell>
              <table:table-cell office:value-type="float" office:value="1439683200">
                <text:p>1439683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9599693">
                <text:p>1429599693</text:p>
              </table:table-cell>
              <table:table-cell office:value-type="float" office:value="191.762950836659">
                <text:p>191.762950836659</text:p>
              </table:table-cell>
              <table:table-cell office:value-type="float" office:value="1440288000">
                <text:p>1440288000</text:p>
              </table:table-cell>
              <table:table-cell office:value-type="float" office:value="2">
                <text:p>2</text:p>
              </table:table-cell>
              <table:table-cell office:value-type="float" office:value="1440288000">
                <text:p>1440288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0118006">
                <text:p>1430118006</text:p>
              </table:table-cell>
              <table:table-cell office:value-type="float" office:value="196.184172652637">
                <text:p>196.184172652637</text:p>
              </table:table-cell>
              <table:table-cell office:value-type="float" office:value="1440892800">
                <text:p>1440892800</text:p>
              </table:table-cell>
              <table:table-cell office:value-type="float" office:value="2">
                <text:p>2</text:p>
              </table:table-cell>
              <table:table-cell office:value-type="float" office:value="1440892800">
                <text:p>1440892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0636404">
                <text:p>1430636404</text:p>
              </table:table-cell>
              <table:table-cell office:value-type="float" office:value="196.269660723556">
                <text:p>196.269660723556</text:p>
              </table:table-cell>
              <table:table-cell office:value-type="float" office:value="1441497600">
                <text:p>1441497600</text:p>
              </table:table-cell>
              <table:table-cell office:value-type="float" office:value="2">
                <text:p>2</text:p>
              </table:table-cell>
              <table:table-cell office:value-type="float" office:value="1441497600">
                <text:p>1441497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1154907">
                <text:p>1431154907</text:p>
              </table:table-cell>
              <table:table-cell office:value-type="float" office:value="202.738716779178">
                <text:p>202.738716779178</text:p>
              </table:table-cell>
              <table:table-cell office:value-type="float" office:value="1442102400">
                <text:p>1442102400</text:p>
              </table:table-cell>
              <table:table-cell office:value-type="float" office:value="2">
                <text:p>2</text:p>
              </table:table-cell>
              <table:table-cell office:value-type="float" office:value="1442102400">
                <text:p>1442102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31673245">
                <text:p>1431673245</text:p>
              </table:table-cell>
              <table:table-cell office:value-type="float" office:value="205.69804075904">
                <text:p>205.69804075904</text:p>
              </table:table-cell>
              <table:table-cell office:value-type="float" office:value="1442707200">
                <text:p>1442707200</text:p>
              </table:table-cell>
              <table:table-cell office:value-type="float" office:value="2">
                <text:p>2</text:p>
              </table:table-cell>
              <table:table-cell office:value-type="float" office:value="1442707200">
                <text:p>1442707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32191651">
                <text:p>1432191651</text:p>
              </table:table-cell>
              <table:table-cell office:value-type="float" office:value="201.356014379078">
                <text:p>201.356014379078</text:p>
              </table:table-cell>
              <table:table-cell office:value-type="float" office:value="1443312000">
                <text:p>1443312000</text:p>
              </table:table-cell>
              <table:table-cell office:value-type="float" office:value="2">
                <text:p>2</text:p>
              </table:table-cell>
              <table:table-cell office:value-type="float" office:value="1443312000">
                <text:p>144331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32710084">
                <text:p>1432710084</text:p>
              </table:table-cell>
              <table:table-cell office:value-type="float" office:value="203.295344050618">
                <text:p>203.295344050618</text:p>
              </table:table-cell>
              <table:table-cell office:value-type="float" office:value="1443916800">
                <text:p>1443916800</text:p>
              </table:table-cell>
              <table:table-cell office:value-type="float" office:value="2">
                <text:p>2</text:p>
              </table:table-cell>
              <table:table-cell office:value-type="float" office:value="1443916800">
                <text:p>1443916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3228492">
                <text:p>1433228492</text:p>
              </table:table-cell>
              <table:table-cell office:value-type="float" office:value="199.138503449177">
                <text:p>199.138503449177</text:p>
              </table:table-cell>
              <table:table-cell office:value-type="float" office:value="1444521600">
                <text:p>1444521600</text:p>
              </table:table-cell>
              <table:table-cell office:value-type="float" office:value="2">
                <text:p>2</text:p>
              </table:table-cell>
              <table:table-cell office:value-type="float" office:value="1444521600">
                <text:p>144452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33746805">
                <text:p>1433746805</text:p>
              </table:table-cell>
              <table:table-cell office:value-type="float" office:value="192.227696747365">
                <text:p>192.227696747365</text:p>
              </table:table-cell>
              <table:table-cell office:value-type="float" office:value="1445126400">
                <text:p>1445126400</text:p>
              </table:table-cell>
              <table:table-cell office:value-type="float" office:value="2">
                <text:p>2</text:p>
              </table:table-cell>
              <table:table-cell office:value-type="float" office:value="1445126400">
                <text:p>1445126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34265504">
                <text:p>1434265504</text:p>
              </table:table-cell>
              <table:table-cell office:value-type="float" office:value="196.227374555139">
                <text:p>196.227374555139</text:p>
              </table:table-cell>
              <table:table-cell office:value-type="float" office:value="1445731200">
                <text:p>1445731200</text:p>
              </table:table-cell>
              <table:table-cell office:value-type="float" office:value="2">
                <text:p>2</text:p>
              </table:table-cell>
              <table:table-cell office:value-type="float" office:value="1445731200">
                <text:p>1445731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34783602">
                <text:p>1434783602</text:p>
              </table:table-cell>
              <table:table-cell office:value-type="float" office:value="207.998567598959">
                <text:p>207.998567598959</text:p>
              </table:table-cell>
              <table:table-cell office:value-type="float" office:value="1446336000">
                <text:p>1446336000</text:p>
              </table:table-cell>
              <table:table-cell office:value-type="float" office:value="3">
                <text:p>3</text:p>
              </table:table-cell>
              <table:table-cell office:value-type="float" office:value="1446336000">
                <text:p>1446336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35302072">
                <text:p>1435302072</text:p>
              </table:table-cell>
              <table:table-cell office:value-type="float" office:value="208.453541580409">
                <text:p>208.453541580409</text:p>
              </table:table-cell>
              <table:table-cell office:value-type="float" office:value="1446940800">
                <text:p>1446940800</text:p>
              </table:table-cell>
              <table:table-cell office:value-type="float" office:value="2">
                <text:p>2</text:p>
              </table:table-cell>
              <table:table-cell office:value-type="float" office:value="1446940800">
                <text:p>1446940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5820451">
                <text:p>1435820451</text:p>
              </table:table-cell>
              <table:table-cell office:value-type="float" office:value="216.435304979649">
                <text:p>216.435304979649</text:p>
              </table:table-cell>
              <table:table-cell office:value-type="float" office:value="1447545600">
                <text:p>1447545600</text:p>
              </table:table-cell>
              <table:table-cell office:value-type="float" office:value="2">
                <text:p>2</text:p>
              </table:table-cell>
              <table:table-cell office:value-type="float" office:value="1447545600">
                <text:p>1447545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6338802">
                <text:p>1436338802</text:p>
              </table:table-cell>
              <table:table-cell office:value-type="float" office:value="225.049479632132">
                <text:p>225.049479632132</text:p>
              </table:table-cell>
              <table:table-cell office:value-type="float" office:value="1448150400">
                <text:p>1448150400</text:p>
              </table:table-cell>
              <table:table-cell office:value-type="float" office:value="2">
                <text:p>2</text:p>
              </table:table-cell>
              <table:table-cell office:value-type="float" office:value="1448150400">
                <text:p>1448150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6857345">
                <text:p>1436857345</text:p>
              </table:table-cell>
              <table:table-cell office:value-type="float" office:value="245.243261565103">
                <text:p>245.243261565103</text:p>
              </table:table-cell>
              <table:table-cell office:value-type="float" office:value="1448755200">
                <text:p>1448755200</text:p>
              </table:table-cell>
              <table:table-cell office:value-type="float" office:value="2">
                <text:p>2</text:p>
              </table:table-cell>
              <table:table-cell office:value-type="float" office:value="1448755200">
                <text:p>1448755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7375606">
                <text:p>1437375606</text:p>
              </table:table-cell>
              <table:table-cell office:value-type="float" office:value="241.458851673879">
                <text:p>241.458851673879</text:p>
              </table:table-cell>
              <table:table-cell office:value-type="float" office:value="1449360000">
                <text:p>1449360000</text:p>
              </table:table-cell>
              <table:table-cell office:value-type="float" office:value="3">
                <text:p>3</text:p>
              </table:table-cell>
              <table:table-cell office:value-type="float" office:value="1449360000">
                <text:p>144936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7894004">
                <text:p>1437894004</text:p>
              </table:table-cell>
              <table:table-cell office:value-type="float" office:value="240.576122574751">
                <text:p>240.576122574751</text:p>
              </table:table-cell>
              <table:table-cell office:value-type="float" office:value="1449964800">
                <text:p>1449964800</text:p>
              </table:table-cell>
              <table:table-cell office:value-type="float" office:value="3">
                <text:p>3</text:p>
              </table:table-cell>
              <table:table-cell office:value-type="float" office:value="1449964800">
                <text:p>1449964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8412619">
                <text:p>1438412619</text:p>
              </table:table-cell>
              <table:table-cell office:value-type="float" office:value="248.349225076205">
                <text:p>248.349225076205</text:p>
              </table:table-cell>
              <table:table-cell office:value-type="float" office:value="1450569600">
                <text:p>1450569600</text:p>
              </table:table-cell>
              <table:table-cell office:value-type="float" office:value="2">
                <text:p>2</text:p>
              </table:table-cell>
              <table:table-cell office:value-type="float" office:value="1450569600">
                <text:p>1450569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8930806">
                <text:p>1438930806</text:p>
              </table:table-cell>
              <table:table-cell office:value-type="float" office:value="240.8032840416">
                <text:p>240.8032840416</text:p>
              </table:table-cell>
              <table:table-cell office:value-type="float" office:value="1451174400">
                <text:p>1451174400</text:p>
              </table:table-cell>
              <table:table-cell office:value-type="float" office:value="3">
                <text:p>3</text:p>
              </table:table-cell>
              <table:table-cell office:value-type="float" office:value="1451174400">
                <text:p>1451174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9449224">
                <text:p>1439449224</text:p>
              </table:table-cell>
              <table:table-cell office:value-type="float" office:value="230.07650326746">
                <text:p>230.07650326746</text:p>
              </table:table-cell>
              <table:table-cell office:value-type="float" office:value="1451779200">
                <text:p>1451779200</text:p>
              </table:table-cell>
              <table:table-cell office:value-type="float" office:value="2">
                <text:p>2</text:p>
              </table:table-cell>
              <table:table-cell office:value-type="float" office:value="1451779200">
                <text:p>1451779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39967615">
                <text:p>1439967615</text:p>
              </table:table-cell>
              <table:table-cell office:value-type="float" office:value="221.119275500464">
                <text:p>221.119275500464</text:p>
              </table:table-cell>
              <table:table-cell office:value-type="float" office:value="1452384000">
                <text:p>1452384000</text:p>
              </table:table-cell>
              <table:table-cell office:value-type="float" office:value="2">
                <text:p>2</text:p>
              </table:table-cell>
              <table:table-cell office:value-type="float" office:value="1452384000">
                <text:p>1452384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40486000">
                <text:p>1440486000</text:p>
              </table:table-cell>
              <table:table-cell office:value-type="float" office:value="195.412181138161">
                <text:p>195.412181138161</text:p>
              </table:table-cell>
              <table:table-cell office:value-type="float" office:value="1452988800">
                <text:p>1452988800</text:p>
              </table:table-cell>
              <table:table-cell office:value-type="float" office:value="2">
                <text:p>2</text:p>
              </table:table-cell>
              <table:table-cell office:value-type="float" office:value="1452988800">
                <text:p>1452988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1004456">
                <text:p>1441004456</text:p>
              </table:table-cell>
              <table:table-cell office:value-type="float" office:value="194.324356689427">
                <text:p>194.324356689427</text:p>
              </table:table-cell>
              <table:table-cell office:value-type="float" office:value="1453593600">
                <text:p>1453593600</text:p>
              </table:table-cell>
              <table:table-cell office:value-type="float" office:value="2">
                <text:p>2</text:p>
              </table:table-cell>
              <table:table-cell office:value-type="float" office:value="1453593600">
                <text:p>1453593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41522805">
                <text:p>1441522805</text:p>
              </table:table-cell>
              <table:table-cell office:value-type="float" office:value="196.886295862897">
                <text:p>196.886295862897</text:p>
              </table:table-cell>
              <table:table-cell office:value-type="float" office:value="1454198400">
                <text:p>1454198400</text:p>
              </table:table-cell>
              <table:table-cell office:value-type="float" office:value="2">
                <text:p>2</text:p>
              </table:table-cell>
              <table:table-cell office:value-type="float" office:value="1454198400">
                <text:p>1454198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2041212">
                <text:p>1442041212</text:p>
              </table:table-cell>
              <table:table-cell office:value-type="float" office:value="206.113150777622">
                <text:p>206.113150777622</text:p>
              </table:table-cell>
              <table:table-cell office:value-type="float" office:value="1454803200">
                <text:p>1454803200</text:p>
              </table:table-cell>
              <table:table-cell office:value-type="float" office:value="2">
                <text:p>2</text:p>
              </table:table-cell>
              <table:table-cell office:value-type="float" office:value="1454803200">
                <text:p>1454803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42559632">
                <text:p>1442559632</text:p>
              </table:table-cell>
              <table:table-cell office:value-type="float" office:value="197.777106665563">
                <text:p>197.777106665563</text:p>
              </table:table-cell>
              <table:table-cell office:value-type="float" office:value="1455408000">
                <text:p>1455408000</text:p>
              </table:table-cell>
              <table:table-cell office:value-type="float" office:value="2">
                <text:p>2</text:p>
              </table:table-cell>
              <table:table-cell office:value-type="float" office:value="1455408000">
                <text:p>1455408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43078135">
                <text:p>1443078135</text:p>
              </table:table-cell>
              <table:table-cell office:value-type="float" office:value="196.979835409364">
                <text:p>196.979835409364</text:p>
              </table:table-cell>
              <table:table-cell office:value-type="float" office:value="1456012800">
                <text:p>1456012800</text:p>
              </table:table-cell>
              <table:table-cell office:value-type="float" office:value="2">
                <text:p>2</text:p>
              </table:table-cell>
              <table:table-cell office:value-type="float" office:value="1456012800">
                <text:p>1456012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43596461">
                <text:p>1443596461</text:p>
              </table:table-cell>
              <table:table-cell office:value-type="float" office:value="201.550704599089">
                <text:p>201.550704599089</text:p>
              </table:table-cell>
              <table:table-cell office:value-type="float" office:value="1456617600">
                <text:p>1456617600</text:p>
              </table:table-cell>
              <table:table-cell office:value-type="float" office:value="2">
                <text:p>2</text:p>
              </table:table-cell>
              <table:table-cell office:value-type="float" office:value="1456617600">
                <text:p>1456617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44114811">
                <text:p>1444114811</text:p>
              </table:table-cell>
              <table:table-cell office:value-type="float" office:value="203.890616360578">
                <text:p>203.890616360578</text:p>
              </table:table-cell>
              <table:table-cell office:value-type="float" office:value="1457222400">
                <text:p>1457222400</text:p>
              </table:table-cell>
              <table:table-cell office:value-type="float" office:value="2">
                <text:p>2</text:p>
              </table:table-cell>
              <table:table-cell office:value-type="float" office:value="1457222400">
                <text:p>1457222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44633224">
                <text:p>1444633224</text:p>
              </table:table-cell>
              <table:table-cell office:value-type="float" office:value="209.819524198616">
                <text:p>209.819524198616</text:p>
              </table:table-cell>
              <table:table-cell office:value-type="float" office:value="1457827200">
                <text:p>1457827200</text:p>
              </table:table-cell>
              <table:table-cell office:value-type="float" office:value="2">
                <text:p>2</text:p>
              </table:table-cell>
              <table:table-cell office:value-type="float" office:value="1457827200">
                <text:p>1457827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45151614">
                <text:p>1445151614</text:p>
              </table:table-cell>
              <table:table-cell office:value-type="float" office:value="219.019893046433">
                <text:p>219.019893046433</text:p>
              </table:table-cell>
              <table:table-cell office:value-type="float" office:value="1458432000">
                <text:p>1458432000</text:p>
              </table:table-cell>
              <table:table-cell office:value-type="float" office:value="2">
                <text:p>2</text:p>
              </table:table-cell>
              <table:table-cell office:value-type="float" office:value="1458432000">
                <text:p>145843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5670053">
                <text:p>1445670053</text:p>
              </table:table-cell>
              <table:table-cell office:value-type="float" office:value="230.843853464268">
                <text:p>230.843853464268</text:p>
              </table:table-cell>
              <table:table-cell office:value-type="float" office:value="1459036800">
                <text:p>1459036800</text:p>
              </table:table-cell>
              <table:table-cell office:value-type="float" office:value="2">
                <text:p>2</text:p>
              </table:table-cell>
              <table:table-cell office:value-type="float" office:value="1459036800">
                <text:p>1459036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46188404">
                <text:p>1446188404</text:p>
              </table:table-cell>
              <table:table-cell office:value-type="float" office:value="253.476422047948">
                <text:p>253.476422047948</text:p>
              </table:table-cell>
              <table:table-cell office:value-type="float" office:value="1459641600">
                <text:p>1459641600</text:p>
              </table:table-cell>
              <table:table-cell office:value-type="float" office:value="2">
                <text:p>2</text:p>
              </table:table-cell>
              <table:table-cell office:value-type="float" office:value="1459641600">
                <text:p>145964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46710406">
                <text:p>1446710406</text:p>
              </table:table-cell>
              <table:table-cell office:value-type="float" office:value="308.631774731353">
                <text:p>308.631774731353</text:p>
              </table:table-cell>
              <table:table-cell office:value-type="float" office:value="1460246400">
                <text:p>1460246400</text:p>
              </table:table-cell>
              <table:table-cell office:value-type="float" office:value="2">
                <text:p>2</text:p>
              </table:table-cell>
              <table:table-cell office:value-type="float" office:value="1460246400">
                <text:p>1460246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47228802">
                <text:p>1447228802</text:p>
              </table:table-cell>
              <table:table-cell office:value-type="float" office:value="320.033175203119">
                <text:p>320.033175203119</text:p>
              </table:table-cell>
              <table:table-cell office:value-type="float" office:value="1460851200">
                <text:p>1460851200</text:p>
              </table:table-cell>
              <table:table-cell office:value-type="float" office:value="2">
                <text:p>2</text:p>
              </table:table-cell>
              <table:table-cell office:value-type="float" office:value="1460851200">
                <text:p>1460851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7747208">
                <text:p>1447747208</text:p>
              </table:table-cell>
              <table:table-cell office:value-type="float" office:value="280.887004723346">
                <text:p>280.887004723346</text:p>
              </table:table-cell>
              <table:table-cell office:value-type="float" office:value="1461456000">
                <text:p>1461456000</text:p>
              </table:table-cell>
              <table:table-cell office:value-type="float" office:value="2">
                <text:p>2</text:p>
              </table:table-cell>
              <table:table-cell office:value-type="float" office:value="1461456000">
                <text:p>1461456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48265635">
                <text:p>1448265635</text:p>
              </table:table-cell>
              <table:table-cell office:value-type="float" office:value="280.363409890786">
                <text:p>280.363409890786</text:p>
              </table:table-cell>
              <table:table-cell office:value-type="float" office:value="1462060800">
                <text:p>1462060800</text:p>
              </table:table-cell>
              <table:table-cell office:value-type="float" office:value="3">
                <text:p>3</text:p>
              </table:table-cell>
              <table:table-cell office:value-type="float" office:value="1462060800">
                <text:p>14620608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48784064">
                <text:p>1448784064</text:p>
              </table:table-cell>
              <table:table-cell office:value-type="float" office:value="290.511501919903">
                <text:p>290.511501919903</text:p>
              </table:table-cell>
              <table:table-cell office:value-type="float" office:value="1462665600">
                <text:p>1462665600</text:p>
              </table:table-cell>
              <table:table-cell office:value-type="float" office:value="2">
                <text:p>2</text:p>
              </table:table-cell>
              <table:table-cell office:value-type="float" office:value="1462665600">
                <text:p>1462665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49302400">
                <text:p>1449302400</text:p>
              </table:table-cell>
              <table:table-cell office:value-type="float" office:value="312.94039285877">
                <text:p>312.94039285877</text:p>
              </table:table-cell>
              <table:table-cell office:value-type="float" office:value="1463270400">
                <text:p>1463270400</text:p>
              </table:table-cell>
              <table:table-cell office:value-type="float" office:value="2">
                <text:p>2</text:p>
              </table:table-cell>
              <table:table-cell office:value-type="float" office:value="1463270400">
                <text:p>1463270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49820824">
                <text:p>1449820824</text:p>
              </table:table-cell>
              <table:table-cell office:value-type="float" office:value="344.083623774224">
                <text:p>344.083623774224</text:p>
              </table:table-cell>
              <table:table-cell office:value-type="float" office:value="1463875200">
                <text:p>1463875200</text:p>
              </table:table-cell>
              <table:table-cell office:value-type="float" office:value="2">
                <text:p>2</text:p>
              </table:table-cell>
              <table:table-cell office:value-type="float" office:value="1463875200">
                <text:p>1463875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50339212">
                <text:p>1450339212</text:p>
              </table:table-cell>
              <table:table-cell office:value-type="float" office:value="379.996088527805">
                <text:p>379.996088527805</text:p>
              </table:table-cell>
              <table:table-cell office:value-type="float" office:value="1464480000">
                <text:p>1464480000</text:p>
              </table:table-cell>
              <table:table-cell office:value-type="float" office:value="3">
                <text:p>3</text:p>
              </table:table-cell>
              <table:table-cell office:value-type="float" office:value="1464480000">
                <text:p>146448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50857603">
                <text:p>1450857603</text:p>
              </table:table-cell>
              <table:table-cell office:value-type="float" office:value="384.78948635368">
                <text:p>384.78948635368</text:p>
              </table:table-cell>
              <table:table-cell office:value-type="float" office:value="1465084800">
                <text:p>1465084800</text:p>
              </table:table-cell>
              <table:table-cell office:value-type="float" office:value="3">
                <text:p>3</text:p>
              </table:table-cell>
              <table:table-cell office:value-type="float" office:value="1465084800">
                <text:p>1465084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51376004">
                <text:p>1451376004</text:p>
              </table:table-cell>
              <table:table-cell office:value-type="float" office:value="373.79079300626">
                <text:p>373.79079300626</text:p>
              </table:table-cell>
              <table:table-cell office:value-type="float" office:value="1465689600">
                <text:p>1465689600</text:p>
              </table:table-cell>
              <table:table-cell office:value-type="float" office:value="4">
                <text:p>4</text:p>
              </table:table-cell>
              <table:table-cell office:value-type="float" office:value="1465689600">
                <text:p>1465689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51894497">
                <text:p>1451894497</text:p>
              </table:table-cell>
              <table:table-cell office:value-type="float" office:value="367.867315377081">
                <text:p>367.867315377081</text:p>
              </table:table-cell>
              <table:table-cell office:value-type="float" office:value="1466294400">
                <text:p>1466294400</text:p>
              </table:table-cell>
              <table:table-cell office:value-type="float" office:value="3">
                <text:p>3</text:p>
              </table:table-cell>
              <table:table-cell office:value-type="float" office:value="1466294400">
                <text:p>1466294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52412804">
                <text:p>1452412804</text:p>
              </table:table-cell>
              <table:table-cell office:value-type="float" office:value="379.03387660438">
                <text:p>379.03387660438</text:p>
              </table:table-cell>
              <table:table-cell office:value-type="float" office:value="1466899200">
                <text:p>1466899200</text:p>
              </table:table-cell>
              <table:table-cell office:value-type="float" office:value="3">
                <text:p>3</text:p>
              </table:table-cell>
              <table:table-cell office:value-type="float" office:value="1466899200">
                <text:p>1466899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52931202">
                <text:p>1452931202</text:p>
              </table:table-cell>
              <table:table-cell office:value-type="float" office:value="366.345085224193">
                <text:p>366.345085224193</text:p>
              </table:table-cell>
              <table:table-cell office:value-type="float" office:value="1467504000">
                <text:p>1467504000</text:p>
              </table:table-cell>
              <table:table-cell office:value-type="float" office:value="3">
                <text:p>3</text:p>
              </table:table-cell>
              <table:table-cell office:value-type="float" office:value="1467504000">
                <text:p>1467504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53449655">
                <text:p>1453449655</text:p>
              </table:table-cell>
              <table:table-cell office:value-type="float" office:value="333.23884686159">
                <text:p>333.23884686159</text:p>
              </table:table-cell>
              <table:table-cell office:value-type="float" office:value="1468108800">
                <text:p>1468108800</text:p>
              </table:table-cell>
              <table:table-cell office:value-type="float" office:value="2">
                <text:p>2</text:p>
              </table:table-cell>
              <table:table-cell office:value-type="float" office:value="1468108800">
                <text:p>1468108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53968003">
                <text:p>1453968003</text:p>
              </table:table-cell>
              <table:table-cell office:value-type="float" office:value="335.304016910069">
                <text:p>335.304016910069</text:p>
              </table:table-cell>
              <table:table-cell office:value-type="float" office:value="1468713600">
                <text:p>1468713600</text:p>
              </table:table-cell>
              <table:table-cell office:value-type="float" office:value="2">
                <text:p>2</text:p>
              </table:table-cell>
              <table:table-cell office:value-type="float" office:value="1468713600">
                <text:p>1468713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54486434">
                <text:p>1454486434</text:p>
              </table:table-cell>
              <table:table-cell office:value-type="float" office:value="321.533969037821">
                <text:p>321.533969037821</text:p>
              </table:table-cell>
              <table:table-cell office:value-type="float" office:value="1469318400">
                <text:p>1469318400</text:p>
              </table:table-cell>
              <table:table-cell office:value-type="float" office:value="2">
                <text:p>2</text:p>
              </table:table-cell>
              <table:table-cell office:value-type="float" office:value="1469318400">
                <text:p>1469318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55004805">
                <text:p>1455004805</text:p>
              </table:table-cell>
              <table:table-cell office:value-type="float" office:value="322.726920000385">
                <text:p>322.726920000385</text:p>
              </table:table-cell>
              <table:table-cell office:value-type="float" office:value="1469923200">
                <text:p>1469923200</text:p>
              </table:table-cell>
              <table:table-cell office:value-type="float" office:value="3">
                <text:p>3</text:p>
              </table:table-cell>
              <table:table-cell office:value-type="float" office:value="1469923200">
                <text:p>1469923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55523358">
                <text:p>1455523358</text:p>
              </table:table-cell>
              <table:table-cell office:value-type="float" office:value="329.489120042393">
                <text:p>329.489120042393</text:p>
              </table:table-cell>
              <table:table-cell office:value-type="float" office:value="1470528000">
                <text:p>1470528000</text:p>
              </table:table-cell>
              <table:table-cell office:value-type="float" office:value="2">
                <text:p>2</text:p>
              </table:table-cell>
              <table:table-cell office:value-type="float" office:value="1470528000">
                <text:p>1470528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56041605">
                <text:p>1456041605</text:p>
              </table:table-cell>
              <table:table-cell office:value-type="float" office:value="356.848675965773">
                <text:p>356.848675965773</text:p>
              </table:table-cell>
              <table:table-cell office:value-type="float" office:value="1471132800">
                <text:p>1471132800</text:p>
              </table:table-cell>
              <table:table-cell office:value-type="float" office:value="2">
                <text:p>2</text:p>
              </table:table-cell>
              <table:table-cell office:value-type="float" office:value="1471132800">
                <text:p>1471132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56560116">
                <text:p>1456560116</text:p>
              </table:table-cell>
              <table:table-cell office:value-type="float" office:value="366.146433155208">
                <text:p>366.146433155208</text:p>
              </table:table-cell>
              <table:table-cell office:value-type="float" office:value="1471737600">
                <text:p>1471737600</text:p>
              </table:table-cell>
              <table:table-cell office:value-type="float" office:value="2">
                <text:p>2</text:p>
              </table:table-cell>
              <table:table-cell office:value-type="float" office:value="1471737600">
                <text:p>1471737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57078477">
                <text:p>1457078477</text:p>
              </table:table-cell>
              <table:table-cell office:value-type="float" office:value="367.857989190122">
                <text:p>367.857989190122</text:p>
              </table:table-cell>
              <table:table-cell office:value-type="float" office:value="1472342400">
                <text:p>1472342400</text:p>
              </table:table-cell>
              <table:table-cell office:value-type="float" office:value="3">
                <text:p>3</text:p>
              </table:table-cell>
              <table:table-cell office:value-type="float" office:value="1472342400">
                <text:p>1472342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57596844">
                <text:p>1457596844</text:p>
              </table:table-cell>
              <table:table-cell office:value-type="float" office:value="350.207540392081">
                <text:p>350.207540392081</text:p>
              </table:table-cell>
              <table:table-cell office:value-type="float" office:value="1472947200">
                <text:p>1472947200</text:p>
              </table:table-cell>
              <table:table-cell office:value-type="float" office:value="2">
                <text:p>2</text:p>
              </table:table-cell>
              <table:table-cell office:value-type="float" office:value="1472947200">
                <text:p>1472947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58111671">
                <text:p>1458111671</text:p>
              </table:table-cell>
              <table:table-cell office:value-type="float" office:value="355.252737387765">
                <text:p>355.252737387765</text:p>
              </table:table-cell>
              <table:table-cell office:value-type="float" office:value="1473552000">
                <text:p>1473552000</text:p>
              </table:table-cell>
              <table:table-cell office:value-type="float" office:value="3">
                <text:p>3</text:p>
              </table:table-cell>
              <table:table-cell office:value-type="float" office:value="1473552000">
                <text:p>147355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58630305">
                <text:p>1458630305</text:p>
              </table:table-cell>
              <table:table-cell office:value-type="float" office:value="352.628280967481">
                <text:p>352.628280967481</text:p>
              </table:table-cell>
              <table:table-cell office:value-type="float" office:value="1474156800">
                <text:p>1474156800</text:p>
              </table:table-cell>
              <table:table-cell office:value-type="float" office:value="2">
                <text:p>2</text:p>
              </table:table-cell>
              <table:table-cell office:value-type="float" office:value="1474156800">
                <text:p>1474156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59148426">
                <text:p>1459148426</text:p>
              </table:table-cell>
              <table:table-cell office:value-type="float" office:value="357.353911627771">
                <text:p>357.353911627771</text:p>
              </table:table-cell>
              <table:table-cell office:value-type="float" office:value="1474761600">
                <text:p>1474761600</text:p>
              </table:table-cell>
              <table:table-cell office:value-type="float" office:value="2">
                <text:p>2</text:p>
              </table:table-cell>
              <table:table-cell office:value-type="float" office:value="1474761600">
                <text:p>147476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59666807">
                <text:p>1459666807</text:p>
              </table:table-cell>
              <table:table-cell office:value-type="float" office:value="357.003289253189">
                <text:p>357.003289253189</text:p>
              </table:table-cell>
              <table:table-cell office:value-type="float" office:value="1475366400">
                <text:p>1475366400</text:p>
              </table:table-cell>
              <table:table-cell office:value-type="float" office:value="3">
                <text:p>3</text:p>
              </table:table-cell>
              <table:table-cell office:value-type="float" office:value="1475366400">
                <text:p>1475366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0185201">
                <text:p>1460185201</text:p>
              </table:table-cell>
              <table:table-cell office:value-type="float" office:value="359.660414154103">
                <text:p>359.660414154103</text:p>
              </table:table-cell>
              <table:table-cell office:value-type="float" office:value="1475971200">
                <text:p>1475971200</text:p>
              </table:table-cell>
              <table:table-cell office:value-type="float" office:value="3">
                <text:p>3</text:p>
              </table:table-cell>
              <table:table-cell office:value-type="float" office:value="1475971200">
                <text:p>1475971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0703625">
                <text:p>1460703625</text:p>
              </table:table-cell>
              <table:table-cell office:value-type="float" office:value="361.575183016172">
                <text:p>361.575183016172</text:p>
              </table:table-cell>
              <table:table-cell office:value-type="float" office:value="1476576000">
                <text:p>1476576000</text:p>
              </table:table-cell>
              <table:table-cell office:value-type="float" office:value="3">
                <text:p>3</text:p>
              </table:table-cell>
              <table:table-cell office:value-type="float" office:value="1476576000">
                <text:p>1476576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1222005">
                <text:p>1461222005</text:p>
              </table:table-cell>
              <table:table-cell office:value-type="float" office:value="368.980917883136">
                <text:p>368.980917883136</text:p>
              </table:table-cell>
              <table:table-cell office:value-type="float" office:value="1477180800">
                <text:p>1477180800</text:p>
              </table:table-cell>
              <table:table-cell office:value-type="float" office:value="3">
                <text:p>3</text:p>
              </table:table-cell>
              <table:table-cell office:value-type="float" office:value="1477180800">
                <text:p>1477180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61740408">
                <text:p>1461740408</text:p>
              </table:table-cell>
              <table:table-cell office:value-type="float" office:value="389.779539266757">
                <text:p>389.779539266757</text:p>
              </table:table-cell>
              <table:table-cell office:value-type="float" office:value="1477785600">
                <text:p>1477785600</text:p>
              </table:table-cell>
              <table:table-cell office:value-type="float" office:value="4">
                <text:p>4</text:p>
              </table:table-cell>
              <table:table-cell office:value-type="float" office:value="1477785600">
                <text:p>1477785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2259062">
                <text:p>1462259062</text:p>
              </table:table-cell>
              <table:table-cell office:value-type="float" office:value="385.133536768748">
                <text:p>385.133536768748</text:p>
              </table:table-cell>
              <table:table-cell office:value-type="float" office:value="1478390400">
                <text:p>1478390400</text:p>
              </table:table-cell>
              <table:table-cell office:value-type="float" office:value="3">
                <text:p>3</text:p>
              </table:table-cell>
              <table:table-cell office:value-type="float" office:value="1478390400">
                <text:p>1478390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62777266">
                <text:p>1462777266</text:p>
              </table:table-cell>
              <table:table-cell office:value-type="float" office:value="387.636459318801">
                <text:p>387.636459318801</text:p>
              </table:table-cell>
              <table:table-cell office:value-type="float" office:value="1478995200">
                <text:p>1478995200</text:p>
              </table:table-cell>
              <table:table-cell office:value-type="float" office:value="3">
                <text:p>3</text:p>
              </table:table-cell>
              <table:table-cell office:value-type="float" office:value="1478995200">
                <text:p>1478995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3295905">
                <text:p>1463295905</text:p>
              </table:table-cell>
              <table:table-cell office:value-type="float" office:value="389.654692996137">
                <text:p>389.654692996137</text:p>
              </table:table-cell>
              <table:table-cell office:value-type="float" office:value="1479600000">
                <text:p>1479600000</text:p>
              </table:table-cell>
              <table:table-cell office:value-type="float" office:value="3">
                <text:p>3</text:p>
              </table:table-cell>
              <table:table-cell office:value-type="float" office:value="1479600000">
                <text:p>147960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3814117">
                <text:p>1463814117</text:p>
              </table:table-cell>
              <table:table-cell office:value-type="float" office:value="386.276504894101">
                <text:p>386.276504894101</text:p>
              </table:table-cell>
              <table:table-cell office:value-type="float" office:value="1480204800">
                <text:p>1480204800</text:p>
              </table:table-cell>
              <table:table-cell office:value-type="float" office:value="3">
                <text:p>3</text:p>
              </table:table-cell>
              <table:table-cell office:value-type="float" office:value="1480204800">
                <text:p>1480204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64332400">
                <text:p>1464332400</text:p>
              </table:table-cell>
              <table:table-cell office:value-type="float" office:value="382.149710877744">
                <text:p>382.149710877744</text:p>
              </table:table-cell>
              <table:table-cell office:value-type="float" office:value="1480809600">
                <text:p>1480809600</text:p>
              </table:table-cell>
              <table:table-cell office:value-type="float" office:value="4">
                <text:p>4</text:p>
              </table:table-cell>
              <table:table-cell office:value-type="float" office:value="1480809600">
                <text:p>1480809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4850867">
                <text:p>1464850867</text:p>
              </table:table-cell>
              <table:table-cell office:value-type="float" office:value="442.934829207283">
                <text:p>442.934829207283</text:p>
              </table:table-cell>
              <table:table-cell office:value-type="float" office:value="1481414400">
                <text:p>1481414400</text:p>
              </table:table-cell>
              <table:table-cell office:value-type="float" office:value="4">
                <text:p>4</text:p>
              </table:table-cell>
              <table:table-cell office:value-type="float" office:value="1481414400">
                <text:p>1481414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5369229">
                <text:p>1465369229</text:p>
              </table:table-cell>
              <table:table-cell office:value-type="float" office:value="486.651215073075">
                <text:p>486.651215073075</text:p>
              </table:table-cell>
              <table:table-cell office:value-type="float" office:value="1482019200">
                <text:p>1482019200</text:p>
              </table:table-cell>
              <table:table-cell office:value-type="float" office:value="4">
                <text:p>4</text:p>
              </table:table-cell>
              <table:table-cell office:value-type="float" office:value="1482019200">
                <text:p>1482019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5887687">
                <text:p>1465887687</text:p>
              </table:table-cell>
              <table:table-cell office:value-type="float" office:value="526.962004416084">
                <text:p>526.962004416084</text:p>
              </table:table-cell>
              <table:table-cell office:value-type="float" office:value="1482624000">
                <text:p>1482624000</text:p>
              </table:table-cell>
              <table:table-cell office:value-type="float" office:value="5">
                <text:p>5</text:p>
              </table:table-cell>
              <table:table-cell office:value-type="float" office:value="1482624000">
                <text:p>1482624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6406133">
                <text:p>1466406133</text:p>
              </table:table-cell>
              <table:table-cell office:value-type="float" office:value="626.127314190657">
                <text:p>626.127314190657</text:p>
              </table:table-cell>
              <table:table-cell office:value-type="float" office:value="1483228800">
                <text:p>1483228800</text:p>
              </table:table-cell>
              <table:table-cell office:value-type="float" office:value="6">
                <text:p>6</text:p>
              </table:table-cell>
              <table:table-cell office:value-type="float" office:value="1483228800">
                <text:p>14832288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6924409">
                <text:p>1466924409</text:p>
              </table:table-cell>
              <table:table-cell office:value-type="float" office:value="562.785217284591">
                <text:p>562.785217284591</text:p>
              </table:table-cell>
              <table:table-cell office:value-type="float" office:value="1483833600">
                <text:p>1483833600</text:p>
              </table:table-cell>
              <table:table-cell office:value-type="float" office:value="5">
                <text:p>5</text:p>
              </table:table-cell>
              <table:table-cell office:value-type="float" office:value="1483833600">
                <text:p>1483833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67442922">
                <text:p>1467442922</text:p>
              </table:table-cell>
              <table:table-cell office:value-type="float" office:value="554.705336205874">
                <text:p>554.705336205874</text:p>
              </table:table-cell>
              <table:table-cell office:value-type="float" office:value="1484438400">
                <text:p>1484438400</text:p>
              </table:table-cell>
              <table:table-cell office:value-type="float" office:value="4">
                <text:p>4</text:p>
              </table:table-cell>
              <table:table-cell office:value-type="float" office:value="1484438400">
                <text:p>1484438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7961370">
                <text:p>1467961370</text:p>
              </table:table-cell>
              <table:table-cell office:value-type="float" office:value="570.110391261202">
                <text:p>570.110391261202</text:p>
              </table:table-cell>
              <table:table-cell office:value-type="float" office:value="1485043200">
                <text:p>1485043200</text:p>
              </table:table-cell>
              <table:table-cell office:value-type="float" office:value="4">
                <text:p>4</text:p>
              </table:table-cell>
              <table:table-cell office:value-type="float" office:value="1485043200">
                <text:p>1485043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68479628">
                <text:p>1468479628</text:p>
              </table:table-cell>
              <table:table-cell office:value-type="float" office:value="558.525038072142">
                <text:p>558.525038072142</text:p>
              </table:table-cell>
              <table:table-cell office:value-type="float" office:value="1485648000">
                <text:p>1485648000</text:p>
              </table:table-cell>
              <table:table-cell office:value-type="float" office:value="4">
                <text:p>4</text:p>
              </table:table-cell>
              <table:table-cell office:value-type="float" office:value="1485648000">
                <text:p>1485648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68998214">
                <text:p>1468998214</text:p>
              </table:table-cell>
              <table:table-cell office:value-type="float" office:value="572.207968830185">
                <text:p>572.207968830185</text:p>
              </table:table-cell>
              <table:table-cell office:value-type="float" office:value="1486252800">
                <text:p>1486252800</text:p>
              </table:table-cell>
              <table:table-cell office:value-type="float" office:value="4">
                <text:p>4</text:p>
              </table:table-cell>
              <table:table-cell office:value-type="float" office:value="1486252800">
                <text:p>1486252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9516645">
                <text:p>1469516645</text:p>
              </table:table-cell>
              <table:table-cell office:value-type="float" office:value="563.931459663166">
                <text:p>563.931459663166</text:p>
              </table:table-cell>
              <table:table-cell office:value-type="float" office:value="1486857600">
                <text:p>1486857600</text:p>
              </table:table-cell>
              <table:table-cell office:value-type="float" office:value="4">
                <text:p>4</text:p>
              </table:table-cell>
              <table:table-cell office:value-type="float" office:value="1486857600">
                <text:p>1486857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0034807">
                <text:p>1470034807</text:p>
              </table:table-cell>
              <table:table-cell office:value-type="float" office:value="554.758216991122">
                <text:p>554.758216991122</text:p>
              </table:table-cell>
              <table:table-cell office:value-type="float" office:value="1487462400">
                <text:p>1487462400</text:p>
              </table:table-cell>
              <table:table-cell office:value-type="float" office:value="4">
                <text:p>4</text:p>
              </table:table-cell>
              <table:table-cell office:value-type="float" office:value="1487462400">
                <text:p>1487462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0553204">
                <text:p>1470553204</text:p>
              </table:table-cell>
              <table:table-cell office:value-type="float" office:value="491.750493593011">
                <text:p>491.750493593011</text:p>
              </table:table-cell>
              <table:table-cell office:value-type="float" office:value="1488067200">
                <text:p>1488067200</text:p>
              </table:table-cell>
              <table:table-cell office:value-type="float" office:value="6">
                <text:p>6</text:p>
              </table:table-cell>
              <table:table-cell office:value-type="float" office:value="1488067200">
                <text:p>1488067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1072111">
                <text:p>1471072111</text:p>
              </table:table-cell>
              <table:table-cell office:value-type="float" office:value="504.736755128969">
                <text:p>504.736755128969</text:p>
              </table:table-cell>
              <table:table-cell office:value-type="float" office:value="1488672000">
                <text:p>1488672000</text:p>
              </table:table-cell>
              <table:table-cell office:value-type="float" office:value="5">
                <text:p>5</text:p>
              </table:table-cell>
              <table:table-cell office:value-type="float" office:value="1488672000">
                <text:p>1488672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1590057">
                <text:p>1471590057</text:p>
              </table:table-cell>
              <table:table-cell office:value-type="float" office:value="490.64558036925">
                <text:p>490.64558036925</text:p>
              </table:table-cell>
              <table:table-cell office:value-type="float" office:value="1489276800">
                <text:p>1489276800</text:p>
              </table:table-cell>
              <table:table-cell office:value-type="float" office:value="5">
                <text:p>5</text:p>
              </table:table-cell>
              <table:table-cell office:value-type="float" office:value="1489276800">
                <text:p>14892768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2108583">
                <text:p>1472108583</text:p>
              </table:table-cell>
              <table:table-cell office:value-type="float" office:value="494.755862950463">
                <text:p>494.755862950463</text:p>
              </table:table-cell>
              <table:table-cell office:value-type="float" office:value="1489881600">
                <text:p>1489881600</text:p>
              </table:table-cell>
              <table:table-cell office:value-type="float" office:value="4">
                <text:p>4</text:p>
              </table:table-cell>
              <table:table-cell office:value-type="float" office:value="1489881600">
                <text:p>1489881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2626821">
                <text:p>1472626821</text:p>
              </table:table-cell>
              <table:table-cell office:value-type="float" office:value="491.170323911061">
                <text:p>491.170323911061</text:p>
              </table:table-cell>
              <table:table-cell office:value-type="float" office:value="1490486400">
                <text:p>1490486400</text:p>
              </table:table-cell>
              <table:table-cell office:value-type="float" office:value="4">
                <text:p>4</text:p>
              </table:table-cell>
              <table:table-cell office:value-type="float" office:value="1490486400">
                <text:p>1490486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3145323">
                <text:p>1473145323</text:p>
              </table:table-cell>
              <table:table-cell office:value-type="float" office:value="500.0318819805">
                <text:p>500.0318819805</text:p>
              </table:table-cell>
              <table:table-cell office:value-type="float" office:value="1491091200">
                <text:p>1491091200</text:p>
              </table:table-cell>
              <table:table-cell office:value-type="float" office:value="4">
                <text:p>4</text:p>
              </table:table-cell>
              <table:table-cell office:value-type="float" office:value="1491091200">
                <text:p>1491091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3663600">
                <text:p>1473663600</text:p>
              </table:table-cell>
              <table:table-cell office:value-type="float" office:value="527.323686768251">
                <text:p>527.323686768251</text:p>
              </table:table-cell>
              <table:table-cell office:value-type="float" office:value="1491696000">
                <text:p>1491696000</text:p>
              </table:table-cell>
              <table:table-cell office:value-type="float" office:value="5">
                <text:p>5</text:p>
              </table:table-cell>
              <table:table-cell office:value-type="float" office:value="1491696000">
                <text:p>1491696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4182058">
                <text:p>1474182058</text:p>
              </table:table-cell>
              <table:table-cell office:value-type="float" office:value="519.431397433942">
                <text:p>519.431397433942</text:p>
              </table:table-cell>
              <table:table-cell office:value-type="float" office:value="1492300800">
                <text:p>1492300800</text:p>
              </table:table-cell>
              <table:table-cell office:value-type="float" office:value="4">
                <text:p>4</text:p>
              </table:table-cell>
              <table:table-cell office:value-type="float" office:value="1492300800">
                <text:p>1492300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4700591">
                <text:p>1474700591</text:p>
              </table:table-cell>
              <table:table-cell office:value-type="float" office:value="515.051407004928">
                <text:p>515.051407004928</text:p>
              </table:table-cell>
              <table:table-cell office:value-type="float" office:value="1492905600">
                <text:p>1492905600</text:p>
              </table:table-cell>
              <table:table-cell office:value-type="float" office:value="4">
                <text:p>4</text:p>
              </table:table-cell>
              <table:table-cell office:value-type="float" office:value="1492905600">
                <text:p>1492905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5218802">
                <text:p>1475218802</text:p>
              </table:table-cell>
              <table:table-cell office:value-type="float" office:value="515.964014328579">
                <text:p>515.964014328579</text:p>
              </table:table-cell>
              <table:table-cell office:value-type="float" office:value="1493510400">
                <text:p>1493510400</text:p>
              </table:table-cell>
              <table:table-cell office:value-type="float" office:value="7">
                <text:p>7</text:p>
              </table:table-cell>
              <table:table-cell office:value-type="float" office:value="1493510400">
                <text:p>14935104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5737247">
                <text:p>1475737247</text:p>
              </table:table-cell>
              <table:table-cell office:value-type="float" office:value="521.387839965621">
                <text:p>521.387839965621</text:p>
              </table:table-cell>
              <table:table-cell office:value-type="float" office:value="1494115200">
                <text:p>1494115200</text:p>
              </table:table-cell>
              <table:table-cell office:value-type="float" office:value="8">
                <text:p>8</text:p>
              </table:table-cell>
              <table:table-cell office:value-type="float" office:value="1494115200">
                <text:p>1494115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6255667">
                <text:p>1476255667</text:p>
              </table:table-cell>
              <table:table-cell office:value-type="float" office:value="528.40308584292">
                <text:p>528.40308584292</text:p>
              </table:table-cell>
              <table:table-cell office:value-type="float" office:value="1494720000">
                <text:p>1494720000</text:p>
              </table:table-cell>
              <table:table-cell office:value-type="float" office:value="9">
                <text:p>9</text:p>
              </table:table-cell>
              <table:table-cell office:value-type="float" office:value="1494720000">
                <text:p>149472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6774078">
                <text:p>1476774078</text:p>
              </table:table-cell>
              <table:table-cell office:value-type="float" office:value="545.084934246234">
                <text:p>545.084934246234</text:p>
              </table:table-cell>
              <table:table-cell office:value-type="float" office:value="1495324800">
                <text:p>1495324800</text:p>
              </table:table-cell>
              <table:table-cell office:value-type="float" office:value="24">
                <text:p>24</text:p>
              </table:table-cell>
              <table:table-cell office:value-type="float" office:value="1495324800">
                <text:p>14953248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292648">
                <text:p>1477292648</text:p>
              </table:table-cell>
              <table:table-cell office:value-type="float" office:value="545.335807108724">
                <text:p>545.335807108724</text:p>
              </table:table-cell>
              <table:table-cell office:value-type="float" office:value="1495929600">
                <text:p>1495929600</text:p>
              </table:table-cell>
              <table:table-cell office:value-type="float" office:value="13">
                <text:p>13</text:p>
              </table:table-cell>
              <table:table-cell office:value-type="float" office:value="1495929600">
                <text:p>14959296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810804">
                <text:p>1477810804</text:p>
              </table:table-cell>
              <table:table-cell office:value-type="float" office:value="577.587330888728">
                <text:p>577.587330888728</text:p>
              </table:table-cell>
              <table:table-cell office:value-type="float" office:value="1496534400">
                <text:p>1496534400</text:p>
              </table:table-cell>
              <table:table-cell office:value-type="float" office:value="13">
                <text:p>13</text:p>
              </table:table-cell>
              <table:table-cell office:value-type="float" office:value="1496534400">
                <text:p>1496534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8329245">
                <text:p>1478329245</text:p>
              </table:table-cell>
              <table:table-cell office:value-type="float" office:value="608.120618706654">
                <text:p>608.120618706654</text:p>
              </table:table-cell>
              <table:table-cell office:value-type="float" office:value="1497139200">
                <text:p>1497139200</text:p>
              </table:table-cell>
              <table:table-cell office:value-type="float" office:value="13">
                <text:p>13</text:p>
              </table:table-cell>
              <table:table-cell office:value-type="float" office:value="1497139200">
                <text:p>1497139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8851203">
                <text:p>1478851203</text:p>
              </table:table-cell>
              <table:table-cell office:value-type="float" office:value="609.66766539397">
                <text:p>609.66766539397</text:p>
              </table:table-cell>
              <table:table-cell office:value-type="float" office:value="1497744000">
                <text:p>1497744000</text:p>
              </table:table-cell>
              <table:table-cell office:value-type="float" office:value="11">
                <text:p>11</text:p>
              </table:table-cell>
              <table:table-cell office:value-type="float" office:value="1497744000">
                <text:p>1497744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9369602">
                <text:p>1479369602</text:p>
              </table:table-cell>
              <table:table-cell office:value-type="float" office:value="608.345223708613">
                <text:p>608.345223708613</text:p>
              </table:table-cell>
              <table:table-cell office:value-type="float" office:value="1498348800">
                <text:p>1498348800</text:p>
              </table:table-cell>
              <table:table-cell office:value-type="float" office:value="11">
                <text:p>11</text:p>
              </table:table-cell>
              <table:table-cell office:value-type="float" office:value="1498348800">
                <text:p>1498348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9888014">
                <text:p>1479888014</text:p>
              </table:table-cell>
              <table:table-cell office:value-type="float" office:value="635.065849394671">
                <text:p>635.065849394671</text:p>
              </table:table-cell>
              <table:table-cell office:value-type="float" office:value="1498953600">
                <text:p>1498953600</text:p>
              </table:table-cell>
              <table:table-cell office:value-type="float" office:value="8">
                <text:p>8</text:p>
              </table:table-cell>
              <table:table-cell office:value-type="float" office:value="1498953600">
                <text:p>1498953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80406430">
                <text:p>1480406430</text:p>
              </table:table-cell>
              <table:table-cell office:value-type="float" office:value="626.517705678198">
                <text:p>626.517705678198</text:p>
              </table:table-cell>
              <table:table-cell office:value-type="float" office:value="1499558400">
                <text:p>1499558400</text:p>
              </table:table-cell>
              <table:table-cell office:value-type="float" office:value="10">
                <text:p>10</text:p>
              </table:table-cell>
              <table:table-cell office:value-type="float" office:value="1499558400">
                <text:p>1499558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80924802">
                <text:p>1480924802</text:p>
              </table:table-cell>
              <table:table-cell office:value-type="float" office:value="644.235358990686">
                <text:p>644.235358990686</text:p>
              </table:table-cell>
              <table:table-cell office:value-type="float" office:value="1500163200">
                <text:p>1500163200</text:p>
              </table:table-cell>
              <table:table-cell office:value-type="float" office:value="10">
                <text:p>10</text:p>
              </table:table-cell>
              <table:table-cell office:value-type="float" office:value="1500163200">
                <text:p>1500163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81443216">
                <text:p>1481443216</text:p>
              </table:table-cell>
              <table:table-cell office:value-type="float" office:value="654.222955722062">
                <text:p>654.222955722062</text:p>
              </table:table-cell>
              <table:table-cell office:value-type="float" office:value="1500768000">
                <text:p>1500768000</text:p>
              </table:table-cell>
              <table:table-cell office:value-type="float" office:value="9">
                <text:p>9</text:p>
              </table:table-cell>
              <table:table-cell office:value-type="float" office:value="1500768000">
                <text:p>1500768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81961603">
                <text:p>1481961603</text:p>
              </table:table-cell>
              <table:table-cell office:value-type="float" office:value="665.300799468486">
                <text:p>665.300799468486</text:p>
              </table:table-cell>
              <table:table-cell office:value-type="float" office:value="1501372800">
                <text:p>1501372800</text:p>
              </table:table-cell>
              <table:table-cell office:value-type="float" office:value="13">
                <text:p>13</text:p>
              </table:table-cell>
              <table:table-cell office:value-type="float" office:value="1501372800">
                <text:p>15013728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82480039">
                <text:p>1482480039</text:p>
              </table:table-cell>
              <table:table-cell office:value-type="float" office:value="694.922974923728">
                <text:p>694.922974923728</text:p>
              </table:table-cell>
              <table:table-cell office:value-type="float" office:value="1501977600">
                <text:p>1501977600</text:p>
              </table:table-cell>
              <table:table-cell office:value-type="float" office:value="15">
                <text:p>15</text:p>
              </table:table-cell>
              <table:table-cell office:value-type="float" office:value="1501977600">
                <text:p>15019776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2998405">
                <text:p>1482998405</text:p>
              </table:table-cell>
              <table:table-cell office:value-type="float" office:value="781.609610709521">
                <text:p>781.609610709521</text:p>
              </table:table-cell>
              <table:table-cell office:value-type="float" office:value="1502582400">
                <text:p>1502582400</text:p>
              </table:table-cell>
              <table:table-cell office:value-type="float" office:value="21">
                <text:p>21</text:p>
              </table:table-cell>
              <table:table-cell office:value-type="float" office:value="1502582400">
                <text:p>15025824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83516808">
                <text:p>1483516808</text:p>
              </table:table-cell>
              <table:table-cell office:value-type="float" office:value="844.048400954167">
                <text:p>844.048400954167</text:p>
              </table:table-cell>
              <table:table-cell office:value-type="float" office:value="1503187200">
                <text:p>1503187200</text:p>
              </table:table-cell>
              <table:table-cell office:value-type="float" office:value="17">
                <text:p>17</text:p>
              </table:table-cell>
              <table:table-cell office:value-type="float" office:value="1503187200">
                <text:p>1503187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84035263">
                <text:p>1484035263</text:p>
              </table:table-cell>
              <table:table-cell office:value-type="float" office:value="811.050152186423">
                <text:p>811.050152186423</text:p>
              </table:table-cell>
              <table:table-cell office:value-type="float" office:value="1503792000">
                <text:p>1503792000</text:p>
              </table:table-cell>
              <table:table-cell office:value-type="float" office:value="17">
                <text:p>17</text:p>
              </table:table-cell>
              <table:table-cell office:value-type="float" office:value="1503792000">
                <text:p>150379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84553602">
                <text:p>1484553602</text:p>
              </table:table-cell>
              <table:table-cell office:value-type="float" office:value="707.276995635393">
                <text:p>707.276995635393</text:p>
              </table:table-cell>
              <table:table-cell office:value-type="float" office:value="1504396800">
                <text:p>1504396800</text:p>
              </table:table-cell>
              <table:table-cell office:value-type="float" office:value="16">
                <text:p>16</text:p>
              </table:table-cell>
              <table:table-cell office:value-type="float" office:value="1504396800">
                <text:p>15043968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5072009">
                <text:p>1485072009</text:p>
              </table:table-cell>
              <table:table-cell office:value-type="float" office:value="761.595699110981">
                <text:p>761.595699110981</text:p>
              </table:table-cell>
              <table:table-cell office:value-type="float" office:value="1505001600">
                <text:p>1505001600</text:p>
              </table:table-cell>
              <table:table-cell office:value-type="float" office:value="14">
                <text:p>14</text:p>
              </table:table-cell>
              <table:table-cell office:value-type="float" office:value="1505001600">
                <text:p>15050016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85590404">
                <text:p>1485590404</text:p>
              </table:table-cell>
              <table:table-cell office:value-type="float" office:value="779.133885350045">
                <text:p>779.133885350045</text:p>
              </table:table-cell>
              <table:table-cell office:value-type="float" office:value="1505606400">
                <text:p>1505606400</text:p>
              </table:table-cell>
              <table:table-cell office:value-type="float" office:value="11">
                <text:p>11</text:p>
              </table:table-cell>
              <table:table-cell office:value-type="float" office:value="1505606400">
                <text:p>15056064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86108804">
                <text:p>1486108804</text:p>
              </table:table-cell>
              <table:table-cell office:value-type="float" office:value="812.188458955111">
                <text:p>812.188458955111</text:p>
              </table:table-cell>
              <table:table-cell office:value-type="float" office:value="1506211200">
                <text:p>1506211200</text:p>
              </table:table-cell>
              <table:table-cell office:value-type="float" office:value="10">
                <text:p>10</text:p>
              </table:table-cell>
              <table:table-cell office:value-type="float" office:value="1506211200">
                <text:p>1506211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86627241">
                <text:p>1486627241</text:p>
              </table:table-cell>
              <table:table-cell office:value-type="float" office:value="882.750814387964">
                <text:p>882.750814387964</text:p>
              </table:table-cell>
              <table:table-cell office:value-type="float" office:value="1506816000">
                <text:p>1506816000</text:p>
              </table:table-cell>
              <table:table-cell office:value-type="float" office:value="10">
                <text:p>10</text:p>
              </table:table-cell>
              <table:table-cell office:value-type="float" office:value="1506816000">
                <text:p>1506816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87145676">
                <text:p>1487145676</text:p>
              </table:table-cell>
              <table:table-cell office:value-type="float" office:value="854.318325266491">
                <text:p>854.318325266491</text:p>
              </table:table-cell>
              <table:table-cell office:value-type="float" office:value="1507420800">
                <text:p>1507420800</text:p>
              </table:table-cell>
              <table:table-cell office:value-type="float" office:value="16">
                <text:p>16</text:p>
              </table:table-cell>
              <table:table-cell office:value-type="float" office:value="1507420800">
                <text:p>15074208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87664009">
                <text:p>1487664009</text:p>
              </table:table-cell>
              <table:table-cell office:value-type="float" office:value="896.970914708594">
                <text:p>896.970914708594</text:p>
              </table:table-cell>
              <table:table-cell office:value-type="float" office:value="1508025600">
                <text:p>1508025600</text:p>
              </table:table-cell>
              <table:table-cell office:value-type="float" office:value="18">
                <text:p>18</text:p>
              </table:table-cell>
              <table:table-cell office:value-type="float" office:value="1508025600">
                <text:p>15080256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88182407">
                <text:p>1488182407</text:p>
              </table:table-cell>
              <table:table-cell office:value-type="float" office:value="988.059423335327">
                <text:p>988.059423335327</text:p>
              </table:table-cell>
              <table:table-cell office:value-type="float" office:value="1508630400">
                <text:p>1508630400</text:p>
              </table:table-cell>
              <table:table-cell office:value-type="float" office:value="16">
                <text:p>16</text:p>
              </table:table-cell>
              <table:table-cell office:value-type="float" office:value="1508630400">
                <text:p>15086304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88700828">
                <text:p>1488700828</text:p>
              </table:table-cell>
              <table:table-cell office:value-type="float" office:value="1055.15579156403">
                <text:p>1055.15579156403</text:p>
              </table:table-cell>
              <table:table-cell office:value-type="float" office:value="1509235200">
                <text:p>1509235200</text:p>
              </table:table-cell>
              <table:table-cell office:value-type="float" office:value="26">
                <text:p>26</text:p>
              </table:table-cell>
              <table:table-cell office:value-type="float" office:value="1509235200">
                <text:p>15092352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89219207">
                <text:p>1489219207</text:p>
              </table:table-cell>
              <table:table-cell office:value-type="float" office:value="1044.10006393565">
                <text:p>1044.10006393565</text:p>
              </table:table-cell>
              <table:table-cell office:value-type="float" office:value="1509840000">
                <text:p>1509840000</text:p>
              </table:table-cell>
              <table:table-cell office:value-type="float" office:value="26">
                <text:p>26</text:p>
              </table:table-cell>
              <table:table-cell office:value-type="float" office:value="1509840000">
                <text:p>150984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89734000">
                <text:p>1489734000</text:p>
              </table:table-cell>
              <table:table-cell office:value-type="float" office:value="1043.6022449429">
                <text:p>1043.6022449429</text:p>
              </table:table-cell>
              <table:table-cell office:value-type="float" office:value="1510444800">
                <text:p>1510444800</text:p>
              </table:table-cell>
              <table:table-cell office:value-type="float" office:value="27">
                <text:p>27</text:p>
              </table:table-cell>
              <table:table-cell office:value-type="float" office:value="1510444800">
                <text:p>15104448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90252620">
                <text:p>1490252620</text:p>
              </table:table-cell>
              <table:table-cell office:value-type="float" office:value="900.873603506046">
                <text:p>900.873603506046</text:p>
              </table:table-cell>
              <table:table-cell office:value-type="float" office:value="1511049600">
                <text:p>1511049600</text:p>
              </table:table-cell>
              <table:table-cell office:value-type="float" office:value="25">
                <text:p>25</text:p>
              </table:table-cell>
              <table:table-cell office:value-type="float" office:value="1511049600">
                <text:p>15110496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0770806">
                <text:p>1490770806</text:p>
              </table:table-cell>
              <table:table-cell office:value-type="float" office:value="849.230689915789">
                <text:p>849.230689915789</text:p>
              </table:table-cell>
              <table:table-cell office:value-type="float" office:value="1511654400">
                <text:p>1511654400</text:p>
              </table:table-cell>
              <table:table-cell office:value-type="float" office:value="68">
                <text:p>68</text:p>
              </table:table-cell>
              <table:table-cell office:value-type="float" office:value="1511654400">
                <text:p>15116544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1289210">
                <text:p>1491289210</text:p>
              </table:table-cell>
              <table:table-cell office:value-type="float" office:value="919.225174971916">
                <text:p>919.225174971916</text:p>
              </table:table-cell>
              <table:table-cell office:value-type="float" office:value="1512259200">
                <text:p>1512259200</text:p>
              </table:table-cell>
              <table:table-cell office:value-type="float" office:value="100">
                <text:p>100</text:p>
              </table:table-cell>
              <table:table-cell office:value-type="float" office:value="1512259200">
                <text:p>15122592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91807644">
                <text:p>1491807644</text:p>
              </table:table-cell>
              <table:table-cell office:value-type="float" office:value="1003.71771471066">
                <text:p>1003.71771471066</text:p>
              </table:table-cell>
              <table:table-cell office:value-type="float" office:value="1512864000">
                <text:p>1512864000</text:p>
              </table:table-cell>
              <table:table-cell office:value-type="float" office:value="93">
                <text:p>93</text:p>
              </table:table-cell>
              <table:table-cell office:value-type="float" office:value="1512864000">
                <text:p>1512864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92326287">
                <text:p>1492326287</text:p>
              </table:table-cell>
              <table:table-cell office:value-type="float" office:value="1022.02884376346">
                <text:p>1022.02884376346</text:p>
              </table:table-cell>
              <table:table-cell office:value-type="float" office:value="1513468800">
                <text:p>1513468800</text:p>
              </table:table-cell>
              <table:table-cell office:value-type="float" office:value="84">
                <text:p>84</text:p>
              </table:table-cell>
              <table:table-cell office:value-type="float" office:value="1513468800">
                <text:p>15134688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92844460">
                <text:p>1492844460</text:p>
              </table:table-cell>
              <table:table-cell office:value-type="float" office:value="1031.55655447991">
                <text:p>1031.55655447991</text:p>
              </table:table-cell>
              <table:table-cell office:value-type="float" office:value="1514073600">
                <text:p>1514073600</text:p>
              </table:table-cell>
              <table:table-cell office:value-type="float" office:value="45">
                <text:p>45</text:p>
              </table:table-cell>
              <table:table-cell office:value-type="float" office:value="1514073600">
                <text:p>15140736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3362844">
                <text:p>1493362844</text:p>
              </table:table-cell>
              <table:table-cell office:value-type="float" office:value="1086.4149668509">
                <text:p>1086.4149668509</text:p>
              </table:table-cell>
              <table:table-cell office:value-type="float" office:value="1514678400">
                <text:p>1514678400</text:p>
              </table:table-cell>
              <table:table-cell office:value-type="float" office:value="45">
                <text:p>45</text:p>
              </table:table-cell>
              <table:table-cell office:value-type="float" office:value="1514678400">
                <text:p>15146784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3881204">
                <text:p>1493881204</text:p>
              </table:table-cell>
              <table:table-cell office:value-type="float" office:value="1188.31234293196">
                <text:p>1188.31234293196</text:p>
              </table:table-cell>
              <table:table-cell office:value-type="float" office:value="1515283200">
                <text:p>1515283200</text:p>
              </table:table-cell>
              <table:table-cell office:value-type="float" office:value="38">
                <text:p>38</text:p>
              </table:table-cell>
              <table:table-cell office:value-type="float" office:value="1515283200">
                <text:p>15152832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94399600">
                <text:p>1494399600</text:p>
              </table:table-cell>
              <table:table-cell office:value-type="float" office:value="1359.35260696291">
                <text:p>1359.35260696291</text:p>
              </table:table-cell>
              <table:table-cell office:value-type="float" office:value="1515888000">
                <text:p>1515888000</text:p>
              </table:table-cell>
              <table:table-cell office:value-type="float" office:value="32">
                <text:p>32</text:p>
              </table:table-cell>
              <table:table-cell office:value-type="float" office:value="1515888000">
                <text:p>15158880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94918037">
                <text:p>1494918037</text:p>
              </table:table-cell>
              <table:table-cell office:value-type="float" office:value="1502.77932527213">
                <text:p>1502.77932527213</text:p>
              </table:table-cell>
              <table:table-cell office:value-type="float" office:value="1516492800">
                <text:p>1516492800</text:p>
              </table:table-cell>
              <table:table-cell office:value-type="float" office:value="21">
                <text:p>21</text:p>
              </table:table-cell>
              <table:table-cell office:value-type="float" office:value="1516492800">
                <text:p>15164928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95436415">
                <text:p>1495436415</text:p>
              </table:table-cell>
              <table:table-cell office:value-type="float" office:value="1619.46805717869">
                <text:p>1619.46805717869</text:p>
              </table:table-cell>
              <table:table-cell office:value-type="float" office:value="1517097600">
                <text:p>1517097600</text:p>
              </table:table-cell>
              <table:table-cell office:value-type="float" office:value="19">
                <text:p>19</text:p>
              </table:table-cell>
              <table:table-cell office:value-type="float" office:value="1517097600">
                <text:p>15170976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95954803">
                <text:p>1495954803</text:p>
              </table:table-cell>
              <table:table-cell office:value-type="float" office:value="1952.61179221181">
                <text:p>1952.61179221181</text:p>
              </table:table-cell>
              <table:table-cell office:value-type="float" office:value="1517702400">
                <text:p>1517702400</text:p>
              </table:table-cell>
              <table:table-cell office:value-type="float" office:value="19">
                <text:p>19</text:p>
              </table:table-cell>
              <table:table-cell office:value-type="float" office:value="1517702400">
                <text:p>15177024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96473205">
                <text:p>1496473205</text:p>
              </table:table-cell>
              <table:table-cell office:value-type="float" office:value="1979.45482842586">
                <text:p>1979.45482842586</text:p>
              </table:table-cell>
              <table:table-cell office:value-type="float" office:value="1518307200">
                <text:p>1518307200</text:p>
              </table:table-cell>
              <table:table-cell office:value-type="float" office:value="13">
                <text:p>13</text:p>
              </table:table-cell>
              <table:table-cell office:value-type="float" office:value="1518307200">
                <text:p>15183072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96991601">
                <text:p>1496991601</text:p>
              </table:table-cell>
              <table:table-cell office:value-type="float" office:value="2305.62505247571">
                <text:p>2305.62505247571</text:p>
              </table:table-cell>
              <table:table-cell office:value-type="float" office:value="1518912000">
                <text:p>1518912000</text:p>
              </table:table-cell>
              <table:table-cell office:value-type="float" office:value="11">
                <text:p>11</text:p>
              </table:table-cell>
              <table:table-cell office:value-type="float" office:value="1518912000">
                <text:p>1518912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7510001">
                <text:p>1497510001</text:p>
              </table:table-cell>
              <table:table-cell office:value-type="float" office:value="2370.38558987002">
                <text:p>2370.38558987002</text:p>
              </table:table-cell>
              <table:table-cell office:value-type="float" office:value="1519516800">
                <text:p>1519516800</text:p>
              </table:table-cell>
              <table:table-cell office:value-type="float" office:value="9">
                <text:p>9</text:p>
              </table:table-cell>
              <table:table-cell office:value-type="float" office:value="1519516800">
                <text:p>15195168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8028402">
                <text:p>1498028402</text:p>
              </table:table-cell>
              <table:table-cell office:value-type="float" office:value="2171.26800928425">
                <text:p>2171.26800928425</text:p>
              </table:table-cell>
              <table:table-cell office:value-type="float" office:value="1520121600">
                <text:p>1520121600</text:p>
              </table:table-cell>
              <table:table-cell office:value-type="float" office:value="8">
                <text:p>8</text:p>
              </table:table-cell>
              <table:table-cell office:value-type="float" office:value="1520121600">
                <text:p>15201216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8546803">
                <text:p>1498546803</text:p>
              </table:table-cell>
              <table:table-cell office:value-type="float" office:value="2236.30583319356">
                <text:p>2236.30583319356</text:p>
              </table:table-cell>
              <table:table-cell office:value-type="float" office:value="1520726400">
                <text:p>1520726400</text:p>
              </table:table-cell>
              <table:table-cell office:value-type="float" office:value="9">
                <text:p>9</text:p>
              </table:table-cell>
              <table:table-cell office:value-type="float" office:value="1520726400">
                <text:p>15207264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99065210">
                <text:p>1499065210</text:p>
              </table:table-cell>
              <table:table-cell office:value-type="float" office:value="2131.99701962263">
                <text:p>2131.99701962263</text:p>
              </table:table-cell>
              <table:table-cell office:value-type="float" office:value="1521331200">
                <text:p>1521331200</text:p>
              </table:table-cell>
              <table:table-cell office:value-type="float" office:value="7">
                <text:p>7</text:p>
              </table:table-cell>
              <table:table-cell office:value-type="float" office:value="1521331200">
                <text:p>15213312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99583616">
                <text:p>1499583616</text:p>
              </table:table-cell>
              <table:table-cell office:value-type="float" office:value="2192.71546857187">
                <text:p>2192.71546857187</text:p>
              </table:table-cell>
              <table:table-cell office:value-type="float" office:value="1521936000">
                <text:p>1521936000</text:p>
              </table:table-cell>
              <table:table-cell office:value-type="float" office:value="7">
                <text:p>7</text:p>
              </table:table-cell>
              <table:table-cell office:value-type="float" office:value="1521936000">
                <text:p>1521936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00102014">
                <text:p>1500102014</text:p>
              </table:table-cell>
              <table:table-cell office:value-type="float" office:value="2023.89807835919">
                <text:p>2023.89807835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00620400">
                <text:p>1500620400</text:p>
              </table:table-cell>
              <table:table-cell office:value-type="float" office:value="1908.41648268235">
                <text:p>1908.4164826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01138801">
                <text:p>1501138801</text:p>
              </table:table-cell>
              <table:table-cell office:value-type="float" office:value="2292.80941283025">
                <text:p>2292.8094128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01657216">
                <text:p>1501657216</text:p>
              </table:table-cell>
              <table:table-cell office:value-type="float" office:value="2324.38336853642">
                <text:p>2324.38336853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02175603">
                <text:p>1502175603</text:p>
              </table:table-cell>
              <table:table-cell office:value-type="float" office:value="2603.7710806889">
                <text:p>2603.771080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02694018">
                <text:p>1502694018</text:p>
              </table:table-cell>
              <table:table-cell office:value-type="float" office:value="3084.13726744648">
                <text:p>3084.1372674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3212401">
                <text:p>1503212401</text:p>
              </table:table-cell>
              <table:table-cell office:value-type="float" office:value="3579.82417842708">
                <text:p>3579.8241784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03730804">
                <text:p>1503730804</text:p>
              </table:table-cell>
              <table:table-cell office:value-type="float" office:value="3527.12287658788">
                <text:p>3527.1228765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04249201">
                <text:p>1504249201</text:p>
              </table:table-cell>
              <table:table-cell office:value-type="float" office:value="3822.0590377076">
                <text:p>3822.059037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04767603">
                <text:p>1504767603</text:p>
              </table:table-cell>
              <table:table-cell office:value-type="float" office:value="3871.1165683372">
                <text:p>3871.116568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5286003">
                <text:p>1505286003</text:p>
              </table:table-cell>
              <table:table-cell office:value-type="float" office:value="3678.23801076741">
                <text:p>3678.23801076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5804402">
                <text:p>1505804402</text:p>
              </table:table-cell>
              <table:table-cell office:value-type="float" office:value="3161.84369530621">
                <text:p>3161.8436953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06322803">
                <text:p>1506322803</text:p>
              </table:table-cell>
              <table:table-cell office:value-type="float" office:value="3234.08960464331">
                <text:p>3234.0896046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06841203">
                <text:p>1506841203</text:p>
              </table:table-cell>
              <table:table-cell office:value-type="float" office:value="3504.16302166784">
                <text:p>3504.16302166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7359609">
                <text:p>1507359609</text:p>
              </table:table-cell>
              <table:table-cell office:value-type="float" office:value="3695.96080650908">
                <text:p>3695.9608065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07878000">
                <text:p>1507878000</text:p>
              </table:table-cell>
              <table:table-cell office:value-type="float" office:value="4089.09160465658">
                <text:p>4089.09160465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08396403">
                <text:p>1508396403</text:p>
              </table:table-cell>
              <table:table-cell office:value-type="float" office:value="4790.63125942547">
                <text:p>4790.6312594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8914803">
                <text:p>1508914803</text:p>
              </table:table-cell>
              <table:table-cell office:value-type="float" office:value="4982.00648370458">
                <text:p>4982.0064837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09433204">
                <text:p>1509433204</text:p>
              </table:table-cell>
              <table:table-cell office:value-type="float" office:value="5021.23086111558">
                <text:p>5021.2308611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09955203">
                <text:p>1509955203</text:p>
              </table:table-cell>
              <table:table-cell office:value-type="float" office:value="5999.95702456623">
                <text:p>5999.9570245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10473600">
                <text:p>1510473600</text:p>
              </table:table-cell>
              <table:table-cell office:value-type="float" office:value="5992.2599239529">
                <text:p>5992.2599239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10992005">
                <text:p>1510992005</text:p>
              </table:table-cell>
              <table:table-cell office:value-type="float" office:value="5983.10038469453">
                <text:p>5983.1003846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11510402">
                <text:p>1511510402</text:p>
              </table:table-cell>
              <table:table-cell office:value-type="float" office:value="6891.26061457639">
                <text:p>6891.26061457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12028803">
                <text:p>1512028803</text:p>
              </table:table-cell>
              <table:table-cell office:value-type="float" office:value="8007.49693087978">
                <text:p>8007.49693087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12547200">
                <text:p>1512547200</text:p>
              </table:table-cell>
              <table:table-cell office:value-type="float" office:value="9384.92526802766">
                <text:p>9384.9252680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13065601">
                <text:p>1513065601</text:p>
              </table:table-cell>
              <table:table-cell office:value-type="float" office:value="12727.4050942646">
                <text:p>12727.405094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13584000">
                <text:p>1513584000</text:p>
              </table:table-cell>
              <table:table-cell office:value-type="float" office:value="15014.8597738677">
                <text:p>15014.8597738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14102402">
                <text:p>1514102402</text:p>
              </table:table-cell>
              <table:table-cell office:value-type="float" office:value="13775.2177833817">
                <text:p>13775.217783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14620801">
                <text:p>1514620801</text:p>
              </table:table-cell>
              <table:table-cell office:value-type="float" office:value="12417.455620943">
                <text:p>12417.45562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15139211">
                <text:p>1515139211</text:p>
              </table:table-cell>
              <table:table-cell office:value-type="float" office:value="11998.8356725336">
                <text:p>11998.83567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15657614">
                <text:p>1515657614</text:p>
              </table:table-cell>
              <table:table-cell office:value-type="float" office:value="13226.8839967772">
                <text:p>13226.8839967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16176004">
                <text:p>1516176004</text:p>
              </table:table-cell>
              <table:table-cell office:value-type="float" office:value="11448.4699408652">
                <text:p>11448.469940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16694403">
                <text:p>1516694403</text:p>
              </table:table-cell>
              <table:table-cell office:value-type="float" office:value="9836.51218365928">
                <text:p>9836.51218365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17212801">
                <text:p>1517212801</text:p>
              </table:table-cell>
              <table:table-cell office:value-type="float" office:value="9586.80930311379">
                <text:p>9586.8093031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17731208">
                <text:p>1517731208</text:p>
              </table:table-cell>
              <table:table-cell office:value-type="float" office:value="8283.04822371412">
                <text:p>8283.0482237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18249600">
                <text:p>1518249600</text:p>
              </table:table-cell>
              <table:table-cell office:value-type="float" office:value="6779.06436198268">
                <text:p>6779.06436198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18768000">
                <text:p>1518768000</text:p>
              </table:table-cell>
              <table:table-cell office:value-type="float" office:value="7613.49883241734">
                <text:p>7613.4988324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19286408">
                <text:p>1519286408</text:p>
              </table:table-cell>
              <table:table-cell office:value-type="float" office:value="9247.84890786899">
                <text:p>9247.84890786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19804805">
                <text:p>1519804805</text:p>
              </table:table-cell>
              <table:table-cell office:value-type="float" office:value="8617.73483204646">
                <text:p>8617.7348320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20323203">
                <text:p>1520323203</text:p>
              </table:table-cell>
              <table:table-cell office:value-type="float" office:value="9511.13739446048">
                <text:p>9511.1373944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20838009">
                <text:p>1520838009</text:p>
              </table:table-cell>
              <table:table-cell office:value-type="float" office:value="8197.39771160103">
                <text:p>8197.3977116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1356405">
                <text:p>1521356405</text:p>
              </table:table-cell>
              <table:table-cell office:value-type="float" office:value="7309.70985569446">
                <text:p>7309.7098556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